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/>
    <style:style style:name="ce3" style:family="table-cell" style:parent-style-name="Default" style:data-style-name="N11"/>
    <style:style style:name="ce4" style:family="table-cell" style:parent-style-name="Default"/>
  </office:automatic-styles>
  <office:body>
    <office:spreadsheet>
      <table:calculation-settings table:case-sensitive="false" table:automatic-find-labels="false" table:use-regular-expressions="false" table:use-wildcards="true"/>
      <table:table table:name="climate_vocab_score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keyword</text:p>
          </table:table-cell>
          <table:table-cell table:number-columns-repeated="3"/>
          <table:table-cell office:value-type="string" calcext:value-type="string">
            <text:p>s_a_score</text:p>
          </table:table-cell>
          <table:table-cell office:value-type="string" calcext:value-type="string">
            <text:p>p_a_score</text:p>
          </table:table-cell>
          <table:table-cell office:value-type="string" calcext:value-type="string">
            <text:p>s_m_score</text:p>
          </table:table-cell>
          <table:table-cell office:value-type="string" calcext:value-type="string">
            <text:p>p_m_score</text:p>
          </table:table-cell>
          <table:table-cell office:value-type="string" calcext:value-type="string">
            <text:p>avg_a</text:p>
          </table:table-cell>
          <table:table-cell office:value-type="string" calcext:value-type="string">
            <text:p>avg_m</text:p>
          </table:table-cell>
          <table:table-cell table:style-name="ce2" office:value-type="string" calcext:value-type="string">
            <text:p>relative_adaptation_score</text:p>
          </table:table-cell>
        </table:table-row>
        <table:table-row table:style-name="ro1">
          <table:table-cell office:value-type="string" calcext:value-type="string">
            <text:p>météorolog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];[.A2];[.C2])" office:value-type="string" office:string-value="&quot;météorologiques&quot;," calcext:value-type="string">
            <text:p>"météorologiques",</text:p>
          </table:table-cell>
          <table:table-cell table:style-name="ce1" office:value-type="percentage" office:value="0.960917620999472" calcext:value-type="percentage">
            <text:p>96.09%</text:p>
          </table:table-cell>
          <table:table-cell table:style-name="ce1" office:value-type="percentage" office:value="0.941599733063153" calcext:value-type="percentage">
            <text:p>94.16%</text:p>
          </table:table-cell>
          <table:table-cell table:style-name="ce1" office:value-type="percentage" office:value="0.30544136932918" calcext:value-type="percentage">
            <text:p>30.54%</text:p>
          </table:table-cell>
          <table:table-cell table:style-name="ce1" office:value-type="percentage" office:value="0.229994177179677" calcext:value-type="percentage">
            <text:p>23.00%</text:p>
          </table:table-cell>
          <table:table-cell table:style-name="ce1" table:formula="of:=AVERAGE([.E2:.F2])" office:value-type="percentage" office:value="0.951258677031313" calcext:value-type="percentage">
            <text:p>95.13%</text:p>
          </table:table-cell>
          <table:table-cell table:style-name="ce1" table:formula="of:=AVERAGE([.G2:.H2])" office:value-type="percentage" office:value="0.267717773254429" calcext:value-type="percentage">
            <text:p>26.77%</text:p>
          </table:table-cell>
          <table:table-cell table:style-name="ce3" table:formula="of:=[.I2]-[.J2]" office:value-type="percentage" office:value="0.683540903776884" calcext:value-type="percentage">
            <text:p>68.35%</text:p>
          </table:table-cell>
        </table:table-row>
        <table:table-row table:style-name="ro1">
          <table:table-cell office:value-type="string" calcext:value-type="string">
            <text:p>adaptativ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];[.A3];[.C3])" office:value-type="string" office:string-value="&quot;adaptative&quot;," calcext:value-type="string">
            <text:p>"adaptative",</text:p>
          </table:table-cell>
          <table:table-cell table:style-name="ce1" office:value-type="percentage" office:value="0.952691853046417" calcext:value-type="percentage">
            <text:p>95.27%</text:p>
          </table:table-cell>
          <table:table-cell table:style-name="ce1" office:value-type="percentage" office:value="0.766876995563507" calcext:value-type="percentage">
            <text:p>76.69%</text:p>
          </table:table-cell>
          <table:table-cell table:style-name="ce1" office:value-type="percentage" office:value="0.362796738743782" calcext:value-type="percentage">
            <text:p>36.28%</text:p>
          </table:table-cell>
          <table:table-cell table:style-name="ce1" office:value-type="percentage" office:value="0.150791259016842" calcext:value-type="percentage">
            <text:p>15.08%</text:p>
          </table:table-cell>
          <table:table-cell table:style-name="ce1" table:formula="of:=AVERAGE([.E3:.F3])" office:value-type="percentage" office:value="0.859784424304962" calcext:value-type="percentage">
            <text:p>85.98%</text:p>
          </table:table-cell>
          <table:table-cell table:style-name="ce1" table:formula="of:=AVERAGE([.G3:.H3])" office:value-type="percentage" office:value="0.256793998880312" calcext:value-type="percentage">
            <text:p>25.68%</text:p>
          </table:table-cell>
          <table:table-cell table:style-name="ce3" table:formula="of:=[.I3]-[.J3]" office:value-type="percentage" office:value="0.60299042542465" calcext:value-type="percentage">
            <text:p>60.30%</text:p>
          </table:table-cell>
        </table:table-row>
        <table:table-row table:style-name="ro1">
          <table:table-cell office:value-type="string" calcext:value-type="string">
            <text:p>risk insura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];[.A4];[.C4])" office:value-type="string" office:string-value="&quot;risk insurance&quot;," calcext:value-type="string">
            <text:p>"risk insurance",</text:p>
          </table:table-cell>
          <table:table-cell table:style-name="ce1" office:value-type="percentage" office:value="0.928965631872416" calcext:value-type="percentage">
            <text:p>92.90%</text:p>
          </table:table-cell>
          <table:table-cell table:style-name="ce1" office:value-type="percentage" office:value="0.91356031720837" calcext:value-type="percentage">
            <text:p>91.36%</text:p>
          </table:table-cell>
          <table:table-cell table:style-name="ce1" office:value-type="percentage" office:value="0.371922401711345" calcext:value-type="percentage">
            <text:p>37.19%</text:p>
          </table:table-cell>
          <table:table-cell table:style-name="ce1" office:value-type="percentage" office:value="0.278843937131266" calcext:value-type="percentage">
            <text:p>27.88%</text:p>
          </table:table-cell>
          <table:table-cell table:style-name="ce1" table:formula="of:=AVERAGE([.E4:.F4])" office:value-type="percentage" office:value="0.921262974540393" calcext:value-type="percentage">
            <text:p>92.13%</text:p>
          </table:table-cell>
          <table:table-cell table:style-name="ce1" table:formula="of:=AVERAGE([.G4:.H4])" office:value-type="percentage" office:value="0.325383169421305" calcext:value-type="percentage">
            <text:p>32.54%</text:p>
          </table:table-cell>
          <table:table-cell table:style-name="ce3" table:formula="of:=[.I4]-[.J4]" office:value-type="percentage" office:value="0.595879805119087" calcext:value-type="percentage">
            <text:p>59.59%</text:p>
          </table:table-cell>
        </table:table-row>
        <table:table-row table:style-name="ro1">
          <table:table-cell office:value-type="string" calcext:value-type="string">
            <text:p>sécheres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];[.A5];[.C5])" office:value-type="string" office:string-value="&quot;sécheresse&quot;," calcext:value-type="string">
            <text:p>"sécheresse",</text:p>
          </table:table-cell>
          <table:table-cell table:style-name="ce1" office:value-type="percentage" office:value="0.940098733343977" calcext:value-type="percentage">
            <text:p>94.01%</text:p>
          </table:table-cell>
          <table:table-cell table:style-name="ce1" office:value-type="percentage" office:value="0.750870133492541" calcext:value-type="percentage">
            <text:p>75.09%</text:p>
          </table:table-cell>
          <table:table-cell table:style-name="ce1" office:value-type="percentage" office:value="0.365644869335154" calcext:value-type="percentage">
            <text:p>36.56%</text:p>
          </table:table-cell>
          <table:table-cell table:style-name="ce1" office:value-type="percentage" office:value="0.160067038709654" calcext:value-type="percentage">
            <text:p>16.01%</text:p>
          </table:table-cell>
          <table:table-cell table:style-name="ce1" table:formula="of:=AVERAGE([.E5:.F5])" office:value-type="percentage" office:value="0.845484433418259" calcext:value-type="percentage">
            <text:p>84.55%</text:p>
          </table:table-cell>
          <table:table-cell table:style-name="ce1" table:formula="of:=AVERAGE([.G5:.H5])" office:value-type="percentage" office:value="0.262855954022404" calcext:value-type="percentage">
            <text:p>26.29%</text:p>
          </table:table-cell>
          <table:table-cell table:style-name="ce3" table:formula="of:=[.I5]-[.J5]" office:value-type="percentage" office:value="0.582628479395854" calcext:value-type="percentage">
            <text:p>58.26%</text:p>
          </table:table-cell>
        </table:table-row>
        <table:table-row table:style-name="ro1">
          <table:table-cell office:value-type="string" calcext:value-type="string">
            <text:p>météorolog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];[.A6];[.C6])" office:value-type="string" office:string-value="&quot;météorologique&quot;," calcext:value-type="string">
            <text:p>"météorologique",</text:p>
          </table:table-cell>
          <table:table-cell table:style-name="ce1" office:value-type="percentage" office:value="0.950215399265289" calcext:value-type="percentage">
            <text:p>95.02%</text:p>
          </table:table-cell>
          <table:table-cell table:style-name="ce1" office:value-type="percentage" office:value="0.967688488960266" calcext:value-type="percentage">
            <text:p>96.77%</text:p>
          </table:table-cell>
          <table:table-cell table:style-name="ce1" office:value-type="percentage" office:value="0.399487006664276" calcext:value-type="percentage">
            <text:p>39.95%</text:p>
          </table:table-cell>
          <table:table-cell table:style-name="ce1" office:value-type="percentage" office:value="0.399720439314842" calcext:value-type="percentage">
            <text:p>39.97%</text:p>
          </table:table-cell>
          <table:table-cell table:style-name="ce1" table:formula="of:=AVERAGE([.E6:.F6])" office:value-type="percentage" office:value="0.958951944112778" calcext:value-type="percentage">
            <text:p>95.90%</text:p>
          </table:table-cell>
          <table:table-cell table:style-name="ce1" table:formula="of:=AVERAGE([.G6:.H6])" office:value-type="percentage" office:value="0.399603722989559" calcext:value-type="percentage">
            <text:p>39.96%</text:p>
          </table:table-cell>
          <table:table-cell table:style-name="ce3" table:formula="of:=[.I6]-[.J6]" office:value-type="percentage" office:value="0.559348221123218" calcext:value-type="percentage">
            <text:p>55.93%</text:p>
          </table:table-cell>
        </table:table-row>
        <table:table-row table:style-name="ro1">
          <table:table-cell office:value-type="string" calcext:value-type="string">
            <text:p>disaster ris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];[.A7];[.C7])" office:value-type="string" office:string-value="&quot;disaster risk&quot;," calcext:value-type="string">
            <text:p>"disaster risk",</text:p>
          </table:table-cell>
          <table:table-cell table:style-name="ce1" office:value-type="percentage" office:value="0.937350610877282" calcext:value-type="percentage">
            <text:p>93.74%</text:p>
          </table:table-cell>
          <table:table-cell table:style-name="ce1" office:value-type="percentage" office:value="0.824198779421335" calcext:value-type="percentage">
            <text:p>82.42%</text:p>
          </table:table-cell>
          <table:table-cell table:style-name="ce1" office:value-type="percentage" office:value="0.416910251304948" calcext:value-type="percentage">
            <text:p>41.69%</text:p>
          </table:table-cell>
          <table:table-cell table:style-name="ce1" office:value-type="percentage" office:value="0.232050358174512" calcext:value-type="percentage">
            <text:p>23.21%</text:p>
          </table:table-cell>
          <table:table-cell table:style-name="ce1" table:formula="of:=AVERAGE([.E7:.F7])" office:value-type="percentage" office:value="0.880774695149309" calcext:value-type="percentage">
            <text:p>88.08%</text:p>
          </table:table-cell>
          <table:table-cell table:style-name="ce1" table:formula="of:=AVERAGE([.G7:.H7])" office:value-type="percentage" office:value="0.32448030473973" calcext:value-type="percentage">
            <text:p>32.45%</text:p>
          </table:table-cell>
          <table:table-cell table:style-name="ce3" table:formula="of:=[.I7]-[.J7]" office:value-type="percentage" office:value="0.556294390409579" calcext:value-type="percentage">
            <text:p>55.63%</text:p>
          </table:table-cell>
        </table:table-row>
        <table:table-row table:style-name="ro1">
          <table:table-cell office:value-type="string" calcext:value-type="string">
            <text:p>meteorolog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];[.A8];[.C8])" office:value-type="string" office:string-value="&quot;meteorology&quot;," calcext:value-type="string">
            <text:p>"meteorology",</text:p>
          </table:table-cell>
          <table:table-cell table:style-name="ce1" office:value-type="percentage" office:value="0.909117731393552" calcext:value-type="percentage">
            <text:p>90.91%</text:p>
          </table:table-cell>
          <table:table-cell table:style-name="ce1" office:value-type="percentage" office:value="0.881286226651248" calcext:value-type="percentage">
            <text:p>88.13%</text:p>
          </table:table-cell>
          <table:table-cell table:style-name="ce1" office:value-type="percentage" office:value="0.423860892361286" calcext:value-type="percentage">
            <text:p>42.39%</text:p>
          </table:table-cell>
          <table:table-cell table:style-name="ce1" office:value-type="percentage" office:value="0.254055537246898" calcext:value-type="percentage">
            <text:p>25.41%</text:p>
          </table:table-cell>
          <table:table-cell table:style-name="ce1" table:formula="of:=AVERAGE([.E8:.F8])" office:value-type="percentage" office:value="0.8952019790224" calcext:value-type="percentage">
            <text:p>89.52%</text:p>
          </table:table-cell>
          <table:table-cell table:style-name="ce1" table:formula="of:=AVERAGE([.G8:.H8])" office:value-type="percentage" office:value="0.338958214804092" calcext:value-type="percentage">
            <text:p>33.90%</text:p>
          </table:table-cell>
          <table:table-cell table:style-name="ce3" table:formula="of:=[.I8]-[.J8]" office:value-type="percentage" office:value="0.556243764218308" calcext:value-type="percentage">
            <text:p>55.62%</text:p>
          </table:table-cell>
        </table:table-row>
        <table:table-row table:style-name="ro1">
          <table:table-cell office:value-type="string" calcext:value-type="string">
            <text:p>sequ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];[.A9];[.C9])" office:value-type="string" office:string-value="&quot;sequia&quot;," calcext:value-type="string">
            <text:p>"sequia",</text:p>
          </table:table-cell>
          <table:table-cell table:style-name="ce1" office:value-type="percentage" office:value="0.971075356006622" calcext:value-type="percentage">
            <text:p>97.11%</text:p>
          </table:table-cell>
          <table:table-cell table:style-name="ce1" office:value-type="percentage" office:value="0.93486613035202" calcext:value-type="percentage">
            <text:p>93.49%</text:p>
          </table:table-cell>
          <table:table-cell table:style-name="ce1" office:value-type="percentage" office:value="0.592736124992371" calcext:value-type="percentage">
            <text:p>59.27%</text:p>
          </table:table-cell>
          <table:table-cell table:style-name="ce1" office:value-type="percentage" office:value="0.209925964474678" calcext:value-type="percentage">
            <text:p>20.99%</text:p>
          </table:table-cell>
          <table:table-cell table:style-name="ce1" table:formula="of:=AVERAGE([.E9:.F9])" office:value-type="percentage" office:value="0.952970743179321" calcext:value-type="percentage">
            <text:p>95.30%</text:p>
          </table:table-cell>
          <table:table-cell table:style-name="ce1" table:formula="of:=AVERAGE([.G9:.H9])" office:value-type="percentage" office:value="0.401331044733524" calcext:value-type="percentage">
            <text:p>40.13%</text:p>
          </table:table-cell>
          <table:table-cell table:style-name="ce3" table:formula="of:=[.I9]-[.J9]" office:value-type="percentage" office:value="0.551639698445797" calcext:value-type="percentage">
            <text:p>55.16%</text:p>
          </table:table-cell>
        </table:table-row>
        <table:table-row table:style-name="ro1">
          <table:table-cell office:value-type="string" calcext:value-type="string">
            <text:p>catastroph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];[.A10];[.C10])" office:value-type="string" office:string-value="&quot;catastrophe&quot;," calcext:value-type="string">
            <text:p>"catastrophe",</text:p>
          </table:table-cell>
          <table:table-cell table:style-name="ce1" office:value-type="percentage" office:value="0.916663671261631" calcext:value-type="percentage">
            <text:p>91.67%</text:p>
          </table:table-cell>
          <table:table-cell table:style-name="ce1" office:value-type="percentage" office:value="0.854403646342689" calcext:value-type="percentage">
            <text:p>85.44%</text:p>
          </table:table-cell>
          <table:table-cell table:style-name="ce1" office:value-type="percentage" office:value="0.394686899730004" calcext:value-type="percentage">
            <text:p>39.47%</text:p>
          </table:table-cell>
          <table:table-cell table:style-name="ce1" office:value-type="percentage" office:value="0.281750010122778" calcext:value-type="percentage">
            <text:p>28.18%</text:p>
          </table:table-cell>
          <table:table-cell table:style-name="ce1" table:formula="of:=AVERAGE([.E10:.F10])" office:value-type="percentage" office:value="0.88553365880216" calcext:value-type="percentage">
            <text:p>88.55%</text:p>
          </table:table-cell>
          <table:table-cell table:style-name="ce1" table:formula="of:=AVERAGE([.G10:.H10])" office:value-type="percentage" office:value="0.338218454926391" calcext:value-type="percentage">
            <text:p>33.82%</text:p>
          </table:table-cell>
          <table:table-cell table:style-name="ce3" table:formula="of:=[.I10]-[.J10]" office:value-type="percentage" office:value="0.547315203875769" calcext:value-type="percentage">
            <text:p>54.73%</text:p>
          </table:table-cell>
        </table:table-row>
        <table:table-row table:style-name="ro1">
          <table:table-cell office:value-type="string" calcext:value-type="string">
            <text:p>disas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];[.A11];[.C11])" office:value-type="string" office:string-value="&quot;disaster&quot;," calcext:value-type="string">
            <text:p>"disaster",</text:p>
          </table:table-cell>
          <table:table-cell table:style-name="ce1" office:value-type="percentage" office:value="0.921939575245492" calcext:value-type="percentage">
            <text:p>92.19%</text:p>
          </table:table-cell>
          <table:table-cell table:style-name="ce1" office:value-type="percentage" office:value="0.774440364668576" calcext:value-type="percentage">
            <text:p>77.44%</text:p>
          </table:table-cell>
          <table:table-cell table:style-name="ce1" office:value-type="percentage" office:value="0.422131155488583" calcext:value-type="percentage">
            <text:p>42.21%</text:p>
          </table:table-cell>
          <table:table-cell table:style-name="ce1" office:value-type="percentage" office:value="0.219062587117744" calcext:value-type="percentage">
            <text:p>21.91%</text:p>
          </table:table-cell>
          <table:table-cell table:style-name="ce1" table:formula="of:=AVERAGE([.E11:.F11])" office:value-type="percentage" office:value="0.848189969957034" calcext:value-type="percentage">
            <text:p>84.82%</text:p>
          </table:table-cell>
          <table:table-cell table:style-name="ce1" table:formula="of:=AVERAGE([.G11:.H11])" office:value-type="percentage" office:value="0.320596871303164" calcext:value-type="percentage">
            <text:p>32.06%</text:p>
          </table:table-cell>
          <table:table-cell table:style-name="ce3" table:formula="of:=[.I11]-[.J11]" office:value-type="percentage" office:value="0.52759309865387" calcext:value-type="percentage">
            <text:p>52.76%</text:p>
          </table:table-cell>
        </table:table-row>
        <table:table-row table:style-name="ro1">
          <table:table-cell office:value-type="string" calcext:value-type="string">
            <text:p>risk reduc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];[.A12];[.C12])" office:value-type="string" office:string-value="&quot;risk reduction&quot;," calcext:value-type="string">
            <text:p>"risk reduction",</text:p>
          </table:table-cell>
          <table:table-cell table:style-name="ce1" office:value-type="percentage" office:value="0.924282098050099" calcext:value-type="percentage">
            <text:p>92.43%</text:p>
          </table:table-cell>
          <table:table-cell table:style-name="ce1" office:value-type="percentage" office:value="0.796446942708261" calcext:value-type="percentage">
            <text:p>79.64%</text:p>
          </table:table-cell>
          <table:table-cell table:style-name="ce1" office:value-type="percentage" office:value="0.434301352431111" calcext:value-type="percentage">
            <text:p>43.43%</text:p>
          </table:table-cell>
          <table:table-cell table:style-name="ce1" office:value-type="percentage" office:value="0.234434211829652" calcext:value-type="percentage">
            <text:p>23.44%</text:p>
          </table:table-cell>
          <table:table-cell table:style-name="ce1" table:formula="of:=AVERAGE([.E12:.F12])" office:value-type="percentage" office:value="0.86036452037918" calcext:value-type="percentage">
            <text:p>86.04%</text:p>
          </table:table-cell>
          <table:table-cell table:style-name="ce1" table:formula="of:=AVERAGE([.G12:.H12])" office:value-type="percentage" office:value="0.334367782130382" calcext:value-type="percentage">
            <text:p>33.44%</text:p>
          </table:table-cell>
          <table:table-cell table:style-name="ce3" table:formula="of:=[.I12]-[.J12]" office:value-type="percentage" office:value="0.525996738248798" calcext:value-type="percentage">
            <text:p>52.60%</text:p>
          </table:table-cell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];[.A13];[.C13])" office:value-type="string" office:string-value="&quot;weather&quot;," calcext:value-type="string">
            <text:p>"weather",</text:p>
          </table:table-cell>
          <table:table-cell table:style-name="ce1" office:value-type="percentage" office:value="0.911979606788452" calcext:value-type="percentage">
            <text:p>91.20%</text:p>
          </table:table-cell>
          <table:table-cell table:style-name="ce1" office:value-type="percentage" office:value="0.825592720419271" calcext:value-type="percentage">
            <text:p>82.56%</text:p>
          </table:table-cell>
          <table:table-cell table:style-name="ce1" office:value-type="percentage" office:value="0.415583861486552" calcext:value-type="percentage">
            <text:p>41.56%</text:p>
          </table:table-cell>
          <table:table-cell table:style-name="ce1" office:value-type="percentage" office:value="0.284426892436531" calcext:value-type="percentage">
            <text:p>28.44%</text:p>
          </table:table-cell>
          <table:table-cell table:style-name="ce1" table:formula="of:=AVERAGE([.E13:.F13])" office:value-type="percentage" office:value="0.868786163603861" calcext:value-type="percentage">
            <text:p>86.88%</text:p>
          </table:table-cell>
          <table:table-cell table:style-name="ce1" table:formula="of:=AVERAGE([.G13:.H13])" office:value-type="percentage" office:value="0.350005376961541" calcext:value-type="percentage">
            <text:p>35.00%</text:p>
          </table:table-cell>
          <table:table-cell table:style-name="ce3" table:formula="of:=[.I13]-[.J13]" office:value-type="percentage" office:value="0.51878078664232" calcext:value-type="percentage">
            <text:p>51.88%</text:p>
          </table:table-cell>
        </table:table-row>
        <table:table-row table:style-name="ro1">
          <table:table-cell office:value-type="string" calcext:value-type="string">
            <text:p>meteorologic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];[.A14];[.C14])" office:value-type="string" office:string-value="&quot;meteorological&quot;," calcext:value-type="string">
            <text:p>"meteorological",</text:p>
          </table:table-cell>
          <table:table-cell table:style-name="ce1" office:value-type="percentage" office:value="0.915903622024162" calcext:value-type="percentage">
            <text:p>91.59%</text:p>
          </table:table-cell>
          <table:table-cell table:style-name="ce1" office:value-type="percentage" office:value="0.880990491939648" calcext:value-type="percentage">
            <text:p>88.10%</text:p>
          </table:table-cell>
          <table:table-cell table:style-name="ce1" office:value-type="percentage" office:value="0.462591526569218" calcext:value-type="percentage">
            <text:p>46.26%</text:p>
          </table:table-cell>
          <table:table-cell table:style-name="ce1" office:value-type="percentage" office:value="0.322599133066032" calcext:value-type="percentage">
            <text:p>32.26%</text:p>
          </table:table-cell>
          <table:table-cell table:style-name="ce1" table:formula="of:=AVERAGE([.E14:.F14])" office:value-type="percentage" office:value="0.898447056981905" calcext:value-type="percentage">
            <text:p>89.84%</text:p>
          </table:table-cell>
          <table:table-cell table:style-name="ce1" table:formula="of:=AVERAGE([.G14:.H14])" office:value-type="percentage" office:value="0.392595329817625" calcext:value-type="percentage">
            <text:p>39.26%</text:p>
          </table:table-cell>
          <table:table-cell table:style-name="ce3" table:formula="of:=[.I14]-[.J14]" office:value-type="percentage" office:value="0.50585172716428" calcext:value-type="percentage">
            <text:p>50.59%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];[.A15];[.C15])" office:value-type="string" office:string-value="&quot;drought&quot;," calcext:value-type="string">
            <text:p>"drought",</text:p>
          </table:table-cell>
          <table:table-cell table:style-name="ce1" office:value-type="percentage" office:value="0.913116656890145" calcext:value-type="percentage">
            <text:p>91.31%</text:p>
          </table:table-cell>
          <table:table-cell table:style-name="ce1" office:value-type="percentage" office:value="0.734284226930985" calcext:value-type="percentage">
            <text:p>73.43%</text:p>
          </table:table-cell>
          <table:table-cell table:style-name="ce1" office:value-type="percentage" office:value="0.443429136713409" calcext:value-type="percentage">
            <text:p>44.34%</text:p>
          </table:table-cell>
          <table:table-cell table:style-name="ce1" office:value-type="percentage" office:value="0.199274063833816" calcext:value-type="percentage">
            <text:p>19.93%</text:p>
          </table:table-cell>
          <table:table-cell table:style-name="ce1" table:formula="of:=AVERAGE([.E15:.F15])" office:value-type="percentage" office:value="0.823700441910565" calcext:value-type="percentage">
            <text:p>82.37%</text:p>
          </table:table-cell>
          <table:table-cell table:style-name="ce1" table:formula="of:=AVERAGE([.G15:.H15])" office:value-type="percentage" office:value="0.321351600273612" calcext:value-type="percentage">
            <text:p>32.14%</text:p>
          </table:table-cell>
          <table:table-cell table:style-name="ce3" table:formula="of:=[.I15]-[.J15]" office:value-type="percentage" office:value="0.502348841636953" calcext:value-type="percentage">
            <text:p>50.23%</text:p>
          </table:table-cell>
        </table:table-row>
        <table:table-row table:style-name="ro1">
          <table:table-cell office:value-type="string" calcext:value-type="string">
            <text:p>flood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];[.A16];[.C16])" office:value-type="string" office:string-value="&quot;flooding&quot;," calcext:value-type="string">
            <text:p>"flooding",</text:p>
          </table:table-cell>
          <table:table-cell table:style-name="ce1" office:value-type="percentage" office:value="0.877229487919744" calcext:value-type="percentage">
            <text:p>87.72%</text:p>
          </table:table-cell>
          <table:table-cell table:style-name="ce1" office:value-type="percentage" office:value="0.71507008231562" calcext:value-type="percentage">
            <text:p>71.51%</text:p>
          </table:table-cell>
          <table:table-cell table:style-name="ce1" office:value-type="percentage" office:value="0.408127091869593" calcext:value-type="percentage">
            <text:p>40.81%</text:p>
          </table:table-cell>
          <table:table-cell table:style-name="ce1" office:value-type="percentage" office:value="0.194867075903916" calcext:value-type="percentage">
            <text:p>19.49%</text:p>
          </table:table-cell>
          <table:table-cell table:style-name="ce1" table:formula="of:=AVERAGE([.E16:.F16])" office:value-type="percentage" office:value="0.796149785117682" calcext:value-type="percentage">
            <text:p>79.61%</text:p>
          </table:table-cell>
          <table:table-cell table:style-name="ce1" table:formula="of:=AVERAGE([.G16:.H16])" office:value-type="percentage" office:value="0.301497083886754" calcext:value-type="percentage">
            <text:p>30.15%</text:p>
          </table:table-cell>
          <table:table-cell table:style-name="ce3" table:formula="of:=[.I16]-[.J16]" office:value-type="percentage" office:value="0.494652701230928" calcext:value-type="percentage">
            <text:p>49.47%</text:p>
          </table:table-cell>
        </table:table-row>
        <table:table-row table:style-name="ro1">
          <table:table-cell office:value-type="string" calcext:value-type="string">
            <text:p>dr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];[.A17];[.C17])" office:value-type="string" office:string-value="&quot;drr&quot;," calcext:value-type="string">
            <text:p>"drr",</text:p>
          </table:table-cell>
          <table:table-cell table:style-name="ce1" office:value-type="percentage" office:value="0.910509589717195" calcext:value-type="percentage">
            <text:p>91.05%</text:p>
          </table:table-cell>
          <table:table-cell table:style-name="ce1" office:value-type="percentage" office:value="0.754538882443228" calcext:value-type="percentage">
            <text:p>75.45%</text:p>
          </table:table-cell>
          <table:table-cell table:style-name="ce1" office:value-type="percentage" office:value="0.453535265938656" calcext:value-type="percentage">
            <text:p>45.35%</text:p>
          </table:table-cell>
          <table:table-cell table:style-name="ce1" office:value-type="percentage" office:value="0.226020982418511" calcext:value-type="percentage">
            <text:p>22.60%</text:p>
          </table:table-cell>
          <table:table-cell table:style-name="ce1" table:formula="of:=AVERAGE([.E17:.F17])" office:value-type="percentage" office:value="0.832524236080211" calcext:value-type="percentage">
            <text:p>83.25%</text:p>
          </table:table-cell>
          <table:table-cell table:style-name="ce1" table:formula="of:=AVERAGE([.G17:.H17])" office:value-type="percentage" office:value="0.339778124178584" calcext:value-type="percentage">
            <text:p>33.98%</text:p>
          </table:table-cell>
          <table:table-cell table:style-name="ce3" table:formula="of:=[.I17]-[.J17]" office:value-type="percentage" office:value="0.492746111901628" calcext:value-type="percentage">
            <text:p>49.27%</text:p>
          </table:table-cell>
        </table:table-row>
        <table:table-row table:style-name="ro1">
          <table:table-cell office:value-type="string" calcext:value-type="string">
            <text:p>early warn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];[.A18];[.C18])" office:value-type="string" office:string-value="&quot;early warning&quot;," calcext:value-type="string">
            <text:p>"early warning",</text:p>
          </table:table-cell>
          <table:table-cell table:style-name="ce1" office:value-type="percentage" office:value="0.883125425050301" calcext:value-type="percentage">
            <text:p>88.31%</text:p>
          </table:table-cell>
          <table:table-cell table:style-name="ce1" office:value-type="percentage" office:value="0.776169291223466" calcext:value-type="percentage">
            <text:p>77.62%</text:p>
          </table:table-cell>
          <table:table-cell table:style-name="ce1" office:value-type="percentage" office:value="0.41538623840149" calcext:value-type="percentage">
            <text:p>41.54%</text:p>
          </table:table-cell>
          <table:table-cell table:style-name="ce1" office:value-type="percentage" office:value="0.259047446310953" calcext:value-type="percentage">
            <text:p>25.90%</text:p>
          </table:table-cell>
          <table:table-cell table:style-name="ce1" table:formula="of:=AVERAGE([.E18:.F18])" office:value-type="percentage" office:value="0.829647358136883" calcext:value-type="percentage">
            <text:p>82.96%</text:p>
          </table:table-cell>
          <table:table-cell table:style-name="ce1" table:formula="of:=AVERAGE([.G18:.H18])" office:value-type="percentage" office:value="0.337216842356221" calcext:value-type="percentage">
            <text:p>33.72%</text:p>
          </table:table-cell>
          <table:table-cell table:style-name="ce3" table:formula="of:=[.I18]-[.J18]" office:value-type="percentage" office:value="0.492430515780662" calcext:value-type="percentage">
            <text:p>49.24%</text:p>
          </table:table-cell>
        </table:table-row>
        <table:table-row table:style-name="ro1">
          <table:table-cell office:value-type="string" calcext:value-type="string">
            <text:p>catastroph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];[.A19];[.C19])" office:value-type="string" office:string-value="&quot;catastrophes&quot;," calcext:value-type="string">
            <text:p>"catastrophes",</text:p>
          </table:table-cell>
          <table:table-cell table:style-name="ce1" office:value-type="percentage" office:value="0.920909106064199" calcext:value-type="percentage">
            <text:p>92.09%</text:p>
          </table:table-cell>
          <table:table-cell table:style-name="ce1" office:value-type="percentage" office:value="0.778337284039928" calcext:value-type="percentage">
            <text:p>77.83%</text:p>
          </table:table-cell>
          <table:table-cell table:style-name="ce1" office:value-type="percentage" office:value="0.451151253627752" calcext:value-type="percentage">
            <text:p>45.12%</text:p>
          </table:table-cell>
          <table:table-cell table:style-name="ce1" office:value-type="percentage" office:value="0.264503267035931" calcext:value-type="percentage">
            <text:p>26.45%</text:p>
          </table:table-cell>
          <table:table-cell table:style-name="ce1" table:formula="of:=AVERAGE([.E19:.F19])" office:value-type="percentage" office:value="0.849623195052063" calcext:value-type="percentage">
            <text:p>84.96%</text:p>
          </table:table-cell>
          <table:table-cell table:style-name="ce1" table:formula="of:=AVERAGE([.G19:.H19])" office:value-type="percentage" office:value="0.357827260331842" calcext:value-type="percentage">
            <text:p>35.78%</text:p>
          </table:table-cell>
          <table:table-cell table:style-name="ce3" table:formula="of:=[.I19]-[.J19]" office:value-type="percentage" office:value="0.491795934720222" calcext:value-type="percentage">
            <text:p>49.18%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];[.A20];[.C20])" office:value-type="string" office:string-value="&quot;flood&quot;," calcext:value-type="string">
            <text:p>"flood",</text:p>
          </table:table-cell>
          <table:table-cell table:style-name="ce1" office:value-type="percentage" office:value="0.887821583497909" calcext:value-type="percentage">
            <text:p>88.78%</text:p>
          </table:table-cell>
          <table:table-cell table:style-name="ce1" office:value-type="percentage" office:value="0.708907867080822" calcext:value-type="percentage">
            <text:p>70.89%</text:p>
          </table:table-cell>
          <table:table-cell table:style-name="ce1" office:value-type="percentage" office:value="0.426018329584257" calcext:value-type="percentage">
            <text:p>42.60%</text:p>
          </table:table-cell>
          <table:table-cell table:style-name="ce1" office:value-type="percentage" office:value="0.218529623358988" calcext:value-type="percentage">
            <text:p>21.85%</text:p>
          </table:table-cell>
          <table:table-cell table:style-name="ce1" table:formula="of:=AVERAGE([.E20:.F20])" office:value-type="percentage" office:value="0.798364725289366" calcext:value-type="percentage">
            <text:p>79.84%</text:p>
          </table:table-cell>
          <table:table-cell table:style-name="ce1" table:formula="of:=AVERAGE([.G20:.H20])" office:value-type="percentage" office:value="0.322273976471622" calcext:value-type="percentage">
            <text:p>32.23%</text:p>
          </table:table-cell>
          <table:table-cell table:style-name="ce3" table:formula="of:=[.I20]-[.J20]" office:value-type="percentage" office:value="0.476090748817743" calcext:value-type="percentage">
            <text:p>47.61%</text:p>
          </table:table-cell>
        </table:table-row>
        <table:table-row table:style-name="ro1">
          <table:table-cell office:value-type="string" calcext:value-type="string">
            <text:p>disaste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];[.A21];[.C21])" office:value-type="string" office:string-value="&quot;disasters&quot;," calcext:value-type="string">
            <text:p>"disasters",</text:p>
          </table:table-cell>
          <table:table-cell table:style-name="ce1" office:value-type="percentage" office:value="0.895177323965238" calcext:value-type="percentage">
            <text:p>89.52%</text:p>
          </table:table-cell>
          <table:table-cell table:style-name="ce1" office:value-type="percentage" office:value="0.701634118810723" calcext:value-type="percentage">
            <text:p>70.16%</text:p>
          </table:table-cell>
          <table:table-cell table:style-name="ce1" office:value-type="percentage" office:value="0.446604164509084" calcext:value-type="percentage">
            <text:p>44.66%</text:p>
          </table:table-cell>
          <table:table-cell table:style-name="ce1" office:value-type="percentage" office:value="0.20087117535732" calcext:value-type="percentage">
            <text:p>20.09%</text:p>
          </table:table-cell>
          <table:table-cell table:style-name="ce1" table:formula="of:=AVERAGE([.E21:.F21])" office:value-type="percentage" office:value="0.798405721387981" calcext:value-type="percentage">
            <text:p>79.84%</text:p>
          </table:table-cell>
          <table:table-cell table:style-name="ce1" table:formula="of:=AVERAGE([.G21:.H21])" office:value-type="percentage" office:value="0.323737669933202" calcext:value-type="percentage">
            <text:p>32.37%</text:p>
          </table:table-cell>
          <table:table-cell table:style-name="ce3" table:formula="of:=[.I21]-[.J21]" office:value-type="percentage" office:value="0.474668051454779" calcext:value-type="percentage">
            <text:p>47.47%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];[.A22];[.C22])" office:value-type="string" office:string-value="&quot;farmer&quot;," calcext:value-type="string">
            <text:p>"farmer",</text:p>
          </table:table-cell>
          <table:table-cell table:style-name="ce1" office:value-type="percentage" office:value="0.910996882517527" calcext:value-type="percentage">
            <text:p>91.10%</text:p>
          </table:table-cell>
          <table:table-cell table:style-name="ce1" office:value-type="percentage" office:value="0.657218663609677" calcext:value-type="percentage">
            <text:p>65.72%</text:p>
          </table:table-cell>
          <table:table-cell table:style-name="ce1" office:value-type="percentage" office:value="0.477187515139898" calcext:value-type="percentage">
            <text:p>47.72%</text:p>
          </table:table-cell>
          <table:table-cell table:style-name="ce1" office:value-type="percentage" office:value="0.147368899518525" calcext:value-type="percentage">
            <text:p>14.74%</text:p>
          </table:table-cell>
          <table:table-cell table:style-name="ce1" table:formula="of:=AVERAGE([.E22:.F22])" office:value-type="percentage" office:value="0.784107773063602" calcext:value-type="percentage">
            <text:p>78.41%</text:p>
          </table:table-cell>
          <table:table-cell table:style-name="ce1" table:formula="of:=AVERAGE([.G22:.H22])" office:value-type="percentage" office:value="0.312278207329211" calcext:value-type="percentage">
            <text:p>31.23%</text:p>
          </table:table-cell>
          <table:table-cell table:style-name="ce3" table:formula="of:=[.I22]-[.J22]" office:value-type="percentage" office:value="0.471829565734391" calcext:value-type="percentage">
            <text:p>47.18%</text:p>
          </table:table-cell>
        </table:table-row>
        <table:table-row table:style-name="ro1">
          <table:table-cell office:value-type="string" calcext:value-type="string">
            <text:p>flood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];[.A23];[.C23])" office:value-type="string" office:string-value="&quot;floods&quot;," calcext:value-type="string">
            <text:p>"floods",</text:p>
          </table:table-cell>
          <table:table-cell table:style-name="ce1" office:value-type="percentage" office:value="0.89191885457816" calcext:value-type="percentage">
            <text:p>89.19%</text:p>
          </table:table-cell>
          <table:table-cell table:style-name="ce1" office:value-type="percentage" office:value="0.71490893634068" calcext:value-type="percentage">
            <text:p>71.49%</text:p>
          </table:table-cell>
          <table:table-cell table:style-name="ce1" office:value-type="percentage" office:value="0.455459756668619" calcext:value-type="percentage">
            <text:p>45.55%</text:p>
          </table:table-cell>
          <table:table-cell table:style-name="ce1" office:value-type="percentage" office:value="0.222018232456259" calcext:value-type="percentage">
            <text:p>22.20%</text:p>
          </table:table-cell>
          <table:table-cell table:style-name="ce1" table:formula="of:=AVERAGE([.E23:.F23])" office:value-type="percentage" office:value="0.80341389545942" calcext:value-type="percentage">
            <text:p>80.34%</text:p>
          </table:table-cell>
          <table:table-cell table:style-name="ce1" table:formula="of:=AVERAGE([.G23:.H23])" office:value-type="percentage" office:value="0.338738994562439" calcext:value-type="percentage">
            <text:p>33.87%</text:p>
          </table:table-cell>
          <table:table-cell table:style-name="ce3" table:formula="of:=[.I23]-[.J23]" office:value-type="percentage" office:value="0.464674900896981" calcext:value-type="percentage">
            <text:p>46.47%</text:p>
          </table:table-cell>
        </table:table-row>
        <table:table-row table:style-name="ro1">
          <table:table-cell office:value-type="string" calcext:value-type="string">
            <text:p>preparedne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];[.A24];[.C24])" office:value-type="string" office:string-value="&quot;preparedness&quot;," calcext:value-type="string">
            <text:p>"preparedness",</text:p>
          </table:table-cell>
          <table:table-cell table:style-name="ce1" office:value-type="percentage" office:value="0.846407904867725" calcext:value-type="percentage">
            <text:p>84.64%</text:p>
          </table:table-cell>
          <table:table-cell table:style-name="ce1" office:value-type="percentage" office:value="0.61419210443407" calcext:value-type="percentage">
            <text:p>61.42%</text:p>
          </table:table-cell>
          <table:table-cell table:style-name="ce1" office:value-type="percentage" office:value="0.384370119551775" calcext:value-type="percentage">
            <text:p>38.44%</text:p>
          </table:table-cell>
          <table:table-cell table:style-name="ce1" office:value-type="percentage" office:value="0.156232387673153" calcext:value-type="percentage">
            <text:p>15.62%</text:p>
          </table:table-cell>
          <table:table-cell table:style-name="ce1" table:formula="of:=AVERAGE([.E24:.F24])" office:value-type="percentage" office:value="0.730300004650898" calcext:value-type="percentage">
            <text:p>73.03%</text:p>
          </table:table-cell>
          <table:table-cell table:style-name="ce1" table:formula="of:=AVERAGE([.G24:.H24])" office:value-type="percentage" office:value="0.270301253612464" calcext:value-type="percentage">
            <text:p>27.03%</text:p>
          </table:table-cell>
          <table:table-cell table:style-name="ce3" table:formula="of:=[.I24]-[.J24]" office:value-type="percentage" office:value="0.459998751038434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adap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];[.A25];[.C25])" office:value-type="string" office:string-value="&quot;adaption&quot;," calcext:value-type="string">
            <text:p>"adaption",</text:p>
          </table:table-cell>
          <table:table-cell table:style-name="ce1" office:value-type="percentage" office:value="0.933026772266054" calcext:value-type="percentage">
            <text:p>93.30%</text:p>
          </table:table-cell>
          <table:table-cell table:style-name="ce1" office:value-type="percentage" office:value="0.827395977631296" calcext:value-type="percentage">
            <text:p>82.74%</text:p>
          </table:table-cell>
          <table:table-cell table:style-name="ce1" office:value-type="percentage" office:value="0.509158594881074" calcext:value-type="percentage">
            <text:p>50.92%</text:p>
          </table:table-cell>
          <table:table-cell table:style-name="ce1" office:value-type="percentage" office:value="0.338796133991057" calcext:value-type="percentage">
            <text:p>33.88%</text:p>
          </table:table-cell>
          <table:table-cell table:style-name="ce1" table:formula="of:=AVERAGE([.E25:.F25])" office:value-type="percentage" office:value="0.880211374948675" calcext:value-type="percentage">
            <text:p>88.02%</text:p>
          </table:table-cell>
          <table:table-cell table:style-name="ce1" table:formula="of:=AVERAGE([.G25:.H25])" office:value-type="percentage" office:value="0.423977364436066" calcext:value-type="percentage">
            <text:p>42.40%</text:p>
          </table:table-cell>
          <table:table-cell table:style-name="ce3" table:formula="of:=[.I25]-[.J25]" office:value-type="percentage" office:value="0.456234010512609" calcext:value-type="percentage">
            <text:p>45.62%</text:p>
          </table:table-cell>
        </table:table-row>
        <table:table-row table:style-name="ro1">
          <table:table-cell office:value-type="string" calcext:value-type="string">
            <text:p>rain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];[.A26];[.C26])" office:value-type="string" office:string-value="&quot;rains&quot;," calcext:value-type="string">
            <text:p>"rains",</text:p>
          </table:table-cell>
          <table:table-cell table:style-name="ce1" office:value-type="percentage" office:value="0.907112898623071" calcext:value-type="percentage">
            <text:p>90.71%</text:p>
          </table:table-cell>
          <table:table-cell table:style-name="ce1" office:value-type="percentage" office:value="0.735594509760054" calcext:value-type="percentage">
            <text:p>73.56%</text:p>
          </table:table-cell>
          <table:table-cell table:style-name="ce1" office:value-type="percentage" office:value="0.490808078065151" calcext:value-type="percentage">
            <text:p>49.08%</text:p>
          </table:table-cell>
          <table:table-cell table:style-name="ce1" office:value-type="percentage" office:value="0.244912050346412" calcext:value-type="percentage">
            <text:p>24.49%</text:p>
          </table:table-cell>
          <table:table-cell table:style-name="ce1" table:formula="of:=AVERAGE([.E26:.F26])" office:value-type="percentage" office:value="0.821353704191563" calcext:value-type="percentage">
            <text:p>82.14%</text:p>
          </table:table-cell>
          <table:table-cell table:style-name="ce1" table:formula="of:=AVERAGE([.G26:.H26])" office:value-type="percentage" office:value="0.367860064205782" calcext:value-type="percentage">
            <text:p>36.79%</text:p>
          </table:table-cell>
          <table:table-cell table:style-name="ce3" table:formula="of:=[.I26]-[.J26]" office:value-type="percentage" office:value="0.453493639985781" calcext:value-type="percentage">
            <text:p>45.35%</text:p>
          </table:table-cell>
        </table:table-row>
        <table:table-row table:style-name="ro1">
          <table:table-cell office:value-type="string" calcext:value-type="string">
            <text:p>résili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];[.A27];[.C27])" office:value-type="string" office:string-value="&quot;résilience&quot;," calcext:value-type="string">
            <text:p>"résilience",</text:p>
          </table:table-cell>
          <table:table-cell table:style-name="ce1" office:value-type="percentage" office:value="0.93642312909379" calcext:value-type="percentage">
            <text:p>93.64%</text:p>
          </table:table-cell>
          <table:table-cell table:style-name="ce1" office:value-type="percentage" office:value="0.81182132107661" calcext:value-type="percentage">
            <text:p>81.18%</text:p>
          </table:table-cell>
          <table:table-cell table:style-name="ce1" office:value-type="percentage" office:value="0.529077423599071" calcext:value-type="percentage">
            <text:p>52.91%</text:p>
          </table:table-cell>
          <table:table-cell table:style-name="ce1" office:value-type="percentage" office:value="0.313074657066101" calcext:value-type="percentage">
            <text:p>31.31%</text:p>
          </table:table-cell>
          <table:table-cell table:style-name="ce1" table:formula="of:=AVERAGE([.E27:.F27])" office:value-type="percentage" office:value="0.8741222250852" calcext:value-type="percentage">
            <text:p>87.41%</text:p>
          </table:table-cell>
          <table:table-cell table:style-name="ce1" table:formula="of:=AVERAGE([.G27:.H27])" office:value-type="percentage" office:value="0.421076040332586" calcext:value-type="percentage">
            <text:p>42.11%</text:p>
          </table:table-cell>
          <table:table-cell table:style-name="ce3" table:formula="of:=[.I27]-[.J27]" office:value-type="percentage" office:value="0.453046184752614" calcext:value-type="percentage">
            <text:p>45.30%</text:p>
          </table:table-cell>
        </table:table-row>
        <table:table-row table:style-name="ro1">
          <table:table-cell office:value-type="string" calcext:value-type="string">
            <text:p>climat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];[.A28];[.C28])" office:value-type="string" office:string-value="&quot;climatic&quot;," calcext:value-type="string">
            <text:p>"climatic",</text:p>
          </table:table-cell>
          <table:table-cell table:style-name="ce1" office:value-type="percentage" office:value="0.916260839691238" calcext:value-type="percentage">
            <text:p>91.63%</text:p>
          </table:table-cell>
          <table:table-cell table:style-name="ce1" office:value-type="percentage" office:value="0.786543830539341" calcext:value-type="percentage">
            <text:p>78.65%</text:p>
          </table:table-cell>
          <table:table-cell table:style-name="ce1" office:value-type="percentage" office:value="0.507509009469123" calcext:value-type="percentage">
            <text:p>50.75%</text:p>
          </table:table-cell>
          <table:table-cell table:style-name="ce1" office:value-type="percentage" office:value="0.291095512234187" calcext:value-type="percentage">
            <text:p>29.11%</text:p>
          </table:table-cell>
          <table:table-cell table:style-name="ce1" table:formula="of:=AVERAGE([.E28:.F28])" office:value-type="percentage" office:value="0.85140233511529" calcext:value-type="percentage">
            <text:p>85.14%</text:p>
          </table:table-cell>
          <table:table-cell table:style-name="ce1" table:formula="of:=AVERAGE([.G28:.H28])" office:value-type="percentage" office:value="0.399302260851655" calcext:value-type="percentage">
            <text:p>39.93%</text:p>
          </table:table-cell>
          <table:table-cell table:style-name="ce3" table:formula="of:=[.I28]-[.J28]" office:value-type="percentage" office:value="0.452100074263634" calcext:value-type="percentage">
            <text:p>45.21%</text:p>
          </table:table-cell>
        </table:table-row>
        <table:table-row table:style-name="ro1">
          <table:table-cell office:value-type="string" calcext:value-type="string">
            <text:p>adaptiv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];[.A29];[.C29])" office:value-type="string" office:string-value="&quot;adaptive&quot;," calcext:value-type="string">
            <text:p>"adaptive",</text:p>
          </table:table-cell>
          <table:table-cell table:style-name="ce1" office:value-type="percentage" office:value="0.934467326221056" calcext:value-type="percentage">
            <text:p>93.45%</text:p>
          </table:table-cell>
          <table:table-cell table:style-name="ce1" office:value-type="percentage" office:value="0.841363909679057" calcext:value-type="percentage">
            <text:p>84.14%</text:p>
          </table:table-cell>
          <table:table-cell table:style-name="ce1" office:value-type="percentage" office:value="0.518030394660309" calcext:value-type="percentage">
            <text:p>51.80%</text:p>
          </table:table-cell>
          <table:table-cell table:style-name="ce1" office:value-type="percentage" office:value="0.365646939960425" calcext:value-type="percentage">
            <text:p>36.56%</text:p>
          </table:table-cell>
          <table:table-cell table:style-name="ce1" table:formula="of:=AVERAGE([.E29:.F29])" office:value-type="percentage" office:value="0.887915617950057" calcext:value-type="percentage">
            <text:p>88.79%</text:p>
          </table:table-cell>
          <table:table-cell table:style-name="ce1" table:formula="of:=AVERAGE([.G29:.H29])" office:value-type="percentage" office:value="0.441838667310367" calcext:value-type="percentage">
            <text:p>44.18%</text:p>
          </table:table-cell>
          <table:table-cell table:style-name="ce3" table:formula="of:=[.I29]-[.J29]" office:value-type="percentage" office:value="0.44607695063969" calcext:value-type="percentage">
            <text:p>44.61%</text:p>
          </table:table-cell>
        </table:table-row>
        <table:table-row table:style-name="ro1">
          <table:table-cell office:value-type="string" calcext:value-type="string">
            <text:p>resilien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];[.A30];[.C30])" office:value-type="string" office:string-value="&quot;resilience&quot;," calcext:value-type="string">
            <text:p>"resilience",</text:p>
          </table:table-cell>
          <table:table-cell table:style-name="ce1" office:value-type="percentage" office:value="0.918739809796866" calcext:value-type="percentage">
            <text:p>91.87%</text:p>
          </table:table-cell>
          <table:table-cell table:style-name="ce1" office:value-type="percentage" office:value="0.743582399362448" calcext:value-type="percentage">
            <text:p>74.36%</text:p>
          </table:table-cell>
          <table:table-cell table:style-name="ce1" office:value-type="percentage" office:value="0.516122219194388" calcext:value-type="percentage">
            <text:p>51.61%</text:p>
          </table:table-cell>
          <table:table-cell table:style-name="ce1" office:value-type="percentage" office:value="0.281699466535384" calcext:value-type="percentage">
            <text:p>28.17%</text:p>
          </table:table-cell>
          <table:table-cell table:style-name="ce1" table:formula="of:=AVERAGE([.E30:.F30])" office:value-type="percentage" office:value="0.831161104579657" calcext:value-type="percentage">
            <text:p>83.12%</text:p>
          </table:table-cell>
          <table:table-cell table:style-name="ce1" table:formula="of:=AVERAGE([.G30:.H30])" office:value-type="percentage" office:value="0.398910842864886" calcext:value-type="percentage">
            <text:p>39.89%</text:p>
          </table:table-cell>
          <table:table-cell table:style-name="ce3" table:formula="of:=[.I30]-[.J30]" office:value-type="percentage" office:value="0.432250261714771" calcext:value-type="percentage">
            <text:p>43.23%</text:p>
          </table:table-cell>
        </table:table-row>
        <table:table-row table:style-name="ro1">
          <table:table-cell office:value-type="string" calcext:value-type="string">
            <text:p>climat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];[.A31];[.C31])" office:value-type="string" office:string-value="&quot;climatiques&quot;," calcext:value-type="string">
            <text:p>"climatiques",</text:p>
          </table:table-cell>
          <table:table-cell table:style-name="ce1" office:value-type="percentage" office:value="0.934630654559012" calcext:value-type="percentage">
            <text:p>93.46%</text:p>
          </table:table-cell>
          <table:table-cell table:style-name="ce1" office:value-type="percentage" office:value="0.841201673495323" calcext:value-type="percentage">
            <text:p>84.12%</text:p>
          </table:table-cell>
          <table:table-cell table:style-name="ce1" office:value-type="percentage" office:value="0.539862253297904" calcext:value-type="percentage">
            <text:p>53.99%</text:p>
          </table:table-cell>
          <table:table-cell table:style-name="ce1" office:value-type="percentage" office:value="0.390022479743839" calcext:value-type="percentage">
            <text:p>39.00%</text:p>
          </table:table-cell>
          <table:table-cell table:style-name="ce1" table:formula="of:=AVERAGE([.E31:.F31])" office:value-type="percentage" office:value="0.887916164027167" calcext:value-type="percentage">
            <text:p>88.79%</text:p>
          </table:table-cell>
          <table:table-cell table:style-name="ce1" table:formula="of:=AVERAGE([.G31:.H31])" office:value-type="percentage" office:value="0.464942366520871" calcext:value-type="percentage">
            <text:p>46.49%</text:p>
          </table:table-cell>
          <table:table-cell table:style-name="ce3" table:formula="of:=[.I31]-[.J31]" office:value-type="percentage" office:value="0.422973797506296" calcext:value-type="percentage">
            <text:p>42.30%</text:p>
          </table:table-cell>
        </table:table-row>
        <table:table-row table:style-name="ro1">
          <table:table-cell office:value-type="string" calcext:value-type="string">
            <text:p>cop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];[.A32];[.C32])" office:value-type="string" office:string-value="&quot;coping&quot;," calcext:value-type="string">
            <text:p>"coping",</text:p>
          </table:table-cell>
          <table:table-cell table:style-name="ce1" office:value-type="percentage" office:value="0.876067318575512" calcext:value-type="percentage">
            <text:p>87.61%</text:p>
          </table:table-cell>
          <table:table-cell table:style-name="ce1" office:value-type="percentage" office:value="0.658409995072992" calcext:value-type="percentage">
            <text:p>65.84%</text:p>
          </table:table-cell>
          <table:table-cell table:style-name="ce1" office:value-type="percentage" office:value="0.475908258911407" calcext:value-type="percentage">
            <text:p>47.59%</text:p>
          </table:table-cell>
          <table:table-cell table:style-name="ce1" office:value-type="percentage" office:value="0.218690335093582" calcext:value-type="percentage">
            <text:p>21.87%</text:p>
          </table:table-cell>
          <table:table-cell table:style-name="ce1" table:formula="of:=AVERAGE([.E32:.F32])" office:value-type="percentage" office:value="0.767238656824252" calcext:value-type="percentage">
            <text:p>76.72%</text:p>
          </table:table-cell>
          <table:table-cell table:style-name="ce1" table:formula="of:=AVERAGE([.G32:.H32])" office:value-type="percentage" office:value="0.347299297002495" calcext:value-type="percentage">
            <text:p>34.73%</text:p>
          </table:table-cell>
          <table:table-cell table:style-name="ce3" table:formula="of:=[.I32]-[.J32]" office:value-type="percentage" office:value="0.419939359821757" calcext:value-type="percentage">
            <text:p>41.99%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];[.A33];[.C33])" office:value-type="string" office:string-value="&quot;crop&quot;," calcext:value-type="string">
            <text:p>"crop",</text:p>
          </table:table-cell>
          <table:table-cell table:style-name="ce1" office:value-type="percentage" office:value="0.891129323258633" calcext:value-type="percentage">
            <text:p>89.11%</text:p>
          </table:table-cell>
          <table:table-cell table:style-name="ce1" office:value-type="percentage" office:value="0.616726835727064" calcext:value-type="percentage">
            <text:p>61.67%</text:p>
          </table:table-cell>
          <table:table-cell table:style-name="ce1" office:value-type="percentage" office:value="0.487589725154863" calcext:value-type="percentage">
            <text:p>48.76%</text:p>
          </table:table-cell>
          <table:table-cell table:style-name="ce1" office:value-type="percentage" office:value="0.182456820804684" calcext:value-type="percentage">
            <text:p>18.25%</text:p>
          </table:table-cell>
          <table:table-cell table:style-name="ce1" table:formula="of:=AVERAGE([.E33:.F33])" office:value-type="percentage" office:value="0.753928079492848" calcext:value-type="percentage">
            <text:p>75.39%</text:p>
          </table:table-cell>
          <table:table-cell table:style-name="ce1" table:formula="of:=AVERAGE([.G33:.H33])" office:value-type="percentage" office:value="0.335023272979773" calcext:value-type="percentage">
            <text:p>33.50%</text:p>
          </table:table-cell>
          <table:table-cell table:style-name="ce3" table:formula="of:=[.I33]-[.J33]" office:value-type="percentage" office:value="0.418904806513075" calcext:value-type="percentage">
            <text:p>41.89%</text:p>
          </table:table-cell>
        </table:table-row>
        <table:table-row table:style-name="ro1">
          <table:table-cell office:value-type="string" calcext:value-type="string">
            <text:p>agroecologic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];[.A34];[.C34])" office:value-type="string" office:string-value="&quot;agroecological&quot;," calcext:value-type="string">
            <text:p>"agroecological",</text:p>
          </table:table-cell>
          <table:table-cell table:style-name="ce1" office:value-type="percentage" office:value="0.938911282326564" calcext:value-type="percentage">
            <text:p>93.89%</text:p>
          </table:table-cell>
          <table:table-cell table:style-name="ce1" office:value-type="percentage" office:value="0.667482243435196" calcext:value-type="percentage">
            <text:p>66.75%</text:p>
          </table:table-cell>
          <table:table-cell table:style-name="ce1" office:value-type="percentage" office:value="0.565989389276701" calcext:value-type="percentage">
            <text:p>56.60%</text:p>
          </table:table-cell>
          <table:table-cell table:style-name="ce1" office:value-type="percentage" office:value="0.204613863605975" calcext:value-type="percentage">
            <text:p>20.46%</text:p>
          </table:table-cell>
          <table:table-cell table:style-name="ce1" table:formula="of:=AVERAGE([.E34:.F34])" office:value-type="percentage" office:value="0.80319676288088" calcext:value-type="percentage">
            <text:p>80.32%</text:p>
          </table:table-cell>
          <table:table-cell table:style-name="ce1" table:formula="of:=AVERAGE([.G34:.H34])" office:value-type="percentage" office:value="0.385301626441338" calcext:value-type="percentage">
            <text:p>38.53%</text:p>
          </table:table-cell>
          <table:table-cell table:style-name="ce3" table:formula="of:=[.I34]-[.J34]" office:value-type="percentage" office:value="0.417895136439542" calcext:value-type="percentage">
            <text:p>41.79%</text:p>
          </table:table-cell>
        </table:table-row>
        <table:table-row table:style-name="ro1">
          <table:table-cell office:value-type="string" calcext:value-type="string">
            <text:p>toler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5];[.A35];[.C35])" office:value-type="string" office:string-value="&quot;tolerant&quot;," calcext:value-type="string">
            <text:p>"tolerant",</text:p>
          </table:table-cell>
          <table:table-cell table:style-name="ce1" office:value-type="percentage" office:value="0.836184678850947" calcext:value-type="percentage">
            <text:p>83.62%</text:p>
          </table:table-cell>
          <table:table-cell table:style-name="ce1" office:value-type="percentage" office:value="0.598305360338575" calcext:value-type="percentage">
            <text:p>59.83%</text:p>
          </table:table-cell>
          <table:table-cell table:style-name="ce1" office:value-type="percentage" office:value="0.432731822535798" calcext:value-type="percentage">
            <text:p>43.27%</text:p>
          </table:table-cell>
          <table:table-cell table:style-name="ce1" office:value-type="percentage" office:value="0.178799677136782" calcext:value-type="percentage">
            <text:p>17.88%</text:p>
          </table:table-cell>
          <table:table-cell table:style-name="ce1" table:formula="of:=AVERAGE([.E35:.F35])" office:value-type="percentage" office:value="0.717245019594761" calcext:value-type="percentage">
            <text:p>71.72%</text:p>
          </table:table-cell>
          <table:table-cell table:style-name="ce1" table:formula="of:=AVERAGE([.G35:.H35])" office:value-type="percentage" office:value="0.30576574983629" calcext:value-type="percentage">
            <text:p>30.58%</text:p>
          </table:table-cell>
          <table:table-cell table:style-name="ce3" table:formula="of:=[.I35]-[.J35]" office:value-type="percentage" office:value="0.411479269758471" calcext:value-type="percentage">
            <text:p>41.15%</text:p>
          </table:table-cell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6];[.A36];[.C36])" office:value-type="string" office:string-value="&quot;season&quot;," calcext:value-type="string">
            <text:p>"season",</text:p>
          </table:table-cell>
          <table:table-cell table:style-name="ce1" office:value-type="percentage" office:value="0.845750499545604" calcext:value-type="percentage">
            <text:p>84.58%</text:p>
          </table:table-cell>
          <table:table-cell table:style-name="ce1" office:value-type="percentage" office:value="0.613520761280386" calcext:value-type="percentage">
            <text:p>61.35%</text:p>
          </table:table-cell>
          <table:table-cell table:style-name="ce1" office:value-type="percentage" office:value="0.447975311341674" calcext:value-type="percentage">
            <text:p>44.80%</text:p>
          </table:table-cell>
          <table:table-cell table:style-name="ce1" office:value-type="percentage" office:value="0.209237846820218" calcext:value-type="percentage">
            <text:p>20.92%</text:p>
          </table:table-cell>
          <table:table-cell table:style-name="ce1" table:formula="of:=AVERAGE([.E36:.F36])" office:value-type="percentage" office:value="0.729635630412995" calcext:value-type="percentage">
            <text:p>72.96%</text:p>
          </table:table-cell>
          <table:table-cell table:style-name="ce1" table:formula="of:=AVERAGE([.G36:.H36])" office:value-type="percentage" office:value="0.328606579080946" calcext:value-type="percentage">
            <text:p>32.86%</text:p>
          </table:table-cell>
          <table:table-cell table:style-name="ce3" table:formula="of:=[.I36]-[.J36]" office:value-type="percentage" office:value="0.401029051332049" calcext:value-type="percentage">
            <text:p>40.10%</text:p>
          </table:table-cell>
        </table:table-row>
        <table:table-row table:style-name="ro1">
          <table:table-cell office:value-type="string" calcext:value-type="string">
            <text:p>sol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7];[.A37];[.C37])" office:value-type="string" office:string-value="&quot;sols&quot;," calcext:value-type="string">
            <text:p>"sols",</text:p>
          </table:table-cell>
          <table:table-cell table:style-name="ce1" office:value-type="percentage" office:value="0.95224918566999" calcext:value-type="percentage">
            <text:p>95.22%</text:p>
          </table:table-cell>
          <table:table-cell table:style-name="ce1" office:value-type="percentage" office:value="0.795645877807623" calcext:value-type="percentage">
            <text:p>79.56%</text:p>
          </table:table-cell>
          <table:table-cell table:style-name="ce1" office:value-type="percentage" office:value="0.607560206736837" calcext:value-type="percentage">
            <text:p>60.76%</text:p>
          </table:table-cell>
          <table:table-cell table:style-name="ce1" office:value-type="percentage" office:value="0.339612752653747" calcext:value-type="percentage">
            <text:p>33.96%</text:p>
          </table:table-cell>
          <table:table-cell table:style-name="ce1" table:formula="of:=AVERAGE([.E37:.F37])" office:value-type="percentage" office:value="0.873947531738806" calcext:value-type="percentage">
            <text:p>87.39%</text:p>
          </table:table-cell>
          <table:table-cell table:style-name="ce1" table:formula="of:=AVERAGE([.G37:.H37])" office:value-type="percentage" office:value="0.473586479695292" calcext:value-type="percentage">
            <text:p>47.36%</text:p>
          </table:table-cell>
          <table:table-cell table:style-name="ce3" table:formula="of:=[.I37]-[.J37]" office:value-type="percentage" office:value="0.400361052043514" calcext:value-type="percentage">
            <text:p>40.04%</text:p>
          </table:table-cell>
        </table:table-row>
        <table:table-row table:style-name="ro1">
          <table:table-cell office:value-type="string" calcext:value-type="string">
            <text:p>sequí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8];[.A38];[.C38])" office:value-type="string" office:string-value="&quot;sequías&quot;," calcext:value-type="string">
            <text:p>"sequías",</text:p>
          </table:table-cell>
          <table:table-cell table:style-name="ce1" office:value-type="percentage" office:value="0.931088775396347" calcext:value-type="percentage">
            <text:p>93.11%</text:p>
          </table:table-cell>
          <table:table-cell table:style-name="ce1" office:value-type="percentage" office:value="0.881910741329193" calcext:value-type="percentage">
            <text:p>88.19%</text:p>
          </table:table-cell>
          <table:table-cell table:style-name="ce1" office:value-type="percentage" office:value="0.584778867661953" calcext:value-type="percentage">
            <text:p>58.48%</text:p>
          </table:table-cell>
          <table:table-cell table:style-name="ce1" office:value-type="percentage" office:value="0.430570796132088" calcext:value-type="percentage">
            <text:p>43.06%</text:p>
          </table:table-cell>
          <table:table-cell table:style-name="ce1" table:formula="of:=AVERAGE([.E38:.F38])" office:value-type="percentage" office:value="0.90649975836277" calcext:value-type="percentage">
            <text:p>90.65%</text:p>
          </table:table-cell>
          <table:table-cell table:style-name="ce1" table:formula="of:=AVERAGE([.G38:.H38])" office:value-type="percentage" office:value="0.50767483189702" calcext:value-type="percentage">
            <text:p>50.77%</text:p>
          </table:table-cell>
          <table:table-cell table:style-name="ce3" table:formula="of:=[.I38]-[.J38]" office:value-type="percentage" office:value="0.39882492646575" calcext:value-type="percentage">
            <text:p>39.88%</text:p>
          </table:table-cell>
        </table:table-row>
        <table:table-row table:style-name="ro1">
          <table:table-cell office:value-type="string" calcext:value-type="string">
            <text:p>agroecolog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9];[.A39];[.C39])" office:value-type="string" office:string-value="&quot;agroecology&quot;," calcext:value-type="string">
            <text:p>"agroecology",</text:p>
          </table:table-cell>
          <table:table-cell table:style-name="ce1" office:value-type="percentage" office:value="0.934158492226933" calcext:value-type="percentage">
            <text:p>93.42%</text:p>
          </table:table-cell>
          <table:table-cell table:style-name="ce1" office:value-type="percentage" office:value="0.672944489982008" calcext:value-type="percentage">
            <text:p>67.29%</text:p>
          </table:table-cell>
          <table:table-cell table:style-name="ce1" office:value-type="percentage" office:value="0.606992674543876" calcext:value-type="percentage">
            <text:p>60.70%</text:p>
          </table:table-cell>
          <table:table-cell table:style-name="ce1" office:value-type="percentage" office:value="0.205780369417323" calcext:value-type="percentage">
            <text:p>20.58%</text:p>
          </table:table-cell>
          <table:table-cell table:style-name="ce1" table:formula="of:=AVERAGE([.E39:.F39])" office:value-type="percentage" office:value="0.803551491104471" calcext:value-type="percentage">
            <text:p>80.36%</text:p>
          </table:table-cell>
          <table:table-cell table:style-name="ce1" table:formula="of:=AVERAGE([.G39:.H39])" office:value-type="percentage" office:value="0.4063865219806" calcext:value-type="percentage">
            <text:p>40.64%</text:p>
          </table:table-cell>
          <table:table-cell table:style-name="ce3" table:formula="of:=[.I39]-[.J39]" office:value-type="percentage" office:value="0.397164969123871" calcext:value-type="percentage">
            <text:p>39.72%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0];[.A40];[.C40])" office:value-type="string" office:string-value="&quot;adaptation&quot;," calcext:value-type="string">
            <text:p>"adaptation",</text:p>
          </table:table-cell>
          <table:table-cell table:style-name="ce1" office:value-type="percentage" office:value="0.928236772259017" calcext:value-type="percentage">
            <text:p>92.82%</text:p>
          </table:table-cell>
          <table:table-cell table:style-name="ce1" office:value-type="percentage" office:value="0.860469645613152" calcext:value-type="percentage">
            <text:p>86.05%</text:p>
          </table:table-cell>
          <table:table-cell table:style-name="ce1" office:value-type="percentage" office:value="0.576766174944856" calcext:value-type="percentage">
            <text:p>57.68%</text:p>
          </table:table-cell>
          <table:table-cell table:style-name="ce1" office:value-type="percentage" office:value="0.443894487848607" calcext:value-type="percentage">
            <text:p>44.39%</text:p>
          </table:table-cell>
          <table:table-cell table:style-name="ce1" table:formula="of:=AVERAGE([.E40:.F40])" office:value-type="percentage" office:value="0.894353208936085" calcext:value-type="percentage">
            <text:p>89.44%</text:p>
          </table:table-cell>
          <table:table-cell table:style-name="ce1" table:formula="of:=AVERAGE([.G40:.H40])" office:value-type="percentage" office:value="0.510330331396732" calcext:value-type="percentage">
            <text:p>51.03%</text:p>
          </table:table-cell>
          <table:table-cell table:style-name="ce3" table:formula="of:=[.I40]-[.J40]" office:value-type="percentage" office:value="0.384022877539353" calcext:value-type="percentage">
            <text:p>38.40%</text:p>
          </table:table-cell>
        </table:table-row>
        <table:table-row table:style-name="ro1">
          <table:table-cell office:value-type="string" calcext:value-type="string">
            <text:p>deplet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1];[.A41];[.C41])" office:value-type="string" office:string-value="&quot;depleted&quot;," calcext:value-type="string">
            <text:p>"depleted",</text:p>
          </table:table-cell>
          <table:table-cell table:style-name="ce1" office:value-type="percentage" office:value="0.875209853053093" calcext:value-type="percentage">
            <text:p>87.52%</text:p>
          </table:table-cell>
          <table:table-cell table:style-name="ce1" office:value-type="percentage" office:value="0.525248172692955" calcext:value-type="percentage">
            <text:p>52.52%</text:p>
          </table:table-cell>
          <table:table-cell table:style-name="ce1" office:value-type="percentage" office:value="0.513534836471081" calcext:value-type="percentage">
            <text:p>51.35%</text:p>
          </table:table-cell>
          <table:table-cell table:style-name="ce1" office:value-type="percentage" office:value="0.119090424093883" calcext:value-type="percentage">
            <text:p>11.91%</text:p>
          </table:table-cell>
          <table:table-cell table:style-name="ce1" table:formula="of:=AVERAGE([.E41:.F41])" office:value-type="percentage" office:value="0.700229012873024" calcext:value-type="percentage">
            <text:p>70.02%</text:p>
          </table:table-cell>
          <table:table-cell table:style-name="ce1" table:formula="of:=AVERAGE([.G41:.H41])" office:value-type="percentage" office:value="0.316312630282482" calcext:value-type="percentage">
            <text:p>31.63%</text:p>
          </table:table-cell>
          <table:table-cell table:style-name="ce3" table:formula="of:=[.I41]-[.J41]" office:value-type="percentage" office:value="0.383916382590542" calcext:value-type="percentage">
            <text:p>38.39%</text:p>
          </table:table-cell>
        </table:table-row>
        <table:table-row table:style-name="ro1">
          <table:table-cell office:value-type="string" calcext:value-type="string">
            <text:p>watersh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2];[.A42];[.C42])" office:value-type="string" office:string-value="&quot;watershed&quot;," calcext:value-type="string">
            <text:p>"watershed",</text:p>
          </table:table-cell>
          <table:table-cell table:style-name="ce1" office:value-type="percentage" office:value="0.907886368135062" calcext:value-type="percentage">
            <text:p>90.79%</text:p>
          </table:table-cell>
          <table:table-cell table:style-name="ce1" office:value-type="percentage" office:value="0.666507784524181" calcext:value-type="percentage">
            <text:p>66.65%</text:p>
          </table:table-cell>
          <table:table-cell table:style-name="ce1" office:value-type="percentage" office:value="0.546457768721475" calcext:value-type="percentage">
            <text:p>54.65%</text:p>
          </table:table-cell>
          <table:table-cell table:style-name="ce1" office:value-type="percentage" office:value="0.271279664149312" calcext:value-type="percentage">
            <text:p>27.13%</text:p>
          </table:table-cell>
          <table:table-cell table:style-name="ce1" table:formula="of:=AVERAGE([.E42:.F42])" office:value-type="percentage" office:value="0.787197076329622" calcext:value-type="percentage">
            <text:p>78.72%</text:p>
          </table:table-cell>
          <table:table-cell table:style-name="ce1" table:formula="of:=AVERAGE([.G42:.H42])" office:value-type="percentage" office:value="0.408868716435394" calcext:value-type="percentage">
            <text:p>40.89%</text:p>
          </table:table-cell>
          <table:table-cell table:style-name="ce3" table:formula="of:=[.I42]-[.J42]" office:value-type="percentage" office:value="0.378328359894228" calcext:value-type="percentage">
            <text:p>37.83%</text:p>
          </table:table-cell>
        </table:table-row>
        <table:table-row table:style-name="ro1">
          <table:table-cell office:value-type="string" calcext:value-type="string">
            <text:p>catastroph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3];[.A43];[.C43])" office:value-type="string" office:string-value="&quot;catastrophic&quot;," calcext:value-type="string">
            <text:p>"catastrophic",</text:p>
          </table:table-cell>
          <table:table-cell table:style-name="ce1" office:value-type="percentage" office:value="0.83065307924622" calcext:value-type="percentage">
            <text:p>83.07%</text:p>
          </table:table-cell>
          <table:table-cell table:style-name="ce1" office:value-type="percentage" office:value="0.651244147043479" calcext:value-type="percentage">
            <text:p>65.12%</text:p>
          </table:table-cell>
          <table:table-cell table:style-name="ce1" office:value-type="percentage" office:value="0.474348476058558" calcext:value-type="percentage">
            <text:p>47.43%</text:p>
          </table:table-cell>
          <table:table-cell table:style-name="ce1" office:value-type="percentage" office:value="0.25791395857538" calcext:value-type="percentage">
            <text:p>25.79%</text:p>
          </table:table-cell>
          <table:table-cell table:style-name="ce1" table:formula="of:=AVERAGE([.E43:.F43])" office:value-type="percentage" office:value="0.74094861314485" calcext:value-type="percentage">
            <text:p>74.09%</text:p>
          </table:table-cell>
          <table:table-cell table:style-name="ce1" table:formula="of:=AVERAGE([.G43:.H43])" office:value-type="percentage" office:value="0.366131217316969" calcext:value-type="percentage">
            <text:p>36.61%</text:p>
          </table:table-cell>
          <table:table-cell table:style-name="ce3" table:formula="of:=[.I43]-[.J43]" office:value-type="percentage" office:value="0.37481739582788" calcext:value-type="percentage">
            <text:p>37.48%</text:p>
          </table:table-cell>
        </table:table-row>
        <table:table-row table:style-name="ro1">
          <table:table-cell office:value-type="string" calcext:value-type="string">
            <text:p>seascap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4];[.A44];[.C44])" office:value-type="string" office:string-value="&quot;seascape&quot;," calcext:value-type="string">
            <text:p>"seascape",</text:p>
          </table:table-cell>
          <table:table-cell table:style-name="ce1" office:value-type="percentage" office:value="0.926758989691734" calcext:value-type="percentage">
            <text:p>92.68%</text:p>
          </table:table-cell>
          <table:table-cell table:style-name="ce1" office:value-type="percentage" office:value="0.719593644142151" calcext:value-type="percentage">
            <text:p>71.96%</text:p>
          </table:table-cell>
          <table:table-cell table:style-name="ce1" office:value-type="percentage" office:value="0.577134236693382" calcext:value-type="percentage">
            <text:p>57.71%</text:p>
          </table:table-cell>
          <table:table-cell table:style-name="ce1" office:value-type="percentage" office:value="0.32558811083436" calcext:value-type="percentage">
            <text:p>32.56%</text:p>
          </table:table-cell>
          <table:table-cell table:style-name="ce1" table:formula="of:=AVERAGE([.E44:.F44])" office:value-type="percentage" office:value="0.823176316916943" calcext:value-type="percentage">
            <text:p>82.32%</text:p>
          </table:table-cell>
          <table:table-cell table:style-name="ce1" table:formula="of:=AVERAGE([.G44:.H44])" office:value-type="percentage" office:value="0.451361173763871" calcext:value-type="percentage">
            <text:p>45.14%</text:p>
          </table:table-cell>
          <table:table-cell table:style-name="ce3" table:formula="of:=[.I44]-[.J44]" office:value-type="percentage" office:value="0.371815143153071" calcext:value-type="percentage">
            <text:p>37.18%</text:p>
          </table:table-cell>
        </table:table-row>
        <table:table-row table:style-name="ro1">
          <table:table-cell office:value-type="string" calcext:value-type="string">
            <text:p>dryland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5];[.A45];[.C45])" office:value-type="string" office:string-value="&quot;drylands&quot;," calcext:value-type="string">
            <text:p>"drylands",</text:p>
          </table:table-cell>
          <table:table-cell table:style-name="ce1" office:value-type="percentage" office:value="0.940961956977844" calcext:value-type="percentage">
            <text:p>94.10%</text:p>
          </table:table-cell>
          <table:table-cell table:style-name="ce1" office:value-type="percentage" office:value="0.798360048021589" calcext:value-type="percentage">
            <text:p>79.84%</text:p>
          </table:table-cell>
          <table:table-cell table:style-name="ce1" office:value-type="percentage" office:value="0.6250775209495" calcext:value-type="percentage">
            <text:p>62.51%</text:p>
          </table:table-cell>
          <table:table-cell table:style-name="ce1" office:value-type="percentage" office:value="0.373928530088493" calcext:value-type="percentage">
            <text:p>37.39%</text:p>
          </table:table-cell>
          <table:table-cell table:style-name="ce1" table:formula="of:=AVERAGE([.E45:.F45])" office:value-type="percentage" office:value="0.869661002499717" calcext:value-type="percentage">
            <text:p>86.97%</text:p>
          </table:table-cell>
          <table:table-cell table:style-name="ce1" table:formula="of:=AVERAGE([.G45:.H45])" office:value-type="percentage" office:value="0.499503025518996" calcext:value-type="percentage">
            <text:p>49.95%</text:p>
          </table:table-cell>
          <table:table-cell table:style-name="ce3" table:formula="of:=[.I45]-[.J45]" office:value-type="percentage" office:value="0.37015797698072" calcext:value-type="percentage">
            <text:p>37.02%</text:p>
          </table:table-cell>
        </table:table-row>
        <table:table-row table:style-name="ro1">
          <table:table-cell office:value-type="string" calcext:value-type="string">
            <text:p>farmer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6];[.A46];[.C46])" office:value-type="string" office:string-value="&quot;farmers&quot;," calcext:value-type="string">
            <text:p>"farmers",</text:p>
          </table:table-cell>
          <table:table-cell table:style-name="ce1" office:value-type="percentage" office:value="0.885163940231104" calcext:value-type="percentage">
            <text:p>88.52%</text:p>
          </table:table-cell>
          <table:table-cell table:style-name="ce1" office:value-type="percentage" office:value="0.587155606490698" calcext:value-type="percentage">
            <text:p>58.72%</text:p>
          </table:table-cell>
          <table:table-cell table:style-name="ce1" office:value-type="percentage" office:value="0.533205273070622" calcext:value-type="percentage">
            <text:p>53.32%</text:p>
          </table:table-cell>
          <table:table-cell table:style-name="ce1" office:value-type="percentage" office:value="0.204969010562152" calcext:value-type="percentage">
            <text:p>20.50%</text:p>
          </table:table-cell>
          <table:table-cell table:style-name="ce1" table:formula="of:=AVERAGE([.E46:.F46])" office:value-type="percentage" office:value="0.736159773360901" calcext:value-type="percentage">
            <text:p>73.62%</text:p>
          </table:table-cell>
          <table:table-cell table:style-name="ce1" table:formula="of:=AVERAGE([.G46:.H46])" office:value-type="percentage" office:value="0.369087141816387" calcext:value-type="percentage">
            <text:p>36.91%</text:p>
          </table:table-cell>
          <table:table-cell table:style-name="ce3" table:formula="of:=[.I46]-[.J46]" office:value-type="percentage" office:value="0.367072631544514" calcext:value-type="percentage">
            <text:p>36.71%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7];[.A47];[.C47])" office:value-type="string" office:string-value="&quot;rice&quot;," calcext:value-type="string">
            <text:p>"rice",</text:p>
          </table:table-cell>
          <table:table-cell table:style-name="ce1" office:value-type="percentage" office:value="0.861571811459547" calcext:value-type="percentage">
            <text:p>86.16%</text:p>
          </table:table-cell>
          <table:table-cell table:style-name="ce1" office:value-type="percentage" office:value="0.48888689035584" calcext:value-type="percentage">
            <text:p>48.89%</text:p>
          </table:table-cell>
          <table:table-cell table:style-name="ce1" office:value-type="percentage" office:value="0.497980543349418" calcext:value-type="percentage">
            <text:p>49.80%</text:p>
          </table:table-cell>
          <table:table-cell table:style-name="ce1" office:value-type="percentage" office:value="0.146923541179944" calcext:value-type="percentage">
            <text:p>14.69%</text:p>
          </table:table-cell>
          <table:table-cell table:style-name="ce1" table:formula="of:=AVERAGE([.E47:.F47])" office:value-type="percentage" office:value="0.675229350907694" calcext:value-type="percentage">
            <text:p>67.52%</text:p>
          </table:table-cell>
          <table:table-cell table:style-name="ce1" table:formula="of:=AVERAGE([.G47:.H47])" office:value-type="percentage" office:value="0.322452042264681" calcext:value-type="percentage">
            <text:p>32.25%</text:p>
          </table:table-cell>
          <table:table-cell table:style-name="ce3" table:formula="of:=[.I47]-[.J47]" office:value-type="percentage" office:value="0.352777308643013" calcext:value-type="percentage">
            <text:p>35.28%</text:p>
          </table:table-cell>
        </table:table-row>
        <table:table-row table:style-name="ro1">
          <table:table-cell office:value-type="string" calcext:value-type="string">
            <text:p>dessalem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8];[.A48];[.C48])" office:value-type="string" office:string-value="&quot;dessalement&quot;," calcext:value-type="string">
            <text:p>"dessalement",</text:p>
          </table:table-cell>
          <table:table-cell table:style-name="ce1" office:value-type="percentage" office:value="0.903987050056458" calcext:value-type="percentage">
            <text:p>90.40%</text:p>
          </table:table-cell>
          <table:table-cell table:style-name="ce1" office:value-type="percentage" office:value="0.684530198574066" calcext:value-type="percentage">
            <text:p>68.45%</text:p>
          </table:table-cell>
          <table:table-cell table:style-name="ce1" office:value-type="percentage" office:value="0.631754565984011" calcext:value-type="percentage">
            <text:p>63.18%</text:p>
          </table:table-cell>
          <table:table-cell table:style-name="ce1" office:value-type="percentage" office:value="0.260888864286244" calcext:value-type="percentage">
            <text:p>26.09%</text:p>
          </table:table-cell>
          <table:table-cell table:style-name="ce1" table:formula="of:=AVERAGE([.E48:.F48])" office:value-type="percentage" office:value="0.794258624315262" calcext:value-type="percentage">
            <text:p>79.43%</text:p>
          </table:table-cell>
          <table:table-cell table:style-name="ce1" table:formula="of:=AVERAGE([.G48:.H48])" office:value-type="percentage" office:value="0.446321715135127" calcext:value-type="percentage">
            <text:p>44.63%</text:p>
          </table:table-cell>
          <table:table-cell table:style-name="ce3" table:formula="of:=[.I48]-[.J48]" office:value-type="percentage" office:value="0.347936909180135" calcext:value-type="percentage">
            <text:p>34.79%</text:p>
          </table:table-cell>
        </table:table-row>
        <table:table-row table:style-name="ro1">
          <table:table-cell office:value-type="string" calcext:value-type="string">
            <text:p>sequí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49];[.A49];[.C49])" office:value-type="string" office:string-value="&quot;sequía&quot;," calcext:value-type="string">
            <text:p>"sequía",</text:p>
          </table:table-cell>
          <table:table-cell table:style-name="ce1" office:value-type="percentage" office:value="0.94649975001812" calcext:value-type="percentage">
            <text:p>94.65%</text:p>
          </table:table-cell>
          <table:table-cell table:style-name="ce1" office:value-type="percentage" office:value="0.868643879890442" calcext:value-type="percentage">
            <text:p>86.86%</text:p>
          </table:table-cell>
          <table:table-cell table:style-name="ce1" office:value-type="percentage" office:value="0.687271486967802" calcext:value-type="percentage">
            <text:p>68.73%</text:p>
          </table:table-cell>
          <table:table-cell table:style-name="ce1" office:value-type="percentage" office:value="0.438475873321295" calcext:value-type="percentage">
            <text:p>43.85%</text:p>
          </table:table-cell>
          <table:table-cell table:style-name="ce1" table:formula="of:=AVERAGE([.E49:.F49])" office:value-type="percentage" office:value="0.907571814954281" calcext:value-type="percentage">
            <text:p>90.76%</text:p>
          </table:table-cell>
          <table:table-cell table:style-name="ce1" table:formula="of:=AVERAGE([.G49:.H49])" office:value-type="percentage" office:value="0.562873680144548" calcext:value-type="percentage">
            <text:p>56.29%</text:p>
          </table:table-cell>
          <table:table-cell table:style-name="ce3" table:formula="of:=[.I49]-[.J49]" office:value-type="percentage" office:value="0.344698134809732" calcext:value-type="percentage">
            <text:p>34.47%</text:p>
          </table:table-cell>
        </table:table-row>
        <table:table-row table:style-name="ro1">
          <table:table-cell office:value-type="string" calcext:value-type="string">
            <text:p>sequí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0];[.A50];[.C50])" office:value-type="string" office:string-value="&quot;sequía&quot;," calcext:value-type="string">
            <text:p>"sequía",</text:p>
          </table:table-cell>
          <table:table-cell table:style-name="ce1" office:value-type="percentage" office:value="0.94649975001812" calcext:value-type="percentage">
            <text:p>94.65%</text:p>
          </table:table-cell>
          <table:table-cell table:style-name="ce1" office:value-type="percentage" office:value="0.868643879890442" calcext:value-type="percentage">
            <text:p>86.86%</text:p>
          </table:table-cell>
          <table:table-cell table:style-name="ce1" office:value-type="percentage" office:value="0.687271486967802" calcext:value-type="percentage">
            <text:p>68.73%</text:p>
          </table:table-cell>
          <table:table-cell table:style-name="ce1" office:value-type="percentage" office:value="0.438475873321295" calcext:value-type="percentage">
            <text:p>43.85%</text:p>
          </table:table-cell>
          <table:table-cell table:style-name="ce1" table:formula="of:=AVERAGE([.E50:.F50])" office:value-type="percentage" office:value="0.907571814954281" calcext:value-type="percentage">
            <text:p>90.76%</text:p>
          </table:table-cell>
          <table:table-cell table:style-name="ce1" table:formula="of:=AVERAGE([.G50:.H50])" office:value-type="percentage" office:value="0.562873680144548" calcext:value-type="percentage">
            <text:p>56.29%</text:p>
          </table:table-cell>
          <table:table-cell table:style-name="ce3" table:formula="of:=[.I50]-[.J50]" office:value-type="percentage" office:value="0.344698134809732" calcext:value-type="percentage">
            <text:p>34.47%</text:p>
          </table:table-cell>
        </table:table-row>
        <table:table-row table:style-name="ro1">
          <table:table-cell office:value-type="string" calcext:value-type="string">
            <text:p>harve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1];[.A51];[.C51])" office:value-type="string" office:string-value="&quot;harvest&quot;," calcext:value-type="string">
            <text:p>"harvest",</text:p>
          </table:table-cell>
          <table:table-cell table:style-name="ce1" office:value-type="percentage" office:value="0.872402891621623" calcext:value-type="percentage">
            <text:p>87.24%</text:p>
          </table:table-cell>
          <table:table-cell table:style-name="ce1" office:value-type="percentage" office:value="0.49180281388534" calcext:value-type="percentage">
            <text:p>49.18%</text:p>
          </table:table-cell>
          <table:table-cell table:style-name="ce1" office:value-type="percentage" office:value="0.519191491247063" calcext:value-type="percentage">
            <text:p>51.92%</text:p>
          </table:table-cell>
          <table:table-cell table:style-name="ce1" office:value-type="percentage" office:value="0.160215350146681" calcext:value-type="percentage">
            <text:p>16.02%</text:p>
          </table:table-cell>
          <table:table-cell table:style-name="ce1" table:formula="of:=AVERAGE([.E51:.F51])" office:value-type="percentage" office:value="0.682102852753482" calcext:value-type="percentage">
            <text:p>68.21%</text:p>
          </table:table-cell>
          <table:table-cell table:style-name="ce1" table:formula="of:=AVERAGE([.G51:.H51])" office:value-type="percentage" office:value="0.339703420696872" calcext:value-type="percentage">
            <text:p>33.97%</text:p>
          </table:table-cell>
          <table:table-cell table:style-name="ce3" table:formula="of:=[.I51]-[.J51]" office:value-type="percentage" office:value="0.34239943205661" calcext:value-type="percentage">
            <text:p>34.24%</text:p>
          </table:table-cell>
        </table:table-row>
        <table:table-row table:style-name="ro1">
          <table:table-cell office:value-type="string" calcext:value-type="string">
            <text:p>cgia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2];[.A52];[.C52])" office:value-type="string" office:string-value="&quot;cgiar&quot;," calcext:value-type="string">
            <text:p>"cgiar",</text:p>
          </table:table-cell>
          <table:table-cell table:style-name="ce1" office:value-type="percentage" office:value="0.946967364093404" calcext:value-type="percentage">
            <text:p>94.70%</text:p>
          </table:table-cell>
          <table:table-cell table:style-name="ce1" office:value-type="percentage" office:value="0.797991801375224" calcext:value-type="percentage">
            <text:p>79.80%</text:p>
          </table:table-cell>
          <table:table-cell table:style-name="ce1" office:value-type="percentage" office:value="0.711292961681331" calcext:value-type="percentage">
            <text:p>71.13%</text:p>
          </table:table-cell>
          <table:table-cell table:style-name="ce1" office:value-type="percentage" office:value="0.349845320584229" calcext:value-type="percentage">
            <text:p>34.98%</text:p>
          </table:table-cell>
          <table:table-cell table:style-name="ce1" table:formula="of:=AVERAGE([.E52:.F52])" office:value-type="percentage" office:value="0.872479582734314" calcext:value-type="percentage">
            <text:p>87.25%</text:p>
          </table:table-cell>
          <table:table-cell table:style-name="ce1" table:formula="of:=AVERAGE([.G52:.H52])" office:value-type="percentage" office:value="0.53056914113278" calcext:value-type="percentage">
            <text:p>53.06%</text:p>
          </table:table-cell>
          <table:table-cell table:style-name="ce3" table:formula="of:=[.I52]-[.J52]" office:value-type="percentage" office:value="0.341910441601534" calcext:value-type="percentage">
            <text:p>34.19%</text:p>
          </table:table-cell>
        </table:table-row>
        <table:table-row table:style-name="ro1">
          <table:table-cell office:value-type="string" calcext:value-type="string">
            <text:p>harves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3];[.A53];[.C53])" office:value-type="string" office:string-value="&quot;harvests&quot;," calcext:value-type="string">
            <text:p>"harvests",</text:p>
          </table:table-cell>
          <table:table-cell table:style-name="ce1" office:value-type="percentage" office:value="0.810820944607258" calcext:value-type="percentage">
            <text:p>81.08%</text:p>
          </table:table-cell>
          <table:table-cell table:style-name="ce1" office:value-type="percentage" office:value="0.491336046718061" calcext:value-type="percentage">
            <text:p>49.13%</text:p>
          </table:table-cell>
          <table:table-cell table:style-name="ce1" office:value-type="percentage" office:value="0.45075205899775" calcext:value-type="percentage">
            <text:p>45.08%</text:p>
          </table:table-cell>
          <table:table-cell table:style-name="ce1" office:value-type="percentage" office:value="0.175862857334626" calcext:value-type="percentage">
            <text:p>17.59%</text:p>
          </table:table-cell>
          <table:table-cell table:style-name="ce1" table:formula="of:=AVERAGE([.E53:.F53])" office:value-type="percentage" office:value="0.651078495662659" calcext:value-type="percentage">
            <text:p>65.11%</text:p>
          </table:table-cell>
          <table:table-cell table:style-name="ce1" table:formula="of:=AVERAGE([.G53:.H53])" office:value-type="percentage" office:value="0.313307458166188" calcext:value-type="percentage">
            <text:p>31.33%</text:p>
          </table:table-cell>
          <table:table-cell table:style-name="ce3" table:formula="of:=[.I53]-[.J53]" office:value-type="percentage" office:value="0.337771037496471" calcext:value-type="percentage">
            <text:p>33.78%</text:p>
          </table:table-cell>
        </table:table-row>
        <table:table-row table:style-name="ro1">
          <table:table-cell office:value-type="string" calcext:value-type="string">
            <text:p>agrico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4];[.A54];[.C54])" office:value-type="string" office:string-value="&quot;agricoles&quot;," calcext:value-type="string">
            <text:p>"agricoles",</text:p>
          </table:table-cell>
          <table:table-cell table:style-name="ce1" office:value-type="percentage" office:value="0.909174537775926" calcext:value-type="percentage">
            <text:p>90.92%</text:p>
          </table:table-cell>
          <table:table-cell table:style-name="ce1" office:value-type="percentage" office:value="0.578534546059481" calcext:value-type="percentage">
            <text:p>57.85%</text:p>
          </table:table-cell>
          <table:table-cell table:style-name="ce1" office:value-type="percentage" office:value="0.582948767103826" calcext:value-type="percentage">
            <text:p>58.29%</text:p>
          </table:table-cell>
          <table:table-cell table:style-name="ce1" office:value-type="percentage" office:value="0.23582293220948" calcext:value-type="percentage">
            <text:p>23.58%</text:p>
          </table:table-cell>
          <table:table-cell table:style-name="ce1" table:formula="of:=AVERAGE([.E54:.F54])" office:value-type="percentage" office:value="0.743854541917704" calcext:value-type="percentage">
            <text:p>74.39%</text:p>
          </table:table-cell>
          <table:table-cell table:style-name="ce1" table:formula="of:=AVERAGE([.G54:.H54])" office:value-type="percentage" office:value="0.409385849656653" calcext:value-type="percentage">
            <text:p>40.94%</text:p>
          </table:table-cell>
          <table:table-cell table:style-name="ce3" table:formula="of:=[.I54]-[.J54]" office:value-type="percentage" office:value="0.334468692261051" calcext:value-type="percentage">
            <text:p>33.45%</text:p>
          </table:table-cell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5];[.A55];[.C55])" office:value-type="string" office:string-value="&quot;drm&quot;," calcext:value-type="string">
            <text:p>"drm",</text:p>
          </table:table-cell>
          <table:table-cell table:style-name="ce1" office:value-type="percentage" office:value="0.767038240113802" calcext:value-type="percentage">
            <text:p>76.70%</text:p>
          </table:table-cell>
          <table:table-cell table:style-name="ce1" office:value-type="percentage" office:value="0.540308436387006" calcext:value-type="percentage">
            <text:p>54.03%</text:p>
          </table:table-cell>
          <table:table-cell table:style-name="ce1" office:value-type="percentage" office:value="0.42828295510589" calcext:value-type="percentage">
            <text:p>42.83%</text:p>
          </table:table-cell>
          <table:table-cell table:style-name="ce1" office:value-type="percentage" office:value="0.213368901933886" calcext:value-type="percentage">
            <text:p>21.34%</text:p>
          </table:table-cell>
          <table:table-cell table:style-name="ce1" table:formula="of:=AVERAGE([.E55:.F55])" office:value-type="percentage" office:value="0.653673338250404" calcext:value-type="percentage">
            <text:p>65.37%</text:p>
          </table:table-cell>
          <table:table-cell table:style-name="ce1" table:formula="of:=AVERAGE([.G55:.H55])" office:value-type="percentage" office:value="0.320825928519888" calcext:value-type="percentage">
            <text:p>32.08%</text:p>
          </table:table-cell>
          <table:table-cell table:style-name="ce3" table:formula="of:=[.I55]-[.J55]" office:value-type="percentage" office:value="0.332847409730516" calcext:value-type="percentage">
            <text:p>33.28%</text:p>
          </table:table-cell>
        </table:table-row>
        <table:table-row table:style-name="ro1">
          <table:table-cell office:value-type="string" calcext:value-type="string">
            <text:p>resili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6];[.A56];[.C56])" office:value-type="string" office:string-value="&quot;resilient&quot;," calcext:value-type="string">
            <text:p>"resilient",</text:p>
          </table:table-cell>
          <table:table-cell table:style-name="ce1" office:value-type="percentage" office:value="0.909753269476995" calcext:value-type="percentage">
            <text:p>90.98%</text:p>
          </table:table-cell>
          <table:table-cell table:style-name="ce1" office:value-type="percentage" office:value="0.756746855783303" calcext:value-type="percentage">
            <text:p>75.67%</text:p>
          </table:table-cell>
          <table:table-cell table:style-name="ce1" office:value-type="percentage" office:value="0.618474394038825" calcext:value-type="percentage">
            <text:p>61.85%</text:p>
          </table:table-cell>
          <table:table-cell table:style-name="ce1" office:value-type="percentage" office:value="0.384335471717457" calcext:value-type="percentage">
            <text:p>38.43%</text:p>
          </table:table-cell>
          <table:table-cell table:style-name="ce1" table:formula="of:=AVERAGE([.E56:.F56])" office:value-type="percentage" office:value="0.833250062630149" calcext:value-type="percentage">
            <text:p>83.33%</text:p>
          </table:table-cell>
          <table:table-cell table:style-name="ce1" table:formula="of:=AVERAGE([.G56:.H56])" office:value-type="percentage" office:value="0.501404932878141" calcext:value-type="percentage">
            <text:p>50.14%</text:p>
          </table:table-cell>
          <table:table-cell table:style-name="ce3" table:formula="of:=[.I56]-[.J56]" office:value-type="percentage" office:value="0.331845129752008" calcext:value-type="percentage">
            <text:p>33.18%</text:p>
          </table:table-cell>
        </table:table-row>
        <table:table-row table:style-name="ro1">
          <table:table-cell office:value-type="string" calcext:value-type="string">
            <text:p>agrico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7];[.A57];[.C57])" office:value-type="string" office:string-value="&quot;agricole&quot;," calcext:value-type="string">
            <text:p>"agricole",</text:p>
          </table:table-cell>
          <table:table-cell table:style-name="ce1" office:value-type="percentage" office:value="0.90525714831338" calcext:value-type="percentage">
            <text:p>90.53%</text:p>
          </table:table-cell>
          <table:table-cell table:style-name="ce1" office:value-type="percentage" office:value="0.553352573058672" calcext:value-type="percentage">
            <text:p>55.34%</text:p>
          </table:table-cell>
          <table:table-cell table:style-name="ce1" office:value-type="percentage" office:value="0.594842836002095" calcext:value-type="percentage">
            <text:p>59.48%</text:p>
          </table:table-cell>
          <table:table-cell table:style-name="ce1" office:value-type="percentage" office:value="0.203670639606629" calcext:value-type="percentage">
            <text:p>20.37%</text:p>
          </table:table-cell>
          <table:table-cell table:style-name="ce1" table:formula="of:=AVERAGE([.E57:.F57])" office:value-type="percentage" office:value="0.729304860686026" calcext:value-type="percentage">
            <text:p>72.93%</text:p>
          </table:table-cell>
          <table:table-cell table:style-name="ce1" table:formula="of:=AVERAGE([.G57:.H57])" office:value-type="percentage" office:value="0.399256737804362" calcext:value-type="percentage">
            <text:p>39.93%</text:p>
          </table:table-cell>
          <table:table-cell table:style-name="ce3" table:formula="of:=[.I57]-[.J57]" office:value-type="percentage" office:value="0.330048122881664" calcext:value-type="percentage">
            <text:p>33.00%</text:p>
          </table:table-cell>
        </table:table-row>
        <table:table-row table:style-name="ro1">
          <table:table-cell office:value-type="string" calcext:value-type="string">
            <text:p>adap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8];[.A58];[.C58])" office:value-type="string" office:string-value="&quot;adapt&quot;," calcext:value-type="string">
            <text:p>"adapt",</text:p>
          </table:table-cell>
          <table:table-cell table:style-name="ce1" office:value-type="percentage" office:value="0.900330516511768" calcext:value-type="percentage">
            <text:p>90.03%</text:p>
          </table:table-cell>
          <table:table-cell table:style-name="ce1" office:value-type="percentage" office:value="0.789448896705668" calcext:value-type="percentage">
            <text:p>78.94%</text:p>
          </table:table-cell>
          <table:table-cell table:style-name="ce1" office:value-type="percentage" office:value="0.594112467028974" calcext:value-type="percentage">
            <text:p>59.41%</text:p>
          </table:table-cell>
          <table:table-cell table:style-name="ce1" office:value-type="percentage" office:value="0.438938984446943" calcext:value-type="percentage">
            <text:p>43.89%</text:p>
          </table:table-cell>
          <table:table-cell table:style-name="ce1" table:formula="of:=AVERAGE([.E58:.F58])" office:value-type="percentage" office:value="0.844889706608718" calcext:value-type="percentage">
            <text:p>84.49%</text:p>
          </table:table-cell>
          <table:table-cell table:style-name="ce1" table:formula="of:=AVERAGE([.G58:.H58])" office:value-type="percentage" office:value="0.516525725737958" calcext:value-type="percentage">
            <text:p>51.65%</text:p>
          </table:table-cell>
          <table:table-cell table:style-name="ce3" table:formula="of:=[.I58]-[.J58]" office:value-type="percentage" office:value="0.32836398087076" calcext:value-type="percentage">
            <text:p>32.84%</text:p>
          </table:table-cell>
        </table:table-row>
        <table:table-row table:style-name="ro1">
          <table:table-cell office:value-type="string" calcext:value-type="string">
            <text:p>coas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59];[.A59];[.C59])" office:value-type="string" office:string-value="&quot;coastal&quot;," calcext:value-type="string">
            <text:p>"coastal",</text:p>
          </table:table-cell>
          <table:table-cell table:style-name="ce1" office:value-type="percentage" office:value="0.894439062862485" calcext:value-type="percentage">
            <text:p>89.44%</text:p>
          </table:table-cell>
          <table:table-cell table:style-name="ce1" office:value-type="percentage" office:value="0.6540749485712" calcext:value-type="percentage">
            <text:p>65.41%</text:p>
          </table:table-cell>
          <table:table-cell table:style-name="ce1" office:value-type="percentage" office:value="0.608609270637202" calcext:value-type="percentage">
            <text:p>60.86%</text:p>
          </table:table-cell>
          <table:table-cell table:style-name="ce1" office:value-type="percentage" office:value="0.29497391091404" calcext:value-type="percentage">
            <text:p>29.50%</text:p>
          </table:table-cell>
          <table:table-cell table:style-name="ce1" table:formula="of:=AVERAGE([.E59:.F59])" office:value-type="percentage" office:value="0.774257005716842" calcext:value-type="percentage">
            <text:p>77.43%</text:p>
          </table:table-cell>
          <table:table-cell table:style-name="ce1" table:formula="of:=AVERAGE([.G59:.H59])" office:value-type="percentage" office:value="0.451791590775621" calcext:value-type="percentage">
            <text:p>45.18%</text:p>
          </table:table-cell>
          <table:table-cell table:style-name="ce3" table:formula="of:=[.I59]-[.J59]" office:value-type="percentage" office:value="0.322465414941222" calcext:value-type="percentage">
            <text:p>32.25%</text:p>
          </table:table-cell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0];[.A60];[.C60])" office:value-type="string" office:string-value="&quot;crops&quot;," calcext:value-type="string">
            <text:p>"crops",</text:p>
          </table:table-cell>
          <table:table-cell table:style-name="ce1" office:value-type="percentage" office:value="0.858499671583767" calcext:value-type="percentage">
            <text:p>85.85%</text:p>
          </table:table-cell>
          <table:table-cell table:style-name="ce1" office:value-type="percentage" office:value="0.56259619694061" calcext:value-type="percentage">
            <text:p>56.26%</text:p>
          </table:table-cell>
          <table:table-cell table:style-name="ce1" office:value-type="percentage" office:value="0.548075133756981" calcext:value-type="percentage">
            <text:p>54.81%</text:p>
          </table:table-cell>
          <table:table-cell table:style-name="ce1" office:value-type="percentage" office:value="0.230762212654596" calcext:value-type="percentage">
            <text:p>23.08%</text:p>
          </table:table-cell>
          <table:table-cell table:style-name="ce1" table:formula="of:=AVERAGE([.E60:.F60])" office:value-type="percentage" office:value="0.710547934262189" calcext:value-type="percentage">
            <text:p>71.05%</text:p>
          </table:table-cell>
          <table:table-cell table:style-name="ce1" table:formula="of:=AVERAGE([.G60:.H60])" office:value-type="percentage" office:value="0.389418673205788" calcext:value-type="percentage">
            <text:p>38.94%</text:p>
          </table:table-cell>
          <table:table-cell table:style-name="ce3" table:formula="of:=[.I60]-[.J60]" office:value-type="percentage" office:value="0.3211292610564" calcext:value-type="percentage">
            <text:p>32.11%</text:p>
          </table:table-cell>
        </table:table-row>
        <table:table-row table:style-name="ro1">
          <table:table-cell office:value-type="string" calcext:value-type="string">
            <text:p>ifa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1];[.A61];[.C61])" office:value-type="string" office:string-value="&quot;ifad&quot;," calcext:value-type="string">
            <text:p>"ifad",</text:p>
          </table:table-cell>
          <table:table-cell table:style-name="ce1" office:value-type="percentage" office:value="0.896856547348083" calcext:value-type="percentage">
            <text:p>89.69%</text:p>
          </table:table-cell>
          <table:table-cell table:style-name="ce1" office:value-type="percentage" office:value="0.585040082430674" calcext:value-type="percentage">
            <text:p>58.50%</text:p>
          </table:table-cell>
          <table:table-cell table:style-name="ce1" office:value-type="percentage" office:value="0.599698791309955" calcext:value-type="percentage">
            <text:p>59.97%</text:p>
          </table:table-cell>
          <table:table-cell table:style-name="ce1" office:value-type="percentage" office:value="0.240382538088376" calcext:value-type="percentage">
            <text:p>24.04%</text:p>
          </table:table-cell>
          <table:table-cell table:style-name="ce1" table:formula="of:=AVERAGE([.E61:.F61])" office:value-type="percentage" office:value="0.740948314889379" calcext:value-type="percentage">
            <text:p>74.09%</text:p>
          </table:table-cell>
          <table:table-cell table:style-name="ce1" table:formula="of:=AVERAGE([.G61:.H61])" office:value-type="percentage" office:value="0.420040664699165" calcext:value-type="percentage">
            <text:p>42.00%</text:p>
          </table:table-cell>
          <table:table-cell table:style-name="ce3" table:formula="of:=[.I61]-[.J61]" office:value-type="percentage" office:value="0.320907650190213" calcext:value-type="percentage">
            <text:p>32.09%</text:p>
          </table:table-cell>
        </table:table-row>
        <table:table-row table:style-name="ro1">
          <table:table-cell office:value-type="string" calcext:value-type="string">
            <text:p>lowland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2];[.A62];[.C62])" office:value-type="string" office:string-value="&quot;lowlands&quot;," calcext:value-type="string">
            <text:p>"lowlands",</text:p>
          </table:table-cell>
          <table:table-cell table:style-name="ce1" office:value-type="percentage" office:value="0.877849298896211" calcext:value-type="percentage">
            <text:p>87.78%</text:p>
          </table:table-cell>
          <table:table-cell table:style-name="ce1" office:value-type="percentage" office:value="0.620038783008402" calcext:value-type="percentage">
            <text:p>62.00%</text:p>
          </table:table-cell>
          <table:table-cell table:style-name="ce1" office:value-type="percentage" office:value="0.59668196331371" calcext:value-type="percentage">
            <text:p>59.67%</text:p>
          </table:table-cell>
          <table:table-cell table:style-name="ce1" office:value-type="percentage" office:value="0.262368528736812" calcext:value-type="percentage">
            <text:p>26.24%</text:p>
          </table:table-cell>
          <table:table-cell table:style-name="ce1" table:formula="of:=AVERAGE([.E62:.F62])" office:value-type="percentage" office:value="0.748944040952307" calcext:value-type="percentage">
            <text:p>74.89%</text:p>
          </table:table-cell>
          <table:table-cell table:style-name="ce1" table:formula="of:=AVERAGE([.G62:.H62])" office:value-type="percentage" office:value="0.429525246025261" calcext:value-type="percentage">
            <text:p>42.95%</text:p>
          </table:table-cell>
          <table:table-cell table:style-name="ce3" table:formula="of:=[.I62]-[.J62]" office:value-type="percentage" office:value="0.319418794927046" calcext:value-type="percentage">
            <text:p>31.94%</text:p>
          </table:table-cell>
        </table:table-row>
        <table:table-row table:style-name="ro1">
          <table:table-cell office:value-type="string" calcext:value-type="string">
            <text:p>diversifi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3];[.A63];[.C63])" office:value-type="string" office:string-value="&quot;diversified&quot;," calcext:value-type="string">
            <text:p>"diversified",</text:p>
          </table:table-cell>
          <table:table-cell table:style-name="ce1" office:value-type="percentage" office:value="0.895418737274714" calcext:value-type="percentage">
            <text:p>89.54%</text:p>
          </table:table-cell>
          <table:table-cell table:style-name="ce1" office:value-type="percentage" office:value="0.574217281781901" calcext:value-type="percentage">
            <text:p>57.42%</text:p>
          </table:table-cell>
          <table:table-cell table:style-name="ce1" office:value-type="percentage" office:value="0.5915626818553" calcext:value-type="percentage">
            <text:p>59.16%</text:p>
          </table:table-cell>
          <table:table-cell table:style-name="ce1" office:value-type="percentage" office:value="0.240780032272689" calcext:value-type="percentage">
            <text:p>24.08%</text:p>
          </table:table-cell>
          <table:table-cell table:style-name="ce1" table:formula="of:=AVERAGE([.E63:.F63])" office:value-type="percentage" office:value="0.734818009528308" calcext:value-type="percentage">
            <text:p>73.48%</text:p>
          </table:table-cell>
          <table:table-cell table:style-name="ce1" table:formula="of:=AVERAGE([.G63:.H63])" office:value-type="percentage" office:value="0.416171357063995" calcext:value-type="percentage">
            <text:p>41.62%</text:p>
          </table:table-cell>
          <table:table-cell table:style-name="ce3" table:formula="of:=[.I63]-[.J63]" office:value-type="percentage" office:value="0.318646652464313" calcext:value-type="percentage">
            <text:p>31.86%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4];[.A64];[.C64])" office:value-type="string" office:string-value="&quot;agriculture&quot;," calcext:value-type="string">
            <text:p>"agriculture",</text:p>
          </table:table-cell>
          <table:table-cell table:style-name="ce1" office:value-type="percentage" office:value="0.886821677584464" calcext:value-type="percentage">
            <text:p>88.68%</text:p>
          </table:table-cell>
          <table:table-cell table:style-name="ce1" office:value-type="percentage" office:value="0.610968062989041" calcext:value-type="percentage">
            <text:p>61.10%</text:p>
          </table:table-cell>
          <table:table-cell table:style-name="ce1" office:value-type="percentage" office:value="0.59765446643631" calcext:value-type="percentage">
            <text:p>59.77%</text:p>
          </table:table-cell>
          <table:table-cell table:style-name="ce1" office:value-type="percentage" office:value="0.26841361383445" calcext:value-type="percentage">
            <text:p>26.84%</text:p>
          </table:table-cell>
          <table:table-cell table:style-name="ce1" table:formula="of:=AVERAGE([.E64:.F64])" office:value-type="percentage" office:value="0.748894870286753" calcext:value-type="percentage">
            <text:p>74.89%</text:p>
          </table:table-cell>
          <table:table-cell table:style-name="ce1" table:formula="of:=AVERAGE([.G64:.H64])" office:value-type="percentage" office:value="0.43303404013538" calcext:value-type="percentage">
            <text:p>43.30%</text:p>
          </table:table-cell>
          <table:table-cell table:style-name="ce3" table:formula="of:=[.I64]-[.J64]" office:value-type="percentage" office:value="0.315860830151372" calcext:value-type="percentage">
            <text:p>31.59%</text:p>
          </table:table-cell>
        </table:table-row>
        <table:table-row table:style-name="ro1">
          <table:table-cell office:value-type="string" calcext:value-type="string">
            <text:p>inundacio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5];[.A65];[.C65])" office:value-type="string" office:string-value="&quot;inundaciones&quot;," calcext:value-type="string">
            <text:p>"inundaciones",</text:p>
          </table:table-cell>
          <table:table-cell table:style-name="ce1" office:value-type="percentage" office:value="0.957070097327232" calcext:value-type="percentage">
            <text:p>95.71%</text:p>
          </table:table-cell>
          <table:table-cell table:style-name="ce1" office:value-type="percentage" office:value="0.874581575393677" calcext:value-type="percentage">
            <text:p>87.46%</text:p>
          </table:table-cell>
          <table:table-cell table:style-name="ce1" office:value-type="percentage" office:value="0.707268543541431" calcext:value-type="percentage">
            <text:p>70.73%</text:p>
          </table:table-cell>
          <table:table-cell table:style-name="ce1" office:value-type="percentage" office:value="0.495181692764163" calcext:value-type="percentage">
            <text:p>49.52%</text:p>
          </table:table-cell>
          <table:table-cell table:style-name="ce1" table:formula="of:=AVERAGE([.E65:.F65])" office:value-type="percentage" office:value="0.915825836360455" calcext:value-type="percentage">
            <text:p>91.58%</text:p>
          </table:table-cell>
          <table:table-cell table:style-name="ce1" table:formula="of:=AVERAGE([.G65:.H65])" office:value-type="percentage" office:value="0.601225118152797" calcext:value-type="percentage">
            <text:p>60.12%</text:p>
          </table:table-cell>
          <table:table-cell table:style-name="ce3" table:formula="of:=[.I65]-[.J65]" office:value-type="percentage" office:value="0.314600718207657" calcext:value-type="percentage">
            <text:p>31.46%</text:p>
          </table:table-cell>
        </table:table-row>
        <table:table-row table:style-name="ro1">
          <table:table-cell office:value-type="string" calcext:value-type="string">
            <text:p>ecosysteme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6];[.A66];[.C66])" office:value-type="string" office:string-value="&quot;ecosystemen&quot;," calcext:value-type="string">
            <text:p>"ecosystemen",</text:p>
          </table:table-cell>
          <table:table-cell table:style-name="ce1" office:value-type="percentage" office:value="0.972917772829533" calcext:value-type="percentage">
            <text:p>97.29%</text:p>
          </table:table-cell>
          <table:table-cell table:style-name="ce1" office:value-type="percentage" office:value="0.918796464800835" calcext:value-type="percentage">
            <text:p>91.88%</text:p>
          </table:table-cell>
          <table:table-cell table:style-name="ce1" office:value-type="percentage" office:value="0.794430822134018" calcext:value-type="percentage">
            <text:p>79.44%</text:p>
          </table:table-cell>
          <table:table-cell table:style-name="ce1" office:value-type="percentage" office:value="0.468980994075537" calcext:value-type="percentage">
            <text:p>46.90%</text:p>
          </table:table-cell>
          <table:table-cell table:style-name="ce1" table:formula="of:=AVERAGE([.E66:.F66])" office:value-type="percentage" office:value="0.945857118815184" calcext:value-type="percentage">
            <text:p>94.59%</text:p>
          </table:table-cell>
          <table:table-cell table:style-name="ce1" table:formula="of:=AVERAGE([.G66:.H66])" office:value-type="percentage" office:value="0.631705908104777" calcext:value-type="percentage">
            <text:p>63.17%</text:p>
          </table:table-cell>
          <table:table-cell table:style-name="ce3" table:formula="of:=[.I66]-[.J66]" office:value-type="percentage" office:value="0.314151210710406" calcext:value-type="percentage">
            <text:p>31.42%</text:p>
          </table:table-cell>
        </table:table-row>
        <table:table-row table:style-name="ro1">
          <table:table-cell office:value-type="string" calcext:value-type="string">
            <text:p>so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7];[.A67];[.C67])" office:value-type="string" office:string-value="&quot;soil&quot;," calcext:value-type="string">
            <text:p>"soil",</text:p>
          </table:table-cell>
          <table:table-cell table:style-name="ce1" office:value-type="percentage" office:value="0.870253903795457" calcext:value-type="percentage">
            <text:p>87.03%</text:p>
          </table:table-cell>
          <table:table-cell table:style-name="ce1" office:value-type="percentage" office:value="0.648737907401371" calcext:value-type="percentage">
            <text:p>64.87%</text:p>
          </table:table-cell>
          <table:table-cell table:style-name="ce1" office:value-type="percentage" office:value="0.600940711613753" calcext:value-type="percentage">
            <text:p>60.09%</text:p>
          </table:table-cell>
          <table:table-cell table:style-name="ce1" office:value-type="percentage" office:value="0.293951946977559" calcext:value-type="percentage">
            <text:p>29.40%</text:p>
          </table:table-cell>
          <table:table-cell table:style-name="ce1" table:formula="of:=AVERAGE([.E67:.F67])" office:value-type="percentage" office:value="0.759495905598414" calcext:value-type="percentage">
            <text:p>75.95%</text:p>
          </table:table-cell>
          <table:table-cell table:style-name="ce1" table:formula="of:=AVERAGE([.G67:.H67])" office:value-type="percentage" office:value="0.447446329295656" calcext:value-type="percentage">
            <text:p>44.74%</text:p>
          </table:table-cell>
          <table:table-cell table:style-name="ce3" table:formula="of:=[.I67]-[.J67]" office:value-type="percentage" office:value="0.312049576302758" calcext:value-type="percentage">
            <text:p>31.20%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8];[.A68];[.C68])" office:value-type="string" office:string-value="&quot;agricultural&quot;," calcext:value-type="string">
            <text:p>"agricultural",</text:p>
          </table:table-cell>
          <table:table-cell table:style-name="ce1" office:value-type="percentage" office:value="0.867714557789064" calcext:value-type="percentage">
            <text:p>86.77%</text:p>
          </table:table-cell>
          <table:table-cell table:style-name="ce1" office:value-type="percentage" office:value="0.543006566463149" calcext:value-type="percentage">
            <text:p>54.30%</text:p>
          </table:table-cell>
          <table:table-cell table:style-name="ce1" office:value-type="percentage" office:value="0.567108384791942" calcext:value-type="percentage">
            <text:p>56.71%</text:p>
          </table:table-cell>
          <table:table-cell table:style-name="ce1" office:value-type="percentage" office:value="0.229634383635943" calcext:value-type="percentage">
            <text:p>22.96%</text:p>
          </table:table-cell>
          <table:table-cell table:style-name="ce1" table:formula="of:=AVERAGE([.E68:.F68])" office:value-type="percentage" office:value="0.705360562126106" calcext:value-type="percentage">
            <text:p>70.54%</text:p>
          </table:table-cell>
          <table:table-cell table:style-name="ce1" table:formula="of:=AVERAGE([.G68:.H68])" office:value-type="percentage" office:value="0.398371384213943" calcext:value-type="percentage">
            <text:p>39.84%</text:p>
          </table:table-cell>
          <table:table-cell table:style-name="ce3" table:formula="of:=[.I68]-[.J68]" office:value-type="percentage" office:value="0.306989177912164" calcext:value-type="percentage">
            <text:p>30.70%</text:p>
          </table:table-cell>
        </table:table-row>
        <table:table-row table:style-name="ro1">
          <table:table-cell office:value-type="string" calcext:value-type="string">
            <text:p>pastora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69];[.A69];[.C69])" office:value-type="string" office:string-value="&quot;pastorales&quot;," calcext:value-type="string">
            <text:p>"pastorales",</text:p>
          </table:table-cell>
          <table:table-cell table:style-name="ce1" office:value-type="percentage" office:value="0.899284811907036" calcext:value-type="percentage">
            <text:p>89.93%</text:p>
          </table:table-cell>
          <table:table-cell table:style-name="ce1" office:value-type="percentage" office:value="0.546099923117909" calcext:value-type="percentage">
            <text:p>54.61%</text:p>
          </table:table-cell>
          <table:table-cell table:style-name="ce1" office:value-type="percentage" office:value="0.621170700636021" calcext:value-type="percentage">
            <text:p>62.12%</text:p>
          </table:table-cell>
          <table:table-cell table:style-name="ce1" office:value-type="percentage" office:value="0.212718032571206" calcext:value-type="percentage">
            <text:p>21.27%</text:p>
          </table:table-cell>
          <table:table-cell table:style-name="ce1" table:formula="of:=AVERAGE([.E69:.F69])" office:value-type="percentage" office:value="0.722692367512473" calcext:value-type="percentage">
            <text:p>72.27%</text:p>
          </table:table-cell>
          <table:table-cell table:style-name="ce1" table:formula="of:=AVERAGE([.G69:.H69])" office:value-type="percentage" office:value="0.416944366603613" calcext:value-type="percentage">
            <text:p>41.69%</text:p>
          </table:table-cell>
          <table:table-cell table:style-name="ce3" table:formula="of:=[.I69]-[.J69]" office:value-type="percentage" office:value="0.305748000908859" calcext:value-type="percentage">
            <text:p>30.57%</text:p>
          </table:table-cell>
        </table:table-row>
        <table:table-row table:style-name="ro1">
          <table:table-cell office:value-type="string" calcext:value-type="string">
            <text:p>ccnuc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0];[.A70];[.C70])" office:value-type="string" office:string-value="&quot;ccnucc&quot;," calcext:value-type="string">
            <text:p>"ccnucc",</text:p>
          </table:table-cell>
          <table:table-cell table:style-name="ce1" office:value-type="percentage" office:value="0.935968601987475" calcext:value-type="percentage">
            <text:p>93.60%</text:p>
          </table:table-cell>
          <table:table-cell table:style-name="ce1" office:value-type="percentage" office:value="0.948808677139736" calcext:value-type="percentage">
            <text:p>94.88%</text:p>
          </table:table-cell>
          <table:table-cell table:style-name="ce1" office:value-type="percentage" office:value="0.636643797868774" calcext:value-type="percentage">
            <text:p>63.66%</text:p>
          </table:table-cell>
          <table:table-cell table:style-name="ce1" office:value-type="percentage" office:value="0.641091048717499" calcext:value-type="percentage">
            <text:p>64.11%</text:p>
          </table:table-cell>
          <table:table-cell table:style-name="ce1" table:formula="of:=AVERAGE([.E70:.F70])" office:value-type="percentage" office:value="0.942388639563606" calcext:value-type="percentage">
            <text:p>94.24%</text:p>
          </table:table-cell>
          <table:table-cell table:style-name="ce1" table:formula="of:=AVERAGE([.G70:.H70])" office:value-type="percentage" office:value="0.638867423293136" calcext:value-type="percentage">
            <text:p>63.89%</text:p>
          </table:table-cell>
          <table:table-cell table:style-name="ce3" table:formula="of:=[.I70]-[.J70]" office:value-type="percentage" office:value="0.303521216270469" calcext:value-type="percentage">
            <text:p>30.35%</text:p>
          </table:table-cell>
        </table:table-row>
        <table:table-row table:style-name="ro1">
          <table:table-cell office:value-type="string" calcext:value-type="string">
            <text:p>cultivo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1];[.A71];[.C71])" office:value-type="string" office:string-value="&quot;cultivos&quot;," calcext:value-type="string">
            <text:p>"cultivos",</text:p>
          </table:table-cell>
          <table:table-cell table:style-name="ce1" office:value-type="percentage" office:value="0.93506383895874" calcext:value-type="percentage">
            <text:p>93.51%</text:p>
          </table:table-cell>
          <table:table-cell table:style-name="ce1" office:value-type="percentage" office:value="0.624029874801636" calcext:value-type="percentage">
            <text:p>62.40%</text:p>
          </table:table-cell>
          <table:table-cell table:style-name="ce1" office:value-type="percentage" office:value="0.707154229283333" calcext:value-type="percentage">
            <text:p>70.72%</text:p>
          </table:table-cell>
          <table:table-cell table:style-name="ce1" office:value-type="percentage" office:value="0.253106360323727" calcext:value-type="percentage">
            <text:p>25.31%</text:p>
          </table:table-cell>
          <table:table-cell table:style-name="ce1" table:formula="of:=AVERAGE([.E71:.F71])" office:value-type="percentage" office:value="0.779546856880188" calcext:value-type="percentage">
            <text:p>77.95%</text:p>
          </table:table-cell>
          <table:table-cell table:style-name="ce1" table:formula="of:=AVERAGE([.G71:.H71])" office:value-type="percentage" office:value="0.48013029480353" calcext:value-type="percentage">
            <text:p>48.01%</text:p>
          </table:table-cell>
          <table:table-cell table:style-name="ce3" table:formula="of:=[.I71]-[.J71]" office:value-type="percentage" office:value="0.299416562076658" calcext:value-type="percentage">
            <text:p>29.94%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2];[.A72];[.C72])" office:value-type="string" office:string-value="&quot;agro&quot;," calcext:value-type="string">
            <text:p>"agro",</text:p>
          </table:table-cell>
          <table:table-cell table:style-name="ce1" office:value-type="percentage" office:value="0.900610155056534" calcext:value-type="percentage">
            <text:p>90.06%</text:p>
          </table:table-cell>
          <table:table-cell table:style-name="ce1" office:value-type="percentage" office:value="0.623830896824368" calcext:value-type="percentage">
            <text:p>62.38%</text:p>
          </table:table-cell>
          <table:table-cell table:style-name="ce1" office:value-type="percentage" office:value="0.645754987466859" calcext:value-type="percentage">
            <text:p>64.58%</text:p>
          </table:table-cell>
          <table:table-cell table:style-name="ce1" office:value-type="percentage" office:value="0.285831949897575" calcext:value-type="percentage">
            <text:p>28.58%</text:p>
          </table:table-cell>
          <table:table-cell table:style-name="ce1" table:formula="of:=AVERAGE([.E72:.F72])" office:value-type="percentage" office:value="0.762220525940451" calcext:value-type="percentage">
            <text:p>76.22%</text:p>
          </table:table-cell>
          <table:table-cell table:style-name="ce1" table:formula="of:=AVERAGE([.G72:.H72])" office:value-type="percentage" office:value="0.465793468682217" calcext:value-type="percentage">
            <text:p>46.58%</text:p>
          </table:table-cell>
          <table:table-cell table:style-name="ce3" table:formula="of:=[.I72]-[.J72]" office:value-type="percentage" office:value="0.296427057258234" calcext:value-type="percentage">
            <text:p>29.64%</text:p>
          </table:table-cell>
        </table:table-row>
        <table:table-row table:style-name="ro1">
          <table:table-cell office:value-type="string" calcext:value-type="string">
            <text:p>remote sens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3];[.A73];[.C73])" office:value-type="string" office:string-value="&quot;remote sensing&quot;," calcext:value-type="string">
            <text:p>"remote sensing",</text:p>
          </table:table-cell>
          <table:table-cell table:style-name="ce1" office:value-type="percentage" office:value="0.778290400874208" calcext:value-type="percentage">
            <text:p>77.83%</text:p>
          </table:table-cell>
          <table:table-cell table:style-name="ce1" office:value-type="percentage" office:value="0.531406721565872" calcext:value-type="percentage">
            <text:p>53.14%</text:p>
          </table:table-cell>
          <table:table-cell table:style-name="ce1" office:value-type="percentage" office:value="0.494476477022875" calcext:value-type="percentage">
            <text:p>49.45%</text:p>
          </table:table-cell>
          <table:table-cell table:style-name="ce1" office:value-type="percentage" office:value="0.224817457566546" calcext:value-type="percentage">
            <text:p>22.48%</text:p>
          </table:table-cell>
          <table:table-cell table:style-name="ce1" table:formula="of:=AVERAGE([.E73:.F73])" office:value-type="percentage" office:value="0.65484856122004" calcext:value-type="percentage">
            <text:p>65.48%</text:p>
          </table:table-cell>
          <table:table-cell table:style-name="ce1" table:formula="of:=AVERAGE([.G73:.H73])" office:value-type="percentage" office:value="0.359646967294711" calcext:value-type="percentage">
            <text:p>35.96%</text:p>
          </table:table-cell>
          <table:table-cell table:style-name="ce3" table:formula="of:=[.I73]-[.J73]" office:value-type="percentage" office:value="0.29520159392533" calcext:value-type="percentage">
            <text:p>29.52%</text:p>
          </table:table-cell>
        </table:table-row>
        <table:table-row table:style-name="ro1">
          <table:table-cell office:value-type="string" calcext:value-type="string">
            <text:p>écolog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4];[.A74];[.C74])" office:value-type="string" office:string-value="&quot;écologiques&quot;," calcext:value-type="string">
            <text:p>"écologiques",</text:p>
          </table:table-cell>
          <table:table-cell table:style-name="ce1" office:value-type="percentage" office:value="0.919426258653402" calcext:value-type="percentage">
            <text:p>91.94%</text:p>
          </table:table-cell>
          <table:table-cell table:style-name="ce1" office:value-type="percentage" office:value="0.754681185178924" calcext:value-type="percentage">
            <text:p>75.47%</text:p>
          </table:table-cell>
          <table:table-cell table:style-name="ce1" office:value-type="percentage" office:value="0.691580075304955" calcext:value-type="percentage">
            <text:p>69.16%</text:p>
          </table:table-cell>
          <table:table-cell table:style-name="ce1" office:value-type="percentage" office:value="0.393467329471605" calcext:value-type="percentage">
            <text:p>39.35%</text:p>
          </table:table-cell>
          <table:table-cell table:style-name="ce1" table:formula="of:=AVERAGE([.E74:.F74])" office:value-type="percentage" office:value="0.837053721916163" calcext:value-type="percentage">
            <text:p>83.71%</text:p>
          </table:table-cell>
          <table:table-cell table:style-name="ce1" table:formula="of:=AVERAGE([.G74:.H74])" office:value-type="percentage" office:value="0.54252370238828" calcext:value-type="percentage">
            <text:p>54.25%</text:p>
          </table:table-cell>
          <table:table-cell table:style-name="ce3" table:formula="of:=[.I74]-[.J74]" office:value-type="percentage" office:value="0.294530019527883" calcext:value-type="percentage">
            <text:p>29.45%</text:p>
          </table:table-cell>
        </table:table-row>
        <table:table-row table:style-name="ro1">
          <table:table-cell office:value-type="string" calcext:value-type="string">
            <text:p>clima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5];[.A75];[.C75])" office:value-type="string" office:string-value="&quot;climat&quot;," calcext:value-type="string">
            <text:p>"climat",</text:p>
          </table:table-cell>
          <table:table-cell table:style-name="ce1" office:value-type="percentage" office:value="0.891074526032571" calcext:value-type="percentage">
            <text:p>89.11%</text:p>
          </table:table-cell>
          <table:table-cell table:style-name="ce1" office:value-type="percentage" office:value="0.769967454594509" calcext:value-type="percentage">
            <text:p>77.00%</text:p>
          </table:table-cell>
          <table:table-cell table:style-name="ce1" office:value-type="percentage" office:value="0.6191504994554" calcext:value-type="percentage">
            <text:p>61.92%</text:p>
          </table:table-cell>
          <table:table-cell table:style-name="ce1" office:value-type="percentage" office:value="0.458999552932926" calcext:value-type="percentage">
            <text:p>45.90%</text:p>
          </table:table-cell>
          <table:table-cell table:style-name="ce1" table:formula="of:=AVERAGE([.E75:.F75])" office:value-type="percentage" office:value="0.83052099031354" calcext:value-type="percentage">
            <text:p>83.05%</text:p>
          </table:table-cell>
          <table:table-cell table:style-name="ce1" table:formula="of:=AVERAGE([.G75:.H75])" office:value-type="percentage" office:value="0.539075026194163" calcext:value-type="percentage">
            <text:p>53.91%</text:p>
          </table:table-cell>
          <table:table-cell table:style-name="ce3" table:formula="of:=[.I75]-[.J75]" office:value-type="percentage" office:value="0.291445964119377" calcext:value-type="percentage">
            <text:p>29.14%</text:p>
          </table:table-cell>
        </table:table-row>
        <table:table-row table:style-name="ro1">
          <table:table-cell office:value-type="string" calcext:value-type="string">
            <text:p>flloc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6];[.A76];[.C76])" office:value-type="string" office:string-value="&quot;flloca&quot;," calcext:value-type="string">
            <text:p>"flloca",</text:p>
          </table:table-cell>
          <table:table-cell table:style-name="ce1" office:value-type="percentage" office:value="0.934840512275696" calcext:value-type="percentage">
            <text:p>93.48%</text:p>
          </table:table-cell>
          <table:table-cell table:style-name="ce1" office:value-type="percentage" office:value="0.976780092716217" calcext:value-type="percentage">
            <text:p>97.68%</text:p>
          </table:table-cell>
          <table:table-cell table:style-name="ce1" office:value-type="percentage" office:value="0.711998218297958" calcext:value-type="percentage">
            <text:p>71.20%</text:p>
          </table:table-cell>
          <table:table-cell table:style-name="ce1" office:value-type="percentage" office:value="0.617820137739182" calcext:value-type="percentage">
            <text:p>61.78%</text:p>
          </table:table-cell>
          <table:table-cell table:style-name="ce1" table:formula="of:=AVERAGE([.E76:.F76])" office:value-type="percentage" office:value="0.955810302495956" calcext:value-type="percentage">
            <text:p>95.58%</text:p>
          </table:table-cell>
          <table:table-cell table:style-name="ce1" table:formula="of:=AVERAGE([.G76:.H76])" office:value-type="percentage" office:value="0.66490917801857" calcext:value-type="percentage">
            <text:p>66.49%</text:p>
          </table:table-cell>
          <table:table-cell table:style-name="ce3" table:formula="of:=[.I76]-[.J76]" office:value-type="percentage" office:value="0.290901124477386" calcext:value-type="percentage">
            <text:p>29.09%</text:p>
          </table:table-cell>
        </table:table-row>
        <table:table-row table:style-name="ro1">
          <table:table-cell office:value-type="string" calcext:value-type="string">
            <text:p>cultur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7];[.A77];[.C77])" office:value-type="string" office:string-value="&quot;cultures&quot;," calcext:value-type="string">
            <text:p>"cultures",</text:p>
          </table:table-cell>
          <table:table-cell table:style-name="ce1" office:value-type="percentage" office:value="0.81742647709777" calcext:value-type="percentage">
            <text:p>81.74%</text:p>
          </table:table-cell>
          <table:table-cell table:style-name="ce1" office:value-type="percentage" office:value="0.530207094514869" calcext:value-type="percentage">
            <text:p>53.02%</text:p>
          </table:table-cell>
          <table:table-cell table:style-name="ce1" office:value-type="percentage" office:value="0.537066898371988" calcext:value-type="percentage">
            <text:p>53.71%</text:p>
          </table:table-cell>
          <table:table-cell table:style-name="ce1" office:value-type="percentage" office:value="0.235375482668124" calcext:value-type="percentage">
            <text:p>23.54%</text:p>
          </table:table-cell>
          <table:table-cell table:style-name="ce1" table:formula="of:=AVERAGE([.E77:.F77])" office:value-type="percentage" office:value="0.67381678580632" calcext:value-type="percentage">
            <text:p>67.38%</text:p>
          </table:table-cell>
          <table:table-cell table:style-name="ce1" table:formula="of:=AVERAGE([.G77:.H77])" office:value-type="percentage" office:value="0.386221190520056" calcext:value-type="percentage">
            <text:p>38.62%</text:p>
          </table:table-cell>
          <table:table-cell table:style-name="ce3" table:formula="of:=[.I77]-[.J77]" office:value-type="percentage" office:value="0.287595595286264" calcext:value-type="percentage">
            <text:p>28.76%</text:p>
          </table:table-cell>
        </table:table-row>
        <table:table-row table:style-name="ro1">
          <table:table-cell office:value-type="string" calcext:value-type="string">
            <text:p>environnementaux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8];[.A78];[.C78])" office:value-type="string" office:string-value="&quot;environnementaux&quot;," calcext:value-type="string">
            <text:p>"environnementaux",</text:p>
          </table:table-cell>
          <table:table-cell table:style-name="ce1" office:value-type="percentage" office:value="0.927909364623408" calcext:value-type="percentage">
            <text:p>92.79%</text:p>
          </table:table-cell>
          <table:table-cell table:style-name="ce1" office:value-type="percentage" office:value="0.752521383505995" calcext:value-type="percentage">
            <text:p>75.25%</text:p>
          </table:table-cell>
          <table:table-cell table:style-name="ce1" office:value-type="percentage" office:value="0.673851677166518" calcext:value-type="percentage">
            <text:p>67.39%</text:p>
          </table:table-cell>
          <table:table-cell table:style-name="ce1" office:value-type="percentage" office:value="0.435687052626764" calcext:value-type="percentage">
            <text:p>43.57%</text:p>
          </table:table-cell>
          <table:table-cell table:style-name="ce1" table:formula="of:=AVERAGE([.E78:.F78])" office:value-type="percentage" office:value="0.840215374064702" calcext:value-type="percentage">
            <text:p>84.02%</text:p>
          </table:table-cell>
          <table:table-cell table:style-name="ce1" table:formula="of:=AVERAGE([.G78:.H78])" office:value-type="percentage" office:value="0.554769364896641" calcext:value-type="percentage">
            <text:p>55.48%</text:p>
          </table:table-cell>
          <table:table-cell table:style-name="ce3" table:formula="of:=[.I78]-[.J78]" office:value-type="percentage" office:value="0.285446009168061" calcext:value-type="percentage">
            <text:p>28.54%</text:p>
          </table:table-cell>
        </table:table-row>
        <table:table-row table:style-name="ro1">
          <table:table-cell office:value-type="string" calcext:value-type="string">
            <text:p>zo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79];[.A79];[.C79])" office:value-type="string" office:string-value="&quot;zones&quot;," calcext:value-type="string">
            <text:p>"zones",</text:p>
          </table:table-cell>
          <table:table-cell table:style-name="ce1" office:value-type="percentage" office:value="0.878160485017984" calcext:value-type="percentage">
            <text:p>87.82%</text:p>
          </table:table-cell>
          <table:table-cell table:style-name="ce1" office:value-type="percentage" office:value="0.594680066366765" calcext:value-type="percentage">
            <text:p>59.47%</text:p>
          </table:table-cell>
          <table:table-cell table:style-name="ce1" office:value-type="percentage" office:value="0.619865593649246" calcext:value-type="percentage">
            <text:p>61.99%</text:p>
          </table:table-cell>
          <table:table-cell table:style-name="ce1" office:value-type="percentage" office:value="0.291535600116125" calcext:value-type="percentage">
            <text:p>29.15%</text:p>
          </table:table-cell>
          <table:table-cell table:style-name="ce1" table:formula="of:=AVERAGE([.E79:.F79])" office:value-type="percentage" office:value="0.736420275692375" calcext:value-type="percentage">
            <text:p>73.64%</text:p>
          </table:table-cell>
          <table:table-cell table:style-name="ce1" table:formula="of:=AVERAGE([.G79:.H79])" office:value-type="percentage" office:value="0.455700596882686" calcext:value-type="percentage">
            <text:p>45.57%</text:p>
          </table:table-cell>
          <table:table-cell table:style-name="ce3" table:formula="of:=[.I79]-[.J79]" office:value-type="percentage" office:value="0.280719678809689" calcext:value-type="percentage">
            <text:p>28.07%</text:p>
          </table:table-cell>
        </table:table-row>
        <table:table-row table:style-name="ro1">
          <table:table-cell office:value-type="string" calcext:value-type="string">
            <text:p>klimatanpassn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0];[.A80];[.C80])" office:value-type="string" office:string-value="&quot;klimatanpassning&quot;," calcext:value-type="string">
            <text:p>"klimatanpassning",</text:p>
          </table:table-cell>
          <table:table-cell table:style-name="ce1" office:value-type="percentage" office:value="0.914175581681978" calcext:value-type="percentage">
            <text:p>91.42%</text:p>
          </table:table-cell>
          <table:table-cell table:style-name="ce1" office:value-type="percentage" office:value="0.841156591068615" calcext:value-type="percentage">
            <text:p>84.12%</text:p>
          </table:table-cell>
          <table:table-cell table:style-name="ce1" office:value-type="percentage" office:value="0.690750423428062" calcext:value-type="percentage">
            <text:p>69.08%</text:p>
          </table:table-cell>
          <table:table-cell table:style-name="ce1" office:value-type="percentage" office:value="0.503280560342738" calcext:value-type="percentage">
            <text:p>50.33%</text:p>
          </table:table-cell>
          <table:table-cell table:style-name="ce1" table:formula="of:=AVERAGE([.E80:.F80])" office:value-type="percentage" office:value="0.877666086375296" calcext:value-type="percentage">
            <text:p>87.77%</text:p>
          </table:table-cell>
          <table:table-cell table:style-name="ce1" table:formula="of:=AVERAGE([.G80:.H80])" office:value-type="percentage" office:value="0.5970154918854" calcext:value-type="percentage">
            <text:p>59.70%</text:p>
          </table:table-cell>
          <table:table-cell table:style-name="ce3" table:formula="of:=[.I80]-[.J80]" office:value-type="percentage" office:value="0.280650594489896" calcext:value-type="percentage">
            <text:p>28.07%</text:p>
          </table:table-cell>
        </table:table-row>
        <table:table-row table:style-name="ro1">
          <table:table-cell office:value-type="string" calcext:value-type="string">
            <text:p>meteorológic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1];[.A81];[.C81])" office:value-type="string" office:string-value="&quot;meteorológica&quot;," calcext:value-type="string">
            <text:p>"meteorológica",</text:p>
          </table:table-cell>
          <table:table-cell table:style-name="ce1" office:value-type="percentage" office:value="0.957849383354187" calcext:value-type="percentage">
            <text:p>95.78%</text:p>
          </table:table-cell>
          <table:table-cell table:style-name="ce1" office:value-type="percentage" office:value="0.878595173358917" calcext:value-type="percentage">
            <text:p>87.86%</text:p>
          </table:table-cell>
          <table:table-cell table:style-name="ce1" office:value-type="percentage" office:value="0.828602582216263" calcext:value-type="percentage">
            <text:p>82.86%</text:p>
          </table:table-cell>
          <table:table-cell table:style-name="ce1" office:value-type="percentage" office:value="0.450408980250359" calcext:value-type="percentage">
            <text:p>45.04%</text:p>
          </table:table-cell>
          <table:table-cell table:style-name="ce1" table:formula="of:=AVERAGE([.E81:.F81])" office:value-type="percentage" office:value="0.918222278356552" calcext:value-type="percentage">
            <text:p>91.82%</text:p>
          </table:table-cell>
          <table:table-cell table:style-name="ce1" table:formula="of:=AVERAGE([.G81:.H81])" office:value-type="percentage" office:value="0.639505781233311" calcext:value-type="percentage">
            <text:p>63.95%</text:p>
          </table:table-cell>
          <table:table-cell table:style-name="ce3" table:formula="of:=[.I81]-[.J81]" office:value-type="percentage" office:value="0.278716497123241" calcext:value-type="percentage">
            <text:p>27.87%</text:p>
          </table:table-cell>
        </table:table-row>
        <table:table-row table:style-name="ro1">
          <table:table-cell office:value-type="string" calcext:value-type="string">
            <text:p>diversify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2];[.A82];[.C82])" office:value-type="string" office:string-value="&quot;diversifying&quot;," calcext:value-type="string">
            <text:p>"diversifying",</text:p>
          </table:table-cell>
          <table:table-cell table:style-name="ce1" office:value-type="percentage" office:value="0.817856554841173" calcext:value-type="percentage">
            <text:p>81.79%</text:p>
          </table:table-cell>
          <table:table-cell table:style-name="ce1" office:value-type="percentage" office:value="0.497441911652427" calcext:value-type="percentage">
            <text:p>49.74%</text:p>
          </table:table-cell>
          <table:table-cell table:style-name="ce1" office:value-type="percentage" office:value="0.525219157209684" calcext:value-type="percentage">
            <text:p>52.52%</text:p>
          </table:table-cell>
          <table:table-cell table:style-name="ce1" office:value-type="percentage" office:value="0.234207851250238" calcext:value-type="percentage">
            <text:p>23.42%</text:p>
          </table:table-cell>
          <table:table-cell table:style-name="ce1" table:formula="of:=AVERAGE([.E82:.F82])" office:value-type="percentage" office:value="0.6576492332468" calcext:value-type="percentage">
            <text:p>65.76%</text:p>
          </table:table-cell>
          <table:table-cell table:style-name="ce1" table:formula="of:=AVERAGE([.G82:.H82])" office:value-type="percentage" office:value="0.379713504229961" calcext:value-type="percentage">
            <text:p>37.97%</text:p>
          </table:table-cell>
          <table:table-cell table:style-name="ce3" table:formula="of:=[.I82]-[.J82]" office:value-type="percentage" office:value="0.277935729016839" calcext:value-type="percentage">
            <text:p>27.79%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3];[.A83];[.C83])" office:value-type="string" office:string-value="&quot;water&quot;," calcext:value-type="string">
            <text:p>"water",</text:p>
          </table:table-cell>
          <table:table-cell table:style-name="ce1" office:value-type="percentage" office:value="0.834797360279211" calcext:value-type="percentage">
            <text:p>83.48%</text:p>
          </table:table-cell>
          <table:table-cell table:style-name="ce1" office:value-type="percentage" office:value="0.534691260021362" calcext:value-type="percentage">
            <text:p>53.47%</text:p>
          </table:table-cell>
          <table:table-cell table:style-name="ce1" office:value-type="percentage" office:value="0.567979191101906" calcext:value-type="percentage">
            <text:p>56.80%</text:p>
          </table:table-cell>
          <table:table-cell table:style-name="ce1" office:value-type="percentage" office:value="0.253809746755117" calcext:value-type="percentage">
            <text:p>25.38%</text:p>
          </table:table-cell>
          <table:table-cell table:style-name="ce1" table:formula="of:=AVERAGE([.E83:.F83])" office:value-type="percentage" office:value="0.684744310150286" calcext:value-type="percentage">
            <text:p>68.47%</text:p>
          </table:table-cell>
          <table:table-cell table:style-name="ce1" table:formula="of:=AVERAGE([.G83:.H83])" office:value-type="percentage" office:value="0.410894468928511" calcext:value-type="percentage">
            <text:p>41.09%</text:p>
          </table:table-cell>
          <table:table-cell table:style-name="ce3" table:formula="of:=[.I83]-[.J83]" office:value-type="percentage" office:value="0.273849841221775" calcext:value-type="percentage">
            <text:p>27.38%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4];[.A84];[.C84])" office:value-type="string" office:string-value="&quot;desert&quot;," calcext:value-type="string">
            <text:p>"desert",</text:p>
          </table:table-cell>
          <table:table-cell table:style-name="ce1" office:value-type="percentage" office:value="0.722983333067252" calcext:value-type="percentage">
            <text:p>72.30%</text:p>
          </table:table-cell>
          <table:table-cell table:style-name="ce1" office:value-type="percentage" office:value="0.430272229374028" calcext:value-type="percentage">
            <text:p>43.03%</text:p>
          </table:table-cell>
          <table:table-cell table:style-name="ce1" office:value-type="percentage" office:value="0.454381169249805" calcext:value-type="percentage">
            <text:p>45.44%</text:p>
          </table:table-cell>
          <table:table-cell table:style-name="ce1" office:value-type="percentage" office:value="0.163988036784128" calcext:value-type="percentage">
            <text:p>16.40%</text:p>
          </table:table-cell>
          <table:table-cell table:style-name="ce1" table:formula="of:=AVERAGE([.E84:.F84])" office:value-type="percentage" office:value="0.57662778122064" calcext:value-type="percentage">
            <text:p>57.66%</text:p>
          </table:table-cell>
          <table:table-cell table:style-name="ce1" table:formula="of:=AVERAGE([.G84:.H84])" office:value-type="percentage" office:value="0.309184603016967" calcext:value-type="percentage">
            <text:p>30.92%</text:p>
          </table:table-cell>
          <table:table-cell table:style-name="ce3" table:formula="of:=[.I84]-[.J84]" office:value-type="percentage" office:value="0.267443178203673" calcext:value-type="percentage">
            <text:p>26.74%</text:p>
          </table:table-cell>
        </table:table-row>
        <table:table-row table:style-name="ro1">
          <table:table-cell office:value-type="string" calcext:value-type="string">
            <text:p>terr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5];[.A85];[.C85])" office:value-type="string" office:string-value="&quot;terres&quot;," calcext:value-type="string">
            <text:p>"terres",</text:p>
          </table:table-cell>
          <table:table-cell table:style-name="ce1" office:value-type="percentage" office:value="0.912820054309351" calcext:value-type="percentage">
            <text:p>91.28%</text:p>
          </table:table-cell>
          <table:table-cell table:style-name="ce1" office:value-type="percentage" office:value="0.694008819641663" calcext:value-type="percentage">
            <text:p>69.40%</text:p>
          </table:table-cell>
          <table:table-cell table:style-name="ce1" office:value-type="percentage" office:value="0.671424047617646" calcext:value-type="percentage">
            <text:p>67.14%</text:p>
          </table:table-cell>
          <table:table-cell table:style-name="ce1" office:value-type="percentage" office:value="0.405516839094486" calcext:value-type="percentage">
            <text:p>40.55%</text:p>
          </table:table-cell>
          <table:table-cell table:style-name="ce1" table:formula="of:=AVERAGE([.E85:.F85])" office:value-type="percentage" office:value="0.803414436975507" calcext:value-type="percentage">
            <text:p>80.34%</text:p>
          </table:table-cell>
          <table:table-cell table:style-name="ce1" table:formula="of:=AVERAGE([.G85:.H85])" office:value-type="percentage" office:value="0.538470443356066" calcext:value-type="percentage">
            <text:p>53.85%</text:p>
          </table:table-cell>
          <table:table-cell table:style-name="ce3" table:formula="of:=[.I85]-[.J85]" office:value-type="percentage" office:value="0.264943993619441" calcext:value-type="percentage">
            <text:p>26.49%</text:p>
          </table:table-cell>
        </table:table-row>
        <table:table-row table:style-name="ro1">
          <table:table-cell office:value-type="string" calcext:value-type="string">
            <text:p>naturel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6];[.A86];[.C86])" office:value-type="string" office:string-value="&quot;naturelles&quot;," calcext:value-type="string">
            <text:p>"naturelles",</text:p>
          </table:table-cell>
          <table:table-cell table:style-name="ce1" office:value-type="percentage" office:value="0.915030575963753" calcext:value-type="percentage">
            <text:p>91.50%</text:p>
          </table:table-cell>
          <table:table-cell table:style-name="ce1" office:value-type="percentage" office:value="0.672828798070608" calcext:value-type="percentage">
            <text:p>67.28%</text:p>
          </table:table-cell>
          <table:table-cell table:style-name="ce1" office:value-type="percentage" office:value="0.703236689042544" calcext:value-type="percentage">
            <text:p>70.32%</text:p>
          </table:table-cell>
          <table:table-cell table:style-name="ce1" office:value-type="percentage" office:value="0.37371164131576" calcext:value-type="percentage">
            <text:p>37.37%</text:p>
          </table:table-cell>
          <table:table-cell table:style-name="ce1" table:formula="of:=AVERAGE([.E86:.F86])" office:value-type="percentage" office:value="0.79392968701718" calcext:value-type="percentage">
            <text:p>79.39%</text:p>
          </table:table-cell>
          <table:table-cell table:style-name="ce1" table:formula="of:=AVERAGE([.G86:.H86])" office:value-type="percentage" office:value="0.538474165179152" calcext:value-type="percentage">
            <text:p>53.85%</text:p>
          </table:table-cell>
          <table:table-cell table:style-name="ce3" table:formula="of:=[.I86]-[.J86]" office:value-type="percentage" office:value="0.255455521838029" calcext:value-type="percentage">
            <text:p>25.55%</text:p>
          </table:table-cell>
        </table:table-row>
        <table:table-row table:style-name="ro1">
          <table:table-cell office:value-type="string" calcext:value-type="string">
            <text:p>meteorolog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7];[.A87];[.C87])" office:value-type="string" office:string-value="&quot;meteorologiques&quot;," calcext:value-type="string">
            <text:p>"meteorologiques",</text:p>
          </table:table-cell>
          <table:table-cell table:style-name="ce1" office:value-type="percentage" office:value="0.951918363571167" calcext:value-type="percentage">
            <text:p>95.19%</text:p>
          </table:table-cell>
          <table:table-cell table:style-name="ce1" office:value-type="percentage" office:value="0.989034295082092" calcext:value-type="percentage">
            <text:p>98.90%</text:p>
          </table:table-cell>
          <table:table-cell table:style-name="ce1" office:value-type="percentage" office:value="0.683681637048721" calcext:value-type="percentage">
            <text:p>68.37%</text:p>
          </table:table-cell>
          <table:table-cell table:style-name="ce1" office:value-type="percentage" office:value="0.746711492538452" calcext:value-type="percentage">
            <text:p>74.67%</text:p>
          </table:table-cell>
          <table:table-cell table:style-name="ce1" table:formula="of:=AVERAGE([.E87:.F87])" office:value-type="percentage" office:value="0.97047632932663" calcext:value-type="percentage">
            <text:p>97.05%</text:p>
          </table:table-cell>
          <table:table-cell table:style-name="ce1" table:formula="of:=AVERAGE([.G87:.H87])" office:value-type="percentage" office:value="0.715196564793587" calcext:value-type="percentage">
            <text:p>71.52%</text:p>
          </table:table-cell>
          <table:table-cell table:style-name="ce3" table:formula="of:=[.I87]-[.J87]" office:value-type="percentage" office:value="0.255279764533043" calcext:value-type="percentage">
            <text:p>25.53%</text:p>
          </table:table-cell>
        </table:table-row>
        <table:table-row table:style-name="ro1">
          <table:table-cell office:value-type="string" calcext:value-type="string">
            <text:p>satelli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8];[.A88];[.C88])" office:value-type="string" office:string-value="&quot;satellite&quot;," calcext:value-type="string">
            <text:p>"satellite",</text:p>
          </table:table-cell>
          <table:table-cell table:style-name="ce1" office:value-type="percentage" office:value="0.761222137202477" calcext:value-type="percentage">
            <text:p>76.12%</text:p>
          </table:table-cell>
          <table:table-cell table:style-name="ce1" office:value-type="percentage" office:value="0.563647322372758" calcext:value-type="percentage">
            <text:p>56.36%</text:p>
          </table:table-cell>
          <table:table-cell table:style-name="ce1" office:value-type="percentage" office:value="0.526069880730804" calcext:value-type="percentage">
            <text:p>52.61%</text:p>
          </table:table-cell>
          <table:table-cell table:style-name="ce1" office:value-type="percentage" office:value="0.293206023801675" calcext:value-type="percentage">
            <text:p>29.32%</text:p>
          </table:table-cell>
          <table:table-cell table:style-name="ce1" table:formula="of:=AVERAGE([.E88:.F88])" office:value-type="percentage" office:value="0.662434729787617" calcext:value-type="percentage">
            <text:p>66.24%</text:p>
          </table:table-cell>
          <table:table-cell table:style-name="ce1" table:formula="of:=AVERAGE([.G88:.H88])" office:value-type="percentage" office:value="0.40963795226624" calcext:value-type="percentage">
            <text:p>40.96%</text:p>
          </table:table-cell>
          <table:table-cell table:style-name="ce3" table:formula="of:=[.I88]-[.J88]" office:value-type="percentage" office:value="0.252796777521378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89];[.A89];[.C89])" office:value-type="string" office:string-value="&quot;farm&quot;," calcext:value-type="string">
            <text:p>"farm",</text:p>
          </table:table-cell>
          <table:table-cell table:style-name="ce1" office:value-type="percentage" office:value="0.823326925865285" calcext:value-type="percentage">
            <text:p>82.33%</text:p>
          </table:table-cell>
          <table:table-cell table:style-name="ce1" office:value-type="percentage" office:value="0.507707169236908" calcext:value-type="percentage">
            <text:p>50.77%</text:p>
          </table:table-cell>
          <table:table-cell table:style-name="ce1" office:value-type="percentage" office:value="0.586431914212437" calcext:value-type="percentage">
            <text:p>58.64%</text:p>
          </table:table-cell>
          <table:table-cell table:style-name="ce1" office:value-type="percentage" office:value="0.247020474262772" calcext:value-type="percentage">
            <text:p>24.70%</text:p>
          </table:table-cell>
          <table:table-cell table:style-name="ce1" table:formula="of:=AVERAGE([.E89:.F89])" office:value-type="percentage" office:value="0.665517047551097" calcext:value-type="percentage">
            <text:p>66.55%</text:p>
          </table:table-cell>
          <table:table-cell table:style-name="ce1" table:formula="of:=AVERAGE([.G89:.H89])" office:value-type="percentage" office:value="0.416726194237605" calcext:value-type="percentage">
            <text:p>41.67%</text:p>
          </table:table-cell>
          <table:table-cell table:style-name="ce3" table:formula="of:=[.I89]-[.J89]" office:value-type="percentage" office:value="0.248790853313492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oce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0];[.A90];[.C90])" office:value-type="string" office:string-value="&quot;ocean&quot;," calcext:value-type="string">
            <text:p>"ocean",</text:p>
          </table:table-cell>
          <table:table-cell table:style-name="ce1" office:value-type="percentage" office:value="0.838356529367276" calcext:value-type="percentage">
            <text:p>83.84%</text:p>
          </table:table-cell>
          <table:table-cell table:style-name="ce1" office:value-type="percentage" office:value="0.59681366679187" calcext:value-type="percentage">
            <text:p>59.68%</text:p>
          </table:table-cell>
          <table:table-cell table:style-name="ce1" office:value-type="percentage" office:value="0.639336334054287" calcext:value-type="percentage">
            <text:p>63.93%</text:p>
          </table:table-cell>
          <table:table-cell table:style-name="ce1" office:value-type="percentage" office:value="0.300351115597937" calcext:value-type="percentage">
            <text:p>30.04%</text:p>
          </table:table-cell>
          <table:table-cell table:style-name="ce1" table:formula="of:=AVERAGE([.E90:.F90])" office:value-type="percentage" office:value="0.717585098079573" calcext:value-type="percentage">
            <text:p>71.76%</text:p>
          </table:table-cell>
          <table:table-cell table:style-name="ce1" table:formula="of:=AVERAGE([.G90:.H90])" office:value-type="percentage" office:value="0.469843724826112" calcext:value-type="percentage">
            <text:p>46.98%</text:p>
          </table:table-cell>
          <table:table-cell table:style-name="ce3" table:formula="of:=[.I90]-[.J90]" office:value-type="percentage" office:value="0.247741373253461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permacultu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1];[.A91];[.C91])" office:value-type="string" office:string-value="&quot;permaculture&quot;," calcext:value-type="string">
            <text:p>"permaculture",</text:p>
          </table:table-cell>
          <table:table-cell table:style-name="ce1" office:value-type="percentage" office:value="0.860336834192276" calcext:value-type="percentage">
            <text:p>86.03%</text:p>
          </table:table-cell>
          <table:table-cell table:style-name="ce1" office:value-type="percentage" office:value="0.449849171936512" calcext:value-type="percentage">
            <text:p>44.98%</text:p>
          </table:table-cell>
          <table:table-cell table:style-name="ce1" office:value-type="percentage" office:value="0.661480471491814" calcext:value-type="percentage">
            <text:p>66.15%</text:p>
          </table:table-cell>
          <table:table-cell table:style-name="ce1" office:value-type="percentage" office:value="0.155057174526155" calcext:value-type="percentage">
            <text:p>15.51%</text:p>
          </table:table-cell>
          <table:table-cell table:style-name="ce1" table:formula="of:=AVERAGE([.E91:.F91])" office:value-type="percentage" office:value="0.655093003064394" calcext:value-type="percentage">
            <text:p>65.51%</text:p>
          </table:table-cell>
          <table:table-cell table:style-name="ce1" table:formula="of:=AVERAGE([.G91:.H91])" office:value-type="percentage" office:value="0.408268823008984" calcext:value-type="percentage">
            <text:p>40.83%</text:p>
          </table:table-cell>
          <table:table-cell table:style-name="ce3" table:formula="of:=[.I91]-[.J91]" office:value-type="percentage" office:value="0.24682418005541" calcext:value-type="percentage">
            <text:p>24.68%</text:p>
          </table:table-cell>
        </table:table-row>
        <table:table-row table:style-name="ro1">
          <table:table-cell office:value-type="string" calcext:value-type="string">
            <text:p>climat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2];[.A92];[.C92])" office:value-type="string" office:string-value="&quot;climatique&quot;," calcext:value-type="string">
            <text:p>"climatique",</text:p>
          </table:table-cell>
          <table:table-cell table:style-name="ce1" office:value-type="percentage" office:value="0.914880642656124" calcext:value-type="percentage">
            <text:p>91.49%</text:p>
          </table:table-cell>
          <table:table-cell table:style-name="ce1" office:value-type="percentage" office:value="0.861436744372953" calcext:value-type="percentage">
            <text:p>86.14%</text:p>
          </table:table-cell>
          <table:table-cell table:style-name="ce1" office:value-type="percentage" office:value="0.710460433303708" calcext:value-type="percentage">
            <text:p>71.05%</text:p>
          </table:table-cell>
          <table:table-cell table:style-name="ce1" office:value-type="percentage" office:value="0.575139256010792" calcext:value-type="percentage">
            <text:p>57.51%</text:p>
          </table:table-cell>
          <table:table-cell table:style-name="ce1" table:formula="of:=AVERAGE([.E92:.F92])" office:value-type="percentage" office:value="0.888158693514539" calcext:value-type="percentage">
            <text:p>88.82%</text:p>
          </table:table-cell>
          <table:table-cell table:style-name="ce1" table:formula="of:=AVERAGE([.G92:.H92])" office:value-type="percentage" office:value="0.64279984465725" calcext:value-type="percentage">
            <text:p>64.28%</text:p>
          </table:table-cell>
          <table:table-cell table:style-name="ce3" table:formula="of:=[.I92]-[.J92]" office:value-type="percentage" office:value="0.245358848857289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z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3];[.A93];[.C93])" office:value-type="string" office:string-value="&quot;zone&quot;," calcext:value-type="string">
            <text:p>"zone",</text:p>
          </table:table-cell>
          <table:table-cell table:style-name="ce1" office:value-type="percentage" office:value="0.861454727534715" calcext:value-type="percentage">
            <text:p>86.15%</text:p>
          </table:table-cell>
          <table:table-cell table:style-name="ce1" office:value-type="percentage" office:value="0.580035145720703" calcext:value-type="percentage">
            <text:p>58.00%</text:p>
          </table:table-cell>
          <table:table-cell table:style-name="ce1" office:value-type="percentage" office:value="0.664772758685847" calcext:value-type="percentage">
            <text:p>66.48%</text:p>
          </table:table-cell>
          <table:table-cell table:style-name="ce1" office:value-type="percentage" office:value="0.309616585132113" calcext:value-type="percentage">
            <text:p>30.96%</text:p>
          </table:table-cell>
          <table:table-cell table:style-name="ce1" table:formula="of:=AVERAGE([.E93:.F93])" office:value-type="percentage" office:value="0.720744936627709" calcext:value-type="percentage">
            <text:p>72.07%</text:p>
          </table:table-cell>
          <table:table-cell table:style-name="ce1" table:formula="of:=AVERAGE([.G93:.H93])" office:value-type="percentage" office:value="0.48719467190898" calcext:value-type="percentage">
            <text:p>48.72%</text:p>
          </table:table-cell>
          <table:table-cell table:style-name="ce3" table:formula="of:=[.I93]-[.J93]" office:value-type="percentage" office:value="0.23355026471873" calcext:value-type="percentage">
            <text:p>23.36%</text:p>
          </table:table-cell>
        </table:table-row>
        <table:table-row table:style-name="ro1">
          <table:table-cell office:value-type="string" calcext:value-type="string">
            <text:p>sequi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4];[.A94];[.C94])" office:value-type="string" office:string-value="&quot;sequias&quot;," calcext:value-type="string">
            <text:p>"sequias",</text:p>
          </table:table-cell>
          <table:table-cell table:style-name="ce1" office:value-type="percentage" office:value="0.947376161813736" calcext:value-type="percentage">
            <text:p>94.74%</text:p>
          </table:table-cell>
          <table:table-cell table:style-name="ce1" office:value-type="percentage" office:value="0.848627626895904" calcext:value-type="percentage">
            <text:p>84.86%</text:p>
          </table:table-cell>
          <table:table-cell table:style-name="ce1" office:value-type="percentage" office:value="0.804868325591087" calcext:value-type="percentage">
            <text:p>80.49%</text:p>
          </table:table-cell>
          <table:table-cell table:style-name="ce1" office:value-type="percentage" office:value="0.534958651289344" calcext:value-type="percentage">
            <text:p>53.50%</text:p>
          </table:table-cell>
          <table:table-cell table:style-name="ce1" table:formula="of:=AVERAGE([.E94:.F94])" office:value-type="percentage" office:value="0.89800189435482" calcext:value-type="percentage">
            <text:p>89.80%</text:p>
          </table:table-cell>
          <table:table-cell table:style-name="ce1" table:formula="of:=AVERAGE([.G94:.H94])" office:value-type="percentage" office:value="0.669913488440216" calcext:value-type="percentage">
            <text:p>66.99%</text:p>
          </table:table-cell>
          <table:table-cell table:style-name="ce3" table:formula="of:=[.I94]-[.J94]" office:value-type="percentage" office:value="0.228088405914605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dryl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5];[.A95];[.C95])" office:value-type="string" office:string-value="&quot;dryland&quot;," calcext:value-type="string">
            <text:p>"dryland",</text:p>
          </table:table-cell>
          <table:table-cell table:style-name="ce1" office:value-type="percentage" office:value="0.919372151957618" calcext:value-type="percentage">
            <text:p>91.94%</text:p>
          </table:table-cell>
          <table:table-cell table:style-name="ce1" office:value-type="percentage" office:value="0.810662536488639" calcext:value-type="percentage">
            <text:p>81.07%</text:p>
          </table:table-cell>
          <table:table-cell table:style-name="ce1" office:value-type="percentage" office:value="0.721823608544138" calcext:value-type="percentage">
            <text:p>72.18%</text:p>
          </table:table-cell>
          <table:table-cell table:style-name="ce1" office:value-type="percentage" office:value="0.556862528663543" calcext:value-type="percentage">
            <text:p>55.69%</text:p>
          </table:table-cell>
          <table:table-cell table:style-name="ce1" table:formula="of:=AVERAGE([.E95:.F95])" office:value-type="percentage" office:value="0.865017344223129" calcext:value-type="percentage">
            <text:p>86.50%</text:p>
          </table:table-cell>
          <table:table-cell table:style-name="ce1" table:formula="of:=AVERAGE([.G95:.H95])" office:value-type="percentage" office:value="0.63934306860384" calcext:value-type="percentage">
            <text:p>63.93%</text:p>
          </table:table-cell>
          <table:table-cell table:style-name="ce3" table:formula="of:=[.I95]-[.J95]" office:value-type="percentage" office:value="0.225674275619288" calcext:value-type="percentage">
            <text:p>22.57%</text:p>
          </table:table-cell>
        </table:table-row>
        <table:table-row table:style-name="ro1">
          <table:table-cell office:value-type="string" calcext:value-type="string">
            <text:p>écosystèm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6];[.A96];[.C96])" office:value-type="string" office:string-value="&quot;écosystèmes&quot;," calcext:value-type="string">
            <text:p>"écosystèmes",</text:p>
          </table:table-cell>
          <table:table-cell table:style-name="ce1" office:value-type="percentage" office:value="0.926386339589953" calcext:value-type="percentage">
            <text:p>92.64%</text:p>
          </table:table-cell>
          <table:table-cell table:style-name="ce1" office:value-type="percentage" office:value="0.745810964885591" calcext:value-type="percentage">
            <text:p>74.58%</text:p>
          </table:table-cell>
          <table:table-cell table:style-name="ce1" office:value-type="percentage" office:value="0.758863907307386" calcext:value-type="percentage">
            <text:p>75.89%</text:p>
          </table:table-cell>
          <table:table-cell table:style-name="ce1" office:value-type="percentage" office:value="0.471414108887654" calcext:value-type="percentage">
            <text:p>47.14%</text:p>
          </table:table-cell>
          <table:table-cell table:style-name="ce1" table:formula="of:=AVERAGE([.E96:.F96])" office:value-type="percentage" office:value="0.836098652237772" calcext:value-type="percentage">
            <text:p>83.61%</text:p>
          </table:table-cell>
          <table:table-cell table:style-name="ce1" table:formula="of:=AVERAGE([.G96:.H96])" office:value-type="percentage" office:value="0.61513900809752" calcext:value-type="percentage">
            <text:p>61.51%</text:p>
          </table:table-cell>
          <table:table-cell table:style-name="ce3" table:formula="of:=[.I96]-[.J96]" office:value-type="percentage" office:value="0.220959644140252" calcext:value-type="percentage">
            <text:p>22.10%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7];[.A97];[.C97])" office:value-type="string" office:string-value="&quot;marine&quot;," calcext:value-type="string">
            <text:p>"marine",</text:p>
          </table:table-cell>
          <table:table-cell table:style-name="ce1" office:value-type="percentage" office:value="0.847535648552531" calcext:value-type="percentage">
            <text:p>84.75%</text:p>
          </table:table-cell>
          <table:table-cell table:style-name="ce1" office:value-type="percentage" office:value="0.542633129908195" calcext:value-type="percentage">
            <text:p>54.26%</text:p>
          </table:table-cell>
          <table:table-cell table:style-name="ce1" office:value-type="percentage" office:value="0.664324996463785" calcext:value-type="percentage">
            <text:p>66.43%</text:p>
          </table:table-cell>
          <table:table-cell table:style-name="ce1" office:value-type="percentage" office:value="0.283990915002174" calcext:value-type="percentage">
            <text:p>28.40%</text:p>
          </table:table-cell>
          <table:table-cell table:style-name="ce1" table:formula="of:=AVERAGE([.E97:.F97])" office:value-type="percentage" office:value="0.695084389230363" calcext:value-type="percentage">
            <text:p>69.51%</text:p>
          </table:table-cell>
          <table:table-cell table:style-name="ce1" table:formula="of:=AVERAGE([.G97:.H97])" office:value-type="percentage" office:value="0.47415795573298" calcext:value-type="percentage">
            <text:p>47.42%</text:p>
          </table:table-cell>
          <table:table-cell table:style-name="ce3" table:formula="of:=[.I97]-[.J97]" office:value-type="percentage" office:value="0.220926433497384" calcext:value-type="percentage">
            <text:p>22.09%</text:p>
          </table:table-cell>
        </table:table-row>
        <table:table-row table:style-name="ro1">
          <table:table-cell office:value-type="string" calcext:value-type="string">
            <text:p>environnementa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8];[.A98];[.C98])" office:value-type="string" office:string-value="&quot;environnementales&quot;," calcext:value-type="string">
            <text:p>"environnementales",</text:p>
          </table:table-cell>
          <table:table-cell table:style-name="ce1" office:value-type="percentage" office:value="0.916823853748013" calcext:value-type="percentage">
            <text:p>91.68%</text:p>
          </table:table-cell>
          <table:table-cell table:style-name="ce1" office:value-type="percentage" office:value="0.69761928844482" calcext:value-type="percentage">
            <text:p>69.76%</text:p>
          </table:table-cell>
          <table:table-cell table:style-name="ce1" office:value-type="percentage" office:value="0.751934805903772" calcext:value-type="percentage">
            <text:p>75.19%</text:p>
          </table:table-cell>
          <table:table-cell table:style-name="ce1" office:value-type="percentage" office:value="0.441898769821332" calcext:value-type="percentage">
            <text:p>44.19%</text:p>
          </table:table-cell>
          <table:table-cell table:style-name="ce1" table:formula="of:=AVERAGE([.E98:.F98])" office:value-type="percentage" office:value="0.807221571096417" calcext:value-type="percentage">
            <text:p>80.72%</text:p>
          </table:table-cell>
          <table:table-cell table:style-name="ce1" table:formula="of:=AVERAGE([.G98:.H98])" office:value-type="percentage" office:value="0.596916787862552" calcext:value-type="percentage">
            <text:p>59.69%</text:p>
          </table:table-cell>
          <table:table-cell table:style-name="ce3" table:formula="of:=[.I98]-[.J98]" office:value-type="percentage" office:value="0.210304783233865" calcext:value-type="percentage">
            <text:p>21.03%</text:p>
          </table:table-cell>
        </table:table-row>
        <table:table-row table:style-name="ro1">
          <table:table-cell office:value-type="string" calcext:value-type="string">
            <text:p>graz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99];[.A99];[.C99])" office:value-type="string" office:string-value="&quot;grazing&quot;," calcext:value-type="string">
            <text:p>"grazing",</text:p>
          </table:table-cell>
          <table:table-cell table:style-name="ce1" office:value-type="percentage" office:value="0.828459709261855" calcext:value-type="percentage">
            <text:p>82.85%</text:p>
          </table:table-cell>
          <table:table-cell table:style-name="ce1" office:value-type="percentage" office:value="0.503225321318799" calcext:value-type="percentage">
            <text:p>50.32%</text:p>
          </table:table-cell>
          <table:table-cell table:style-name="ce1" office:value-type="percentage" office:value="0.636090284756695" calcext:value-type="percentage">
            <text:p>63.61%</text:p>
          </table:table-cell>
          <table:table-cell table:style-name="ce1" office:value-type="percentage" office:value="0.276184319916259" calcext:value-type="percentage">
            <text:p>27.62%</text:p>
          </table:table-cell>
          <table:table-cell table:style-name="ce1" table:formula="of:=AVERAGE([.E99:.F99])" office:value-type="percentage" office:value="0.665842515290327" calcext:value-type="percentage">
            <text:p>66.58%</text:p>
          </table:table-cell>
          <table:table-cell table:style-name="ce1" table:formula="of:=AVERAGE([.G99:.H99])" office:value-type="percentage" office:value="0.456137302336477" calcext:value-type="percentage">
            <text:p>45.61%</text:p>
          </table:table-cell>
          <table:table-cell table:style-name="ce3" table:formula="of:=[.I99]-[.J99]" office:value-type="percentage" office:value="0.20970521295385" calcext:value-type="percentage">
            <text:p>20.97%</text:p>
          </table:table-cell>
        </table:table-row>
        <table:table-row table:style-name="ro1">
          <table:table-cell office:value-type="string" calcext:value-type="string">
            <text:p>mitigat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0];[.A100];[.C100])" office:value-type="string" office:string-value="&quot;mitigating&quot;," calcext:value-type="string">
            <text:p>"mitigating",</text:p>
          </table:table-cell>
          <table:table-cell table:style-name="ce1" office:value-type="percentage" office:value="0.816804500408919" calcext:value-type="percentage">
            <text:p>81.68%</text:p>
          </table:table-cell>
          <table:table-cell table:style-name="ce1" office:value-type="percentage" office:value="0.635556238975533" calcext:value-type="percentage">
            <text:p>63.56%</text:p>
          </table:table-cell>
          <table:table-cell table:style-name="ce1" office:value-type="percentage" office:value="0.639695646847228" calcext:value-type="percentage">
            <text:p>63.97%</text:p>
          </table:table-cell>
          <table:table-cell table:style-name="ce1" office:value-type="percentage" office:value="0.393944783927312" calcext:value-type="percentage">
            <text:p>39.39%</text:p>
          </table:table-cell>
          <table:table-cell table:style-name="ce1" table:formula="of:=AVERAGE([.E100:.F100])" office:value-type="percentage" office:value="0.726180369692226" calcext:value-type="percentage">
            <text:p>72.62%</text:p>
          </table:table-cell>
          <table:table-cell table:style-name="ce1" table:formula="of:=AVERAGE([.G100:.H100])" office:value-type="percentage" office:value="0.51682021538727" calcext:value-type="percentage">
            <text:p>51.68%</text:p>
          </table:table-cell>
          <table:table-cell table:style-name="ce3" table:formula="of:=[.I100]-[.J100]" office:value-type="percentage" office:value="0.209360154304956" calcext:value-type="percentage">
            <text:p>20.94%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1];[.A101];[.C101])" office:value-type="string" office:string-value="&quot;natural&quot;," calcext:value-type="string">
            <text:p>"natural",</text:p>
          </table:table-cell>
          <table:table-cell table:style-name="ce1" office:value-type="percentage" office:value="0.84998198376819" calcext:value-type="percentage">
            <text:p>85.00%</text:p>
          </table:table-cell>
          <table:table-cell table:style-name="ce1" office:value-type="percentage" office:value="0.554116005877791" calcext:value-type="percentage">
            <text:p>55.41%</text:p>
          </table:table-cell>
          <table:table-cell table:style-name="ce1" office:value-type="percentage" office:value="0.672152986786824" calcext:value-type="percentage">
            <text:p>67.22%</text:p>
          </table:table-cell>
          <table:table-cell table:style-name="ce1" office:value-type="percentage" office:value="0.32544631225199" calcext:value-type="percentage">
            <text:p>32.54%</text:p>
          </table:table-cell>
          <table:table-cell table:style-name="ce1" table:formula="of:=AVERAGE([.E101:.F101])" office:value-type="percentage" office:value="0.70204899482299" calcext:value-type="percentage">
            <text:p>70.20%</text:p>
          </table:table-cell>
          <table:table-cell table:style-name="ce1" table:formula="of:=AVERAGE([.G101:.H101])" office:value-type="percentage" office:value="0.498799649519407" calcext:value-type="percentage">
            <text:p>49.88%</text:p>
          </table:table-cell>
          <table:table-cell table:style-name="ce3" table:formula="of:=[.I101]-[.J101]" office:value-type="percentage" office:value="0.203249345303584" calcext:value-type="percentage">
            <text:p>20.32%</text:p>
          </table:table-cell>
        </table:table-row>
        <table:table-row table:style-name="ro1">
          <table:table-cell office:value-type="string" calcext:value-type="string">
            <text:p>ecologic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2];[.A102];[.C102])" office:value-type="string" office:string-value="&quot;ecological&quot;," calcext:value-type="string">
            <text:p>"ecological",</text:p>
          </table:table-cell>
          <table:table-cell table:style-name="ce1" office:value-type="percentage" office:value="0.855275657718524" calcext:value-type="percentage">
            <text:p>85.53%</text:p>
          </table:table-cell>
          <table:table-cell table:style-name="ce1" office:value-type="percentage" office:value="0.52809823527204" calcext:value-type="percentage">
            <text:p>52.81%</text:p>
          </table:table-cell>
          <table:table-cell table:style-name="ce1" office:value-type="percentage" office:value="0.68306864431647" calcext:value-type="percentage">
            <text:p>68.31%</text:p>
          </table:table-cell>
          <table:table-cell table:style-name="ce1" office:value-type="percentage" office:value="0.294516344418488" calcext:value-type="percentage">
            <text:p>29.45%</text:p>
          </table:table-cell>
          <table:table-cell table:style-name="ce1" table:formula="of:=AVERAGE([.E102:.F102])" office:value-type="percentage" office:value="0.691686946495282" calcext:value-type="percentage">
            <text:p>69.17%</text:p>
          </table:table-cell>
          <table:table-cell table:style-name="ce1" table:formula="of:=AVERAGE([.G102:.H102])" office:value-type="percentage" office:value="0.488792494367479" calcext:value-type="percentage">
            <text:p>48.88%</text:p>
          </table:table-cell>
          <table:table-cell table:style-name="ce3" table:formula="of:=[.I102]-[.J102]" office:value-type="percentage" office:value="0.202894452127803" calcext:value-type="percentage">
            <text:p>20.29%</text:p>
          </table:table-cell>
        </table:table-row>
        <table:table-row table:style-name="ro1">
          <table:table-cell office:value-type="string" calcext:value-type="string">
            <text:p>déser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3];[.A103];[.C103])" office:value-type="string" office:string-value="&quot;désert&quot;," calcext:value-type="string">
            <text:p>"désert",</text:p>
          </table:table-cell>
          <table:table-cell table:style-name="ce1" office:value-type="percentage" office:value="0.825919926166534" calcext:value-type="percentage">
            <text:p>82.59%</text:p>
          </table:table-cell>
          <table:table-cell table:style-name="ce1" office:value-type="percentage" office:value="0.0782183036208152" calcext:value-type="percentage">
            <text:p>7.82%</text:p>
          </table:table-cell>
          <table:table-cell table:style-name="ce1" office:value-type="percentage" office:value="0.485160708427429" calcext:value-type="percentage">
            <text:p>48.52%</text:p>
          </table:table-cell>
          <table:table-cell table:style-name="ce1" office:value-type="percentage" office:value="0.0144608877599239" calcext:value-type="percentage">
            <text:p>1.45%</text:p>
          </table:table-cell>
          <table:table-cell table:style-name="ce1" table:formula="of:=AVERAGE([.E103:.F103])" office:value-type="percentage" office:value="0.452069114893675" calcext:value-type="percentage">
            <text:p>45.21%</text:p>
          </table:table-cell>
          <table:table-cell table:style-name="ce1" table:formula="of:=AVERAGE([.G103:.H103])" office:value-type="percentage" office:value="0.249810798093677" calcext:value-type="percentage">
            <text:p>24.98%</text:p>
          </table:table-cell>
          <table:table-cell table:style-name="ce3" table:formula="of:=[.I103]-[.J103]" office:value-type="percentage" office:value="0.202258316799998" calcext:value-type="percentage">
            <text:p>20.23%</text:p>
          </table:table-cell>
        </table:table-row>
        <table:table-row table:style-name="ro1">
          <table:table-cell office:value-type="string" calcext:value-type="string">
            <text:p>durab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4];[.A104];[.C104])" office:value-type="string" office:string-value="&quot;durables&quot;," calcext:value-type="string">
            <text:p>"durables",</text:p>
          </table:table-cell>
          <table:table-cell table:style-name="ce1" office:value-type="percentage" office:value="0.886875392577133" calcext:value-type="percentage">
            <text:p>88.69%</text:p>
          </table:table-cell>
          <table:table-cell table:style-name="ce1" office:value-type="percentage" office:value="0.61435985512075" calcext:value-type="percentage">
            <text:p>61.44%</text:p>
          </table:table-cell>
          <table:table-cell table:style-name="ce1" office:value-type="percentage" office:value="0.717611373840152" calcext:value-type="percentage">
            <text:p>71.76%</text:p>
          </table:table-cell>
          <table:table-cell table:style-name="ce1" office:value-type="percentage" office:value="0.379138173315221" calcext:value-type="percentage">
            <text:p>37.91%</text:p>
          </table:table-cell>
          <table:table-cell table:style-name="ce1" table:formula="of:=AVERAGE([.E104:.F104])" office:value-type="percentage" office:value="0.750617623848941" calcext:value-type="percentage">
            <text:p>75.06%</text:p>
          </table:table-cell>
          <table:table-cell table:style-name="ce1" table:formula="of:=AVERAGE([.G104:.H104])" office:value-type="percentage" office:value="0.548374773577686" calcext:value-type="percentage">
            <text:p>54.84%</text:p>
          </table:table-cell>
          <table:table-cell table:style-name="ce3" table:formula="of:=[.I104]-[.J104]" office:value-type="percentage" office:value="0.202242850271255" calcext:value-type="percentage">
            <text:p>20.22%</text:p>
          </table:table-cell>
        </table:table-row>
        <table:table-row table:style-name="ro1">
          <table:table-cell office:value-type="string" calcext:value-type="string">
            <text:p>durablem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5];[.A105];[.C105])" office:value-type="string" office:string-value="&quot;durablement&quot;," calcext:value-type="string">
            <text:p>"durablement",</text:p>
          </table:table-cell>
          <table:table-cell table:style-name="ce1" office:value-type="percentage" office:value="0.880787304678901" calcext:value-type="percentage">
            <text:p>88.08%</text:p>
          </table:table-cell>
          <table:table-cell table:style-name="ce1" office:value-type="percentage" office:value="0.56454281089064" calcext:value-type="percentage">
            <text:p>56.45%</text:p>
          </table:table-cell>
          <table:table-cell table:style-name="ce1" office:value-type="percentage" office:value="0.705313448168215" calcext:value-type="percentage">
            <text:p>70.53%</text:p>
          </table:table-cell>
          <table:table-cell table:style-name="ce1" office:value-type="percentage" office:value="0.340120128535314" calcext:value-type="percentage">
            <text:p>34.01%</text:p>
          </table:table-cell>
          <table:table-cell table:style-name="ce1" table:formula="of:=AVERAGE([.E105:.F105])" office:value-type="percentage" office:value="0.722665057784771" calcext:value-type="percentage">
            <text:p>72.27%</text:p>
          </table:table-cell>
          <table:table-cell table:style-name="ce1" table:formula="of:=AVERAGE([.G105:.H105])" office:value-type="percentage" office:value="0.522716788351765" calcext:value-type="percentage">
            <text:p>52.27%</text:p>
          </table:table-cell>
          <table:table-cell table:style-name="ce3" table:formula="of:=[.I105]-[.J105]" office:value-type="percentage" office:value="0.199948269433006" calcext:value-type="percentage">
            <text:p>19.99%</text:p>
          </table:table-cell>
        </table:table-row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6];[.A106];[.C106])" office:value-type="string" office:string-value="&quot;climate&quot;," calcext:value-type="string">
            <text:p>"climate",</text:p>
          </table:table-cell>
          <table:table-cell table:style-name="ce1" office:value-type="percentage" office:value="0.85280130915442" calcext:value-type="percentage">
            <text:p>85.28%</text:p>
          </table:table-cell>
          <table:table-cell table:style-name="ce1" office:value-type="percentage" office:value="0.712168947795733" calcext:value-type="percentage">
            <text:p>71.22%</text:p>
          </table:table-cell>
          <table:table-cell table:style-name="ce1" office:value-type="percentage" office:value="0.686864584917657" calcext:value-type="percentage">
            <text:p>68.69%</text:p>
          </table:table-cell>
          <table:table-cell table:style-name="ce1" office:value-type="percentage" office:value="0.481014009459074" calcext:value-type="percentage">
            <text:p>48.10%</text:p>
          </table:table-cell>
          <table:table-cell table:style-name="ce1" table:formula="of:=AVERAGE([.E106:.F106])" office:value-type="percentage" office:value="0.782485128475077" calcext:value-type="percentage">
            <text:p>78.25%</text:p>
          </table:table-cell>
          <table:table-cell table:style-name="ce1" table:formula="of:=AVERAGE([.G106:.H106])" office:value-type="percentage" office:value="0.583939297188365" calcext:value-type="percentage">
            <text:p>58.39%</text:p>
          </table:table-cell>
          <table:table-cell table:style-name="ce3" table:formula="of:=[.I106]-[.J106]" office:value-type="percentage" office:value="0.198545831286711" calcext:value-type="percentage">
            <text:p>19.85%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7];[.A107];[.C107])" office:value-type="string" office:string-value="&quot;sea&quot;," calcext:value-type="string">
            <text:p>"sea",</text:p>
          </table:table-cell>
          <table:table-cell table:style-name="ce1" office:value-type="percentage" office:value="0.806329655574589" calcext:value-type="percentage">
            <text:p>80.63%</text:p>
          </table:table-cell>
          <table:table-cell table:style-name="ce1" office:value-type="percentage" office:value="0.503241156565369" calcext:value-type="percentage">
            <text:p>50.32%</text:p>
          </table:table-cell>
          <table:table-cell table:style-name="ce1" office:value-type="percentage" office:value="0.642729193543308" calcext:value-type="percentage">
            <text:p>64.27%</text:p>
          </table:table-cell>
          <table:table-cell table:style-name="ce1" office:value-type="percentage" office:value="0.271750413184784" calcext:value-type="percentage">
            <text:p>27.18%</text:p>
          </table:table-cell>
          <table:table-cell table:style-name="ce1" table:formula="of:=AVERAGE([.E107:.F107])" office:value-type="percentage" office:value="0.654785406069979" calcext:value-type="percentage">
            <text:p>65.48%</text:p>
          </table:table-cell>
          <table:table-cell table:style-name="ce1" table:formula="of:=AVERAGE([.G107:.H107])" office:value-type="percentage" office:value="0.457239803364046" calcext:value-type="percentage">
            <text:p>45.72%</text:p>
          </table:table-cell>
          <table:table-cell table:style-name="ce3" table:formula="of:=[.I107]-[.J107]" office:value-type="percentage" office:value="0.197545602705933" calcext:value-type="percentage">
            <text:p>19.75%</text:p>
          </table:table-cell>
        </table:table-row>
        <table:table-row table:style-name="ro1">
          <table:table-cell office:value-type="string" calcext:value-type="string">
            <text:p>farm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8];[.A108];[.C108])" office:value-type="string" office:string-value="&quot;farms&quot;," calcext:value-type="string">
            <text:p>"farms",</text:p>
          </table:table-cell>
          <table:table-cell table:style-name="ce1" office:value-type="percentage" office:value="0.786941685368506" calcext:value-type="percentage">
            <text:p>78.69%</text:p>
          </table:table-cell>
          <table:table-cell table:style-name="ce1" office:value-type="percentage" office:value="0.481759632550431" calcext:value-type="percentage">
            <text:p>48.18%</text:p>
          </table:table-cell>
          <table:table-cell table:style-name="ce1" office:value-type="percentage" office:value="0.593791003140171" calcext:value-type="percentage">
            <text:p>59.38%</text:p>
          </table:table-cell>
          <table:table-cell table:style-name="ce1" office:value-type="percentage" office:value="0.286723093681686" calcext:value-type="percentage">
            <text:p>28.67%</text:p>
          </table:table-cell>
          <table:table-cell table:style-name="ce1" table:formula="of:=AVERAGE([.E108:.F108])" office:value-type="percentage" office:value="0.634350658959468" calcext:value-type="percentage">
            <text:p>63.44%</text:p>
          </table:table-cell>
          <table:table-cell table:style-name="ce1" table:formula="of:=AVERAGE([.G108:.H108])" office:value-type="percentage" office:value="0.440257048410929" calcext:value-type="percentage">
            <text:p>44.03%</text:p>
          </table:table-cell>
          <table:table-cell table:style-name="ce3" table:formula="of:=[.I108]-[.J108]" office:value-type="percentage" office:value="0.19409361054854" calcext:value-type="percentage">
            <text:p>19.41%</text:p>
          </table:table-cell>
        </table:table-row>
        <table:table-row table:style-name="ro1">
          <table:table-cell office:value-type="string" calcext:value-type="string">
            <text:p>agr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09];[.A109];[.C109])" office:value-type="string" office:string-value="&quot;agri&quot;," calcext:value-type="string">
            <text:p>"agri",</text:p>
          </table:table-cell>
          <table:table-cell table:style-name="ce1" office:value-type="percentage" office:value="0.857104735273235" calcext:value-type="percentage">
            <text:p>85.71%</text:p>
          </table:table-cell>
          <table:table-cell table:style-name="ce1" office:value-type="percentage" office:value="0.504668193756329" calcext:value-type="percentage">
            <text:p>50.47%</text:p>
          </table:table-cell>
          <table:table-cell table:style-name="ce1" office:value-type="percentage" office:value="0.696501093813673" calcext:value-type="percentage">
            <text:p>69.65%</text:p>
          </table:table-cell>
          <table:table-cell table:style-name="ce1" office:value-type="percentage" office:value="0.277516779015368" calcext:value-type="percentage">
            <text:p>27.75%</text:p>
          </table:table-cell>
          <table:table-cell table:style-name="ce1" table:formula="of:=AVERAGE([.E109:.F109])" office:value-type="percentage" office:value="0.680886464514782" calcext:value-type="percentage">
            <text:p>68.09%</text:p>
          </table:table-cell>
          <table:table-cell table:style-name="ce1" table:formula="of:=AVERAGE([.G109:.H109])" office:value-type="percentage" office:value="0.48700893641452" calcext:value-type="percentage">
            <text:p>48.70%</text:p>
          </table:table-cell>
          <table:table-cell table:style-name="ce3" table:formula="of:=[.I109]-[.J109]" office:value-type="percentage" office:value="0.193877528100262" calcext:value-type="percentage">
            <text:p>19.39%</text:p>
          </table:table-cell>
        </table:table-row>
        <table:table-row table:style-name="ro1">
          <table:table-cell office:value-type="string" calcext:value-type="string">
            <text:p>ecosystem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0];[.A110];[.C110])" office:value-type="string" office:string-value="&quot;ecosystems&quot;," calcext:value-type="string">
            <text:p>"ecosystems",</text:p>
          </table:table-cell>
          <table:table-cell table:style-name="ce1" office:value-type="percentage" office:value="0.884475194691604" calcext:value-type="percentage">
            <text:p>88.45%</text:p>
          </table:table-cell>
          <table:table-cell table:style-name="ce1" office:value-type="percentage" office:value="0.65361005628531" calcext:value-type="percentage">
            <text:p>65.36%</text:p>
          </table:table-cell>
          <table:table-cell table:style-name="ce1" office:value-type="percentage" office:value="0.727675717396005" calcext:value-type="percentage">
            <text:p>72.77%</text:p>
          </table:table-cell>
          <table:table-cell table:style-name="ce1" office:value-type="percentage" office:value="0.429308289993253" calcext:value-type="percentage">
            <text:p>42.93%</text:p>
          </table:table-cell>
          <table:table-cell table:style-name="ce1" table:formula="of:=AVERAGE([.E110:.F110])" office:value-type="percentage" office:value="0.769042625488457" calcext:value-type="percentage">
            <text:p>76.90%</text:p>
          </table:table-cell>
          <table:table-cell table:style-name="ce1" table:formula="of:=AVERAGE([.G110:.H110])" office:value-type="percentage" office:value="0.578492003694629" calcext:value-type="percentage">
            <text:p>57.85%</text:p>
          </table:table-cell>
          <table:table-cell table:style-name="ce3" table:formula="of:=[.I110]-[.J110]" office:value-type="percentage" office:value="0.190550621793828" calcext:value-type="percentage">
            <text:p>19.06%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1];[.A111];[.C111])" office:value-type="string" office:string-value="&quot;ecology&quot;," calcext:value-type="string">
            <text:p>"ecology",</text:p>
          </table:table-cell>
          <table:table-cell table:style-name="ce1" office:value-type="percentage" office:value="0.836276497481004" calcext:value-type="percentage">
            <text:p>83.63%</text:p>
          </table:table-cell>
          <table:table-cell table:style-name="ce1" office:value-type="percentage" office:value="0.489984270852973" calcext:value-type="percentage">
            <text:p>49.00%</text:p>
          </table:table-cell>
          <table:table-cell table:style-name="ce1" office:value-type="percentage" office:value="0.662028210061901" calcext:value-type="percentage">
            <text:p>66.20%</text:p>
          </table:table-cell>
          <table:table-cell table:style-name="ce1" office:value-type="percentage" office:value="0.290191779374409" calcext:value-type="percentage">
            <text:p>29.02%</text:p>
          </table:table-cell>
          <table:table-cell table:style-name="ce1" table:formula="of:=AVERAGE([.E111:.F111])" office:value-type="percentage" office:value="0.663130384166989" calcext:value-type="percentage">
            <text:p>66.31%</text:p>
          </table:table-cell>
          <table:table-cell table:style-name="ce1" table:formula="of:=AVERAGE([.G111:.H111])" office:value-type="percentage" office:value="0.476109994718155" calcext:value-type="percentage">
            <text:p>47.61%</text:p>
          </table:table-cell>
          <table:table-cell table:style-name="ce3" table:formula="of:=[.I111]-[.J111]" office:value-type="percentage" office:value="0.187020389448834" calcext:value-type="percentage">
            <text:p>18.70%</text:p>
          </table:table-cell>
        </table:table-row>
        <table:table-row table:style-name="ro1">
          <table:table-cell office:value-type="string" calcext:value-type="string">
            <text:p>agrícol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2];[.A112];[.C112])" office:value-type="string" office:string-value="&quot;agrícola&quot;," calcext:value-type="string">
            <text:p>"agrícola",</text:p>
          </table:table-cell>
          <table:table-cell table:style-name="ce1" office:value-type="percentage" office:value="0.910767081805638" calcext:value-type="percentage">
            <text:p>91.08%</text:p>
          </table:table-cell>
          <table:table-cell table:style-name="ce1" office:value-type="percentage" office:value="0.559644885999816" calcext:value-type="percentage">
            <text:p>55.96%</text:p>
          </table:table-cell>
          <table:table-cell table:style-name="ce1" office:value-type="percentage" office:value="0.789082151651382" calcext:value-type="percentage">
            <text:p>78.91%</text:p>
          </table:table-cell>
          <table:table-cell table:style-name="ce1" office:value-type="percentage" office:value="0.320010997754122" calcext:value-type="percentage">
            <text:p>32.00%</text:p>
          </table:table-cell>
          <table:table-cell table:style-name="ce1" table:formula="of:=AVERAGE([.E112:.F112])" office:value-type="percentage" office:value="0.735205983902727" calcext:value-type="percentage">
            <text:p>73.52%</text:p>
          </table:table-cell>
          <table:table-cell table:style-name="ce1" table:formula="of:=AVERAGE([.G112:.H112])" office:value-type="percentage" office:value="0.554546574702752" calcext:value-type="percentage">
            <text:p>55.45%</text:p>
          </table:table-cell>
          <table:table-cell table:style-name="ce3" table:formula="of:=[.I112]-[.J112]" office:value-type="percentage" office:value="0.180659409199974" calcext:value-type="percentage">
            <text:p>18.07%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3];[.A113];[.C113])" office:value-type="string" office:string-value="&quot;terre&quot;," calcext:value-type="string">
            <text:p>"terre",</text:p>
          </table:table-cell>
          <table:table-cell table:style-name="ce1" office:value-type="percentage" office:value="0.862239171055299" calcext:value-type="percentage">
            <text:p>86.22%</text:p>
          </table:table-cell>
          <table:table-cell table:style-name="ce1" office:value-type="percentage" office:value="0.612363025958685" calcext:value-type="percentage">
            <text:p>61.24%</text:p>
          </table:table-cell>
          <table:table-cell table:style-name="ce1" office:value-type="percentage" office:value="0.733658725372221" calcext:value-type="percentage">
            <text:p>73.37%</text:p>
          </table:table-cell>
          <table:table-cell table:style-name="ce1" office:value-type="percentage" office:value="0.381768192627314" calcext:value-type="percentage">
            <text:p>38.18%</text:p>
          </table:table-cell>
          <table:table-cell table:style-name="ce1" table:formula="of:=AVERAGE([.E113:.F113])" office:value-type="percentage" office:value="0.737301098506992" calcext:value-type="percentage">
            <text:p>73.73%</text:p>
          </table:table-cell>
          <table:table-cell table:style-name="ce1" table:formula="of:=AVERAGE([.G113:.H113])" office:value-type="percentage" office:value="0.557713458999767" calcext:value-type="percentage">
            <text:p>55.77%</text:p>
          </table:table-cell>
          <table:table-cell table:style-name="ce3" table:formula="of:=[.I113]-[.J113]" office:value-type="percentage" office:value="0.179587639507225" calcext:value-type="percentage">
            <text:p>17.96%</text:p>
          </table:table-cell>
        </table:table-row>
        <table:table-row table:style-name="ro1">
          <table:table-cell office:value-type="string" calcext:value-type="string">
            <text:p>deple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4];[.A114];[.C114])" office:value-type="string" office:string-value="&quot;depletion&quot;," calcext:value-type="string">
            <text:p>"depletion",</text:p>
          </table:table-cell>
          <table:table-cell table:style-name="ce1" office:value-type="percentage" office:value="0.848463474214077" calcext:value-type="percentage">
            <text:p>84.85%</text:p>
          </table:table-cell>
          <table:table-cell table:style-name="ce1" office:value-type="percentage" office:value="0.578962391777895" calcext:value-type="percentage">
            <text:p>57.90%</text:p>
          </table:table-cell>
          <table:table-cell table:style-name="ce1" office:value-type="percentage" office:value="0.731417779996991" calcext:value-type="percentage">
            <text:p>73.14%</text:p>
          </table:table-cell>
          <table:table-cell table:style-name="ce1" office:value-type="percentage" office:value="0.345685087284073" calcext:value-type="percentage">
            <text:p>34.57%</text:p>
          </table:table-cell>
          <table:table-cell table:style-name="ce1" table:formula="of:=AVERAGE([.E114:.F114])" office:value-type="percentage" office:value="0.713712932995986" calcext:value-type="percentage">
            <text:p>71.37%</text:p>
          </table:table-cell>
          <table:table-cell table:style-name="ce1" table:formula="of:=AVERAGE([.G114:.H114])" office:value-type="percentage" office:value="0.538551433640532" calcext:value-type="percentage">
            <text:p>53.86%</text:p>
          </table:table-cell>
          <table:table-cell table:style-name="ce3" table:formula="of:=[.I114]-[.J114]" office:value-type="percentage" office:value="0.175161499355454" calcext:value-type="percentage">
            <text:p>17.52%</text:p>
          </table:table-cell>
        </table:table-row>
        <table:table-row table:style-name="ro1">
          <table:table-cell office:value-type="string" calcext:value-type="string">
            <text:p>desalin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5];[.A115];[.C115])" office:value-type="string" office:string-value="&quot;desalination&quot;," calcext:value-type="string">
            <text:p>"desalination",</text:p>
          </table:table-cell>
          <table:table-cell table:style-name="ce1" office:value-type="percentage" office:value="0.766660596276152" calcext:value-type="percentage">
            <text:p>76.67%</text:p>
          </table:table-cell>
          <table:table-cell table:style-name="ce1" office:value-type="percentage" office:value="0.598864908490715" calcext:value-type="percentage">
            <text:p>59.89%</text:p>
          </table:table-cell>
          <table:table-cell table:style-name="ce1" office:value-type="percentage" office:value="0.662084964071882" calcext:value-type="percentage">
            <text:p>66.21%</text:p>
          </table:table-cell>
          <table:table-cell table:style-name="ce1" office:value-type="percentage" office:value="0.353915920272341" calcext:value-type="percentage">
            <text:p>35.39%</text:p>
          </table:table-cell>
          <table:table-cell table:style-name="ce1" table:formula="of:=AVERAGE([.E115:.F115])" office:value-type="percentage" office:value="0.682762752383434" calcext:value-type="percentage">
            <text:p>68.28%</text:p>
          </table:table-cell>
          <table:table-cell table:style-name="ce1" table:formula="of:=AVERAGE([.G115:.H115])" office:value-type="percentage" office:value="0.508000442172112" calcext:value-type="percentage">
            <text:p>50.80%</text:p>
          </table:table-cell>
          <table:table-cell table:style-name="ce3" table:formula="of:=[.I115]-[.J115]" office:value-type="percentage" office:value="0.174762310211322" calcext:value-type="percentage">
            <text:p>17.48%</text:p>
          </table:table-cell>
        </table:table-row>
        <table:table-row table:style-name="ro1">
          <table:table-cell office:value-type="string" calcext:value-type="string">
            <text:p>agroforestr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6];[.A116];[.C116])" office:value-type="string" office:string-value="&quot;agroforestry&quot;," calcext:value-type="string">
            <text:p>"agroforestry",</text:p>
          </table:table-cell>
          <table:table-cell table:style-name="ce1" office:value-type="percentage" office:value="0.887946174673314" calcext:value-type="percentage">
            <text:p>88.79%</text:p>
          </table:table-cell>
          <table:table-cell table:style-name="ce1" office:value-type="percentage" office:value="0.687192673118399" calcext:value-type="percentage">
            <text:p>68.72%</text:p>
          </table:table-cell>
          <table:table-cell table:style-name="ce1" office:value-type="percentage" office:value="0.746077661244374" calcext:value-type="percentage">
            <text:p>74.61%</text:p>
          </table:table-cell>
          <table:table-cell table:style-name="ce1" office:value-type="percentage" office:value="0.485475330205002" calcext:value-type="percentage">
            <text:p>48.55%</text:p>
          </table:table-cell>
          <table:table-cell table:style-name="ce1" table:formula="of:=AVERAGE([.E116:.F116])" office:value-type="percentage" office:value="0.787569423895856" calcext:value-type="percentage">
            <text:p>78.76%</text:p>
          </table:table-cell>
          <table:table-cell table:style-name="ce1" table:formula="of:=AVERAGE([.G116:.H116])" office:value-type="percentage" office:value="0.615776495724688" calcext:value-type="percentage">
            <text:p>61.58%</text:p>
          </table:table-cell>
          <table:table-cell table:style-name="ce3" table:formula="of:=[.I116]-[.J116]" office:value-type="percentage" office:value="0.171792928171168" calcext:value-type="percentage">
            <text:p>17.18%</text:p>
          </table:table-cell>
        </table:table-row>
        <table:table-row table:style-name="ro1">
          <table:table-cell office:value-type="string" calcext:value-type="string">
            <text:p>monta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7];[.A117];[.C117])" office:value-type="string" office:string-value="&quot;montane&quot;," calcext:value-type="string">
            <text:p>"montane",</text:p>
          </table:table-cell>
          <table:table-cell table:style-name="ce1" office:value-type="percentage" office:value="0.880758732557297" calcext:value-type="percentage">
            <text:p>88.08%</text:p>
          </table:table-cell>
          <table:table-cell table:style-name="ce1" office:value-type="percentage" office:value="0.724657180905342" calcext:value-type="percentage">
            <text:p>72.47%</text:p>
          </table:table-cell>
          <table:table-cell table:style-name="ce1" office:value-type="percentage" office:value="0.737104538083077" calcext:value-type="percentage">
            <text:p>73.71%</text:p>
          </table:table-cell>
          <table:table-cell table:style-name="ce1" office:value-type="percentage" office:value="0.529611548781395" calcext:value-type="percentage">
            <text:p>52.96%</text:p>
          </table:table-cell>
          <table:table-cell table:style-name="ce1" table:formula="of:=AVERAGE([.E117:.F117])" office:value-type="percentage" office:value="0.802707956731319" calcext:value-type="percentage">
            <text:p>80.27%</text:p>
          </table:table-cell>
          <table:table-cell table:style-name="ce1" table:formula="of:=AVERAGE([.G117:.H117])" office:value-type="percentage" office:value="0.633358043432236" calcext:value-type="percentage">
            <text:p>63.34%</text:p>
          </table:table-cell>
          <table:table-cell table:style-name="ce3" table:formula="of:=[.I117]-[.J117]" office:value-type="percentage" office:value="0.169349913299084" calcext:value-type="percentage">
            <text:p>16.93%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8];[.A118];[.C118])" office:value-type="string" office:string-value="&quot;organic&quot;," calcext:value-type="string">
            <text:p>"organic",</text:p>
          </table:table-cell>
          <table:table-cell table:style-name="ce1" office:value-type="percentage" office:value="0.812335872992921" calcext:value-type="percentage">
            <text:p>81.23%</text:p>
          </table:table-cell>
          <table:table-cell table:style-name="ce1" office:value-type="percentage" office:value="0.44572299275214" calcext:value-type="percentage">
            <text:p>44.57%</text:p>
          </table:table-cell>
          <table:table-cell table:style-name="ce1" office:value-type="percentage" office:value="0.657876375622262" calcext:value-type="percentage">
            <text:p>65.79%</text:p>
          </table:table-cell>
          <table:table-cell table:style-name="ce1" office:value-type="percentage" office:value="0.264726051816735" calcext:value-type="percentage">
            <text:p>26.47%</text:p>
          </table:table-cell>
          <table:table-cell table:style-name="ce1" table:formula="of:=AVERAGE([.E118:.F118])" office:value-type="percentage" office:value="0.62902943287253" calcext:value-type="percentage">
            <text:p>62.90%</text:p>
          </table:table-cell>
          <table:table-cell table:style-name="ce1" table:formula="of:=AVERAGE([.G118:.H118])" office:value-type="percentage" office:value="0.461301213719498" calcext:value-type="percentage">
            <text:p>46.13%</text:p>
          </table:table-cell>
          <table:table-cell table:style-name="ce3" table:formula="of:=[.I118]-[.J118]" office:value-type="percentage" office:value="0.167728219153032" calcext:value-type="percentage">
            <text:p>16.77%</text:p>
          </table:table-cell>
        </table:table-row>
        <table:table-row table:style-name="ro1">
          <table:table-cell office:value-type="string" calcext:value-type="string">
            <text:p>cultiv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19];[.A119];[.C119])" office:value-type="string" office:string-value="&quot;cultivo&quot;," calcext:value-type="string">
            <text:p>"cultivo",</text:p>
          </table:table-cell>
          <table:table-cell table:style-name="ce1" office:value-type="percentage" office:value="0.907488822937012" calcext:value-type="percentage">
            <text:p>90.75%</text:p>
          </table:table-cell>
          <table:table-cell table:style-name="ce1" office:value-type="percentage" office:value="0.614188315967719" calcext:value-type="percentage">
            <text:p>61.42%</text:p>
          </table:table-cell>
          <table:table-cell table:style-name="ce1" office:value-type="percentage" office:value="0.805369685093562" calcext:value-type="percentage">
            <text:p>80.54%</text:p>
          </table:table-cell>
          <table:table-cell table:style-name="ce1" office:value-type="percentage" office:value="0.381367284804583" calcext:value-type="percentage">
            <text:p>38.14%</text:p>
          </table:table-cell>
          <table:table-cell table:style-name="ce1" table:formula="of:=AVERAGE([.E119:.F119])" office:value-type="percentage" office:value="0.760838569452365" calcext:value-type="percentage">
            <text:p>76.08%</text:p>
          </table:table-cell>
          <table:table-cell table:style-name="ce1" table:formula="of:=AVERAGE([.G119:.H119])" office:value-type="percentage" office:value="0.593368484949072" calcext:value-type="percentage">
            <text:p>59.34%</text:p>
          </table:table-cell>
          <table:table-cell table:style-name="ce3" table:formula="of:=[.I119]-[.J119]" office:value-type="percentage" office:value="0.167470084503293" calcext:value-type="percentage">
            <text:p>16.75%</text:p>
          </table:table-cell>
        </table:table-row>
        <table:table-row table:style-name="ro1">
          <table:table-cell office:value-type="string" calcext:value-type="string">
            <text:p>ecolog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0];[.A120];[.C120])" office:value-type="string" office:string-value="&quot;ecologique&quot;," calcext:value-type="string">
            <text:p>"ecologique",</text:p>
          </table:table-cell>
          <table:table-cell table:style-name="ce1" office:value-type="percentage" office:value="0.88308150427682" calcext:value-type="percentage">
            <text:p>88.31%</text:p>
          </table:table-cell>
          <table:table-cell table:style-name="ce1" office:value-type="percentage" office:value="0.635220217784601" calcext:value-type="percentage">
            <text:p>63.52%</text:p>
          </table:table-cell>
          <table:table-cell table:style-name="ce1" office:value-type="percentage" office:value="0.78417638369969" calcext:value-type="percentage">
            <text:p>78.42%</text:p>
          </table:table-cell>
          <table:table-cell table:style-name="ce1" office:value-type="percentage" office:value="0.408971523599965" calcext:value-type="percentage">
            <text:p>40.90%</text:p>
          </table:table-cell>
          <table:table-cell table:style-name="ce1" table:formula="of:=AVERAGE([.E120:.F120])" office:value-type="percentage" office:value="0.75915086103071" calcext:value-type="percentage">
            <text:p>75.92%</text:p>
          </table:table-cell>
          <table:table-cell table:style-name="ce1" table:formula="of:=AVERAGE([.G120:.H120])" office:value-type="percentage" office:value="0.596573953649827" calcext:value-type="percentage">
            <text:p>59.66%</text:p>
          </table:table-cell>
          <table:table-cell table:style-name="ce3" table:formula="of:=[.I120]-[.J120]" office:value-type="percentage" office:value="0.162576907380883" calcext:value-type="percentage">
            <text:p>16.26%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1];[.A121];[.C121])" office:value-type="string" office:string-value="&quot;vegetation&quot;," calcext:value-type="string">
            <text:p>"vegetation",</text:p>
          </table:table-cell>
          <table:table-cell table:style-name="ce1" office:value-type="percentage" office:value="0.802570363408641" calcext:value-type="percentage">
            <text:p>80.26%</text:p>
          </table:table-cell>
          <table:table-cell table:style-name="ce1" office:value-type="percentage" office:value="0.553355837992409" calcext:value-type="percentage">
            <text:p>55.34%</text:p>
          </table:table-cell>
          <table:table-cell table:style-name="ce1" office:value-type="percentage" office:value="0.679488071224146" calcext:value-type="percentage">
            <text:p>67.95%</text:p>
          </table:table-cell>
          <table:table-cell table:style-name="ce1" office:value-type="percentage" office:value="0.35440211555218" calcext:value-type="percentage">
            <text:p>35.44%</text:p>
          </table:table-cell>
          <table:table-cell table:style-name="ce1" table:formula="of:=AVERAGE([.E121:.F121])" office:value-type="percentage" office:value="0.677963100700525" calcext:value-type="percentage">
            <text:p>67.80%</text:p>
          </table:table-cell>
          <table:table-cell table:style-name="ce1" table:formula="of:=AVERAGE([.G121:.H121])" office:value-type="percentage" office:value="0.516945093388163" calcext:value-type="percentage">
            <text:p>51.69%</text:p>
          </table:table-cell>
          <table:table-cell table:style-name="ce3" table:formula="of:=[.I121]-[.J121]" office:value-type="percentage" office:value="0.161018007312362" calcext:value-type="percentage">
            <text:p>16.10%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2];[.A122];[.C122])" office:value-type="string" office:string-value="&quot;coffee&quot;," calcext:value-type="string">
            <text:p>"coffee",</text:p>
          </table:table-cell>
          <table:table-cell table:style-name="ce1" office:value-type="percentage" office:value="0.85317575035651" calcext:value-type="percentage">
            <text:p>85.32%</text:p>
          </table:table-cell>
          <table:table-cell table:style-name="ce1" office:value-type="percentage" office:value="0.507655276465544" calcext:value-type="percentage">
            <text:p>50.77%</text:p>
          </table:table-cell>
          <table:table-cell table:style-name="ce1" office:value-type="percentage" office:value="0.710622878162407" calcext:value-type="percentage">
            <text:p>71.06%</text:p>
          </table:table-cell>
          <table:table-cell table:style-name="ce1" office:value-type="percentage" office:value="0.338979707230911" calcext:value-type="percentage">
            <text:p>33.90%</text:p>
          </table:table-cell>
          <table:table-cell table:style-name="ce1" table:formula="of:=AVERAGE([.E122:.F122])" office:value-type="percentage" office:value="0.680415513411027" calcext:value-type="percentage">
            <text:p>68.04%</text:p>
          </table:table-cell>
          <table:table-cell table:style-name="ce1" table:formula="of:=AVERAGE([.G122:.H122])" office:value-type="percentage" office:value="0.524801292696659" calcext:value-type="percentage">
            <text:p>52.48%</text:p>
          </table:table-cell>
          <table:table-cell table:style-name="ce3" table:formula="of:=[.I122]-[.J122]" office:value-type="percentage" office:value="0.155614220714368" calcext:value-type="percentage">
            <text:p>15.56%</text:p>
          </table:table-cell>
        </table:table-row>
        <table:table-row table:style-name="ro1">
          <table:table-cell office:value-type="string" calcext:value-type="string">
            <text:p>biodiversité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3];[.A123];[.C123])" office:value-type="string" office:string-value="&quot;biodiversité&quot;," calcext:value-type="string">
            <text:p>"biodiversité",</text:p>
          </table:table-cell>
          <table:table-cell table:style-name="ce1" office:value-type="percentage" office:value="0.92500753616387" calcext:value-type="percentage">
            <text:p>92.50%</text:p>
          </table:table-cell>
          <table:table-cell table:style-name="ce1" office:value-type="percentage" office:value="0.68632697090858" calcext:value-type="percentage">
            <text:p>68.63%</text:p>
          </table:table-cell>
          <table:table-cell table:style-name="ce1" office:value-type="percentage" office:value="0.802855628419597" calcext:value-type="percentage">
            <text:p>80.29%</text:p>
          </table:table-cell>
          <table:table-cell table:style-name="ce1" office:value-type="percentage" office:value="0.501299643102717" calcext:value-type="percentage">
            <text:p>50.13%</text:p>
          </table:table-cell>
          <table:table-cell table:style-name="ce1" table:formula="of:=AVERAGE([.E123:.F123])" office:value-type="percentage" office:value="0.805667253536225" calcext:value-type="percentage">
            <text:p>80.57%</text:p>
          </table:table-cell>
          <table:table-cell table:style-name="ce1" table:formula="of:=AVERAGE([.G123:.H123])" office:value-type="percentage" office:value="0.652077635761157" calcext:value-type="percentage">
            <text:p>65.21%</text:p>
          </table:table-cell>
          <table:table-cell table:style-name="ce3" table:formula="of:=[.I123]-[.J123]" office:value-type="percentage" office:value="0.153589617775068" calcext:value-type="percentage">
            <text:p>15.36%</text:p>
          </table:table-cell>
        </table:table-row>
        <table:table-row table:style-name="ro1">
          <table:table-cell office:value-type="string" calcext:value-type="string">
            <text:p>mangrov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4];[.A124];[.C124])" office:value-type="string" office:string-value="&quot;mangrove&quot;," calcext:value-type="string">
            <text:p>"mangrove",</text:p>
          </table:table-cell>
          <table:table-cell table:style-name="ce1" office:value-type="percentage" office:value="0.88125553420771" calcext:value-type="percentage">
            <text:p>88.13%</text:p>
          </table:table-cell>
          <table:table-cell table:style-name="ce1" office:value-type="percentage" office:value="0.618421749255367" calcext:value-type="percentage">
            <text:p>61.84%</text:p>
          </table:table-cell>
          <table:table-cell table:style-name="ce1" office:value-type="percentage" office:value="0.760588078159038" calcext:value-type="percentage">
            <text:p>76.06%</text:p>
          </table:table-cell>
          <table:table-cell table:style-name="ce1" office:value-type="percentage" office:value="0.434774184512479" calcext:value-type="percentage">
            <text:p>43.48%</text:p>
          </table:table-cell>
          <table:table-cell table:style-name="ce1" table:formula="of:=AVERAGE([.E124:.F124])" office:value-type="percentage" office:value="0.749838641731539" calcext:value-type="percentage">
            <text:p>74.98%</text:p>
          </table:table-cell>
          <table:table-cell table:style-name="ce1" table:formula="of:=AVERAGE([.G124:.H124])" office:value-type="percentage" office:value="0.597681131335759" calcext:value-type="percentage">
            <text:p>59.77%</text:p>
          </table:table-cell>
          <table:table-cell table:style-name="ce3" table:formula="of:=[.I124]-[.J124]" office:value-type="percentage" office:value="0.15215751039578" calcext:value-type="percentage">
            <text:p>15.22%</text:p>
          </table:table-cell>
        </table:table-row>
        <table:table-row table:style-name="ro1">
          <table:table-cell office:value-type="string" calcext:value-type="string">
            <text:p>écosystém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5];[.A125];[.C125])" office:value-type="string" office:string-value="&quot;écosystémiques&quot;," calcext:value-type="string">
            <text:p>"écosystémiques",</text:p>
          </table:table-cell>
          <table:table-cell table:style-name="ce1" office:value-type="percentage" office:value="0.948781576156616" calcext:value-type="percentage">
            <text:p>94.88%</text:p>
          </table:table-cell>
          <table:table-cell table:style-name="ce1" office:value-type="percentage" office:value="0.84315662175417" calcext:value-type="percentage">
            <text:p>84.32%</text:p>
          </table:table-cell>
          <table:table-cell table:style-name="ce1" office:value-type="percentage" office:value="0.835923381745815" calcext:value-type="percentage">
            <text:p>83.59%</text:p>
          </table:table-cell>
          <table:table-cell table:style-name="ce1" office:value-type="percentage" office:value="0.654325712323189" calcext:value-type="percentage">
            <text:p>65.43%</text:p>
          </table:table-cell>
          <table:table-cell table:style-name="ce1" table:formula="of:=AVERAGE([.E125:.F125])" office:value-type="percentage" office:value="0.895969098955393" calcext:value-type="percentage">
            <text:p>89.60%</text:p>
          </table:table-cell>
          <table:table-cell table:style-name="ce1" table:formula="of:=AVERAGE([.G125:.H125])" office:value-type="percentage" office:value="0.745124547034502" calcext:value-type="percentage">
            <text:p>74.51%</text:p>
          </table:table-cell>
          <table:table-cell table:style-name="ce3" table:formula="of:=[.I125]-[.J125]" office:value-type="percentage" office:value="0.150844551920891" calcext:value-type="percentage">
            <text:p>15.08%</text:p>
          </table:table-cell>
        </table:table-row>
        <table:table-row table:style-name="ro1">
          <table:table-cell office:value-type="string" calcext:value-type="string">
            <text:p>kyot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6];[.A126];[.C126])" office:value-type="string" office:string-value="&quot;kyoto&quot;," calcext:value-type="string">
            <text:p>"kyoto",</text:p>
          </table:table-cell>
          <table:table-cell table:style-name="ce1" office:value-type="percentage" office:value="0.798155216234071" calcext:value-type="percentage">
            <text:p>79.82%</text:p>
          </table:table-cell>
          <table:table-cell table:style-name="ce1" office:value-type="percentage" office:value="0.818760633468628" calcext:value-type="percentage">
            <text:p>81.88%</text:p>
          </table:table-cell>
          <table:table-cell table:style-name="ce1" office:value-type="percentage" office:value="0.651200563779899" calcext:value-type="percentage">
            <text:p>65.12%</text:p>
          </table:table-cell>
          <table:table-cell table:style-name="ce1" office:value-type="percentage" office:value="0.664382409836565" calcext:value-type="percentage">
            <text:p>66.44%</text:p>
          </table:table-cell>
          <table:table-cell table:style-name="ce1" table:formula="of:=AVERAGE([.E126:.F126])" office:value-type="percentage" office:value="0.808457924851349" calcext:value-type="percentage">
            <text:p>80.85%</text:p>
          </table:table-cell>
          <table:table-cell table:style-name="ce1" table:formula="of:=AVERAGE([.G126:.H126])" office:value-type="percentage" office:value="0.657791486808232" calcext:value-type="percentage">
            <text:p>65.78%</text:p>
          </table:table-cell>
          <table:table-cell table:style-name="ce3" table:formula="of:=[.I126]-[.J126]" office:value-type="percentage" office:value="0.150666438043118" calcext:value-type="percentage">
            <text:p>15.07%</text:p>
          </table:table-cell>
        </table:table-row>
        <table:table-row table:style-name="ro1">
          <table:table-cell office:value-type="string" calcext:value-type="string">
            <text:p>restor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7];[.A127];[.C127])" office:value-type="string" office:string-value="&quot;restoration&quot;," calcext:value-type="string">
            <text:p>"restoration",</text:p>
          </table:table-cell>
          <table:table-cell table:style-name="ce1" office:value-type="percentage" office:value="0.875642779304976" calcext:value-type="percentage">
            <text:p>87.56%</text:p>
          </table:table-cell>
          <table:table-cell table:style-name="ce1" office:value-type="percentage" office:value="0.705265172409198" calcext:value-type="percentage">
            <text:p>70.53%</text:p>
          </table:table-cell>
          <table:table-cell table:style-name="ce1" office:value-type="percentage" office:value="0.756966157893466" calcext:value-type="percentage">
            <text:p>75.70%</text:p>
          </table:table-cell>
          <table:table-cell table:style-name="ce1" office:value-type="percentage" office:value="0.533354189736282" calcext:value-type="percentage">
            <text:p>53.34%</text:p>
          </table:table-cell>
          <table:table-cell table:style-name="ce1" table:formula="of:=AVERAGE([.E127:.F127])" office:value-type="percentage" office:value="0.790453975857087" calcext:value-type="percentage">
            <text:p>79.05%</text:p>
          </table:table-cell>
          <table:table-cell table:style-name="ce1" table:formula="of:=AVERAGE([.G127:.H127])" office:value-type="percentage" office:value="0.645160173814874" calcext:value-type="percentage">
            <text:p>64.52%</text:p>
          </table:table-cell>
          <table:table-cell table:style-name="ce3" table:formula="of:=[.I127]-[.J127]" office:value-type="percentage" office:value="0.145293802042213" calcext:value-type="percentage">
            <text:p>14.53%</text:p>
          </table:table-cell>
        </table:table-row>
        <table:table-row table:style-name="ro1">
          <table:table-cell office:value-type="string" calcext:value-type="string">
            <text:p>refores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8];[.A128];[.C128])" office:value-type="string" office:string-value="&quot;reforestation&quot;," calcext:value-type="string">
            <text:p>"reforestation",</text:p>
          </table:table-cell>
          <table:table-cell table:style-name="ce1" office:value-type="percentage" office:value="0.868376327442451" calcext:value-type="percentage">
            <text:p>86.84%</text:p>
          </table:table-cell>
          <table:table-cell table:style-name="ce1" office:value-type="percentage" office:value="0.647280972824812" calcext:value-type="percentage">
            <text:p>64.73%</text:p>
          </table:table-cell>
          <table:table-cell table:style-name="ce1" office:value-type="percentage" office:value="0.766967667240492" calcext:value-type="percentage">
            <text:p>76.70%</text:p>
          </table:table-cell>
          <table:table-cell table:style-name="ce1" office:value-type="percentage" office:value="0.459009285557123" calcext:value-type="percentage">
            <text:p>45.90%</text:p>
          </table:table-cell>
          <table:table-cell table:style-name="ce1" table:formula="of:=AVERAGE([.E128:.F128])" office:value-type="percentage" office:value="0.757828650133632" calcext:value-type="percentage">
            <text:p>75.78%</text:p>
          </table:table-cell>
          <table:table-cell table:style-name="ce1" table:formula="of:=AVERAGE([.G128:.H128])" office:value-type="percentage" office:value="0.612988476398808" calcext:value-type="percentage">
            <text:p>61.30%</text:p>
          </table:table-cell>
          <table:table-cell table:style-name="ce3" table:formula="of:=[.I128]-[.J128]" office:value-type="percentage" office:value="0.144840173734824" calcext:value-type="percentage">
            <text:p>14.48%</text:p>
          </table:table-cell>
        </table:table-row>
        <table:table-row table:style-name="ro1">
          <table:table-cell office:value-type="string" calcext:value-type="string">
            <text:p>ecosyste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29];[.A129];[.C129])" office:value-type="string" office:string-value="&quot;ecosystem&quot;," calcext:value-type="string">
            <text:p>"ecosystem",</text:p>
          </table:table-cell>
          <table:table-cell table:style-name="ce1" office:value-type="percentage" office:value="0.846837968677282" calcext:value-type="percentage">
            <text:p>84.68%</text:p>
          </table:table-cell>
          <table:table-cell table:style-name="ce1" office:value-type="percentage" office:value="0.594041208965046" calcext:value-type="percentage">
            <text:p>59.40%</text:p>
          </table:table-cell>
          <table:table-cell table:style-name="ce1" office:value-type="percentage" office:value="0.734176744428628" calcext:value-type="percentage">
            <text:p>73.42%</text:p>
          </table:table-cell>
          <table:table-cell table:style-name="ce1" office:value-type="percentage" office:value="0.425071355438627" calcext:value-type="percentage">
            <text:p>42.51%</text:p>
          </table:table-cell>
          <table:table-cell table:style-name="ce1" table:formula="of:=AVERAGE([.E129:.F129])" office:value-type="percentage" office:value="0.720439588821164" calcext:value-type="percentage">
            <text:p>72.04%</text:p>
          </table:table-cell>
          <table:table-cell table:style-name="ce1" table:formula="of:=AVERAGE([.G129:.H129])" office:value-type="percentage" office:value="0.579624049933627" calcext:value-type="percentage">
            <text:p>57.96%</text:p>
          </table:table-cell>
          <table:table-cell table:style-name="ce3" table:formula="of:=[.I129]-[.J129]" office:value-type="percentage" office:value="0.140815538887537" calcext:value-type="percentage">
            <text:p>14.08%</text:p>
          </table:table-cell>
        </table:table-row>
        <table:table-row table:style-name="ro1">
          <table:table-cell office:value-type="string" calcext:value-type="string">
            <text:p>aquaponic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0];[.A130];[.C130])" office:value-type="string" office:string-value="&quot;aquaponics&quot;," calcext:value-type="string">
            <text:p>"aquaponics",</text:p>
          </table:table-cell>
          <table:table-cell table:style-name="ce1" office:value-type="percentage" office:value="0.858748173713684" calcext:value-type="percentage">
            <text:p>85.87%</text:p>
          </table:table-cell>
          <table:table-cell table:style-name="ce1" office:value-type="percentage" office:value="0.156664170324802" calcext:value-type="percentage">
            <text:p>15.67%</text:p>
          </table:table-cell>
          <table:table-cell table:style-name="ce1" office:value-type="percentage" office:value="0.657384264469147" calcext:value-type="percentage">
            <text:p>65.74%</text:p>
          </table:table-cell>
          <table:table-cell table:style-name="ce1" office:value-type="percentage" office:value="0.0768310679122805" calcext:value-type="percentage">
            <text:p>7.68%</text:p>
          </table:table-cell>
          <table:table-cell table:style-name="ce1" table:formula="of:=AVERAGE([.E130:.F130])" office:value-type="percentage" office:value="0.507706172019243" calcext:value-type="percentage">
            <text:p>50.77%</text:p>
          </table:table-cell>
          <table:table-cell table:style-name="ce1" table:formula="of:=AVERAGE([.G130:.H130])" office:value-type="percentage" office:value="0.367107666190714" calcext:value-type="percentage">
            <text:p>36.71%</text:p>
          </table:table-cell>
          <table:table-cell table:style-name="ce3" table:formula="of:=[.I130]-[.J130]" office:value-type="percentage" office:value="0.14059850582853" calcext:value-type="percentage">
            <text:p>14.06%</text:p>
          </table:table-cell>
        </table:table-row>
        <table:table-row table:style-name="ro1">
          <table:table-cell office:value-type="string" calcext:value-type="string">
            <text:p>clim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1];[.A131];[.C131])" office:value-type="string" office:string-value="&quot;clim&quot;," calcext:value-type="string">
            <text:p>"clim",</text:p>
          </table:table-cell>
          <table:table-cell table:style-name="ce1" office:value-type="percentage" office:value="0.928342399994532" calcext:value-type="percentage">
            <text:p>92.83%</text:p>
          </table:table-cell>
          <table:table-cell table:style-name="ce1" office:value-type="percentage" office:value="0.915926783945825" calcext:value-type="percentage">
            <text:p>91.59%</text:p>
          </table:table-cell>
          <table:table-cell table:style-name="ce1" office:value-type="percentage" office:value="0.841854920321041" calcext:value-type="percentage">
            <text:p>84.19%</text:p>
          </table:table-cell>
          <table:table-cell table:style-name="ce1" office:value-type="percentage" office:value="0.724366458091471" calcext:value-type="percentage">
            <text:p>72.44%</text:p>
          </table:table-cell>
          <table:table-cell table:style-name="ce1" table:formula="of:=AVERAGE([.E131:.F131])" office:value-type="percentage" office:value="0.922134591970179" calcext:value-type="percentage">
            <text:p>92.21%</text:p>
          </table:table-cell>
          <table:table-cell table:style-name="ce1" table:formula="of:=AVERAGE([.G131:.H131])" office:value-type="percentage" office:value="0.783110689206256" calcext:value-type="percentage">
            <text:p>78.31%</text:p>
          </table:table-cell>
          <table:table-cell table:style-name="ce3" table:formula="of:=[.I131]-[.J131]" office:value-type="percentage" office:value="0.139023902763923" calcext:value-type="percentage">
            <text:p>13.90%</text:p>
          </table:table-cell>
        </table:table-row>
        <table:table-row table:style-name="ro1">
          <table:table-cell office:value-type="string" calcext:value-type="string">
            <text:p>desertific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2];[.A132];[.C132])" office:value-type="string" office:string-value="&quot;desertification&quot;," calcext:value-type="string">
            <text:p>"desertification",</text:p>
          </table:table-cell>
          <table:table-cell table:style-name="ce1" office:value-type="percentage" office:value="0.869577915841387" calcext:value-type="percentage">
            <text:p>86.96%</text:p>
          </table:table-cell>
          <table:table-cell table:style-name="ce1" office:value-type="percentage" office:value="0.580430410062994" calcext:value-type="percentage">
            <text:p>58.04%</text:p>
          </table:table-cell>
          <table:table-cell table:style-name="ce1" office:value-type="percentage" office:value="0.775543112563723" calcext:value-type="percentage">
            <text:p>77.55%</text:p>
          </table:table-cell>
          <table:table-cell table:style-name="ce1" office:value-type="percentage" office:value="0.408899893145297" calcext:value-type="percentage">
            <text:p>40.89%</text:p>
          </table:table-cell>
          <table:table-cell table:style-name="ce1" table:formula="of:=AVERAGE([.E132:.F132])" office:value-type="percentage" office:value="0.72500416295219" calcext:value-type="percentage">
            <text:p>72.50%</text:p>
          </table:table-cell>
          <table:table-cell table:style-name="ce1" table:formula="of:=AVERAGE([.G132:.H132])" office:value-type="percentage" office:value="0.59222150285451" calcext:value-type="percentage">
            <text:p>59.22%</text:p>
          </table:table-cell>
          <table:table-cell table:style-name="ce3" table:formula="of:=[.I132]-[.J132]" office:value-type="percentage" office:value="0.13278266009768" calcext:value-type="percentage">
            <text:p>13.28%</text:p>
          </table:table-cell>
        </table:table-row>
        <table:table-row table:style-name="ro1">
          <table:table-cell office:value-type="string" calcext:value-type="string">
            <text:p>uic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3];[.A133];[.C133])" office:value-type="string" office:string-value="&quot;uicn&quot;," calcext:value-type="string">
            <text:p>"uicn",</text:p>
          </table:table-cell>
          <table:table-cell table:style-name="ce1" office:value-type="percentage" office:value="0.910475289821625" calcext:value-type="percentage">
            <text:p>91.05%</text:p>
          </table:table-cell>
          <table:table-cell table:style-name="ce1" office:value-type="percentage" office:value="0.691745316982269" calcext:value-type="percentage">
            <text:p>69.17%</text:p>
          </table:table-cell>
          <table:table-cell table:style-name="ce1" office:value-type="percentage" office:value="0.790968352556229" calcext:value-type="percentage">
            <text:p>79.10%</text:p>
          </table:table-cell>
          <table:table-cell table:style-name="ce1" office:value-type="percentage" office:value="0.552683565020561" calcext:value-type="percentage">
            <text:p>55.27%</text:p>
          </table:table-cell>
          <table:table-cell table:style-name="ce1" table:formula="of:=AVERAGE([.E133:.F133])" office:value-type="percentage" office:value="0.801110303401947" calcext:value-type="percentage">
            <text:p>80.11%</text:p>
          </table:table-cell>
          <table:table-cell table:style-name="ce1" table:formula="of:=AVERAGE([.G133:.H133])" office:value-type="percentage" office:value="0.671825958788395" calcext:value-type="percentage">
            <text:p>67.18%</text:p>
          </table:table-cell>
          <table:table-cell table:style-name="ce3" table:formula="of:=[.I133]-[.J133]" office:value-type="percentage" office:value="0.129284344613552" calcext:value-type="percentage">
            <text:p>12.93%</text:p>
          </table:table-cell>
        </table:table-row>
        <table:table-row table:style-name="ro1">
          <table:table-cell office:value-type="string" calcext:value-type="string">
            <text:p>sustainabl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4];[.A134];[.C134])" office:value-type="string" office:string-value="&quot;sustainably&quot;," calcext:value-type="string">
            <text:p>"sustainably",</text:p>
          </table:table-cell>
          <table:table-cell table:style-name="ce1" office:value-type="percentage" office:value="0.78559088590299" calcext:value-type="percentage">
            <text:p>78.56%</text:p>
          </table:table-cell>
          <table:table-cell table:style-name="ce1" office:value-type="percentage" office:value="0.459810923785824" calcext:value-type="percentage">
            <text:p>45.98%</text:p>
          </table:table-cell>
          <table:table-cell table:style-name="ce1" office:value-type="percentage" office:value="0.647643969295335" calcext:value-type="percentage">
            <text:p>64.76%</text:p>
          </table:table-cell>
          <table:table-cell table:style-name="ce1" office:value-type="percentage" office:value="0.341608712778874" calcext:value-type="percentage">
            <text:p>34.16%</text:p>
          </table:table-cell>
          <table:table-cell table:style-name="ce1" table:formula="of:=AVERAGE([.E134:.F134])" office:value-type="percentage" office:value="0.622700904844407" calcext:value-type="percentage">
            <text:p>62.27%</text:p>
          </table:table-cell>
          <table:table-cell table:style-name="ce1" table:formula="of:=AVERAGE([.G134:.H134])" office:value-type="percentage" office:value="0.494626341037104" calcext:value-type="percentage">
            <text:p>49.46%</text:p>
          </table:table-cell>
          <table:table-cell table:style-name="ce3" table:formula="of:=[.I134]-[.J134]" office:value-type="percentage" office:value="0.128074563807303" calcext:value-type="percentage">
            <text:p>12.81%</text:p>
          </table:table-cell>
        </table:table-row>
        <table:table-row table:style-name="ro1">
          <table:table-cell office:value-type="string" calcext:value-type="string">
            <text:p>dur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5];[.A135];[.C135])" office:value-type="string" office:string-value="&quot;durable&quot;," calcext:value-type="string">
            <text:p>"durable",</text:p>
          </table:table-cell>
          <table:table-cell table:style-name="ce1" office:value-type="percentage" office:value="0.800365778141126" calcext:value-type="percentage">
            <text:p>80.04%</text:p>
          </table:table-cell>
          <table:table-cell table:style-name="ce1" office:value-type="percentage" office:value="0.471870142693975" calcext:value-type="percentage">
            <text:p>47.19%</text:p>
          </table:table-cell>
          <table:table-cell table:style-name="ce1" office:value-type="percentage" office:value="0.715282526601428" calcext:value-type="percentage">
            <text:p>71.53%</text:p>
          </table:table-cell>
          <table:table-cell table:style-name="ce1" office:value-type="percentage" office:value="0.306672285861178" calcext:value-type="percentage">
            <text:p>30.67%</text:p>
          </table:table-cell>
          <table:table-cell table:style-name="ce1" table:formula="of:=AVERAGE([.E135:.F135])" office:value-type="percentage" office:value="0.636117960417551" calcext:value-type="percentage">
            <text:p>63.61%</text:p>
          </table:table-cell>
          <table:table-cell table:style-name="ce1" table:formula="of:=AVERAGE([.G135:.H135])" office:value-type="percentage" office:value="0.510977406231303" calcext:value-type="percentage">
            <text:p>51.10%</text:p>
          </table:table-cell>
          <table:table-cell table:style-name="ce3" table:formula="of:=[.I135]-[.J135]" office:value-type="percentage" office:value="0.125140554186247" calcext:value-type="percentage">
            <text:p>12.51%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6];[.A136];[.C136])" office:value-type="string" office:string-value="&quot;land&quot;," calcext:value-type="string">
            <text:p>"land",</text:p>
          </table:table-cell>
          <table:table-cell table:style-name="ce1" office:value-type="percentage" office:value="0.816604607971385" calcext:value-type="percentage">
            <text:p>81.66%</text:p>
          </table:table-cell>
          <table:table-cell table:style-name="ce1" office:value-type="percentage" office:value="0.53129304864474" calcext:value-type="percentage">
            <text:p>53.13%</text:p>
          </table:table-cell>
          <table:table-cell table:style-name="ce1" office:value-type="percentage" office:value="0.708964363000942" calcext:value-type="percentage">
            <text:p>70.90%</text:p>
          </table:table-cell>
          <table:table-cell table:style-name="ce1" office:value-type="percentage" office:value="0.396495492176661" calcext:value-type="percentage">
            <text:p>39.65%</text:p>
          </table:table-cell>
          <table:table-cell table:style-name="ce1" table:formula="of:=AVERAGE([.E136:.F136])" office:value-type="percentage" office:value="0.673948828308063" calcext:value-type="percentage">
            <text:p>67.39%</text:p>
          </table:table-cell>
          <table:table-cell table:style-name="ce1" table:formula="of:=AVERAGE([.G136:.H136])" office:value-type="percentage" office:value="0.552729927588802" calcext:value-type="percentage">
            <text:p>55.27%</text:p>
          </table:table-cell>
          <table:table-cell table:style-name="ce3" table:formula="of:=[.I136]-[.J136]" office:value-type="percentage" office:value="0.121218900719261" calcext:value-type="percentage">
            <text:p>12.12%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7];[.A137];[.C137])" office:value-type="string" office:string-value="&quot;land&quot;," calcext:value-type="string">
            <text:p>"land",</text:p>
          </table:table-cell>
          <table:table-cell table:style-name="ce1" office:value-type="percentage" office:value="0.816604607971385" calcext:value-type="percentage">
            <text:p>81.66%</text:p>
          </table:table-cell>
          <table:table-cell table:style-name="ce1" office:value-type="percentage" office:value="0.53129304864474" calcext:value-type="percentage">
            <text:p>53.13%</text:p>
          </table:table-cell>
          <table:table-cell table:style-name="ce1" office:value-type="percentage" office:value="0.708964363000942" calcext:value-type="percentage">
            <text:p>70.90%</text:p>
          </table:table-cell>
          <table:table-cell table:style-name="ce1" office:value-type="percentage" office:value="0.396495492176661" calcext:value-type="percentage">
            <text:p>39.65%</text:p>
          </table:table-cell>
          <table:table-cell table:style-name="ce1" table:formula="of:=AVERAGE([.E137:.F137])" office:value-type="percentage" office:value="0.673948828308063" calcext:value-type="percentage">
            <text:p>67.39%</text:p>
          </table:table-cell>
          <table:table-cell table:style-name="ce1" table:formula="of:=AVERAGE([.G137:.H137])" office:value-type="percentage" office:value="0.552729927588802" calcext:value-type="percentage">
            <text:p>55.27%</text:p>
          </table:table-cell>
          <table:table-cell table:style-name="ce3" table:formula="of:=[.I137]-[.J137]" office:value-type="percentage" office:value="0.121218900719261" calcext:value-type="percentage">
            <text:p>12.12%</text:p>
          </table:table-cell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8];[.A138];[.C138])" office:value-type="string" office:string-value="&quot;réseau&quot;," calcext:value-type="string">
            <text:p>"réseau",</text:p>
          </table:table-cell>
          <table:table-cell table:style-name="ce1" office:value-type="percentage" office:value="0.761828513346425" calcext:value-type="percentage">
            <text:p>76.18%</text:p>
          </table:table-cell>
          <table:table-cell table:style-name="ce1" office:value-type="percentage" office:value="0.543119497884832" calcext:value-type="percentage">
            <text:p>54.31%</text:p>
          </table:table-cell>
          <table:table-cell table:style-name="ce1" office:value-type="percentage" office:value="0.64634159269954" calcext:value-type="percentage">
            <text:p>64.63%</text:p>
          </table:table-cell>
          <table:table-cell table:style-name="ce1" office:value-type="percentage" office:value="0.422248499033613" calcext:value-type="percentage">
            <text:p>42.22%</text:p>
          </table:table-cell>
          <table:table-cell table:style-name="ce1" table:formula="of:=AVERAGE([.E138:.F138])" office:value-type="percentage" office:value="0.652474005615628" calcext:value-type="percentage">
            <text:p>65.25%</text:p>
          </table:table-cell>
          <table:table-cell table:style-name="ce1" table:formula="of:=AVERAGE([.G138:.H138])" office:value-type="percentage" office:value="0.534295045866576" calcext:value-type="percentage">
            <text:p>53.43%</text:p>
          </table:table-cell>
          <table:table-cell table:style-name="ce3" table:formula="of:=[.I138]-[.J138]" office:value-type="percentage" office:value="0.118178959749052" calcext:value-type="percentage">
            <text:p>11.82%</text:p>
          </table:table-cell>
        </table:table-row>
        <table:table-row table:style-name="ro1">
          <table:table-cell office:value-type="string" calcext:value-type="string">
            <text:p>climatic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39];[.A139];[.C139])" office:value-type="string" office:string-value="&quot;climatico&quot;," calcext:value-type="string">
            <text:p>"climatico",</text:p>
          </table:table-cell>
          <table:table-cell table:style-name="ce1" office:value-type="percentage" office:value="0.914949463059505" calcext:value-type="percentage">
            <text:p>91.49%</text:p>
          </table:table-cell>
          <table:table-cell table:style-name="ce1" office:value-type="percentage" office:value="0.776650186938544" calcext:value-type="percentage">
            <text:p>77.67%</text:p>
          </table:table-cell>
          <table:table-cell table:style-name="ce1" office:value-type="percentage" office:value="0.861160801723599" calcext:value-type="percentage">
            <text:p>86.12%</text:p>
          </table:table-cell>
          <table:table-cell table:style-name="ce1" office:value-type="percentage" office:value="0.594367774746691" calcext:value-type="percentage">
            <text:p>59.44%</text:p>
          </table:table-cell>
          <table:table-cell table:style-name="ce1" table:formula="of:=AVERAGE([.E139:.F139])" office:value-type="percentage" office:value="0.845799824999024" calcext:value-type="percentage">
            <text:p>84.58%</text:p>
          </table:table-cell>
          <table:table-cell table:style-name="ce1" table:formula="of:=AVERAGE([.G139:.H139])" office:value-type="percentage" office:value="0.727764288235145" calcext:value-type="percentage">
            <text:p>72.78%</text:p>
          </table:table-cell>
          <table:table-cell table:style-name="ce3" table:formula="of:=[.I139]-[.J139]" office:value-type="percentage" office:value="0.118035536763879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climátic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0];[.A140];[.C140])" office:value-type="string" office:string-value="&quot;climático&quot;," calcext:value-type="string">
            <text:p>"climático",</text:p>
          </table:table-cell>
          <table:table-cell table:style-name="ce1" office:value-type="percentage" office:value="0.887379290358651" calcext:value-type="percentage">
            <text:p>88.74%</text:p>
          </table:table-cell>
          <table:table-cell table:style-name="ce1" office:value-type="percentage" office:value="0.810805561952293" calcext:value-type="percentage">
            <text:p>81.08%</text:p>
          </table:table-cell>
          <table:table-cell table:style-name="ce1" office:value-type="percentage" office:value="0.817928874953872" calcext:value-type="percentage">
            <text:p>81.79%</text:p>
          </table:table-cell>
          <table:table-cell table:style-name="ce1" office:value-type="percentage" office:value="0.644305854126634" calcext:value-type="percentage">
            <text:p>64.43%</text:p>
          </table:table-cell>
          <table:table-cell table:style-name="ce1" table:formula="of:=AVERAGE([.E140:.F140])" office:value-type="percentage" office:value="0.849092426155472" calcext:value-type="percentage">
            <text:p>84.91%</text:p>
          </table:table-cell>
          <table:table-cell table:style-name="ce1" table:formula="of:=AVERAGE([.G140:.H140])" office:value-type="percentage" office:value="0.731117364540253" calcext:value-type="percentage">
            <text:p>73.11%</text:p>
          </table:table-cell>
          <table:table-cell table:style-name="ce3" table:formula="of:=[.I140]-[.J140]" office:value-type="percentage" office:value="0.117975061615219" calcext:value-type="percentage">
            <text:p>11.80%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1];[.A141];[.C141])" office:value-type="string" office:string-value="&quot;diverse&quot;," calcext:value-type="string">
            <text:p>"diverse",</text:p>
          </table:table-cell>
          <table:table-cell table:style-name="ce1" office:value-type="percentage" office:value="0.768853732920571" calcext:value-type="percentage">
            <text:p>76.89%</text:p>
          </table:table-cell>
          <table:table-cell table:style-name="ce1" office:value-type="percentage" office:value="0.504990111417711" calcext:value-type="percentage">
            <text:p>50.50%</text:p>
          </table:table-cell>
          <table:table-cell table:style-name="ce1" office:value-type="percentage" office:value="0.673777058433537" calcext:value-type="percentage">
            <text:p>67.38%</text:p>
          </table:table-cell>
          <table:table-cell table:style-name="ce1" office:value-type="percentage" office:value="0.367760253296718" calcext:value-type="percentage">
            <text:p>36.78%</text:p>
          </table:table-cell>
          <table:table-cell table:style-name="ce1" table:formula="of:=AVERAGE([.E141:.F141])" office:value-type="percentage" office:value="0.636921922169141" calcext:value-type="percentage">
            <text:p>63.69%</text:p>
          </table:table-cell>
          <table:table-cell table:style-name="ce1" table:formula="of:=AVERAGE([.G141:.H141])" office:value-type="percentage" office:value="0.520768655865128" calcext:value-type="percentage">
            <text:p>52.08%</text:p>
          </table:table-cell>
          <table:table-cell table:style-name="ce3" table:formula="of:=[.I141]-[.J141]" office:value-type="percentage" office:value="0.116153266304013" calcext:value-type="percentage">
            <text:p>11.62%</text:p>
          </table:table-cell>
        </table:table-row>
        <table:table-row table:style-name="ro1">
          <table:table-cell office:value-type="string" calcext:value-type="string">
            <text:p>écolog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2];[.A142];[.C142])" office:value-type="string" office:string-value="&quot;écologique&quot;," calcext:value-type="string">
            <text:p>"écologique",</text:p>
          </table:table-cell>
          <table:table-cell table:style-name="ce1" office:value-type="percentage" office:value="0.871368782441004" calcext:value-type="percentage">
            <text:p>87.14%</text:p>
          </table:table-cell>
          <table:table-cell table:style-name="ce1" office:value-type="percentage" office:value="0.666757065409777" calcext:value-type="percentage">
            <text:p>66.68%</text:p>
          </table:table-cell>
          <table:table-cell table:style-name="ce1" office:value-type="percentage" office:value="0.819286661137135" calcext:value-type="percentage">
            <text:p>81.93%</text:p>
          </table:table-cell>
          <table:table-cell table:style-name="ce1" office:value-type="percentage" office:value="0.486764957726754" calcext:value-type="percentage">
            <text:p>48.68%</text:p>
          </table:table-cell>
          <table:table-cell table:style-name="ce1" table:formula="of:=AVERAGE([.E142:.F142])" office:value-type="percentage" office:value="0.769062923925391" calcext:value-type="percentage">
            <text:p>76.91%</text:p>
          </table:table-cell>
          <table:table-cell table:style-name="ce1" table:formula="of:=AVERAGE([.G142:.H142])" office:value-type="percentage" office:value="0.653025809431944" calcext:value-type="percentage">
            <text:p>65.30%</text:p>
          </table:table-cell>
          <table:table-cell table:style-name="ce3" table:formula="of:=[.I142]-[.J142]" office:value-type="percentage" office:value="0.116037114493446" calcext:value-type="percentage">
            <text:p>11.60%</text:p>
          </table:table-cell>
        </table:table-row>
        <table:table-row table:style-name="ro1">
          <table:table-cell office:value-type="string" calcext:value-type="string">
            <text:p>mangrov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3];[.A143];[.C143])" office:value-type="string" office:string-value="&quot;mangroves&quot;," calcext:value-type="string">
            <text:p>"mangroves",</text:p>
          </table:table-cell>
          <table:table-cell table:style-name="ce1" office:value-type="percentage" office:value="0.852485198866237" calcext:value-type="percentage">
            <text:p>85.25%</text:p>
          </table:table-cell>
          <table:table-cell table:style-name="ce1" office:value-type="percentage" office:value="0.659631469178122" calcext:value-type="percentage">
            <text:p>65.96%</text:p>
          </table:table-cell>
          <table:table-cell table:style-name="ce1" office:value-type="percentage" office:value="0.768927523455062" calcext:value-type="percentage">
            <text:p>76.89%</text:p>
          </table:table-cell>
          <table:table-cell table:style-name="ce1" office:value-type="percentage" office:value="0.521695797198585" calcext:value-type="percentage">
            <text:p>52.17%</text:p>
          </table:table-cell>
          <table:table-cell table:style-name="ce1" table:formula="of:=AVERAGE([.E143:.F143])" office:value-type="percentage" office:value="0.75605833402218" calcext:value-type="percentage">
            <text:p>75.61%</text:p>
          </table:table-cell>
          <table:table-cell table:style-name="ce1" table:formula="of:=AVERAGE([.G143:.H143])" office:value-type="percentage" office:value="0.645311660326824" calcext:value-type="percentage">
            <text:p>64.53%</text:p>
          </table:table-cell>
          <table:table-cell table:style-name="ce3" table:formula="of:=[.I143]-[.J143]" office:value-type="percentage" office:value="0.110746673695356" calcext:value-type="percentage">
            <text:p>11.07%</text:p>
          </table:table-cell>
        </table:table-row>
        <table:table-row table:style-name="ro1">
          <table:table-cell office:value-type="string" calcext:value-type="string">
            <text:p>ecolog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4];[.A144];[.C144])" office:value-type="string" office:string-value="&quot;ecologiques&quot;," calcext:value-type="string">
            <text:p>"ecologiques",</text:p>
          </table:table-cell>
          <table:table-cell table:style-name="ce1" office:value-type="percentage" office:value="0.95630853176117" calcext:value-type="percentage">
            <text:p>95.63%</text:p>
          </table:table-cell>
          <table:table-cell table:style-name="ce1" office:value-type="percentage" office:value="0.92552969455719" calcext:value-type="percentage">
            <text:p>92.55%</text:p>
          </table:table-cell>
          <table:table-cell table:style-name="ce1" office:value-type="percentage" office:value="0.908947646617889" calcext:value-type="percentage">
            <text:p>90.89%</text:p>
          </table:table-cell>
          <table:table-cell table:style-name="ce1" office:value-type="percentage" office:value="0.753412067890167" calcext:value-type="percentage">
            <text:p>75.34%</text:p>
          </table:table-cell>
          <table:table-cell table:style-name="ce1" table:formula="of:=AVERAGE([.E144:.F144])" office:value-type="percentage" office:value="0.94091911315918" calcext:value-type="percentage">
            <text:p>94.09%</text:p>
          </table:table-cell>
          <table:table-cell table:style-name="ce1" table:formula="of:=AVERAGE([.G144:.H144])" office:value-type="percentage" office:value="0.831179857254028" calcext:value-type="percentage">
            <text:p>83.12%</text:p>
          </table:table-cell>
          <table:table-cell table:style-name="ce3" table:formula="of:=[.I144]-[.J144]" office:value-type="percentage" office:value="0.109739255905152" calcext:value-type="percentage">
            <text:p>10.97%</text:p>
          </table:table-cell>
        </table:table-row>
        <table:table-row table:style-name="ro1">
          <table:table-cell office:value-type="string" calcext:value-type="string">
            <text:p>sustain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5];[.A145];[.C145])" office:value-type="string" office:string-value="&quot;sustainable&quot;," calcext:value-type="string">
            <text:p>"sustainable",</text:p>
          </table:table-cell>
          <table:table-cell table:style-name="ce1" office:value-type="percentage" office:value="0.78775250649558" calcext:value-type="percentage">
            <text:p>78.78%</text:p>
          </table:table-cell>
          <table:table-cell table:style-name="ce1" office:value-type="percentage" office:value="0.475216659160779" calcext:value-type="percentage">
            <text:p>47.52%</text:p>
          </table:table-cell>
          <table:table-cell table:style-name="ce1" office:value-type="percentage" office:value="0.69771365376569" calcext:value-type="percentage">
            <text:p>69.77%</text:p>
          </table:table-cell>
          <table:table-cell table:style-name="ce1" office:value-type="percentage" office:value="0.351222997307013" calcext:value-type="percentage">
            <text:p>35.12%</text:p>
          </table:table-cell>
          <table:table-cell table:style-name="ce1" table:formula="of:=AVERAGE([.E145:.F145])" office:value-type="percentage" office:value="0.631484582828179" calcext:value-type="percentage">
            <text:p>63.15%</text:p>
          </table:table-cell>
          <table:table-cell table:style-name="ce1" table:formula="of:=AVERAGE([.G145:.H145])" office:value-type="percentage" office:value="0.524468325536351" calcext:value-type="percentage">
            <text:p>52.45%</text:p>
          </table:table-cell>
          <table:table-cell table:style-name="ce3" table:formula="of:=[.I145]-[.J145]" office:value-type="percentage" office:value="0.107016257291828" calcext:value-type="percentage">
            <text:p>10.70%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6];[.A146];[.C146])" office:value-type="string" office:string-value="&quot;culture&quot;," calcext:value-type="string">
            <text:p>"culture",</text:p>
          </table:table-cell>
          <table:table-cell table:style-name="ce1" office:value-type="percentage" office:value="0.727017641142916" calcext:value-type="percentage">
            <text:p>72.70%</text:p>
          </table:table-cell>
          <table:table-cell table:style-name="ce1" office:value-type="percentage" office:value="0.315950168513501" calcext:value-type="percentage">
            <text:p>31.60%</text:p>
          </table:table-cell>
          <table:table-cell table:style-name="ce1" office:value-type="percentage" office:value="0.639611616051993" calcext:value-type="percentage">
            <text:p>63.96%</text:p>
          </table:table-cell>
          <table:table-cell table:style-name="ce1" office:value-type="percentage" office:value="0.191462222530096" calcext:value-type="percentage">
            <text:p>19.15%</text:p>
          </table:table-cell>
          <table:table-cell table:style-name="ce1" table:formula="of:=AVERAGE([.E146:.F146])" office:value-type="percentage" office:value="0.521483904828208" calcext:value-type="percentage">
            <text:p>52.15%</text:p>
          </table:table-cell>
          <table:table-cell table:style-name="ce1" table:formula="of:=AVERAGE([.G146:.H146])" office:value-type="percentage" office:value="0.415536919291044" calcext:value-type="percentage">
            <text:p>41.55%</text:p>
          </table:table-cell>
          <table:table-cell table:style-name="ce3" table:formula="of:=[.I146]-[.J146]" office:value-type="percentage" office:value="0.105946985537164" calcext:value-type="percentage">
            <text:p>10.59%</text:p>
          </table:table-cell>
        </table:table-row>
        <table:table-row table:style-name="ro1">
          <table:table-cell office:value-type="string" calcext:value-type="string">
            <text:p>conserv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7];[.A147];[.C147])" office:value-type="string" office:string-value="&quot;conservation&quot;," calcext:value-type="string">
            <text:p>"conservation",</text:p>
          </table:table-cell>
          <table:table-cell table:style-name="ce1" office:value-type="percentage" office:value="0.859315192496235" calcext:value-type="percentage">
            <text:p>85.93%</text:p>
          </table:table-cell>
          <table:table-cell table:style-name="ce1" office:value-type="percentage" office:value="0.540703637893803" calcext:value-type="percentage">
            <text:p>54.07%</text:p>
          </table:table-cell>
          <table:table-cell table:style-name="ce1" office:value-type="percentage" office:value="0.786222539689184" calcext:value-type="percentage">
            <text:p>78.62%</text:p>
          </table:table-cell>
          <table:table-cell table:style-name="ce1" office:value-type="percentage" office:value="0.407455399514673" calcext:value-type="percentage">
            <text:p>40.75%</text:p>
          </table:table-cell>
          <table:table-cell table:style-name="ce1" table:formula="of:=AVERAGE([.E147:.F147])" office:value-type="percentage" office:value="0.700009415195019" calcext:value-type="percentage">
            <text:p>70.00%</text:p>
          </table:table-cell>
          <table:table-cell table:style-name="ce1" table:formula="of:=AVERAGE([.G147:.H147])" office:value-type="percentage" office:value="0.596838969601929" calcext:value-type="percentage">
            <text:p>59.68%</text:p>
          </table:table-cell>
          <table:table-cell table:style-name="ce3" table:formula="of:=[.I147]-[.J147]" office:value-type="percentage" office:value="0.10317044559309" calcext:value-type="percentage">
            <text:p>10.32%</text:p>
          </table:table-cell>
        </table:table-row>
        <table:table-row table:style-name="ro1">
          <table:table-cell office:value-type="string" calcext:value-type="string">
            <text:p>gc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8];[.A148];[.C148])" office:value-type="string" office:string-value="&quot;gcf&quot;," calcext:value-type="string">
            <text:p>"gcf",</text:p>
          </table:table-cell>
          <table:table-cell table:style-name="ce1" office:value-type="percentage" office:value="0.910959331439687" calcext:value-type="percentage">
            <text:p>91.10%</text:p>
          </table:table-cell>
          <table:table-cell table:style-name="ce1" office:value-type="percentage" office:value="0.915231578148805" calcext:value-type="percentage">
            <text:p>91.52%</text:p>
          </table:table-cell>
          <table:table-cell table:style-name="ce1" office:value-type="percentage" office:value="0.826875096404707" calcext:value-type="percentage">
            <text:p>82.69%</text:p>
          </table:table-cell>
          <table:table-cell table:style-name="ce1" office:value-type="percentage" office:value="0.794586168529538" calcext:value-type="percentage">
            <text:p>79.46%</text:p>
          </table:table-cell>
          <table:table-cell table:style-name="ce1" table:formula="of:=AVERAGE([.E148:.F148])" office:value-type="percentage" office:value="0.913095454794246" calcext:value-type="percentage">
            <text:p>91.31%</text:p>
          </table:table-cell>
          <table:table-cell table:style-name="ce1" table:formula="of:=AVERAGE([.G148:.H148])" office:value-type="percentage" office:value="0.810730632467123" calcext:value-type="percentage">
            <text:p>81.07%</text:p>
          </table:table-cell>
          <table:table-cell table:style-name="ce3" table:formula="of:=[.I148]-[.J148]" office:value-type="percentage" office:value="0.102364822327123" calcext:value-type="percentage">
            <text:p>10.24%</text:p>
          </table:table-cell>
        </table:table-row>
        <table:table-row table:style-name="ro1">
          <table:table-cell office:value-type="string" calcext:value-type="string">
            <text:p>écosystèm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49];[.A149];[.C149])" office:value-type="string" office:string-value="&quot;écosystème&quot;," calcext:value-type="string">
            <text:p>"écosystème",</text:p>
          </table:table-cell>
          <table:table-cell table:style-name="ce1" office:value-type="percentage" office:value="0.829814076423645" calcext:value-type="percentage">
            <text:p>82.98%</text:p>
          </table:table-cell>
          <table:table-cell table:style-name="ce1" office:value-type="percentage" office:value="0.472878130932091" calcext:value-type="percentage">
            <text:p>47.29%</text:p>
          </table:table-cell>
          <table:table-cell table:style-name="ce1" office:value-type="percentage" office:value="0.75100592113271" calcext:value-type="percentage">
            <text:p>75.10%</text:p>
          </table:table-cell>
          <table:table-cell table:style-name="ce1" office:value-type="percentage" office:value="0.349631906867179" calcext:value-type="percentage">
            <text:p>34.96%</text:p>
          </table:table-cell>
          <table:table-cell table:style-name="ce1" table:formula="of:=AVERAGE([.E149:.F149])" office:value-type="percentage" office:value="0.651346103677868" calcext:value-type="percentage">
            <text:p>65.13%</text:p>
          </table:table-cell>
          <table:table-cell table:style-name="ce1" table:formula="of:=AVERAGE([.G149:.H149])" office:value-type="percentage" office:value="0.550318913999945" calcext:value-type="percentage">
            <text:p>55.03%</text:p>
          </table:table-cell>
          <table:table-cell table:style-name="ce3" table:formula="of:=[.I149]-[.J149]" office:value-type="percentage" office:value="0.101027189677923" calcext:value-type="percentage">
            <text:p>10.10%</text:p>
          </table:table-cell>
        </table:table-row>
        <table:table-row table:style-name="ro1">
          <table:table-cell office:value-type="string" calcext:value-type="string">
            <text:p>plant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0];[.A150];[.C150])" office:value-type="string" office:string-value="&quot;planting&quot;," calcext:value-type="string">
            <text:p>"planting",</text:p>
          </table:table-cell>
          <table:table-cell table:style-name="ce1" office:value-type="percentage" office:value="0.801319702498375" calcext:value-type="percentage">
            <text:p>80.13%</text:p>
          </table:table-cell>
          <table:table-cell table:style-name="ce1" office:value-type="percentage" office:value="0.528665151957783" calcext:value-type="percentage">
            <text:p>52.87%</text:p>
          </table:table-cell>
          <table:table-cell table:style-name="ce1" office:value-type="percentage" office:value="0.705244746900374" calcext:value-type="percentage">
            <text:p>70.52%</text:p>
          </table:table-cell>
          <table:table-cell table:style-name="ce1" office:value-type="percentage" office:value="0.425593659206624" calcext:value-type="percentage">
            <text:p>42.56%</text:p>
          </table:table-cell>
          <table:table-cell table:style-name="ce1" table:formula="of:=AVERAGE([.E150:.F150])" office:value-type="percentage" office:value="0.664992427228079" calcext:value-type="percentage">
            <text:p>66.50%</text:p>
          </table:table-cell>
          <table:table-cell table:style-name="ce1" table:formula="of:=AVERAGE([.G150:.H150])" office:value-type="percentage" office:value="0.565419203053499" calcext:value-type="percentage">
            <text:p>56.54%</text:p>
          </table:table-cell>
          <table:table-cell table:style-name="ce3" table:formula="of:=[.I150]-[.J150]" office:value-type="percentage" office:value="0.0995732241745798" calcext:value-type="percentage">
            <text:p>9.96%</text:p>
          </table:table-cell>
        </table:table-row>
        <table:table-row table:style-name="ro1">
          <table:table-cell office:value-type="string" calcext:value-type="string">
            <text:p>ge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1];[.A151];[.C151])" office:value-type="string" office:string-value="&quot;gef&quot;," calcext:value-type="string">
            <text:p>"gef",</text:p>
          </table:table-cell>
          <table:table-cell table:style-name="ce1" office:value-type="percentage" office:value="0.870824991291716" calcext:value-type="percentage">
            <text:p>87.08%</text:p>
          </table:table-cell>
          <table:table-cell table:style-name="ce1" office:value-type="percentage" office:value="0.692999140935317" calcext:value-type="percentage">
            <text:p>69.30%</text:p>
          </table:table-cell>
          <table:table-cell table:style-name="ce1" office:value-type="percentage" office:value="0.794931407875687" calcext:value-type="percentage">
            <text:p>79.49%</text:p>
          </table:table-cell>
          <table:table-cell table:style-name="ce1" office:value-type="percentage" office:value="0.577114788232414" calcext:value-type="percentage">
            <text:p>57.71%</text:p>
          </table:table-cell>
          <table:table-cell table:style-name="ce1" table:formula="of:=AVERAGE([.E151:.F151])" office:value-type="percentage" office:value="0.781912066113517" calcext:value-type="percentage">
            <text:p>78.19%</text:p>
          </table:table-cell>
          <table:table-cell table:style-name="ce1" table:formula="of:=AVERAGE([.G151:.H151])" office:value-type="percentage" office:value="0.68602309805405" calcext:value-type="percentage">
            <text:p>68.60%</text:p>
          </table:table-cell>
          <table:table-cell table:style-name="ce3" table:formula="of:=[.I151]-[.J151]" office:value-type="percentage" office:value="0.0958889680594661" calcext:value-type="percentage">
            <text:p>9.59%</text:p>
          </table:table-cell>
        </table:table-row>
        <table:table-row table:style-name="ro1">
          <table:table-cell office:value-type="string" calcext:value-type="string">
            <text:p>biodiversit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2];[.A152];[.C152])" office:value-type="string" office:string-value="&quot;biodiversity&quot;," calcext:value-type="string">
            <text:p>"biodiversity",</text:p>
          </table:table-cell>
          <table:table-cell table:style-name="ce1" office:value-type="percentage" office:value="0.865985012596304" calcext:value-type="percentage">
            <text:p>86.60%</text:p>
          </table:table-cell>
          <table:table-cell table:style-name="ce1" office:value-type="percentage" office:value="0.547838481420143" calcext:value-type="percentage">
            <text:p>54.78%</text:p>
          </table:table-cell>
          <table:table-cell table:style-name="ce1" office:value-type="percentage" office:value="0.803885029998693" calcext:value-type="percentage">
            <text:p>80.39%</text:p>
          </table:table-cell>
          <table:table-cell table:style-name="ce1" office:value-type="percentage" office:value="0.424462614879012" calcext:value-type="percentage">
            <text:p>42.45%</text:p>
          </table:table-cell>
          <table:table-cell table:style-name="ce1" table:formula="of:=AVERAGE([.E152:.F152])" office:value-type="percentage" office:value="0.706911747008223" calcext:value-type="percentage">
            <text:p>70.69%</text:p>
          </table:table-cell>
          <table:table-cell table:style-name="ce1" table:formula="of:=AVERAGE([.G152:.H152])" office:value-type="percentage" office:value="0.614173822438852" calcext:value-type="percentage">
            <text:p>61.42%</text:p>
          </table:table-cell>
          <table:table-cell table:style-name="ce3" table:formula="of:=[.I152]-[.J152]" office:value-type="percentage" office:value="0.0927379245693711" calcext:value-type="percentage">
            <text:p>9.27%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3];[.A153];[.C153])" office:value-type="string" office:string-value="&quot;nature&quot;," calcext:value-type="string">
            <text:p>"nature",</text:p>
          </table:table-cell>
          <table:table-cell table:style-name="ce1" office:value-type="percentage" office:value="0.833904559935518" calcext:value-type="percentage">
            <text:p>83.39%</text:p>
          </table:table-cell>
          <table:table-cell table:style-name="ce1" office:value-type="percentage" office:value="0.519231839419431" calcext:value-type="percentage">
            <text:p>51.92%</text:p>
          </table:table-cell>
          <table:table-cell table:style-name="ce1" office:value-type="percentage" office:value="0.76463166097828" calcext:value-type="percentage">
            <text:p>76.46%</text:p>
          </table:table-cell>
          <table:table-cell table:style-name="ce1" office:value-type="percentage" office:value="0.406292355512315" calcext:value-type="percentage">
            <text:p>40.63%</text:p>
          </table:table-cell>
          <table:table-cell table:style-name="ce1" table:formula="of:=AVERAGE([.E153:.F153])" office:value-type="percentage" office:value="0.676568199677474" calcext:value-type="percentage">
            <text:p>67.66%</text:p>
          </table:table-cell>
          <table:table-cell table:style-name="ce1" table:formula="of:=AVERAGE([.G153:.H153])" office:value-type="percentage" office:value="0.585462008245297" calcext:value-type="percentage">
            <text:p>58.55%</text:p>
          </table:table-cell>
          <table:table-cell table:style-name="ce3" table:formula="of:=[.I153]-[.J153]" office:value-type="percentage" office:value="0.091106191432177" calcext:value-type="percentage">
            <text:p>9.11%</text:p>
          </table:table-cell>
        </table:table-row>
        <table:table-row table:style-name="ro1">
          <table:table-cell office:value-type="string" calcext:value-type="string">
            <text:p>réseaux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4];[.A154];[.C154])" office:value-type="string" office:string-value="&quot;réseaux&quot;," calcext:value-type="string">
            <text:p>"réseaux",</text:p>
          </table:table-cell>
          <table:table-cell table:style-name="ce1" office:value-type="percentage" office:value="0.778539951113653" calcext:value-type="percentage">
            <text:p>77.85%</text:p>
          </table:table-cell>
          <table:table-cell table:style-name="ce1" office:value-type="percentage" office:value="0.488508444827941" calcext:value-type="percentage">
            <text:p>48.85%</text:p>
          </table:table-cell>
          <table:table-cell table:style-name="ce1" office:value-type="percentage" office:value="0.710212617506919" calcext:value-type="percentage">
            <text:p>71.02%</text:p>
          </table:table-cell>
          <table:table-cell table:style-name="ce1" office:value-type="percentage" office:value="0.375220743189366" calcext:value-type="percentage">
            <text:p>37.52%</text:p>
          </table:table-cell>
          <table:table-cell table:style-name="ce1" table:formula="of:=AVERAGE([.E154:.F154])" office:value-type="percentage" office:value="0.633524197970797" calcext:value-type="percentage">
            <text:p>63.35%</text:p>
          </table:table-cell>
          <table:table-cell table:style-name="ce1" table:formula="of:=AVERAGE([.G154:.H154])" office:value-type="percentage" office:value="0.542716680348142" calcext:value-type="percentage">
            <text:p>54.27%</text:p>
          </table:table-cell>
          <table:table-cell table:style-name="ce3" table:formula="of:=[.I154]-[.J154]" office:value-type="percentage" office:value="0.0908075176226546" calcext:value-type="percentage">
            <text:p>9.08%</text:p>
          </table:table-cell>
        </table:table-row>
        <table:table-row table:style-name="ro1">
          <table:table-cell office:value-type="string" calcext:value-type="string">
            <text:p>tierr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5];[.A155];[.C155])" office:value-type="string" office:string-value="&quot;tierras&quot;," calcext:value-type="string">
            <text:p>"tierras",</text:p>
          </table:table-cell>
          <table:table-cell table:style-name="ce1" office:value-type="percentage" office:value="0.900607734918594" calcext:value-type="percentage">
            <text:p>90.06%</text:p>
          </table:table-cell>
          <table:table-cell table:style-name="ce1" office:value-type="percentage" office:value="0.621565570682287" calcext:value-type="percentage">
            <text:p>62.16%</text:p>
          </table:table-cell>
          <table:table-cell table:style-name="ce1" office:value-type="percentage" office:value="0.867456728219986" calcext:value-type="percentage">
            <text:p>86.75%</text:p>
          </table:table-cell>
          <table:table-cell table:style-name="ce1" office:value-type="percentage" office:value="0.474388941377401" calcext:value-type="percentage">
            <text:p>47.44%</text:p>
          </table:table-cell>
          <table:table-cell table:style-name="ce1" table:formula="of:=AVERAGE([.E155:.F155])" office:value-type="percentage" office:value="0.761086652800441" calcext:value-type="percentage">
            <text:p>76.11%</text:p>
          </table:table-cell>
          <table:table-cell table:style-name="ce1" table:formula="of:=AVERAGE([.G155:.H155])" office:value-type="percentage" office:value="0.670922834798694" calcext:value-type="percentage">
            <text:p>67.09%</text:p>
          </table:table-cell>
          <table:table-cell table:style-name="ce3" table:formula="of:=[.I155]-[.J155]" office:value-type="percentage" office:value="0.090163818001747" calcext:value-type="percentage">
            <text:p>9.02%</text:p>
          </table:table-cell>
        </table:table-row>
        <table:table-row table:style-name="ro1">
          <table:table-cell office:value-type="string" calcext:value-type="string">
            <text:p>environnem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6];[.A156];[.C156])" office:value-type="string" office:string-value="&quot;environnement&quot;," calcext:value-type="string">
            <text:p>"environnement",</text:p>
          </table:table-cell>
          <table:table-cell table:style-name="ce1" office:value-type="percentage" office:value="0.827326816183397" calcext:value-type="percentage">
            <text:p>82.73%</text:p>
          </table:table-cell>
          <table:table-cell table:style-name="ce1" office:value-type="percentage" office:value="0.532253634805481" calcext:value-type="percentage">
            <text:p>53.23%</text:p>
          </table:table-cell>
          <table:table-cell table:style-name="ce1" office:value-type="percentage" office:value="0.764188260148312" calcext:value-type="percentage">
            <text:p>76.42%</text:p>
          </table:table-cell>
          <table:table-cell table:style-name="ce1" office:value-type="percentage" office:value="0.420971095526655" calcext:value-type="percentage">
            <text:p>42.10%</text:p>
          </table:table-cell>
          <table:table-cell table:style-name="ce1" table:formula="of:=AVERAGE([.E156:.F156])" office:value-type="percentage" office:value="0.679790225494439" calcext:value-type="percentage">
            <text:p>67.98%</text:p>
          </table:table-cell>
          <table:table-cell table:style-name="ce1" table:formula="of:=AVERAGE([.G156:.H156])" office:value-type="percentage" office:value="0.592579677837483" calcext:value-type="percentage">
            <text:p>59.26%</text:p>
          </table:table-cell>
          <table:table-cell table:style-name="ce3" table:formula="of:=[.I156]-[.J156]" office:value-type="percentage" office:value="0.0872105476569555" calcext:value-type="percentage">
            <text:p>8.72%</text:p>
          </table:table-cell>
        </table:table-row>
        <table:table-row table:style-name="ro1">
          <table:table-cell office:value-type="string" calcext:value-type="string">
            <text:p>lig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7];[.A157];[.C157])" office:value-type="string" office:string-value="&quot;lignes&quot;," calcext:value-type="string">
            <text:p>"lignes",</text:p>
          </table:table-cell>
          <table:table-cell table:style-name="ce1" office:value-type="percentage" office:value="0.769462525060302" calcext:value-type="percentage">
            <text:p>76.95%</text:p>
          </table:table-cell>
          <table:table-cell table:style-name="ce1" office:value-type="percentage" office:value="0.55518744309972" calcext:value-type="percentage">
            <text:p>55.52%</text:p>
          </table:table-cell>
          <table:table-cell table:style-name="ce1" office:value-type="percentage" office:value="0.696841330120438" calcext:value-type="percentage">
            <text:p>69.68%</text:p>
          </table:table-cell>
          <table:table-cell table:style-name="ce1" office:value-type="percentage" office:value="0.454091745477758" calcext:value-type="percentage">
            <text:p>45.41%</text:p>
          </table:table-cell>
          <table:table-cell table:style-name="ce1" table:formula="of:=AVERAGE([.E157:.F157])" office:value-type="percentage" office:value="0.662324984080011" calcext:value-type="percentage">
            <text:p>66.23%</text:p>
          </table:table-cell>
          <table:table-cell table:style-name="ce1" table:formula="of:=AVERAGE([.G157:.H157])" office:value-type="percentage" office:value="0.575466537799098" calcext:value-type="percentage">
            <text:p>57.55%</text:p>
          </table:table-cell>
          <table:table-cell table:style-name="ce3" table:formula="of:=[.I157]-[.J157]" office:value-type="percentage" office:value="0.0868584462809132" calcext:value-type="percentage">
            <text:p>8.69%</text:p>
          </table:table-cell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8];[.A158];[.C158])" office:value-type="string" office:string-value="&quot;species&quot;," calcext:value-type="string">
            <text:p>"species",</text:p>
          </table:table-cell>
          <table:table-cell table:style-name="ce1" office:value-type="percentage" office:value="0.822233363920081" calcext:value-type="percentage">
            <text:p>82.22%</text:p>
          </table:table-cell>
          <table:table-cell table:style-name="ce1" office:value-type="percentage" office:value="0.458191684554372" calcext:value-type="percentage">
            <text:p>45.82%</text:p>
          </table:table-cell>
          <table:table-cell table:style-name="ce1" office:value-type="percentage" office:value="0.756327422236842" calcext:value-type="percentage">
            <text:p>75.63%</text:p>
          </table:table-cell>
          <table:table-cell table:style-name="ce1" office:value-type="percentage" office:value="0.355796909501644" calcext:value-type="percentage">
            <text:p>35.58%</text:p>
          </table:table-cell>
          <table:table-cell table:style-name="ce1" table:formula="of:=AVERAGE([.E158:.F158])" office:value-type="percentage" office:value="0.640212524237227" calcext:value-type="percentage">
            <text:p>64.02%</text:p>
          </table:table-cell>
          <table:table-cell table:style-name="ce1" table:formula="of:=AVERAGE([.G158:.H158])" office:value-type="percentage" office:value="0.556062165869243" calcext:value-type="percentage">
            <text:p>55.61%</text:p>
          </table:table-cell>
          <table:table-cell table:style-name="ce3" table:formula="of:=[.I158]-[.J158]" office:value-type="percentage" office:value="0.0841503583679834" calcext:value-type="percentage">
            <text:p>8.42%</text:p>
          </table:table-cell>
        </table:table-row>
        <table:table-row table:style-name="ro1">
          <table:table-cell office:value-type="string" calcext:value-type="string">
            <text:p>suelo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59];[.A159];[.C159])" office:value-type="string" office:string-value="&quot;suelos&quot;," calcext:value-type="string">
            <text:p>"suelos",</text:p>
          </table:table-cell>
          <table:table-cell table:style-name="ce1" office:value-type="percentage" office:value="0.893655925989151" calcext:value-type="percentage">
            <text:p>89.37%</text:p>
          </table:table-cell>
          <table:table-cell table:style-name="ce1" office:value-type="percentage" office:value="0.845205108324686" calcext:value-type="percentage">
            <text:p>84.52%</text:p>
          </table:table-cell>
          <table:table-cell table:style-name="ce1" office:value-type="percentage" office:value="0.877114882071813" calcext:value-type="percentage">
            <text:p>87.71%</text:p>
          </table:table-cell>
          <table:table-cell table:style-name="ce1" office:value-type="percentage" office:value="0.706141168872515" calcext:value-type="percentage">
            <text:p>70.61%</text:p>
          </table:table-cell>
          <table:table-cell table:style-name="ce1" table:formula="of:=AVERAGE([.E159:.F159])" office:value-type="percentage" office:value="0.869430517156919" calcext:value-type="percentage">
            <text:p>86.94%</text:p>
          </table:table-cell>
          <table:table-cell table:style-name="ce1" table:formula="of:=AVERAGE([.G159:.H159])" office:value-type="percentage" office:value="0.791628025472164" calcext:value-type="percentage">
            <text:p>79.16%</text:p>
          </table:table-cell>
          <table:table-cell table:style-name="ce3" table:formula="of:=[.I159]-[.J159]" office:value-type="percentage" office:value="0.0778024916847546" calcext:value-type="percentage">
            <text:p>7.78%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0];[.A160];[.C160])" office:value-type="string" office:string-value="&quot;env&quot;," calcext:value-type="string">
            <text:p>"env",</text:p>
          </table:table-cell>
          <table:table-cell table:style-name="ce1" office:value-type="percentage" office:value="0.785164496378054" calcext:value-type="percentage">
            <text:p>78.52%</text:p>
          </table:table-cell>
          <table:table-cell table:style-name="ce1" office:value-type="percentage" office:value="0.523537534336218" calcext:value-type="percentage">
            <text:p>52.35%</text:p>
          </table:table-cell>
          <table:table-cell table:style-name="ce1" office:value-type="percentage" office:value="0.739679580625099" calcext:value-type="percentage">
            <text:p>73.97%</text:p>
          </table:table-cell>
          <table:table-cell table:style-name="ce1" office:value-type="percentage" office:value="0.42042408602996" calcext:value-type="percentage">
            <text:p>42.04%</text:p>
          </table:table-cell>
          <table:table-cell table:style-name="ce1" table:formula="of:=AVERAGE([.E160:.F160])" office:value-type="percentage" office:value="0.654351015357136" calcext:value-type="percentage">
            <text:p>65.44%</text:p>
          </table:table-cell>
          <table:table-cell table:style-name="ce1" table:formula="of:=AVERAGE([.G160:.H160])" office:value-type="percentage" office:value="0.58005183332753" calcext:value-type="percentage">
            <text:p>58.01%</text:p>
          </table:table-cell>
          <table:table-cell table:style-name="ce3" table:formula="of:=[.I160]-[.J160]" office:value-type="percentage" office:value="0.0742991820296062" calcext:value-type="percentage">
            <text:p>7.43%</text:p>
          </table:table-cell>
        </table:table-row>
        <table:table-row table:style-name="ro1">
          <table:table-cell office:value-type="string" calcext:value-type="string">
            <text:p>tropic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1];[.A161];[.C161])" office:value-type="string" office:string-value="&quot;tropical&quot;," calcext:value-type="string">
            <text:p>"tropical",</text:p>
          </table:table-cell>
          <table:table-cell table:style-name="ce1" office:value-type="percentage" office:value="0.738744445115681" calcext:value-type="percentage">
            <text:p>73.87%</text:p>
          </table:table-cell>
          <table:table-cell table:style-name="ce1" office:value-type="percentage" office:value="0.565466025667523" calcext:value-type="percentage">
            <text:p>56.55%</text:p>
          </table:table-cell>
          <table:table-cell table:style-name="ce1" office:value-type="percentage" office:value="0.681421975756116" calcext:value-type="percentage">
            <text:p>68.14%</text:p>
          </table:table-cell>
          <table:table-cell table:style-name="ce1" office:value-type="percentage" office:value="0.480626736386594" calcext:value-type="percentage">
            <text:p>48.06%</text:p>
          </table:table-cell>
          <table:table-cell table:style-name="ce1" table:formula="of:=AVERAGE([.E161:.F161])" office:value-type="percentage" office:value="0.652105235391602" calcext:value-type="percentage">
            <text:p>65.21%</text:p>
          </table:table-cell>
          <table:table-cell table:style-name="ce1" table:formula="of:=AVERAGE([.G161:.H161])" office:value-type="percentage" office:value="0.581024356071355" calcext:value-type="percentage">
            <text:p>58.10%</text:p>
          </table:table-cell>
          <table:table-cell table:style-name="ce3" table:formula="of:=[.I161]-[.J161]" office:value-type="percentage" office:value="0.0710808793202469" calcext:value-type="percentage">
            <text:p>7.11%</text:p>
          </table:table-cell>
        </table:table-row>
        <table:table-row table:style-name="ro1">
          <table:table-cell office:value-type="string" calcext:value-type="string">
            <text:p>remedi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2];[.A162];[.C162])" office:value-type="string" office:string-value="&quot;remediation&quot;," calcext:value-type="string">
            <text:p>"remediation",</text:p>
          </table:table-cell>
          <table:table-cell table:style-name="ce1" office:value-type="percentage" office:value="0.679947170500572" calcext:value-type="percentage">
            <text:p>67.99%</text:p>
          </table:table-cell>
          <table:table-cell table:style-name="ce1" office:value-type="percentage" office:value="0.258844004370845" calcext:value-type="percentage">
            <text:p>25.88%</text:p>
          </table:table-cell>
          <table:table-cell table:style-name="ce1" office:value-type="percentage" office:value="0.620111850591806" calcext:value-type="percentage">
            <text:p>62.01%</text:p>
          </table:table-cell>
          <table:table-cell table:style-name="ce1" office:value-type="percentage" office:value="0.176635550908171" calcext:value-type="percentage">
            <text:p>17.66%</text:p>
          </table:table-cell>
          <table:table-cell table:style-name="ce1" table:formula="of:=AVERAGE([.E162:.F162])" office:value-type="percentage" office:value="0.469395587435709" calcext:value-type="percentage">
            <text:p>46.94%</text:p>
          </table:table-cell>
          <table:table-cell table:style-name="ce1" table:formula="of:=AVERAGE([.G162:.H162])" office:value-type="percentage" office:value="0.398373700749989" calcext:value-type="percentage">
            <text:p>39.84%</text:p>
          </table:table-cell>
          <table:table-cell table:style-name="ce3" table:formula="of:=[.I162]-[.J162]" office:value-type="percentage" office:value="0.07102188668572" calcext:value-type="percentage">
            <text:p>7.10%</text:p>
          </table:table-cell>
        </table:table-row>
        <table:table-row table:style-name="ro1">
          <table:table-cell office:value-type="string" calcext:value-type="string">
            <text:p>sustainabilit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3];[.A163];[.C163])" office:value-type="string" office:string-value="&quot;sustainability&quot;," calcext:value-type="string">
            <text:p>"sustainability",</text:p>
          </table:table-cell>
          <table:table-cell table:style-name="ce1" office:value-type="percentage" office:value="0.783518031822342" calcext:value-type="percentage">
            <text:p>78.35%</text:p>
          </table:table-cell>
          <table:table-cell table:style-name="ce1" office:value-type="percentage" office:value="0.464559074106848" calcext:value-type="percentage">
            <text:p>46.46%</text:p>
          </table:table-cell>
          <table:table-cell table:style-name="ce1" office:value-type="percentage" office:value="0.726712112343872" calcext:value-type="percentage">
            <text:p>72.67%</text:p>
          </table:table-cell>
          <table:table-cell table:style-name="ce1" office:value-type="percentage" office:value="0.379481035300477" calcext:value-type="percentage">
            <text:p>37.95%</text:p>
          </table:table-cell>
          <table:table-cell table:style-name="ce1" table:formula="of:=AVERAGE([.E163:.F163])" office:value-type="percentage" office:value="0.624038552964595" calcext:value-type="percentage">
            <text:p>62.40%</text:p>
          </table:table-cell>
          <table:table-cell table:style-name="ce1" table:formula="of:=AVERAGE([.G163:.H163])" office:value-type="percentage" office:value="0.553096573822175" calcext:value-type="percentage">
            <text:p>55.31%</text:p>
          </table:table-cell>
          <table:table-cell table:style-name="ce3" table:formula="of:=[.I163]-[.J163]" office:value-type="percentage" office:value="0.0709419791424203" calcext:value-type="percentage">
            <text:p>7.09%</text:p>
          </table:table-cell>
        </table:table-row>
        <table:table-row table:style-name="ro1">
          <table:table-cell office:value-type="string" calcext:value-type="string">
            <text:p>mitig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4];[.A164];[.C164])" office:value-type="string" office:string-value="&quot;mitigation&quot;," calcext:value-type="string">
            <text:p>"mitigation",</text:p>
          </table:table-cell>
          <table:table-cell table:style-name="ce1" office:value-type="percentage" office:value="0.825411367391054" calcext:value-type="percentage">
            <text:p>82.54%</text:p>
          </table:table-cell>
          <table:table-cell table:style-name="ce1" office:value-type="percentage" office:value="0.706050361713308" calcext:value-type="percentage">
            <text:p>70.61%</text:p>
          </table:table-cell>
          <table:table-cell table:style-name="ce1" office:value-type="percentage" office:value="0.778076506032484" calcext:value-type="percentage">
            <text:p>77.81%</text:p>
          </table:table-cell>
          <table:table-cell table:style-name="ce1" office:value-type="percentage" office:value="0.620010666032317" calcext:value-type="percentage">
            <text:p>62.00%</text:p>
          </table:table-cell>
          <table:table-cell table:style-name="ce1" table:formula="of:=AVERAGE([.E164:.F164])" office:value-type="percentage" office:value="0.765730864552181" calcext:value-type="percentage">
            <text:p>76.57%</text:p>
          </table:table-cell>
          <table:table-cell table:style-name="ce1" table:formula="of:=AVERAGE([.G164:.H164])" office:value-type="percentage" office:value="0.699043586032401" calcext:value-type="percentage">
            <text:p>69.90%</text:p>
          </table:table-cell>
          <table:table-cell table:style-name="ce3" table:formula="of:=[.I164]-[.J164]" office:value-type="percentage" office:value="0.0666872785197803" calcext:value-type="percentage">
            <text:p>6.67%</text:p>
          </table:table-cell>
        </table:table-row>
        <table:table-row table:style-name="ro1">
          <table:table-cell office:value-type="string" calcext:value-type="string">
            <text:p>degrad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5];[.A165];[.C165])" office:value-type="string" office:string-value="&quot;degradation&quot;," calcext:value-type="string">
            <text:p>"degradation",</text:p>
          </table:table-cell>
          <table:table-cell table:style-name="ce1" office:value-type="percentage" office:value="0.824209580435597" calcext:value-type="percentage">
            <text:p>82.42%</text:p>
          </table:table-cell>
          <table:table-cell table:style-name="ce1" office:value-type="percentage" office:value="0.616461263695947" calcext:value-type="percentage">
            <text:p>61.65%</text:p>
          </table:table-cell>
          <table:table-cell table:style-name="ce1" office:value-type="percentage" office:value="0.790158845771668" calcext:value-type="percentage">
            <text:p>79.02%</text:p>
          </table:table-cell>
          <table:table-cell table:style-name="ce1" office:value-type="percentage" office:value="0.527946899090935" calcext:value-type="percentage">
            <text:p>52.79%</text:p>
          </table:table-cell>
          <table:table-cell table:style-name="ce1" table:formula="of:=AVERAGE([.E165:.F165])" office:value-type="percentage" office:value="0.720335422065772" calcext:value-type="percentage">
            <text:p>72.03%</text:p>
          </table:table-cell>
          <table:table-cell table:style-name="ce1" table:formula="of:=AVERAGE([.G165:.H165])" office:value-type="percentage" office:value="0.659052872431301" calcext:value-type="percentage">
            <text:p>65.91%</text:p>
          </table:table-cell>
          <table:table-cell table:style-name="ce3" table:formula="of:=[.I165]-[.J165]" office:value-type="percentage" office:value="0.0612825496344709" calcext:value-type="percentage">
            <text:p>6.13%</text:p>
          </table:table-cell>
        </table:table-row>
        <table:table-row table:style-name="ro1">
          <table:table-cell office:value-type="string" calcext:value-type="string">
            <text:p>iuc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6];[.A166];[.C166])" office:value-type="string" office:string-value="&quot;iucn&quot;," calcext:value-type="string">
            <text:p>"iucn",</text:p>
          </table:table-cell>
          <table:table-cell table:style-name="ce1" office:value-type="percentage" office:value="0.872064527828951" calcext:value-type="percentage">
            <text:p>87.21%</text:p>
          </table:table-cell>
          <table:table-cell table:style-name="ce1" office:value-type="percentage" office:value="0.665934149855496" calcext:value-type="percentage">
            <text:p>66.59%</text:p>
          </table:table-cell>
          <table:table-cell table:style-name="ce1" office:value-type="percentage" office:value="0.851648898040121" calcext:value-type="percentage">
            <text:p>85.16%</text:p>
          </table:table-cell>
          <table:table-cell table:style-name="ce1" office:value-type="percentage" office:value="0.584489819039968" calcext:value-type="percentage">
            <text:p>58.45%</text:p>
          </table:table-cell>
          <table:table-cell table:style-name="ce1" table:formula="of:=AVERAGE([.E166:.F166])" office:value-type="percentage" office:value="0.768999338842224" calcext:value-type="percentage">
            <text:p>76.90%</text:p>
          </table:table-cell>
          <table:table-cell table:style-name="ce1" table:formula="of:=AVERAGE([.G166:.H166])" office:value-type="percentage" office:value="0.718069358540044" calcext:value-type="percentage">
            <text:p>71.81%</text:p>
          </table:table-cell>
          <table:table-cell table:style-name="ce3" table:formula="of:=[.I166]-[.J166]" office:value-type="percentage" office:value="0.0509299803021792" calcext:value-type="percentage">
            <text:p>5.09%</text:p>
          </table:table-cell>
        </table:table-row>
        <table:table-row table:style-name="ro1">
          <table:table-cell office:value-type="string" calcext:value-type="string">
            <text:p>land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7];[.A167];[.C167])" office:value-type="string" office:string-value="&quot;lands&quot;," calcext:value-type="string">
            <text:p>"lands",</text:p>
          </table:table-cell>
          <table:table-cell table:style-name="ce1" office:value-type="percentage" office:value="0.772460296495106" calcext:value-type="percentage">
            <text:p>77.25%</text:p>
          </table:table-cell>
          <table:table-cell table:style-name="ce1" office:value-type="percentage" office:value="0.494291160754973" calcext:value-type="percentage">
            <text:p>49.43%</text:p>
          </table:table-cell>
          <table:table-cell table:style-name="ce1" office:value-type="percentage" office:value="0.749130121060424" calcext:value-type="percentage">
            <text:p>74.91%</text:p>
          </table:table-cell>
          <table:table-cell table:style-name="ce1" office:value-type="percentage" office:value="0.419969716578538" calcext:value-type="percentage">
            <text:p>42.00%</text:p>
          </table:table-cell>
          <table:table-cell table:style-name="ce1" table:formula="of:=AVERAGE([.E167:.F167])" office:value-type="percentage" office:value="0.633375728625039" calcext:value-type="percentage">
            <text:p>63.34%</text:p>
          </table:table-cell>
          <table:table-cell table:style-name="ce1" table:formula="of:=AVERAGE([.G167:.H167])" office:value-type="percentage" office:value="0.584549918819481" calcext:value-type="percentage">
            <text:p>58.45%</text:p>
          </table:table-cell>
          <table:table-cell table:style-name="ce3" table:formula="of:=[.I167]-[.J167]" office:value-type="percentage" office:value="0.0488258098055584" calcext:value-type="percentage">
            <text:p>4.88%</text:p>
          </table:table-cell>
        </table:table-row>
        <table:table-row table:style-name="ro1">
          <table:table-cell office:value-type="string" calcext:value-type="string">
            <text:p>global warm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8];[.A168];[.C168])" office:value-type="string" office:string-value="&quot;global warming&quot;," calcext:value-type="string">
            <text:p>"global warming",</text:p>
          </table:table-cell>
          <table:table-cell table:style-name="ce1" office:value-type="percentage" office:value="0.805586078568645" calcext:value-type="percentage">
            <text:p>80.56%</text:p>
          </table:table-cell>
          <table:table-cell table:style-name="ce1" office:value-type="percentage" office:value="0.767898327306561" calcext:value-type="percentage">
            <text:p>76.79%</text:p>
          </table:table-cell>
          <table:table-cell table:style-name="ce1" office:value-type="percentage" office:value="0.784079188561958" calcext:value-type="percentage">
            <text:p>78.41%</text:p>
          </table:table-cell>
          <table:table-cell table:style-name="ce1" office:value-type="percentage" office:value="0.695127491798738" calcext:value-type="percentage">
            <text:p>69.51%</text:p>
          </table:table-cell>
          <table:table-cell table:style-name="ce1" table:formula="of:=AVERAGE([.E168:.F168])" office:value-type="percentage" office:value="0.786742202937603" calcext:value-type="percentage">
            <text:p>78.67%</text:p>
          </table:table-cell>
          <table:table-cell table:style-name="ce1" table:formula="of:=AVERAGE([.G168:.H168])" office:value-type="percentage" office:value="0.739603340180348" calcext:value-type="percentage">
            <text:p>73.96%</text:p>
          </table:table-cell>
          <table:table-cell table:style-name="ce3" table:formula="of:=[.I168]-[.J168]" office:value-type="percentage" office:value="0.0471388627572552" calcext:value-type="percentage">
            <text:p>4.71%</text:p>
          </table:table-cell>
        </table:table-row>
        <table:table-row table:style-name="ro1">
          <table:table-cell office:value-type="string" calcext:value-type="string">
            <text:p>ecosistem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69];[.A169];[.C169])" office:value-type="string" office:string-value="&quot;ecosistemas&quot;," calcext:value-type="string">
            <text:p>"ecosistemas",</text:p>
          </table:table-cell>
          <table:table-cell table:style-name="ce1" office:value-type="percentage" office:value="0.9161386013031" calcext:value-type="percentage">
            <text:p>91.61%</text:p>
          </table:table-cell>
          <table:table-cell table:style-name="ce1" office:value-type="percentage" office:value="0.769782101549208" calcext:value-type="percentage">
            <text:p>76.98%</text:p>
          </table:table-cell>
          <table:table-cell table:style-name="ce1" office:value-type="percentage" office:value="0.89932132512331" calcext:value-type="percentage">
            <text:p>89.93%</text:p>
          </table:table-cell>
          <table:table-cell table:style-name="ce1" office:value-type="percentage" office:value="0.695906436443329" calcext:value-type="percentage">
            <text:p>69.59%</text:p>
          </table:table-cell>
          <table:table-cell table:style-name="ce1" table:formula="of:=AVERAGE([.E169:.F169])" office:value-type="percentage" office:value="0.842960351426154" calcext:value-type="percentage">
            <text:p>84.30%</text:p>
          </table:table-cell>
          <table:table-cell table:style-name="ce1" table:formula="of:=AVERAGE([.G169:.H169])" office:value-type="percentage" office:value="0.79761388078332" calcext:value-type="percentage">
            <text:p>79.76%</text:p>
          </table:table-cell>
          <table:table-cell table:style-name="ce3" table:formula="of:=[.I169]-[.J169]" office:value-type="percentage" office:value="0.0453464706428348" calcext:value-type="percentage">
            <text:p>4.53%</text:p>
          </table:table-cell>
        </table:table-row>
        <table:table-row table:style-name="ro1">
          <table:table-cell office:value-type="string" calcext:value-type="string">
            <text:p>territori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0];[.A170];[.C170])" office:value-type="string" office:string-value="&quot;territorial&quot;," calcext:value-type="string">
            <text:p>"territorial",</text:p>
          </table:table-cell>
          <table:table-cell table:style-name="ce1" office:value-type="percentage" office:value="0.790330112357002" calcext:value-type="percentage">
            <text:p>79.03%</text:p>
          </table:table-cell>
          <table:table-cell table:style-name="ce1" office:value-type="percentage" office:value="0.442089870514933" calcext:value-type="percentage">
            <text:p>44.21%</text:p>
          </table:table-cell>
          <table:table-cell table:style-name="ce1" office:value-type="percentage" office:value="0.769663217265683" calcext:value-type="percentage">
            <text:p>76.97%</text:p>
          </table:table-cell>
          <table:table-cell table:style-name="ce1" office:value-type="percentage" office:value="0.375626139275541" calcext:value-type="percentage">
            <text:p>37.56%</text:p>
          </table:table-cell>
          <table:table-cell table:style-name="ce1" table:formula="of:=AVERAGE([.E170:.F170])" office:value-type="percentage" office:value="0.616209991435968" calcext:value-type="percentage">
            <text:p>61.62%</text:p>
          </table:table-cell>
          <table:table-cell table:style-name="ce1" table:formula="of:=AVERAGE([.G170:.H170])" office:value-type="percentage" office:value="0.572644678270612" calcext:value-type="percentage">
            <text:p>57.26%</text:p>
          </table:table-cell>
          <table:table-cell table:style-name="ce3" table:formula="of:=[.I170]-[.J170]" office:value-type="percentage" office:value="0.0435653131653552" calcext:value-type="percentage">
            <text:p>4.36%</text:p>
          </table:table-cell>
        </table:table-row>
        <table:table-row table:style-name="ro1">
          <table:table-cell office:value-type="string" calcext:value-type="string">
            <text:p>mitigat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1];[.A171];[.C171])" office:value-type="string" office:string-value="&quot;mitigated&quot;," calcext:value-type="string">
            <text:p>"mitigated",</text:p>
          </table:table-cell>
          <table:table-cell table:style-name="ce1" office:value-type="percentage" office:value="0.727973844607671" calcext:value-type="percentage">
            <text:p>72.80%</text:p>
          </table:table-cell>
          <table:table-cell table:style-name="ce1" office:value-type="percentage" office:value="0.398512197410067" calcext:value-type="percentage">
            <text:p>39.85%</text:p>
          </table:table-cell>
          <table:table-cell table:style-name="ce1" office:value-type="percentage" office:value="0.699789988497893" calcext:value-type="percentage">
            <text:p>69.98%</text:p>
          </table:table-cell>
          <table:table-cell table:style-name="ce1" office:value-type="percentage" office:value="0.341191952799757" calcext:value-type="percentage">
            <text:p>34.12%</text:p>
          </table:table-cell>
          <table:table-cell table:style-name="ce1" table:formula="of:=AVERAGE([.E171:.F171])" office:value-type="percentage" office:value="0.563243021008869" calcext:value-type="percentage">
            <text:p>56.32%</text:p>
          </table:table-cell>
          <table:table-cell table:style-name="ce1" table:formula="of:=AVERAGE([.G171:.H171])" office:value-type="percentage" office:value="0.520490970648825" calcext:value-type="percentage">
            <text:p>52.05%</text:p>
          </table:table-cell>
          <table:table-cell table:style-name="ce3" table:formula="of:=[.I171]-[.J171]" office:value-type="percentage" office:value="0.0427520503600438" calcext:value-type="percentage">
            <text:p>4.28%</text:p>
          </table:table-cell>
        </table:table-row>
        <table:table-row table:style-name="ro1">
          <table:table-cell office:value-type="string" calcext:value-type="string">
            <text:p>déche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2];[.A172];[.C172])" office:value-type="string" office:string-value="&quot;déchets&quot;," calcext:value-type="string">
            <text:p>"déchets",</text:p>
          </table:table-cell>
          <table:table-cell table:style-name="ce1" office:value-type="percentage" office:value="0.815659236907959" calcext:value-type="percentage">
            <text:p>81.57%</text:p>
          </table:table-cell>
          <table:table-cell table:style-name="ce1" office:value-type="percentage" office:value="0.626702301404797" calcext:value-type="percentage">
            <text:p>62.67%</text:p>
          </table:table-cell>
          <table:table-cell table:style-name="ce1" office:value-type="percentage" office:value="0.81756553535278" calcext:value-type="percentage">
            <text:p>81.76%</text:p>
          </table:table-cell>
          <table:table-cell table:style-name="ce1" office:value-type="percentage" office:value="0.543776620079118" calcext:value-type="percentage">
            <text:p>54.38%</text:p>
          </table:table-cell>
          <table:table-cell table:style-name="ce1" table:formula="of:=AVERAGE([.E172:.F172])" office:value-type="percentage" office:value="0.721180769156378" calcext:value-type="percentage">
            <text:p>72.12%</text:p>
          </table:table-cell>
          <table:table-cell table:style-name="ce1" table:formula="of:=AVERAGE([.G172:.H172])" office:value-type="percentage" office:value="0.680671077715949" calcext:value-type="percentage">
            <text:p>68.07%</text:p>
          </table:table-cell>
          <table:table-cell table:style-name="ce3" table:formula="of:=[.I172]-[.J172]" office:value-type="percentage" office:value="0.0405096914404286" calcext:value-type="percentage">
            <text:p>4.05%</text:p>
          </table:table-cell>
        </table:table-row>
        <table:table-row table:style-name="ro1">
          <table:table-cell office:value-type="string" calcext:value-type="string">
            <text:p>tierr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3];[.A173];[.C173])" office:value-type="string" office:string-value="&quot;tierra&quot;," calcext:value-type="string">
            <text:p>"tierra",</text:p>
          </table:table-cell>
          <table:table-cell table:style-name="ce1" office:value-type="percentage" office:value="0.860685333609581" calcext:value-type="percentage">
            <text:p>86.07%</text:p>
          </table:table-cell>
          <table:table-cell table:style-name="ce1" office:value-type="percentage" office:value="0.584056816250086" calcext:value-type="percentage">
            <text:p>58.41%</text:p>
          </table:table-cell>
          <table:table-cell table:style-name="ce1" office:value-type="percentage" office:value="0.867937031388283" calcext:value-type="percentage">
            <text:p>86.79%</text:p>
          </table:table-cell>
          <table:table-cell table:style-name="ce1" office:value-type="percentage" office:value="0.5198127605021" calcext:value-type="percentage">
            <text:p>51.98%</text:p>
          </table:table-cell>
          <table:table-cell table:style-name="ce1" table:formula="of:=AVERAGE([.E173:.F173])" office:value-type="percentage" office:value="0.722371074929834" calcext:value-type="percentage">
            <text:p>72.24%</text:p>
          </table:table-cell>
          <table:table-cell table:style-name="ce1" table:formula="of:=AVERAGE([.G173:.H173])" office:value-type="percentage" office:value="0.693874895945192" calcext:value-type="percentage">
            <text:p>69.39%</text:p>
          </table:table-cell>
          <table:table-cell table:style-name="ce3" table:formula="of:=[.I173]-[.J173]" office:value-type="percentage" office:value="0.0284961789846421" calcext:value-type="percentage">
            <text:p>2.85%</text:p>
          </table:table-cell>
        </table:table-row>
        <table:table-row table:style-name="ro1">
          <table:table-cell office:value-type="string" calcext:value-type="string">
            <text:p>environmen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4];[.A174];[.C174])" office:value-type="string" office:string-value="&quot;environmental&quot;," calcext:value-type="string">
            <text:p>"environmental",</text:p>
          </table:table-cell>
          <table:table-cell table:style-name="ce1" office:value-type="percentage" office:value="0.770544626863293" calcext:value-type="percentage">
            <text:p>77.05%</text:p>
          </table:table-cell>
          <table:table-cell table:style-name="ce1" office:value-type="percentage" office:value="0.454075090029302" calcext:value-type="percentage">
            <text:p>45.41%</text:p>
          </table:table-cell>
          <table:table-cell table:style-name="ce1" office:value-type="percentage" office:value="0.765051436144111" calcext:value-type="percentage">
            <text:p>76.51%</text:p>
          </table:table-cell>
          <table:table-cell table:style-name="ce1" office:value-type="percentage" office:value="0.417796477245183" calcext:value-type="percentage">
            <text:p>41.78%</text:p>
          </table:table-cell>
          <table:table-cell table:style-name="ce1" table:formula="of:=AVERAGE([.E174:.F174])" office:value-type="percentage" office:value="0.612309858446297" calcext:value-type="percentage">
            <text:p>61.23%</text:p>
          </table:table-cell>
          <table:table-cell table:style-name="ce1" table:formula="of:=AVERAGE([.G174:.H174])" office:value-type="percentage" office:value="0.591423956694647" calcext:value-type="percentage">
            <text:p>59.14%</text:p>
          </table:table-cell>
          <table:table-cell table:style-name="ce3" table:formula="of:=[.I174]-[.J174]" office:value-type="percentage" office:value="0.0208859017516498" calcext:value-type="percentage">
            <text:p>2.09%</text:p>
          </table:table-cell>
        </table:table-row>
        <table:table-row table:style-name="ro1">
          <table:table-cell office:value-type="string" calcext:value-type="string">
            <text:p>ri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5];[.A175];[.C175])" office:value-type="string" office:string-value="&quot;rio&quot;," calcext:value-type="string">
            <text:p>"rio",</text:p>
          </table:table-cell>
          <table:table-cell table:style-name="ce1" office:value-type="percentage" office:value="0.775339693730247" calcext:value-type="percentage">
            <text:p>77.53%</text:p>
          </table:table-cell>
          <table:table-cell table:style-name="ce1" office:value-type="percentage" office:value="0.553443164773414" calcext:value-type="percentage">
            <text:p>55.34%</text:p>
          </table:table-cell>
          <table:table-cell table:style-name="ce1" office:value-type="percentage" office:value="0.780946277338883" calcext:value-type="percentage">
            <text:p>78.09%</text:p>
          </table:table-cell>
          <table:table-cell table:style-name="ce1" office:value-type="percentage" office:value="0.50628586402484" calcext:value-type="percentage">
            <text:p>50.63%</text:p>
          </table:table-cell>
          <table:table-cell table:style-name="ce1" table:formula="of:=AVERAGE([.E175:.F175])" office:value-type="percentage" office:value="0.664391429251831" calcext:value-type="percentage">
            <text:p>66.44%</text:p>
          </table:table-cell>
          <table:table-cell table:style-name="ce1" table:formula="of:=AVERAGE([.G175:.H175])" office:value-type="percentage" office:value="0.643616070681862" calcext:value-type="percentage">
            <text:p>64.36%</text:p>
          </table:table-cell>
          <table:table-cell table:style-name="ce3" table:formula="of:=[.I175]-[.J175]" office:value-type="percentage" office:value="0.0207753585699689" calcext:value-type="percentage">
            <text:p>2.08%</text:p>
          </table:table-cell>
        </table:table-row>
        <table:table-row table:style-name="ro1">
          <table:table-cell office:value-type="string" calcext:value-type="string">
            <text:p>territor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6];[.A176];[.C176])" office:value-type="string" office:string-value="&quot;territory&quot;," calcext:value-type="string">
            <text:p>"territory",</text:p>
          </table:table-cell>
          <table:table-cell table:style-name="ce1" office:value-type="percentage" office:value="0.74813935228124" calcext:value-type="percentage">
            <text:p>74.81%</text:p>
          </table:table-cell>
          <table:table-cell table:style-name="ce1" office:value-type="percentage" office:value="0.352183550903304" calcext:value-type="percentage">
            <text:p>35.22%</text:p>
          </table:table-cell>
          <table:table-cell table:style-name="ce1" office:value-type="percentage" office:value="0.744215217540445" calcext:value-type="percentage">
            <text:p>74.42%</text:p>
          </table:table-cell>
          <table:table-cell table:style-name="ce1" office:value-type="percentage" office:value="0.320698952386696" calcext:value-type="percentage">
            <text:p>32.07%</text:p>
          </table:table-cell>
          <table:table-cell table:style-name="ce1" table:formula="of:=AVERAGE([.E176:.F176])" office:value-type="percentage" office:value="0.550161451592272" calcext:value-type="percentage">
            <text:p>55.02%</text:p>
          </table:table-cell>
          <table:table-cell table:style-name="ce1" table:formula="of:=AVERAGE([.G176:.H176])" office:value-type="percentage" office:value="0.532457084963571" calcext:value-type="percentage">
            <text:p>53.25%</text:p>
          </table:table-cell>
          <table:table-cell table:style-name="ce3" table:formula="of:=[.I176]-[.J176]" office:value-type="percentage" office:value="0.0177043666287015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7];[.A177];[.C177])" office:value-type="string" office:string-value="&quot;consistently&quot;," calcext:value-type="string">
            <text:p>"consistently",</text:p>
          </table:table-cell>
          <table:table-cell table:style-name="ce1" office:value-type="percentage" office:value="0.64880847198696" calcext:value-type="percentage">
            <text:p>64.88%</text:p>
          </table:table-cell>
          <table:table-cell table:style-name="ce1" office:value-type="percentage" office:value="0.469814028028913" calcext:value-type="percentage">
            <text:p>46.98%</text:p>
          </table:table-cell>
          <table:table-cell table:style-name="ce1" office:value-type="percentage" office:value="0.661515178736941" calcext:value-type="percentage">
            <text:p>66.15%</text:p>
          </table:table-cell>
          <table:table-cell table:style-name="ce1" office:value-type="percentage" office:value="0.422224033302788" calcext:value-type="percentage">
            <text:p>42.22%</text:p>
          </table:table-cell>
          <table:table-cell table:style-name="ce1" table:formula="of:=AVERAGE([.E177:.F177])" office:value-type="percentage" office:value="0.559311250007936" calcext:value-type="percentage">
            <text:p>55.93%</text:p>
          </table:table-cell>
          <table:table-cell table:style-name="ce1" table:formula="of:=AVERAGE([.G177:.H177])" office:value-type="percentage" office:value="0.541869606019865" calcext:value-type="percentage">
            <text:p>54.19%</text:p>
          </table:table-cell>
          <table:table-cell table:style-name="ce3" table:formula="of:=[.I177]-[.J177]" office:value-type="percentage" office:value="0.0174416439880714" calcext:value-type="percentage">
            <text:p>1.74%</text:p>
          </table:table-cell>
        </table:table-row>
        <table:table-row table:style-name="ro1">
          <table:table-cell office:value-type="string" calcext:value-type="string">
            <text:p>ver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8];[.A178];[.C178])" office:value-type="string" office:string-value="&quot;verte&quot;," calcext:value-type="string">
            <text:p>"verte",</text:p>
          </table:table-cell>
          <table:table-cell table:style-name="ce1" office:value-type="percentage" office:value="0.84634533267227" calcext:value-type="percentage">
            <text:p>84.63%</text:p>
          </table:table-cell>
          <table:table-cell table:style-name="ce1" office:value-type="percentage" office:value="0.684125060590801" calcext:value-type="percentage">
            <text:p>68.41%</text:p>
          </table:table-cell>
          <table:table-cell table:style-name="ce1" office:value-type="percentage" office:value="0.873536465193728" calcext:value-type="percentage">
            <text:p>87.35%</text:p>
          </table:table-cell>
          <table:table-cell table:style-name="ce1" office:value-type="percentage" office:value="0.623887668899763" calcext:value-type="percentage">
            <text:p>62.39%</text:p>
          </table:table-cell>
          <table:table-cell table:style-name="ce1" table:formula="of:=AVERAGE([.E178:.F178])" office:value-type="percentage" office:value="0.765235196631536" calcext:value-type="percentage">
            <text:p>76.52%</text:p>
          </table:table-cell>
          <table:table-cell table:style-name="ce1" table:formula="of:=AVERAGE([.G178:.H178])" office:value-type="percentage" office:value="0.748712067046746" calcext:value-type="percentage">
            <text:p>74.87%</text:p>
          </table:table-cell>
          <table:table-cell table:style-name="ce3" table:formula="of:=[.I178]-[.J178]" office:value-type="percentage" office:value="0.0165231295847903" calcext:value-type="percentage">
            <text:p>1.65%</text:p>
          </table:table-cell>
        </table:table-row>
        <table:table-row table:style-name="ro1">
          <table:table-cell office:value-type="string" calcext:value-type="string">
            <text:p>unfcc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79];[.A179];[.C179])" office:value-type="string" office:string-value="&quot;unfccc&quot;," calcext:value-type="string">
            <text:p>"unfccc",</text:p>
          </table:table-cell>
          <table:table-cell table:style-name="ce1" office:value-type="percentage" office:value="0.817298069873521" calcext:value-type="percentage">
            <text:p>81.73%</text:p>
          </table:table-cell>
          <table:table-cell table:style-name="ce1" office:value-type="percentage" office:value="0.742134310001897" calcext:value-type="percentage">
            <text:p>74.21%</text:p>
          </table:table-cell>
          <table:table-cell table:style-name="ce1" office:value-type="percentage" office:value="0.828266952619996" calcext:value-type="percentage">
            <text:p>82.83%</text:p>
          </table:table-cell>
          <table:table-cell table:style-name="ce1" office:value-type="percentage" office:value="0.723780024714421" calcext:value-type="percentage">
            <text:p>72.38%</text:p>
          </table:table-cell>
          <table:table-cell table:style-name="ce1" table:formula="of:=AVERAGE([.E179:.F179])" office:value-type="percentage" office:value="0.779716189937709" calcext:value-type="percentage">
            <text:p>77.97%</text:p>
          </table:table-cell>
          <table:table-cell table:style-name="ce1" table:formula="of:=AVERAGE([.G179:.H179])" office:value-type="percentage" office:value="0.776023488667209" calcext:value-type="percentage">
            <text:p>77.60%</text:p>
          </table:table-cell>
          <table:table-cell table:style-name="ce3" table:formula="of:=[.I179]-[.J179]" office:value-type="percentage" office:value="0.00369270127050059" calcext:value-type="percentage">
            <text:p>0.37%</text:p>
          </table:table-cell>
        </table:table-row>
        <table:table-row table:style-name="ro1">
          <table:table-cell office:value-type="string" calcext:value-type="string">
            <text:p>anthracno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0];[.A180];[.C180])" office:value-type="string" office:string-value="&quot;anthracnose&quot;," calcext:value-type="string">
            <text:p>"anthracnos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0:.F180])" office:value-type="percentage" office:value="0" calcext:value-type="percentage">
            <text:p>0.00%</text:p>
          </table:table-cell>
          <table:table-cell table:style-name="ce1" table:formula="of:=AVERAGE([.G180:.H180])" office:value-type="percentage" office:value="0" calcext:value-type="percentage">
            <text:p>0.00%</text:p>
          </table:table-cell>
          <table:table-cell table:style-name="ce3" table:formula="of:=[.I180]-[.J18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teri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1];[.A181];[.C181])" office:value-type="string" office:string-value="&quot;baterias&quot;," calcext:value-type="string">
            <text:p>"baterias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1:.F181])" office:value-type="percentage" office:value="0" calcext:value-type="percentage">
            <text:p>0.00%</text:p>
          </table:table-cell>
          <table:table-cell table:style-name="ce1" table:formula="of:=AVERAGE([.G181:.H181])" office:value-type="percentage" office:value="0" calcext:value-type="percentage">
            <text:p>0.00%</text:p>
          </table:table-cell>
          <table:table-cell table:style-name="ce3" table:formula="of:=[.I181]-[.J18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aterí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2];[.A182];[.C182])" office:value-type="string" office:string-value="&quot;batería&quot;," calcext:value-type="string">
            <text:p>"batería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2:.F182])" office:value-type="percentage" office:value="0" calcext:value-type="percentage">
            <text:p>0.00%</text:p>
          </table:table-cell>
          <table:table-cell table:style-name="ce1" table:formula="of:=AVERAGE([.G182:.H182])" office:value-type="percentage" office:value="0" calcext:value-type="percentage">
            <text:p>0.00%</text:p>
          </table:table-cell>
          <table:table-cell table:style-name="ce3" table:formula="of:=[.I182]-[.J18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atástrof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3];[.A183];[.C183])" office:value-type="string" office:string-value="&quot;catástrofe&quot;," calcext:value-type="string">
            <text:p>"catástrof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3:.F183])" office:value-type="percentage" office:value="0" calcext:value-type="percentage">
            <text:p>0.00%</text:p>
          </table:table-cell>
          <table:table-cell table:style-name="ce1" table:formula="of:=AVERAGE([.G183:.H183])" office:value-type="percentage" office:value="0" calcext:value-type="percentage">
            <text:p>0.00%</text:p>
          </table:table-cell>
          <table:table-cell table:style-name="ce3" table:formula="of:=[.I183]-[.J18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atástrof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4];[.A184];[.C184])" office:value-type="string" office:string-value="&quot;catástrofes&quot;," calcext:value-type="string">
            <text:p>"catástrofes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4:.F184])" office:value-type="percentage" office:value="0" calcext:value-type="percentage">
            <text:p>0.00%</text:p>
          </table:table-cell>
          <table:table-cell table:style-name="ce1" table:formula="of:=AVERAGE([.G184:.H184])" office:value-type="percentage" office:value="0" calcext:value-type="percentage">
            <text:p>0.00%</text:p>
          </table:table-cell>
          <table:table-cell table:style-name="ce3" table:formula="of:=[.I184]-[.J18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hemin de f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5];[.A185];[.C185])" office:value-type="string" office:string-value="&quot;chemin de fer&quot;," calcext:value-type="string">
            <text:p>"chemin de fer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5:.F185])" office:value-type="percentage" office:value="0" calcext:value-type="percentage">
            <text:p>0.00%</text:p>
          </table:table-cell>
          <table:table-cell table:style-name="ce1" table:formula="of:=AVERAGE([.G185:.H185])" office:value-type="percentage" office:value="0" calcext:value-type="percentage">
            <text:p>0.00%</text:p>
          </table:table-cell>
          <table:table-cell table:style-name="ce3" table:formula="of:=[.I185]-[.J18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hemins de f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6];[.A186];[.C186])" office:value-type="string" office:string-value="&quot;chemins de fer&quot;," calcext:value-type="string">
            <text:p>"chemins de fer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6:.F186])" office:value-type="percentage" office:value="0" calcext:value-type="percentage">
            <text:p>0.00%</text:p>
          </table:table-cell>
          <table:table-cell table:style-name="ce1" table:formula="of:=AVERAGE([.G186:.H186])" office:value-type="percentage" office:value="0" calcext:value-type="percentage">
            <text:p>0.00%</text:p>
          </table:table-cell>
          <table:table-cell table:style-name="ce3" table:formula="of:=[.I186]-[.J18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limatesho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7];[.A187];[.C187])" office:value-type="string" office:string-value="&quot;climateshot&quot;," calcext:value-type="string">
            <text:p>"climateshot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7:.F187])" office:value-type="percentage" office:value="0" calcext:value-type="percentage">
            <text:p>0.00%</text:p>
          </table:table-cell>
          <table:table-cell table:style-name="ce1" table:formula="of:=AVERAGE([.G187:.H187])" office:value-type="percentage" office:value="0" calcext:value-type="percentage">
            <text:p>0.00%</text:p>
          </table:table-cell>
          <table:table-cell table:style-name="ce3" table:formula="of:=[.I187]-[.J18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ibución determinada nacion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8];[.A188];[.C188])" office:value-type="string" office:string-value="&quot;contribución determinada nacional&quot;," calcext:value-type="string">
            <text:p>"contribución determinada nacional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8:.F188])" office:value-type="percentage" office:value="0" calcext:value-type="percentage">
            <text:p>0.00%</text:p>
          </table:table-cell>
          <table:table-cell table:style-name="ce1" table:formula="of:=AVERAGE([.G188:.H188])" office:value-type="percentage" office:value="0" calcext:value-type="percentage">
            <text:p>0.00%</text:p>
          </table:table-cell>
          <table:table-cell table:style-name="ce3" table:formula="of:=[.I188]-[.J18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ibution determinee nationa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89];[.A189];[.C189])" office:value-type="string" office:string-value="&quot;contribution determinee nationale&quot;," calcext:value-type="string">
            <text:p>"contribution determinee national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89:.F189])" office:value-type="percentage" office:value="0" calcext:value-type="percentage">
            <text:p>0.00%</text:p>
          </table:table-cell>
          <table:table-cell table:style-name="ce1" table:formula="of:=AVERAGE([.G189:.H189])" office:value-type="percentage" office:value="0" calcext:value-type="percentage">
            <text:p>0.00%</text:p>
          </table:table-cell>
          <table:table-cell table:style-name="ce3" table:formula="of:=[.I189]-[.J18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d'électricité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0];[.A190];[.C190])" office:value-type="string" office:string-value="&quot;d'électricité&quot;," calcext:value-type="string">
            <text:p>"d'électricité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0:.F190])" office:value-type="percentage" office:value="0" calcext:value-type="percentage">
            <text:p>0.00%</text:p>
          </table:table-cell>
          <table:table-cell table:style-name="ce1" table:formula="of:=AVERAGE([.G190:.H190])" office:value-type="percentage" office:value="0" calcext:value-type="percentage">
            <text:p>0.00%</text:p>
          </table:table-cell>
          <table:table-cell table:style-name="ce3" table:formula="of:=[.I190]-[.J19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lektroniczneg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1];[.A191];[.C191])" office:value-type="string" office:string-value="&quot;elektronicznego&quot;," calcext:value-type="string">
            <text:p>"elektronicznego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1:.F191])" office:value-type="percentage" office:value="0" calcext:value-type="percentage">
            <text:p>0.00%</text:p>
          </table:table-cell>
          <table:table-cell table:style-name="ce1" table:formula="of:=AVERAGE([.G191:.H191])" office:value-type="percentage" office:value="0" calcext:value-type="percentage">
            <text:p>0.00%</text:p>
          </table:table-cell>
          <table:table-cell table:style-name="ce3" table:formula="of:=[.I191]-[.J19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lektryczne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2];[.A192];[.C192])" office:value-type="string" office:string-value="&quot;elektrycznej&quot;," calcext:value-type="string">
            <text:p>"elektrycznej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2:.F192])" office:value-type="percentage" office:value="0" calcext:value-type="percentage">
            <text:p>0.00%</text:p>
          </table:table-cell>
          <table:table-cell table:style-name="ce1" table:formula="of:=AVERAGE([.G192:.H192])" office:value-type="percentage" office:value="0" calcext:value-type="percentage">
            <text:p>0.00%</text:p>
          </table:table-cell>
          <table:table-cell table:style-name="ce3" table:formula="of:=[.I192]-[.J19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mis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3];[.A193];[.C193])" office:value-type="string" office:string-value="&quot;emision&quot;," calcext:value-type="string">
            <text:p>"emision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3:.F193])" office:value-type="percentage" office:value="0" calcext:value-type="percentage">
            <text:p>0.00%</text:p>
          </table:table-cell>
          <table:table-cell table:style-name="ce1" table:formula="of:=AVERAGE([.G193:.H193])" office:value-type="percentage" office:value="0" calcext:value-type="percentage">
            <text:p>0.00%</text:p>
          </table:table-cell>
          <table:table-cell table:style-name="ce3" table:formula="of:=[.I193]-[.J19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olien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4];[.A194];[.C194])" office:value-type="string" office:string-value="&quot;eolienne&quot;," calcext:value-type="string">
            <text:p>"eolienn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4:.F194])" office:value-type="percentage" office:value="0" calcext:value-type="percentage">
            <text:p>0.00%</text:p>
          </table:table-cell>
          <table:table-cell table:style-name="ce1" table:formula="of:=AVERAGE([.G194:.H194])" office:value-type="percentage" office:value="0" calcext:value-type="percentage">
            <text:p>0.00%</text:p>
          </table:table-cell>
          <table:table-cell table:style-name="ce3" table:formula="of:=[.I194]-[.J19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xhau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5];[.A195];[.C195])" office:value-type="string" office:string-value="&quot;exhaust&quot;," calcext:value-type="string">
            <text:p>"exhaust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5:.F195])" office:value-type="percentage" office:value="0" calcext:value-type="percentage">
            <text:p>0.00%</text:p>
          </table:table-cell>
          <table:table-cell table:style-name="ce1" table:formula="of:=AVERAGE([.G195:.H195])" office:value-type="percentage" office:value="0" calcext:value-type="percentage">
            <text:p>0.00%</text:p>
          </table:table-cell>
          <table:table-cell table:style-name="ce3" table:formula="of:=[.I195]-[.J19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ólic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6];[.A196];[.C196])" office:value-type="string" office:string-value="&quot;eólica&quot;," calcext:value-type="string">
            <text:p>"eólica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6:.F196])" office:value-type="percentage" office:value="0" calcext:value-type="percentage">
            <text:p>0.00%</text:p>
          </table:table-cell>
          <table:table-cell table:style-name="ce1" table:formula="of:=AVERAGE([.G196:.H196])" office:value-type="percentage" office:value="0" calcext:value-type="percentage">
            <text:p>0.00%</text:p>
          </table:table-cell>
          <table:table-cell table:style-name="ce3" table:formula="of:=[.I196]-[.J19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errocarri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7];[.A197];[.C197])" office:value-type="string" office:string-value="&quot;ferrocarril&quot;," calcext:value-type="string">
            <text:p>"ferrocarril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7:.F197])" office:value-type="percentage" office:value="0" calcext:value-type="percentage">
            <text:p>0.00%</text:p>
          </table:table-cell>
          <table:table-cell table:style-name="ce1" table:formula="of:=AVERAGE([.G197:.H197])" office:value-type="percentage" office:value="0" calcext:value-type="percentage">
            <text:p>0.00%</text:p>
          </table:table-cell>
          <table:table-cell table:style-name="ce3" table:formula="of:=[.I197]-[.J19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orestie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8];[.A198];[.C198])" office:value-type="string" office:string-value="&quot;forestiere&quot;," calcext:value-type="string">
            <text:p>"forestier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8:.F198])" office:value-type="percentage" office:value="0" calcext:value-type="percentage">
            <text:p>0.00%</text:p>
          </table:table-cell>
          <table:table-cell table:style-name="ce1" table:formula="of:=AVERAGE([.G198:.H198])" office:value-type="percentage" office:value="0" calcext:value-type="percentage">
            <text:p>0.00%</text:p>
          </table:table-cell>
          <table:table-cell table:style-name="ce3" table:formula="of:=[.I198]-[.J19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otowoltaicz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199];[.A199];[.C199])" office:value-type="string" office:string-value="&quot;fotowoltaiczne&quot;," calcext:value-type="string">
            <text:p>"fotowoltaiczn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199:.F199])" office:value-type="percentage" office:value="0" calcext:value-type="percentage">
            <text:p>0.00%</text:p>
          </table:table-cell>
          <table:table-cell table:style-name="ce1" table:formula="of:=AVERAGE([.G199:.H199])" office:value-type="percentage" office:value="0" calcext:value-type="percentage">
            <text:p>0.00%</text:p>
          </table:table-cell>
          <table:table-cell table:style-name="ce3" table:formula="of:=[.I199]-[.J19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azó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0];[.A200];[.C200])" office:value-type="string" office:string-value="&quot;gazów&quot;," calcext:value-type="string">
            <text:p>"gazów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0:.F200])" office:value-type="percentage" office:value="0" calcext:value-type="percentage">
            <text:p>0.00%</text:p>
          </table:table-cell>
          <table:table-cell table:style-name="ce1" table:formula="of:=AVERAGE([.G200:.H200])" office:value-type="percentage" office:value="0" calcext:value-type="percentage">
            <text:p>0.00%</text:p>
          </table:table-cell>
          <table:table-cell table:style-name="ce3" table:formula="of:=[.I200]-[.J20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ril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1];[.A201];[.C201])" office:value-type="string" office:string-value="&quot;grille&quot;," calcext:value-type="string">
            <text:p>"grill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1:.F201])" office:value-type="percentage" office:value="0" calcext:value-type="percentage">
            <text:p>0.00%</text:p>
          </table:table-cell>
          <table:table-cell table:style-name="ce1" table:formula="of:=AVERAGE([.G201:.H201])" office:value-type="percentage" office:value="0" calcext:value-type="percentage">
            <text:p>0.00%</text:p>
          </table:table-cell>
          <table:table-cell table:style-name="ce3" table:formula="of:=[.I201]-[.J20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un dacio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2];[.A202];[.C202])" office:value-type="string" office:string-value="&quot;inun daciones&quot;," calcext:value-type="string">
            <text:p>"inun daciones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2:.F202])" office:value-type="percentage" office:value="0" calcext:value-type="percentage">
            <text:p>0.00%</text:p>
          </table:table-cell>
          <table:table-cell table:style-name="ce1" table:formula="of:=AVERAGE([.G202:.H202])" office:value-type="percentage" office:value="0" calcext:value-type="percentage">
            <text:p>0.00%</text:p>
          </table:table-cell>
          <table:table-cell table:style-name="ce3" table:formula="of:=[.I202]-[.J20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undac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3];[.A203];[.C203])" office:value-type="string" office:string-value="&quot;inundacion&quot;," calcext:value-type="string">
            <text:p>"inundacion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3:.F203])" office:value-type="percentage" office:value="0" calcext:value-type="percentage">
            <text:p>0.00%</text:p>
          </table:table-cell>
          <table:table-cell table:style-name="ce1" table:formula="of:=AVERAGE([.G203:.H203])" office:value-type="percentage" office:value="0" calcext:value-type="percentage">
            <text:p>0.00%</text:p>
          </table:table-cell>
          <table:table-cell table:style-name="ce3" table:formula="of:=[.I203]-[.J20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undació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4];[.A204];[.C204])" office:value-type="string" office:string-value="&quot;inundación&quot;," calcext:value-type="string">
            <text:p>"inundación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4:.F204])" office:value-type="percentage" office:value="0" calcext:value-type="percentage">
            <text:p>0.00%</text:p>
          </table:table-cell>
          <table:table-cell table:style-name="ce1" table:formula="of:=AVERAGE([.G204:.H204])" office:value-type="percentage" office:value="0" calcext:value-type="percentage">
            <text:p>0.00%</text:p>
          </table:table-cell>
          <table:table-cell table:style-name="ce3" table:formula="of:=[.I204]-[.J20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'électricité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5];[.A205];[.C205])" office:value-type="string" office:string-value="&quot;l'électricité&quot;," calcext:value-type="string">
            <text:p>"l'électricité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5:.F205])" office:value-type="percentage" office:value="0" calcext:value-type="percentage">
            <text:p>0.00%</text:p>
          </table:table-cell>
          <table:table-cell table:style-name="ce1" table:formula="of:=AVERAGE([.G205:.H205])" office:value-type="percentage" office:value="0" calcext:value-type="percentage">
            <text:p>0.00%</text:p>
          </table:table-cell>
          <table:table-cell table:style-name="ce3" table:formula="of:=[.I205]-[.J20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anddegradati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6];[.A206];[.C206])" office:value-type="string" office:string-value="&quot;landdegradatie&quot;," calcext:value-type="string">
            <text:p>"landdegradati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6:.F206])" office:value-type="percentage" office:value="0" calcext:value-type="percentage">
            <text:p>0.00%</text:p>
          </table:table-cell>
          <table:table-cell table:style-name="ce1" table:formula="of:=AVERAGE([.G206:.H206])" office:value-type="percentage" office:value="0" calcext:value-type="percentage">
            <text:p>0.00%</text:p>
          </table:table-cell>
          <table:table-cell table:style-name="ce3" table:formula="of:=[.I206]-[.J20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impi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7];[.A207];[.C207])" office:value-type="string" office:string-value="&quot;limpio&quot;," calcext:value-type="string">
            <text:p>"limpio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7:.F207])" office:value-type="percentage" office:value="0" calcext:value-type="percentage">
            <text:p>0.00%</text:p>
          </table:table-cell>
          <table:table-cell table:style-name="ce1" table:formula="of:=AVERAGE([.G207:.H207])" office:value-type="percentage" office:value="0" calcext:value-type="percentage">
            <text:p>0.00%</text:p>
          </table:table-cell>
          <table:table-cell table:style-name="ce3" table:formula="of:=[.I207]-[.J20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teorolog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8];[.A208];[.C208])" office:value-type="string" office:string-value="&quot;meteorologique&quot;," calcext:value-type="string">
            <text:p>"meteorologiqu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8:.F208])" office:value-type="percentage" office:value="0" calcext:value-type="percentage">
            <text:p>0.00%</text:p>
          </table:table-cell>
          <table:table-cell table:style-name="ce1" table:formula="of:=AVERAGE([.G208:.H208])" office:value-type="percentage" office:value="0" calcext:value-type="percentage">
            <text:p>0.00%</text:p>
          </table:table-cell>
          <table:table-cell table:style-name="ce3" table:formula="of:=[.I208]-[.J20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eteorológico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09];[.A209];[.C209])" office:value-type="string" office:string-value="&quot;meteorológicos&quot;," calcext:value-type="string">
            <text:p>"meteorológicos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09:.F209])" office:value-type="percentage" office:value="0" calcext:value-type="percentage">
            <text:p>0.00%</text:p>
          </table:table-cell>
          <table:table-cell table:style-name="ce1" table:formula="of:=AVERAGE([.G209:.H209])" office:value-type="percentage" office:value="0" calcext:value-type="percentage">
            <text:p>0.00%</text:p>
          </table:table-cell>
          <table:table-cell table:style-name="ce3" table:formula="of:=[.I209]-[.J20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mini-reseaux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0];[.A210];[.C210])" office:value-type="string" office:string-value="&quot;mini-reseaux&quot;," calcext:value-type="string">
            <text:p>"mini-reseaux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0:.F210])" office:value-type="percentage" office:value="0" calcext:value-type="percentage">
            <text:p>0.00%</text:p>
          </table:table-cell>
          <table:table-cell table:style-name="ce1" table:formula="of:=AVERAGE([.G210:.H210])" office:value-type="percentage" office:value="0" calcext:value-type="percentage">
            <text:p>0.00%</text:p>
          </table:table-cell>
          <table:table-cell table:style-name="ce3" table:formula="of:=[.I210]-[.J21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dnawial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1];[.A211];[.C211])" office:value-type="string" office:string-value="&quot;odnawialne&quot;," calcext:value-type="string">
            <text:p>"odnawialn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1:.F211])" office:value-type="percentage" office:value="0" calcext:value-type="percentage">
            <text:p>0.00%</text:p>
          </table:table-cell>
          <table:table-cell table:style-name="ce1" table:formula="of:=AVERAGE([.G211:.H211])" office:value-type="percentage" office:value="0" calcext:value-type="percentage">
            <text:p>0.00%</text:p>
          </table:table-cell>
          <table:table-cell table:style-name="ce3" table:formula="of:=[.I211]-[.J21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dpadó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2];[.A212];[.C212])" office:value-type="string" office:string-value="&quot;odpadów&quot;," calcext:value-type="string">
            <text:p>"odpadów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2:.F212])" office:value-type="percentage" office:value="0" calcext:value-type="percentage">
            <text:p>0.00%</text:p>
          </table:table-cell>
          <table:table-cell table:style-name="ce1" table:formula="of:=AVERAGE([.G212:.H212])" office:value-type="percentage" office:value="0" calcext:value-type="percentage">
            <text:p>0.00%</text:p>
          </table:table-cell>
          <table:table-cell table:style-name="ce3" table:formula="of:=[.I212]-[.J21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ays se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3];[.A213];[.C213])" office:value-type="string" office:string-value="&quot;pays sec&quot;," calcext:value-type="string">
            <text:p>"pays sec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3:.F213])" office:value-type="percentage" office:value="0" calcext:value-type="percentage">
            <text:p>0.00%</text:p>
          </table:table-cell>
          <table:table-cell table:style-name="ce1" table:formula="of:=AVERAGE([.G213:.H213])" office:value-type="percentage" office:value="0" calcext:value-type="percentage">
            <text:p>0.00%</text:p>
          </table:table-cell>
          <table:table-cell table:style-name="ce3" table:formula="of:=[.I213]-[.J213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lantacj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4];[.A214];[.C214])" office:value-type="string" office:string-value="&quot;plantacji&quot;," calcext:value-type="string">
            <text:p>"plantacji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4:.F214])" office:value-type="percentage" office:value="0" calcext:value-type="percentage">
            <text:p>0.00%</text:p>
          </table:table-cell>
          <table:table-cell table:style-name="ce1" table:formula="of:=AVERAGE([.G214:.H214])" office:value-type="percentage" office:value="0" calcext:value-type="percentage">
            <text:p>0.00%</text:p>
          </table:table-cell>
          <table:table-cell table:style-name="ce3" table:formula="of:=[.I214]-[.J214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lne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5];[.A215];[.C215])" office:value-type="string" office:string-value="&quot;rolnej&quot;," calcext:value-type="string">
            <text:p>"rolnej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5:.F215])" office:value-type="percentage" office:value="0" calcext:value-type="percentage">
            <text:p>0.00%</text:p>
          </table:table-cell>
          <table:table-cell table:style-name="ce1" table:formula="of:=AVERAGE([.G215:.H215])" office:value-type="percentage" office:value="0" calcext:value-type="percentage">
            <text:p>0.00%</text:p>
          </table:table-cell>
          <table:table-cell table:style-name="ce3" table:formula="of:=[.I215]-[.J215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olniczej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6];[.A216];[.C216])" office:value-type="string" office:string-value="&quot;rolniczej&quot;," calcext:value-type="string">
            <text:p>"rolniczej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6:.F216])" office:value-type="percentage" office:value="0" calcext:value-type="percentage">
            <text:p>0.00%</text:p>
          </table:table-cell>
          <table:table-cell table:style-name="ce1" table:formula="of:=AVERAGE([.G216:.H216])" office:value-type="percentage" office:value="0" calcext:value-type="percentage">
            <text:p>0.00%</text:p>
          </table:table-cell>
          <table:table-cell table:style-name="ce3" table:formula="of:=[.I216]-[.J216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onecz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7];[.A217];[.C217])" office:value-type="string" office:string-value="&quot;soneczn&quot;," calcext:value-type="string">
            <text:p>"soneczn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7:.F217])" office:value-type="percentage" office:value="0" calcext:value-type="percentage">
            <text:p>0.00%</text:p>
          </table:table-cell>
          <table:table-cell table:style-name="ce1" table:formula="of:=AVERAGE([.G217:.H217])" office:value-type="percentage" office:value="0" calcext:value-type="percentage">
            <text:p>0.00%</text:p>
          </table:table-cell>
          <table:table-cell table:style-name="ce3" table:formula="of:=[.I217]-[.J217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palinowych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8];[.A218];[.C218])" office:value-type="string" office:string-value="&quot;spalinowych&quot;," calcext:value-type="string">
            <text:p>"spalinowych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8:.F218])" office:value-type="percentage" office:value="0" calcext:value-type="percentage">
            <text:p>0.00%</text:p>
          </table:table-cell>
          <table:table-cell table:style-name="ce1" table:formula="of:=AVERAGE([.G218:.H218])" office:value-type="percentage" office:value="0" calcext:value-type="percentage">
            <text:p>0.00%</text:p>
          </table:table-cell>
          <table:table-cell table:style-name="ce3" table:formula="of:=[.I218]-[.J218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ustentablemen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19];[.A219];[.C219])" office:value-type="string" office:string-value="&quot;sustentablemente&quot;," calcext:value-type="string">
            <text:p>"sustentablemente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19:.F219])" office:value-type="percentage" office:value="0" calcext:value-type="percentage">
            <text:p>0.00%</text:p>
          </table:table-cell>
          <table:table-cell table:style-name="ce1" table:formula="of:=AVERAGE([.G219:.H219])" office:value-type="percentage" office:value="0" calcext:value-type="percentage">
            <text:p>0.00%</text:p>
          </table:table-cell>
          <table:table-cell table:style-name="ce3" table:formula="of:=[.I219]-[.J219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as ferre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0];[.A220];[.C220])" office:value-type="string" office:string-value="&quot;vias ferreas&quot;," calcext:value-type="string">
            <text:p>"vias ferreas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20:.F220])" office:value-type="percentage" office:value="0" calcext:value-type="percentage">
            <text:p>0.00%</text:p>
          </table:table-cell>
          <table:table-cell table:style-name="ce1" table:formula="of:=AVERAGE([.G220:.H220])" office:value-type="percentage" office:value="0" calcext:value-type="percentage">
            <text:p>0.00%</text:p>
          </table:table-cell>
          <table:table-cell table:style-name="ce3" table:formula="of:=[.I220]-[.J220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eatheriz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1];[.A221];[.C221])" office:value-type="string" office:string-value="&quot;weatherization&quot;," calcext:value-type="string">
            <text:p>"weatherization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21:.F221])" office:value-type="percentage" office:value="0" calcext:value-type="percentage">
            <text:p>0.00%</text:p>
          </table:table-cell>
          <table:table-cell table:style-name="ce1" table:formula="of:=AVERAGE([.G221:.H221])" office:value-type="percentage" office:value="0" calcext:value-type="percentage">
            <text:p>0.00%</text:p>
          </table:table-cell>
          <table:table-cell table:style-name="ce3" table:formula="of:=[.I221]-[.J221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zielon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2];[.A222];[.C222])" office:value-type="string" office:string-value="&quot;zielona&quot;," calcext:value-type="string">
            <text:p>"zielona",</text:p>
          </table:table-cell>
          <table:table-cell table:number-columns-repeated="4" table:style-name="ce1" office:value-type="percentage" office:value="0" calcext:value-type="percentage">
            <text:p>0.00%</text:p>
          </table:table-cell>
          <table:table-cell table:style-name="ce1" table:formula="of:=AVERAGE([.E222:.F222])" office:value-type="percentage" office:value="0" calcext:value-type="percentage">
            <text:p>0.00%</text:p>
          </table:table-cell>
          <table:table-cell table:style-name="ce1" table:formula="of:=AVERAGE([.G222:.H222])" office:value-type="percentage" office:value="0" calcext:value-type="percentage">
            <text:p>0.00%</text:p>
          </table:table-cell>
          <table:table-cell table:style-name="ce3" table:formula="of:=[.I222]-[.J222]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wildlif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3];[.A223];[.C223])" office:value-type="string" office:string-value="&quot;wildlife&quot;," calcext:value-type="string">
            <text:p>"wildlife",</text:p>
          </table:table-cell>
          <table:table-cell table:style-name="ce1" office:value-type="percentage" office:value="0.813581662397858" calcext:value-type="percentage">
            <text:p>81.36%</text:p>
          </table:table-cell>
          <table:table-cell table:style-name="ce1" office:value-type="percentage" office:value="0.372094204768221" calcext:value-type="percentage">
            <text:p>37.21%</text:p>
          </table:table-cell>
          <table:table-cell table:style-name="ce1" office:value-type="percentage" office:value="0.825991757583956" calcext:value-type="percentage">
            <text:p>82.60%</text:p>
          </table:table-cell>
          <table:table-cell table:style-name="ce1" office:value-type="percentage" office:value="0.370707493843445" calcext:value-type="percentage">
            <text:p>37.07%</text:p>
          </table:table-cell>
          <table:table-cell table:style-name="ce1" table:formula="of:=AVERAGE([.E223:.F223])" office:value-type="percentage" office:value="0.59283793358304" calcext:value-type="percentage">
            <text:p>59.28%</text:p>
          </table:table-cell>
          <table:table-cell table:style-name="ce1" table:formula="of:=AVERAGE([.G223:.H223])" office:value-type="percentage" office:value="0.598349625713701" calcext:value-type="percentage">
            <text:p>59.83%</text:p>
          </table:table-cell>
          <table:table-cell table:style-name="ce3" table:formula="of:=[.I223]-[.J223]" office:value-type="percentage" office:value="-0.00551169213066072" calcext:value-type="percentage">
            <text:p>-0.55%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4];[.A224];[.C224])" office:value-type="string" office:string-value="&quot;environment&quot;," calcext:value-type="string">
            <text:p>"environment",</text:p>
          </table:table-cell>
          <table:table-cell table:style-name="ce1" office:value-type="percentage" office:value="0.743243049821917" calcext:value-type="percentage">
            <text:p>74.32%</text:p>
          </table:table-cell>
          <table:table-cell table:style-name="ce1" office:value-type="percentage" office:value="0.422230254938437" calcext:value-type="percentage">
            <text:p>42.22%</text:p>
          </table:table-cell>
          <table:table-cell table:style-name="ce1" office:value-type="percentage" office:value="0.774424439099156" calcext:value-type="percentage">
            <text:p>77.44%</text:p>
          </table:table-cell>
          <table:table-cell table:style-name="ce1" office:value-type="percentage" office:value="0.407240097882258" calcext:value-type="percentage">
            <text:p>40.72%</text:p>
          </table:table-cell>
          <table:table-cell table:style-name="ce1" table:formula="of:=AVERAGE([.E224:.F224])" office:value-type="percentage" office:value="0.582736652380177" calcext:value-type="percentage">
            <text:p>58.27%</text:p>
          </table:table-cell>
          <table:table-cell table:style-name="ce1" table:formula="of:=AVERAGE([.G224:.H224])" office:value-type="percentage" office:value="0.590832268490707" calcext:value-type="percentage">
            <text:p>59.08%</text:p>
          </table:table-cell>
          <table:table-cell table:style-name="ce3" table:formula="of:=[.I224]-[.J224]" office:value-type="percentage" office:value="-0.00809561611052934" calcext:value-type="percentage">
            <text:p>-0.81%</text:p>
          </table:table-cell>
        </table:table-row>
        <table:table-row table:style-name="ro1">
          <table:table-cell office:value-type="string" calcext:value-type="string">
            <text:p>forê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5];[.A225];[.C225])" office:value-type="string" office:string-value="&quot;forêts&quot;," calcext:value-type="string">
            <text:p>"forêts",</text:p>
          </table:table-cell>
          <table:table-cell table:style-name="ce1" office:value-type="percentage" office:value="0.864105799297492" calcext:value-type="percentage">
            <text:p>86.41%</text:p>
          </table:table-cell>
          <table:table-cell table:style-name="ce1" office:value-type="percentage" office:value="0.584556150715798" calcext:value-type="percentage">
            <text:p>58.46%</text:p>
          </table:table-cell>
          <table:table-cell table:style-name="ce1" office:value-type="percentage" office:value="0.895686925450961" calcext:value-type="percentage">
            <text:p>89.57%</text:p>
          </table:table-cell>
          <table:table-cell table:style-name="ce1" office:value-type="percentage" office:value="0.571338719843576" calcext:value-type="percentage">
            <text:p>57.13%</text:p>
          </table:table-cell>
          <table:table-cell table:style-name="ce1" table:formula="of:=AVERAGE([.E225:.F225])" office:value-type="percentage" office:value="0.724330975006645" calcext:value-type="percentage">
            <text:p>72.43%</text:p>
          </table:table-cell>
          <table:table-cell table:style-name="ce1" table:formula="of:=AVERAGE([.G225:.H225])" office:value-type="percentage" office:value="0.733512822647268" calcext:value-type="percentage">
            <text:p>73.35%</text:p>
          </table:table-cell>
          <table:table-cell table:style-name="ce3" table:formula="of:=[.I225]-[.J225]" office:value-type="percentage" office:value="-0.00918184764062358" calcext:value-type="percentage">
            <text:p>-0.92%</text:p>
          </table:table-cell>
        </table:table-row>
        <table:table-row table:style-name="ro1">
          <table:table-cell office:value-type="string" calcext:value-type="string">
            <text:p>elephan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6];[.A226];[.C226])" office:value-type="string" office:string-value="&quot;elephants&quot;," calcext:value-type="string">
            <text:p>"elephants",</text:p>
          </table:table-cell>
          <table:table-cell table:style-name="ce1" office:value-type="percentage" office:value="0.785059031844139" calcext:value-type="percentage">
            <text:p>78.51%</text:p>
          </table:table-cell>
          <table:table-cell table:style-name="ce1" office:value-type="percentage" office:value="0.249884180352092" calcext:value-type="percentage">
            <text:p>24.99%</text:p>
          </table:table-cell>
          <table:table-cell table:style-name="ce1" office:value-type="percentage" office:value="0.821583878993988" calcext:value-type="percentage">
            <text:p>82.16%</text:p>
          </table:table-cell>
          <table:table-cell table:style-name="ce1" office:value-type="percentage" office:value="0.247425081953406" calcext:value-type="percentage">
            <text:p>24.74%</text:p>
          </table:table-cell>
          <table:table-cell table:style-name="ce1" table:formula="of:=AVERAGE([.E226:.F226])" office:value-type="percentage" office:value="0.517471606098115" calcext:value-type="percentage">
            <text:p>51.75%</text:p>
          </table:table-cell>
          <table:table-cell table:style-name="ce1" table:formula="of:=AVERAGE([.G226:.H226])" office:value-type="percentage" office:value="0.534504480473697" calcext:value-type="percentage">
            <text:p>53.45%</text:p>
          </table:table-cell>
          <table:table-cell table:style-name="ce3" table:formula="of:=[.I226]-[.J226]" office:value-type="percentage" office:value="-0.0170328743755819" calcext:value-type="percentage">
            <text:p>-1.70%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7];[.A227];[.C227])" office:value-type="string" office:string-value="&quot;forêt&quot;," calcext:value-type="string">
            <text:p>"forêt",</text:p>
          </table:table-cell>
          <table:table-cell table:style-name="ce1" office:value-type="percentage" office:value="0.890467632699896" calcext:value-type="percentage">
            <text:p>89.05%</text:p>
          </table:table-cell>
          <table:table-cell table:style-name="ce1" office:value-type="percentage" office:value="0.539824137257205" calcext:value-type="percentage">
            <text:p>53.98%</text:p>
          </table:table-cell>
          <table:table-cell table:style-name="ce1" office:value-type="percentage" office:value="0.915760985127202" calcext:value-type="percentage">
            <text:p>91.58%</text:p>
          </table:table-cell>
          <table:table-cell table:style-name="ce1" office:value-type="percentage" office:value="0.564940887606806" calcext:value-type="percentage">
            <text:p>56.49%</text:p>
          </table:table-cell>
          <table:table-cell table:style-name="ce1" table:formula="of:=AVERAGE([.E227:.F227])" office:value-type="percentage" office:value="0.71514588497855" calcext:value-type="percentage">
            <text:p>71.51%</text:p>
          </table:table-cell>
          <table:table-cell table:style-name="ce1" table:formula="of:=AVERAGE([.G227:.H227])" office:value-type="percentage" office:value="0.740350936367004" calcext:value-type="percentage">
            <text:p>74.04%</text:p>
          </table:table-cell>
          <table:table-cell table:style-name="ce3" table:formula="of:=[.I227]-[.J227]" office:value-type="percentage" office:value="-0.0252050513884535" calcext:value-type="percentage">
            <text:p>-2.52%</text:p>
          </table:table-cell>
        </table:table-row>
        <table:table-row table:style-name="ro1">
          <table:table-cell office:value-type="string" calcext:value-type="string">
            <text:p>mitigació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8];[.A228];[.C228])" office:value-type="string" office:string-value="&quot;mitigación&quot;," calcext:value-type="string">
            <text:p>"mitigación",</text:p>
          </table:table-cell>
          <table:table-cell table:style-name="ce1" office:value-type="percentage" office:value="0.828336307158073" calcext:value-type="percentage">
            <text:p>82.83%</text:p>
          </table:table-cell>
          <table:table-cell table:style-name="ce1" office:value-type="percentage" office:value="0.779200067743659" calcext:value-type="percentage">
            <text:p>77.92%</text:p>
          </table:table-cell>
          <table:table-cell table:style-name="ce1" office:value-type="percentage" office:value="0.863174758851528" calcext:value-type="percentage">
            <text:p>86.32%</text:p>
          </table:table-cell>
          <table:table-cell table:style-name="ce1" office:value-type="percentage" office:value="0.795509157081445" calcext:value-type="percentage">
            <text:p>79.55%</text:p>
          </table:table-cell>
          <table:table-cell table:style-name="ce1" table:formula="of:=AVERAGE([.E228:.F228])" office:value-type="percentage" office:value="0.803768187450866" calcext:value-type="percentage">
            <text:p>80.38%</text:p>
          </table:table-cell>
          <table:table-cell table:style-name="ce1" table:formula="of:=AVERAGE([.G228:.H228])" office:value-type="percentage" office:value="0.829341957966487" calcext:value-type="percentage">
            <text:p>82.93%</text:p>
          </table:table-cell>
          <table:table-cell table:style-name="ce3" table:formula="of:=[.I228]-[.J228]" office:value-type="percentage" office:value="-0.0255737705156207" calcext:value-type="percentage">
            <text:p>-2.56%</text:p>
          </table:table-cell>
        </table:table-row>
        <table:table-row table:style-name="ro1">
          <table:table-cell office:value-type="string" calcext:value-type="string">
            <text:p>affores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29];[.A229];[.C229])" office:value-type="string" office:string-value="&quot;afforestation&quot;," calcext:value-type="string">
            <text:p>"afforestation",</text:p>
          </table:table-cell>
          <table:table-cell table:style-name="ce1" office:value-type="percentage" office:value="0.794812861829996" calcext:value-type="percentage">
            <text:p>79.48%</text:p>
          </table:table-cell>
          <table:table-cell table:style-name="ce1" office:value-type="percentage" office:value="0.419658001497737" calcext:value-type="percentage">
            <text:p>41.97%</text:p>
          </table:table-cell>
          <table:table-cell table:style-name="ce1" office:value-type="percentage" office:value="0.84104690188542" calcext:value-type="percentage">
            <text:p>84.10%</text:p>
          </table:table-cell>
          <table:table-cell table:style-name="ce1" office:value-type="percentage" office:value="0.428410078864545" calcext:value-type="percentage">
            <text:p>42.84%</text:p>
          </table:table-cell>
          <table:table-cell table:style-name="ce1" table:formula="of:=AVERAGE([.E229:.F229])" office:value-type="percentage" office:value="0.607235431663867" calcext:value-type="percentage">
            <text:p>60.72%</text:p>
          </table:table-cell>
          <table:table-cell table:style-name="ce1" table:formula="of:=AVERAGE([.G229:.H229])" office:value-type="percentage" office:value="0.634728490374982" calcext:value-type="percentage">
            <text:p>63.47%</text:p>
          </table:table-cell>
          <table:table-cell table:style-name="ce3" table:formula="of:=[.I229]-[.J229]" office:value-type="percentage" office:value="-0.0274930587111157" calcext:value-type="percentage">
            <text:p>-2.75%</text:p>
          </table:table-cell>
        </table:table-row>
        <table:table-row table:style-name="ro1">
          <table:table-cell office:value-type="string" calcext:value-type="string">
            <text:p>lcf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0];[.A230];[.C230])" office:value-type="string" office:string-value="&quot;lcf&quot;," calcext:value-type="string">
            <text:p>"lcf",</text:p>
          </table:table-cell>
          <table:table-cell table:style-name="ce1" office:value-type="percentage" office:value="0.663192122298129" calcext:value-type="percentage">
            <text:p>66.32%</text:p>
          </table:table-cell>
          <table:table-cell table:style-name="ce1" office:value-type="percentage" office:value="0.321160850334255" calcext:value-type="percentage">
            <text:p>32.12%</text:p>
          </table:table-cell>
          <table:table-cell table:style-name="ce1" office:value-type="percentage" office:value="0.722897782921791" calcext:value-type="percentage">
            <text:p>72.29%</text:p>
          </table:table-cell>
          <table:table-cell table:style-name="ce1" office:value-type="percentage" office:value="0.333284141632783" calcext:value-type="percentage">
            <text:p>33.33%</text:p>
          </table:table-cell>
          <table:table-cell table:style-name="ce1" table:formula="of:=AVERAGE([.E230:.F230])" office:value-type="percentage" office:value="0.492176486316192" calcext:value-type="percentage">
            <text:p>49.22%</text:p>
          </table:table-cell>
          <table:table-cell table:style-name="ce1" table:formula="of:=AVERAGE([.G230:.H230])" office:value-type="percentage" office:value="0.528090962277287" calcext:value-type="percentage">
            <text:p>52.81%</text:p>
          </table:table-cell>
          <table:table-cell table:style-name="ce3" table:formula="of:=[.I230]-[.J230]" office:value-type="percentage" office:value="-0.0359144759610953" calcext:value-type="percentage">
            <text:p>-3.59%</text:p>
          </table:table-cell>
        </table:table-row>
        <table:table-row table:style-name="ro1">
          <table:table-cell office:value-type="string" calcext:value-type="string">
            <text:p>energet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1];[.A231];[.C231])" office:value-type="string" office:string-value="&quot;energetique&quot;," calcext:value-type="string">
            <text:p>"energetique",</text:p>
          </table:table-cell>
          <table:table-cell table:style-name="ce1" office:value-type="percentage" office:value="0.955999433994293" calcext:value-type="percentage">
            <text:p>95.60%</text:p>
          </table:table-cell>
          <table:table-cell table:style-name="ce1" office:value-type="percentage" office:value="0.879867076873779" calcext:value-type="percentage">
            <text:p>87.99%</text:p>
          </table:table-cell>
          <table:table-cell table:style-name="ce1" office:value-type="percentage" office:value="0.98307067155838" calcext:value-type="percentage">
            <text:p>98.31%</text:p>
          </table:table-cell>
          <table:table-cell table:style-name="ce1" office:value-type="percentage" office:value="0.931027412414551" calcext:value-type="percentage">
            <text:p>93.10%</text:p>
          </table:table-cell>
          <table:table-cell table:style-name="ce1" table:formula="of:=AVERAGE([.E231:.F231])" office:value-type="percentage" office:value="0.917933255434036" calcext:value-type="percentage">
            <text:p>91.79%</text:p>
          </table:table-cell>
          <table:table-cell table:style-name="ce1" table:formula="of:=AVERAGE([.G231:.H231])" office:value-type="percentage" office:value="0.957049041986465" calcext:value-type="percentage">
            <text:p>95.70%</text:p>
          </table:table-cell>
          <table:table-cell table:style-name="ce3" table:formula="of:=[.I231]-[.J231]" office:value-type="percentage" office:value="-0.0391157865524292" calcext:value-type="percentage">
            <text:p>-3.91%</text:p>
          </table:table-cell>
        </table:table-row>
        <table:table-row table:style-name="ro1">
          <table:table-cell office:value-type="string" calcext:value-type="string">
            <text:p>émiss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2];[.A232];[.C232])" office:value-type="string" office:string-value="&quot;émission&quot;," calcext:value-type="string">
            <text:p>"émission",</text:p>
          </table:table-cell>
          <table:table-cell table:style-name="ce1" office:value-type="percentage" office:value="0.831007283713136" calcext:value-type="percentage">
            <text:p>83.10%</text:p>
          </table:table-cell>
          <table:table-cell table:style-name="ce1" office:value-type="percentage" office:value="0.751597993674555" calcext:value-type="percentage">
            <text:p>75.16%</text:p>
          </table:table-cell>
          <table:table-cell table:style-name="ce1" office:value-type="percentage" office:value="0.873210554676396" calcext:value-type="percentage">
            <text:p>87.32%</text:p>
          </table:table-cell>
          <table:table-cell table:style-name="ce1" office:value-type="percentage" office:value="0.793000862534557" calcext:value-type="percentage">
            <text:p>79.30%</text:p>
          </table:table-cell>
          <table:table-cell table:style-name="ce1" table:formula="of:=AVERAGE([.E232:.F232])" office:value-type="percentage" office:value="0.791302638693846" calcext:value-type="percentage">
            <text:p>79.13%</text:p>
          </table:table-cell>
          <table:table-cell table:style-name="ce1" table:formula="of:=AVERAGE([.G232:.H232])" office:value-type="percentage" office:value="0.833105708605477" calcext:value-type="percentage">
            <text:p>83.31%</text:p>
          </table:table-cell>
          <table:table-cell table:style-name="ce3" table:formula="of:=[.I232]-[.J232]" office:value-type="percentage" office:value="-0.041803069911631" calcext:value-type="percentage">
            <text:p>-4.18%</text:p>
          </table:table-cell>
        </table:table-row>
        <table:table-row table:style-name="ro1">
          <table:table-cell office:value-type="string" calcext:value-type="string">
            <text:p>hydr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3];[.A233];[.C233])" office:value-type="string" office:string-value="&quot;hydro&quot;," calcext:value-type="string">
            <text:p>"hydro",</text:p>
          </table:table-cell>
          <table:table-cell table:style-name="ce1" office:value-type="percentage" office:value="0.651282412088231" calcext:value-type="percentage">
            <text:p>65.13%</text:p>
          </table:table-cell>
          <table:table-cell table:style-name="ce1" office:value-type="percentage" office:value="0.568441021579661" calcext:value-type="percentage">
            <text:p>56.84%</text:p>
          </table:table-cell>
          <table:table-cell table:style-name="ce1" office:value-type="percentage" office:value="0.732811850466226" calcext:value-type="percentage">
            <text:p>73.28%</text:p>
          </table:table-cell>
          <table:table-cell table:style-name="ce1" office:value-type="percentage" office:value="0.57264743225747" calcext:value-type="percentage">
            <text:p>57.26%</text:p>
          </table:table-cell>
          <table:table-cell table:style-name="ce1" table:formula="of:=AVERAGE([.E233:.F233])" office:value-type="percentage" office:value="0.609861716833946" calcext:value-type="percentage">
            <text:p>60.99%</text:p>
          </table:table-cell>
          <table:table-cell table:style-name="ce1" table:formula="of:=AVERAGE([.G233:.H233])" office:value-type="percentage" office:value="0.652729641361848" calcext:value-type="percentage">
            <text:p>65.27%</text:p>
          </table:table-cell>
          <table:table-cell table:style-name="ce3" table:formula="of:=[.I233]-[.J233]" office:value-type="percentage" office:value="-0.0428679245279023" calcext:value-type="percentage">
            <text:p>-4.29%</text:p>
          </table:table-cell>
        </table:table-row>
        <table:table-row table:style-name="ro1">
          <table:table-cell office:value-type="string" calcext:value-type="string">
            <text:p>plan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4];[.A234];[.C234])" office:value-type="string" office:string-value="&quot;plantation&quot;," calcext:value-type="string">
            <text:p>"plantation",</text:p>
          </table:table-cell>
          <table:table-cell table:style-name="ce1" office:value-type="percentage" office:value="0.751681609451771" calcext:value-type="percentage">
            <text:p>75.17%</text:p>
          </table:table-cell>
          <table:table-cell table:style-name="ce1" office:value-type="percentage" office:value="0.447300996010502" calcext:value-type="percentage">
            <text:p>44.73%</text:p>
          </table:table-cell>
          <table:table-cell table:style-name="ce1" office:value-type="percentage" office:value="0.798302680253982" calcext:value-type="percentage">
            <text:p>79.83%</text:p>
          </table:table-cell>
          <table:table-cell table:style-name="ce1" office:value-type="percentage" office:value="0.492940413268904" calcext:value-type="percentage">
            <text:p>49.29%</text:p>
          </table:table-cell>
          <table:table-cell table:style-name="ce1" table:formula="of:=AVERAGE([.E234:.F234])" office:value-type="percentage" office:value="0.599491302731136" calcext:value-type="percentage">
            <text:p>59.95%</text:p>
          </table:table-cell>
          <table:table-cell table:style-name="ce1" table:formula="of:=AVERAGE([.G234:.H234])" office:value-type="percentage" office:value="0.645621546761443" calcext:value-type="percentage">
            <text:p>64.56%</text:p>
          </table:table-cell>
          <table:table-cell table:style-name="ce3" table:formula="of:=[.I234]-[.J234]" office:value-type="percentage" office:value="-0.0461302440303067" calcext:value-type="percentage">
            <text:p>-4.61%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5];[.A235];[.C235])" office:value-type="string" office:string-value="&quot;paris&quot;," calcext:value-type="string">
            <text:p>"paris",</text:p>
          </table:table-cell>
          <table:table-cell table:style-name="ce1" office:value-type="percentage" office:value="0.792710944581094" calcext:value-type="percentage">
            <text:p>79.27%</text:p>
          </table:table-cell>
          <table:table-cell table:style-name="ce1" office:value-type="percentage" office:value="0.695181557334501" calcext:value-type="percentage">
            <text:p>69.52%</text:p>
          </table:table-cell>
          <table:table-cell table:style-name="ce1" office:value-type="percentage" office:value="0.856295542489172" calcext:value-type="percentage">
            <text:p>85.63%</text:p>
          </table:table-cell>
          <table:table-cell table:style-name="ce1" office:value-type="percentage" office:value="0.725038815581079" calcext:value-type="percentage">
            <text:p>72.50%</text:p>
          </table:table-cell>
          <table:table-cell table:style-name="ce1" table:formula="of:=AVERAGE([.E235:.F235])" office:value-type="percentage" office:value="0.743946250957798" calcext:value-type="percentage">
            <text:p>74.39%</text:p>
          </table:table-cell>
          <table:table-cell table:style-name="ce1" table:formula="of:=AVERAGE([.G235:.H235])" office:value-type="percentage" office:value="0.790667179035125" calcext:value-type="percentage">
            <text:p>79.07%</text:p>
          </table:table-cell>
          <table:table-cell table:style-name="ce3" table:formula="of:=[.I235]-[.J235]" office:value-type="percentage" office:value="-0.0467209280773275" calcext:value-type="percentage">
            <text:p>-4.67%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6];[.A236];[.C236])" office:value-type="string" office:string-value="&quot;plant&quot;," calcext:value-type="string">
            <text:p>"plant",</text:p>
          </table:table-cell>
          <table:table-cell table:style-name="ce1" office:value-type="percentage" office:value="0.639554835686629" calcext:value-type="percentage">
            <text:p>63.96%</text:p>
          </table:table-cell>
          <table:table-cell table:style-name="ce1" office:value-type="percentage" office:value="0.413999989843631" calcext:value-type="percentage">
            <text:p>41.40%</text:p>
          </table:table-cell>
          <table:table-cell table:style-name="ce1" office:value-type="percentage" office:value="0.703836702978746" calcext:value-type="percentage">
            <text:p>70.38%</text:p>
          </table:table-cell>
          <table:table-cell table:style-name="ce1" office:value-type="percentage" office:value="0.447023102789271" calcext:value-type="percentage">
            <text:p>44.70%</text:p>
          </table:table-cell>
          <table:table-cell table:style-name="ce1" table:formula="of:=AVERAGE([.E236:.F236])" office:value-type="percentage" office:value="0.52677741276513" calcext:value-type="percentage">
            <text:p>52.68%</text:p>
          </table:table-cell>
          <table:table-cell table:style-name="ce1" table:formula="of:=AVERAGE([.G236:.H236])" office:value-type="percentage" office:value="0.575429902884008" calcext:value-type="percentage">
            <text:p>57.54%</text:p>
          </table:table-cell>
          <table:table-cell table:style-name="ce3" table:formula="of:=[.I236]-[.J236]" office:value-type="percentage" office:value="-0.0486524901188783" calcext:value-type="percentage">
            <text:p>-4.87%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7];[.A237];[.C237])" office:value-type="string" office:string-value="&quot;cook&quot;," calcext:value-type="string">
            <text:p>"cook",</text:p>
          </table:table-cell>
          <table:table-cell table:style-name="ce1" office:value-type="percentage" office:value="0.686459138697269" calcext:value-type="percentage">
            <text:p>68.65%</text:p>
          </table:table-cell>
          <table:table-cell table:style-name="ce1" office:value-type="percentage" office:value="0.53799625062475" calcext:value-type="percentage">
            <text:p>53.80%</text:p>
          </table:table-cell>
          <table:table-cell table:style-name="ce1" office:value-type="percentage" office:value="0.748640647705863" calcext:value-type="percentage">
            <text:p>74.86%</text:p>
          </table:table-cell>
          <table:table-cell table:style-name="ce1" office:value-type="percentage" office:value="0.573755413385145" calcext:value-type="percentage">
            <text:p>57.38%</text:p>
          </table:table-cell>
          <table:table-cell table:style-name="ce1" table:formula="of:=AVERAGE([.E237:.F237])" office:value-type="percentage" office:value="0.61222769466101" calcext:value-type="percentage">
            <text:p>61.22%</text:p>
          </table:table-cell>
          <table:table-cell table:style-name="ce1" table:formula="of:=AVERAGE([.G237:.H237])" office:value-type="percentage" office:value="0.661198030545504" calcext:value-type="percentage">
            <text:p>66.12%</text:p>
          </table:table-cell>
          <table:table-cell table:style-name="ce3" table:formula="of:=[.I237]-[.J237]" office:value-type="percentage" office:value="-0.0489703358844945" calcext:value-type="percentage">
            <text:p>-4.90%</text:p>
          </table:table-cell>
        </table:table-row>
        <table:table-row table:style-name="ro1">
          <table:table-cell office:value-type="string" calcext:value-type="string">
            <text:p>carb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8];[.A238];[.C238])" office:value-type="string" office:string-value="&quot;carbone&quot;," calcext:value-type="string">
            <text:p>"carbone",</text:p>
          </table:table-cell>
          <table:table-cell table:style-name="ce1" office:value-type="percentage" office:value="0.793243358696788" calcext:value-type="percentage">
            <text:p>79.32%</text:p>
          </table:table-cell>
          <table:table-cell table:style-name="ce1" office:value-type="percentage" office:value="0.704271650295859" calcext:value-type="percentage">
            <text:p>70.43%</text:p>
          </table:table-cell>
          <table:table-cell table:style-name="ce1" office:value-type="percentage" office:value="0.853991323019847" calcext:value-type="percentage">
            <text:p>85.40%</text:p>
          </table:table-cell>
          <table:table-cell table:style-name="ce1" office:value-type="percentage" office:value="0.746834895704403" calcext:value-type="percentage">
            <text:p>74.68%</text:p>
          </table:table-cell>
          <table:table-cell table:style-name="ce1" table:formula="of:=AVERAGE([.E238:.F238])" office:value-type="percentage" office:value="0.748757504496323" calcext:value-type="percentage">
            <text:p>74.88%</text:p>
          </table:table-cell>
          <table:table-cell table:style-name="ce1" table:formula="of:=AVERAGE([.G238:.H238])" office:value-type="percentage" office:value="0.800413109362125" calcext:value-type="percentage">
            <text:p>80.04%</text:p>
          </table:table-cell>
          <table:table-cell table:style-name="ce3" table:formula="of:=[.I238]-[.J238]" office:value-type="percentage" office:value="-0.0516556048658021" calcext:value-type="percentage">
            <text:p>-5.17%</text:p>
          </table:table-cell>
        </table:table-row>
        <table:table-row table:style-name="ro1">
          <table:table-cell office:value-type="string" calcext:value-type="string">
            <text:p>ecosistem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39];[.A239];[.C239])" office:value-type="string" office:string-value="&quot;ecosistema&quot;," calcext:value-type="string">
            <text:p>"ecosistema",</text:p>
          </table:table-cell>
          <table:table-cell table:style-name="ce1" office:value-type="percentage" office:value="0.806773548776453" calcext:value-type="percentage">
            <text:p>80.68%</text:p>
          </table:table-cell>
          <table:table-cell table:style-name="ce1" office:value-type="percentage" office:value="0.478583037345247" calcext:value-type="percentage">
            <text:p>47.86%</text:p>
          </table:table-cell>
          <table:table-cell table:style-name="ce1" office:value-type="percentage" office:value="0.903074600479819" calcext:value-type="percentage">
            <text:p>90.31%</text:p>
          </table:table-cell>
          <table:table-cell table:style-name="ce1" office:value-type="percentage" office:value="0.487605051560835" calcext:value-type="percentage">
            <text:p>48.76%</text:p>
          </table:table-cell>
          <table:table-cell table:style-name="ce1" table:formula="of:=AVERAGE([.E239:.F239])" office:value-type="percentage" office:value="0.64267829306085" calcext:value-type="percentage">
            <text:p>64.27%</text:p>
          </table:table-cell>
          <table:table-cell table:style-name="ce1" table:formula="of:=AVERAGE([.G239:.H239])" office:value-type="percentage" office:value="0.695339826020328" calcext:value-type="percentage">
            <text:p>69.53%</text:p>
          </table:table-cell>
          <table:table-cell table:style-name="ce3" table:formula="of:=[.I239]-[.J239]" office:value-type="percentage" office:value="-0.0526615329594776" calcext:value-type="percentage">
            <text:p>-5.27%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0];[.A240];[.C240])" office:value-type="string" office:string-value="&quot;bio&quot;," calcext:value-type="string">
            <text:p>"bio",</text:p>
          </table:table-cell>
          <table:table-cell table:style-name="ce1" office:value-type="percentage" office:value="0.728650896558686" calcext:value-type="percentage">
            <text:p>72.87%</text:p>
          </table:table-cell>
          <table:table-cell table:style-name="ce1" office:value-type="percentage" office:value="0.442271037603773" calcext:value-type="percentage">
            <text:p>44.23%</text:p>
          </table:table-cell>
          <table:table-cell table:style-name="ce1" office:value-type="percentage" office:value="0.814149666814104" calcext:value-type="percentage">
            <text:p>81.41%</text:p>
          </table:table-cell>
          <table:table-cell table:style-name="ce1" office:value-type="percentage" office:value="0.474331035049603" calcext:value-type="percentage">
            <text:p>47.43%</text:p>
          </table:table-cell>
          <table:table-cell table:style-name="ce1" table:formula="of:=AVERAGE([.E240:.F240])" office:value-type="percentage" office:value="0.585460967081229" calcext:value-type="percentage">
            <text:p>58.55%</text:p>
          </table:table-cell>
          <table:table-cell table:style-name="ce1" table:formula="of:=AVERAGE([.G240:.H240])" office:value-type="percentage" office:value="0.644240350931853" calcext:value-type="percentage">
            <text:p>64.42%</text:p>
          </table:table-cell>
          <table:table-cell table:style-name="ce3" table:formula="of:=[.I240]-[.J240]" office:value-type="percentage" office:value="-0.0587793838506239" calcext:value-type="percentage">
            <text:p>-5.88%</text:p>
          </table:table-cell>
        </table:table-row>
        <table:table-row table:style-name="ro1">
          <table:table-cell office:value-type="string" calcext:value-type="string">
            <text:p>sequestr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1];[.A241];[.C241])" office:value-type="string" office:string-value="&quot;sequestration&quot;," calcext:value-type="string">
            <text:p>"sequestration",</text:p>
          </table:table-cell>
          <table:table-cell table:style-name="ce1" office:value-type="percentage" office:value="0.825290459812733" calcext:value-type="percentage">
            <text:p>82.53%</text:p>
          </table:table-cell>
          <table:table-cell table:style-name="ce1" office:value-type="percentage" office:value="0.712311858932177" calcext:value-type="percentage">
            <text:p>71.23%</text:p>
          </table:table-cell>
          <table:table-cell table:style-name="ce1" office:value-type="percentage" office:value="0.897996271388572" calcext:value-type="percentage">
            <text:p>89.80%</text:p>
          </table:table-cell>
          <table:table-cell table:style-name="ce1" office:value-type="percentage" office:value="0.764656753132218" calcext:value-type="percentage">
            <text:p>76.47%</text:p>
          </table:table-cell>
          <table:table-cell table:style-name="ce1" table:formula="of:=AVERAGE([.E241:.F241])" office:value-type="percentage" office:value="0.768801159372455" calcext:value-type="percentage">
            <text:p>76.88%</text:p>
          </table:table-cell>
          <table:table-cell table:style-name="ce1" table:formula="of:=AVERAGE([.G241:.H241])" office:value-type="percentage" office:value="0.831326512260395" calcext:value-type="percentage">
            <text:p>83.13%</text:p>
          </table:table-cell>
          <table:table-cell table:style-name="ce3" table:formula="of:=[.I241]-[.J241]" office:value-type="percentage" office:value="-0.06252535288794" calcext:value-type="percentage">
            <text:p>-6.25%</text:p>
          </table:table-cell>
        </table:table-row>
        <table:table-row table:style-name="ro1">
          <table:table-cell office:value-type="string" calcext:value-type="string">
            <text:p>défores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2];[.A242];[.C242])" office:value-type="string" office:string-value="&quot;déforestation&quot;," calcext:value-type="string">
            <text:p>"déforestation",</text:p>
          </table:table-cell>
          <table:table-cell table:style-name="ce1" office:value-type="percentage" office:value="0.842387663763623" calcext:value-type="percentage">
            <text:p>84.24%</text:p>
          </table:table-cell>
          <table:table-cell table:style-name="ce1" office:value-type="percentage" office:value="0.680265944321142" calcext:value-type="percentage">
            <text:p>68.03%</text:p>
          </table:table-cell>
          <table:table-cell table:style-name="ce1" office:value-type="percentage" office:value="0.906772120054378" calcext:value-type="percentage">
            <text:p>90.68%</text:p>
          </table:table-cell>
          <table:table-cell table:style-name="ce1" office:value-type="percentage" office:value="0.756593892740649" calcext:value-type="percentage">
            <text:p>75.66%</text:p>
          </table:table-cell>
          <table:table-cell table:style-name="ce1" table:formula="of:=AVERAGE([.E242:.F242])" office:value-type="percentage" office:value="0.761326804042382" calcext:value-type="percentage">
            <text:p>76.13%</text:p>
          </table:table-cell>
          <table:table-cell table:style-name="ce1" table:formula="of:=AVERAGE([.G242:.H242])" office:value-type="percentage" office:value="0.831683006397513" calcext:value-type="percentage">
            <text:p>83.17%</text:p>
          </table:table-cell>
          <table:table-cell table:style-name="ce3" table:formula="of:=[.I242]-[.J242]" office:value-type="percentage" office:value="-0.070356202355131" calcext:value-type="percentage">
            <text:p>-7.04%</text:p>
          </table:table-cell>
        </table:table-row>
        <table:table-row table:style-name="ro1">
          <table:table-cell office:value-type="string" calcext:value-type="string">
            <text:p>ambien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3];[.A243];[.C243])" office:value-type="string" office:string-value="&quot;ambiental&quot;," calcext:value-type="string">
            <text:p>"ambiental",</text:p>
          </table:table-cell>
          <table:table-cell table:style-name="ce1" office:value-type="percentage" office:value="0.785897077123324" calcext:value-type="percentage">
            <text:p>78.59%</text:p>
          </table:table-cell>
          <table:table-cell table:style-name="ce1" office:value-type="percentage" office:value="0.551016053656737" calcext:value-type="percentage">
            <text:p>55.10%</text:p>
          </table:table-cell>
          <table:table-cell table:style-name="ce1" office:value-type="percentage" office:value="0.889779872894287" calcext:value-type="percentage">
            <text:p>88.98%</text:p>
          </table:table-cell>
          <table:table-cell table:style-name="ce1" office:value-type="percentage" office:value="0.609301410714785" calcext:value-type="percentage">
            <text:p>60.93%</text:p>
          </table:table-cell>
          <table:table-cell table:style-name="ce1" table:formula="of:=AVERAGE([.E243:.F243])" office:value-type="percentage" office:value="0.66845656539003" calcext:value-type="percentage">
            <text:p>66.85%</text:p>
          </table:table-cell>
          <table:table-cell table:style-name="ce1" table:formula="of:=AVERAGE([.G243:.H243])" office:value-type="percentage" office:value="0.749540641804536" calcext:value-type="percentage">
            <text:p>74.95%</text:p>
          </table:table-cell>
          <table:table-cell table:style-name="ce3" table:formula="of:=[.I243]-[.J243]" office:value-type="percentage" office:value="-0.0810840764145057" calcext:value-type="percentage">
            <text:p>-8.11%</text:p>
          </table:table-cell>
        </table:table-row>
        <table:table-row table:style-name="ro1">
          <table:table-cell office:value-type="string" calcext:value-type="string">
            <text:p>forestr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4];[.A244];[.C244])" office:value-type="string" office:string-value="&quot;forestry&quot;," calcext:value-type="string">
            <text:p>"forestry",</text:p>
          </table:table-cell>
          <table:table-cell table:style-name="ce1" office:value-type="percentage" office:value="0.779905599164546" calcext:value-type="percentage">
            <text:p>77.99%</text:p>
          </table:table-cell>
          <table:table-cell table:style-name="ce1" office:value-type="percentage" office:value="0.486994563597838" calcext:value-type="percentage">
            <text:p>48.70%</text:p>
          </table:table-cell>
          <table:table-cell table:style-name="ce1" office:value-type="percentage" office:value="0.872335492087523" calcext:value-type="percentage">
            <text:p>87.23%</text:p>
          </table:table-cell>
          <table:table-cell table:style-name="ce1" office:value-type="percentage" office:value="0.572315880339104" calcext:value-type="percentage">
            <text:p>57.23%</text:p>
          </table:table-cell>
          <table:table-cell table:style-name="ce1" table:formula="of:=AVERAGE([.E244:.F244])" office:value-type="percentage" office:value="0.633450081381192" calcext:value-type="percentage">
            <text:p>63.35%</text:p>
          </table:table-cell>
          <table:table-cell table:style-name="ce1" table:formula="of:=AVERAGE([.G244:.H244])" office:value-type="percentage" office:value="0.722325686213313" calcext:value-type="percentage">
            <text:p>72.23%</text:p>
          </table:table-cell>
          <table:table-cell table:style-name="ce3" table:formula="of:=[.I244]-[.J244]" office:value-type="percentage" office:value="-0.0888756048321214" calcext:value-type="percentage">
            <text:p>-8.89%</text:p>
          </table:table-cell>
        </table:table-row>
        <table:table-row table:style-name="ro1">
          <table:table-cell office:value-type="string" calcext:value-type="string">
            <text:p>plantation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5];[.A245];[.C245])" office:value-type="string" office:string-value="&quot;plantations&quot;," calcext:value-type="string">
            <text:p>"plantations",</text:p>
          </table:table-cell>
          <table:table-cell table:style-name="ce1" office:value-type="percentage" office:value="0.751203726370667" calcext:value-type="percentage">
            <text:p>75.12%</text:p>
          </table:table-cell>
          <table:table-cell table:style-name="ce1" office:value-type="percentage" office:value="0.522260319896389" calcext:value-type="percentage">
            <text:p>52.23%</text:p>
          </table:table-cell>
          <table:table-cell table:style-name="ce1" office:value-type="percentage" office:value="0.865833096032919" calcext:value-type="percentage">
            <text:p>86.58%</text:p>
          </table:table-cell>
          <table:table-cell table:style-name="ce1" office:value-type="percentage" office:value="0.616702546246436" calcext:value-type="percentage">
            <text:p>61.67%</text:p>
          </table:table-cell>
          <table:table-cell table:style-name="ce1" table:formula="of:=AVERAGE([.E245:.F245])" office:value-type="percentage" office:value="0.636732023133528" calcext:value-type="percentage">
            <text:p>63.67%</text:p>
          </table:table-cell>
          <table:table-cell table:style-name="ce1" table:formula="of:=AVERAGE([.G245:.H245])" office:value-type="percentage" office:value="0.741267821139678" calcext:value-type="percentage">
            <text:p>74.13%</text:p>
          </table:table-cell>
          <table:table-cell table:style-name="ce3" table:formula="of:=[.I245]-[.J245]" office:value-type="percentage" office:value="-0.10453579800615" calcext:value-type="percentage">
            <text:p>-10.45%</text:p>
          </table:table-cell>
        </table:table-row>
        <table:table-row table:style-name="ro1">
          <table:table-cell office:value-type="string" calcext:value-type="string">
            <text:p>bioremedi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6];[.A246];[.C246])" office:value-type="string" office:string-value="&quot;bioremediation&quot;," calcext:value-type="string">
            <text:p>"bioremediation",</text:p>
          </table:table-cell>
          <table:table-cell table:style-name="ce1" office:value-type="percentage" office:value="0.600052058696747" calcext:value-type="percentage">
            <text:p>60.01%</text:p>
          </table:table-cell>
          <table:table-cell table:style-name="ce1" office:value-type="percentage" office:value="0.147490754723549" calcext:value-type="percentage">
            <text:p>14.75%</text:p>
          </table:table-cell>
          <table:table-cell table:style-name="ce1" office:value-type="percentage" office:value="0.828699111938477" calcext:value-type="percentage">
            <text:p>82.87%</text:p>
          </table:table-cell>
          <table:table-cell table:style-name="ce1" office:value-type="percentage" office:value="0.156823217868805" calcext:value-type="percentage">
            <text:p>15.68%</text:p>
          </table:table-cell>
          <table:table-cell table:style-name="ce1" table:formula="of:=AVERAGE([.E246:.F246])" office:value-type="percentage" office:value="0.373771406710148" calcext:value-type="percentage">
            <text:p>37.38%</text:p>
          </table:table-cell>
          <table:table-cell table:style-name="ce1" table:formula="of:=AVERAGE([.G246:.H246])" office:value-type="percentage" office:value="0.492761164903641" calcext:value-type="percentage">
            <text:p>49.28%</text:p>
          </table:table-cell>
          <table:table-cell table:style-name="ce3" table:formula="of:=[.I246]-[.J246]" office:value-type="percentage" office:value="-0.118989758193493" calcext:value-type="percentage">
            <text:p>-11.90%</text:p>
          </table:table-cell>
        </table:table-row>
        <table:table-row table:style-name="ro1">
          <table:table-cell office:value-type="string" calcext:value-type="string">
            <text:p>eolic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7];[.A247];[.C247])" office:value-type="string" office:string-value="&quot;eolica&quot;," calcext:value-type="string">
            <text:p>"eolica",</text:p>
          </table:table-cell>
          <table:table-cell table:style-name="ce1" office:value-type="percentage" office:value="0.612319193780422" calcext:value-type="percentage">
            <text:p>61.23%</text:p>
          </table:table-cell>
          <table:table-cell table:style-name="ce1" office:value-type="percentage" office:value="0.54736790060997" calcext:value-type="percentage">
            <text:p>54.74%</text:p>
          </table:table-cell>
          <table:table-cell table:style-name="ce1" office:value-type="percentage" office:value="0.842043220996857" calcext:value-type="percentage">
            <text:p>84.20%</text:p>
          </table:table-cell>
          <table:table-cell table:style-name="ce1" office:value-type="percentage" office:value="0.570307657122612" calcext:value-type="percentage">
            <text:p>57.03%</text:p>
          </table:table-cell>
          <table:table-cell table:style-name="ce1" table:formula="of:=AVERAGE([.E247:.F247])" office:value-type="percentage" office:value="0.579843547195196" calcext:value-type="percentage">
            <text:p>57.98%</text:p>
          </table:table-cell>
          <table:table-cell table:style-name="ce1" table:formula="of:=AVERAGE([.G247:.H247])" office:value-type="percentage" office:value="0.706175439059734" calcext:value-type="percentage">
            <text:p>70.62%</text:p>
          </table:table-cell>
          <table:table-cell table:style-name="ce3" table:formula="of:=[.I247]-[.J247]" office:value-type="percentage" office:value="-0.126331891864538" calcext:value-type="percentage">
            <text:p>-12.63%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8];[.A248];[.C248])" office:value-type="string" office:string-value="&quot;green&quot;," calcext:value-type="string">
            <text:p>"green",</text:p>
          </table:table-cell>
          <table:table-cell table:style-name="ce1" office:value-type="percentage" office:value="0.744433431484409" calcext:value-type="percentage">
            <text:p>74.44%</text:p>
          </table:table-cell>
          <table:table-cell table:style-name="ce1" office:value-type="percentage" office:value="0.528863903480909" calcext:value-type="percentage">
            <text:p>52.89%</text:p>
          </table:table-cell>
          <table:table-cell table:style-name="ce1" office:value-type="percentage" office:value="0.888521637763526" calcext:value-type="percentage">
            <text:p>88.85%</text:p>
          </table:table-cell>
          <table:table-cell table:style-name="ce1" office:value-type="percentage" office:value="0.648622542807983" calcext:value-type="percentage">
            <text:p>64.86%</text:p>
          </table:table-cell>
          <table:table-cell table:style-name="ce1" table:formula="of:=AVERAGE([.E248:.F248])" office:value-type="percentage" office:value="0.636648667482659" calcext:value-type="percentage">
            <text:p>63.66%</text:p>
          </table:table-cell>
          <table:table-cell table:style-name="ce1" table:formula="of:=AVERAGE([.G248:.H248])" office:value-type="percentage" office:value="0.768572090285755" calcext:value-type="percentage">
            <text:p>76.86%</text:p>
          </table:table-cell>
          <table:table-cell table:style-name="ce3" table:formula="of:=[.I248]-[.J248]" office:value-type="percentage" office:value="-0.131923422803095" calcext:value-type="percentage">
            <text:p>-13.19%</text:p>
          </table:table-cell>
        </table:table-row>
        <table:table-row table:style-name="ro1">
          <table:table-cell office:value-type="string" calcext:value-type="string">
            <text:p>fores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49];[.A249];[.C249])" office:value-type="string" office:string-value="&quot;forests&quot;," calcext:value-type="string">
            <text:p>"forests",</text:p>
          </table:table-cell>
          <table:table-cell table:style-name="ce1" office:value-type="percentage" office:value="0.763686929974512" calcext:value-type="percentage">
            <text:p>76.37%</text:p>
          </table:table-cell>
          <table:table-cell table:style-name="ce1" office:value-type="percentage" office:value="0.492347580284009" calcext:value-type="percentage">
            <text:p>49.23%</text:p>
          </table:table-cell>
          <table:table-cell table:style-name="ce1" office:value-type="percentage" office:value="0.901601167775185" calcext:value-type="percentage">
            <text:p>90.16%</text:p>
          </table:table-cell>
          <table:table-cell table:style-name="ce1" office:value-type="percentage" office:value="0.622257402091077" calcext:value-type="percentage">
            <text:p>62.23%</text:p>
          </table:table-cell>
          <table:table-cell table:style-name="ce1" table:formula="of:=AVERAGE([.E249:.F249])" office:value-type="percentage" office:value="0.62801725512926" calcext:value-type="percentage">
            <text:p>62.80%</text:p>
          </table:table-cell>
          <table:table-cell table:style-name="ce1" table:formula="of:=AVERAGE([.G249:.H249])" office:value-type="percentage" office:value="0.761929284933131" calcext:value-type="percentage">
            <text:p>76.19%</text:p>
          </table:table-cell>
          <table:table-cell table:style-name="ce3" table:formula="of:=[.I249]-[.J249]" office:value-type="percentage" office:value="-0.133912029803871" calcext:value-type="percentage">
            <text:p>-13.39%</text:p>
          </table:table-cell>
        </table:table-row>
        <table:table-row table:style-name="ro1">
          <table:table-cell office:value-type="string" calcext:value-type="string">
            <text:p>compo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0];[.A250];[.C250])" office:value-type="string" office:string-value="&quot;compost&quot;," calcext:value-type="string">
            <text:p>"compost",</text:p>
          </table:table-cell>
          <table:table-cell table:style-name="ce1" office:value-type="percentage" office:value="0.645926697010344" calcext:value-type="percentage">
            <text:p>64.59%</text:p>
          </table:table-cell>
          <table:table-cell table:style-name="ce1" office:value-type="percentage" office:value="0.377237962685864" calcext:value-type="percentage">
            <text:p>37.72%</text:p>
          </table:table-cell>
          <table:table-cell table:style-name="ce1" office:value-type="percentage" office:value="0.802089646458626" calcext:value-type="percentage">
            <text:p>80.21%</text:p>
          </table:table-cell>
          <table:table-cell table:style-name="ce1" office:value-type="percentage" office:value="0.491845909590748" calcext:value-type="percentage">
            <text:p>49.18%</text:p>
          </table:table-cell>
          <table:table-cell table:style-name="ce1" table:formula="of:=AVERAGE([.E250:.F250])" office:value-type="percentage" office:value="0.511582329848104" calcext:value-type="percentage">
            <text:p>51.16%</text:p>
          </table:table-cell>
          <table:table-cell table:style-name="ce1" table:formula="of:=AVERAGE([.G250:.H250])" office:value-type="percentage" office:value="0.646967778024687" calcext:value-type="percentage">
            <text:p>64.70%</text:p>
          </table:table-cell>
          <table:table-cell table:style-name="ce3" table:formula="of:=[.I250]-[.J250]" office:value-type="percentage" office:value="-0.135385448176583" calcext:value-type="percentage">
            <text:p>-13.54%</text:p>
          </table:table-cell>
        </table:table-row>
        <table:table-row table:style-name="ro1">
          <table:table-cell office:value-type="string" calcext:value-type="string">
            <text:p>nd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1];[.A251];[.C251])" office:value-type="string" office:string-value="&quot;ndc&quot;," calcext:value-type="string">
            <text:p>"ndc",</text:p>
          </table:table-cell>
          <table:table-cell table:style-name="ce1" office:value-type="percentage" office:value="0.770120698853203" calcext:value-type="percentage">
            <text:p>77.01%</text:p>
          </table:table-cell>
          <table:table-cell table:style-name="ce1" office:value-type="percentage" office:value="0.753017387686754" calcext:value-type="percentage">
            <text:p>75.30%</text:p>
          </table:table-cell>
          <table:table-cell table:style-name="ce1" office:value-type="percentage" office:value="0.920237008763372" calcext:value-type="percentage">
            <text:p>92.02%</text:p>
          </table:table-cell>
          <table:table-cell table:style-name="ce1" office:value-type="percentage" office:value="0.877096282177657" calcext:value-type="percentage">
            <text:p>87.71%</text:p>
          </table:table-cell>
          <table:table-cell table:style-name="ce1" table:formula="of:=AVERAGE([.E251:.F251])" office:value-type="percentage" office:value="0.761569043269978" calcext:value-type="percentage">
            <text:p>76.16%</text:p>
          </table:table-cell>
          <table:table-cell table:style-name="ce1" table:formula="of:=AVERAGE([.G251:.H251])" office:value-type="percentage" office:value="0.898666645470514" calcext:value-type="percentage">
            <text:p>89.87%</text:p>
          </table:table-cell>
          <table:table-cell table:style-name="ce3" table:formula="of:=[.I251]-[.J251]" office:value-type="percentage" office:value="-0.137097602200536" calcext:value-type="percentage">
            <text:p>-13.71%</text:p>
          </table:table-cell>
        </table:table-row>
        <table:table-row table:style-name="ro1">
          <table:table-cell office:value-type="string" calcext:value-type="string">
            <text:p>nationally determined contribution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2];[.A252];[.C252])" office:value-type="string" office:string-value="&quot;nationally determined contributions&quot;," calcext:value-type="string">
            <text:p>"nationally determined contributions",</text:p>
          </table:table-cell>
          <table:table-cell table:style-name="ce1" office:value-type="percentage" office:value="0.752282154679298" calcext:value-type="percentage">
            <text:p>75.23%</text:p>
          </table:table-cell>
          <table:table-cell table:style-name="ce1" office:value-type="percentage" office:value="0.697591896884143" calcext:value-type="percentage">
            <text:p>69.76%</text:p>
          </table:table-cell>
          <table:table-cell table:style-name="ce1" office:value-type="percentage" office:value="0.890265102028847" calcext:value-type="percentage">
            <text:p>89.03%</text:p>
          </table:table-cell>
          <table:table-cell table:style-name="ce1" office:value-type="percentage" office:value="0.834489296391606" calcext:value-type="percentage">
            <text:p>83.45%</text:p>
          </table:table-cell>
          <table:table-cell table:style-name="ce1" table:formula="of:=AVERAGE([.E252:.F252])" office:value-type="percentage" office:value="0.724937025781721" calcext:value-type="percentage">
            <text:p>72.49%</text:p>
          </table:table-cell>
          <table:table-cell table:style-name="ce1" table:formula="of:=AVERAGE([.G252:.H252])" office:value-type="percentage" office:value="0.862377199210227" calcext:value-type="percentage">
            <text:p>86.24%</text:p>
          </table:table-cell>
          <table:table-cell table:style-name="ce3" table:formula="of:=[.I252]-[.J252]" office:value-type="percentage" office:value="-0.137440173428506" calcext:value-type="percentage">
            <text:p>-13.74%</text:p>
          </table:table-cell>
        </table:table-row>
        <table:table-row table:style-name="ro1">
          <table:table-cell office:value-type="string" calcext:value-type="string">
            <text:p>deforestació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3];[.A253];[.C253])" office:value-type="string" office:string-value="&quot;deforestación&quot;," calcext:value-type="string">
            <text:p>"deforestación",</text:p>
          </table:table-cell>
          <table:table-cell table:style-name="ce1" office:value-type="percentage" office:value="0.811589139699936" calcext:value-type="percentage">
            <text:p>81.16%</text:p>
          </table:table-cell>
          <table:table-cell table:style-name="ce1" office:value-type="percentage" office:value="0.552652891352773" calcext:value-type="percentage">
            <text:p>55.27%</text:p>
          </table:table-cell>
          <table:table-cell table:style-name="ce1" office:value-type="percentage" office:value="0.957708221673965" calcext:value-type="percentage">
            <text:p>95.77%</text:p>
          </table:table-cell>
          <table:table-cell table:style-name="ce1" office:value-type="percentage" office:value="0.684926562011242" calcext:value-type="percentage">
            <text:p>68.49%</text:p>
          </table:table-cell>
          <table:table-cell table:style-name="ce1" table:formula="of:=AVERAGE([.E253:.F253])" office:value-type="percentage" office:value="0.682121015526354" calcext:value-type="percentage">
            <text:p>68.21%</text:p>
          </table:table-cell>
          <table:table-cell table:style-name="ce1" table:formula="of:=AVERAGE([.G253:.H253])" office:value-type="percentage" office:value="0.821317391842604" calcext:value-type="percentage">
            <text:p>82.13%</text:p>
          </table:table-cell>
          <table:table-cell table:style-name="ce3" table:formula="of:=[.I253]-[.J253]" office:value-type="percentage" office:value="-0.139196376316249" calcext:value-type="percentage">
            <text:p>-13.92%</text:p>
          </table:table-cell>
        </table:table-row>
        <table:table-row table:style-name="ro1">
          <table:table-cell office:value-type="string" calcext:value-type="string">
            <text:p>líne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4];[.A254];[.C254])" office:value-type="string" office:string-value="&quot;líneas&quot;," calcext:value-type="string">
            <text:p>"líneas",</text:p>
          </table:table-cell>
          <table:table-cell table:style-name="ce1" office:value-type="percentage" office:value="0.631110618511836" calcext:value-type="percentage">
            <text:p>63.11%</text:p>
          </table:table-cell>
          <table:table-cell table:style-name="ce1" office:value-type="percentage" office:value="0.454359967261553" calcext:value-type="percentage">
            <text:p>45.44%</text:p>
          </table:table-cell>
          <table:table-cell table:style-name="ce1" office:value-type="percentage" office:value="0.833112955093384" calcext:value-type="percentage">
            <text:p>83.31%</text:p>
          </table:table-cell>
          <table:table-cell table:style-name="ce1" office:value-type="percentage" office:value="0.532910286759337" calcext:value-type="percentage">
            <text:p>53.29%</text:p>
          </table:table-cell>
          <table:table-cell table:style-name="ce1" table:formula="of:=AVERAGE([.E254:.F254])" office:value-type="percentage" office:value="0.542735292886694" calcext:value-type="percentage">
            <text:p>54.27%</text:p>
          </table:table-cell>
          <table:table-cell table:style-name="ce1" table:formula="of:=AVERAGE([.G254:.H254])" office:value-type="percentage" office:value="0.68301162092636" calcext:value-type="percentage">
            <text:p>68.30%</text:p>
          </table:table-cell>
          <table:table-cell table:style-name="ce3" table:formula="of:=[.I254]-[.J254]" office:value-type="percentage" office:value="-0.140276328039666" calcext:value-type="percentage">
            <text:p>-14.03%</text:p>
          </table:table-cell>
        </table:table-row>
        <table:table-row table:style-name="ro1">
          <table:table-cell office:value-type="string" calcext:value-type="string">
            <text:p>upcycl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5];[.A255];[.C255])" office:value-type="string" office:string-value="&quot;upcycling&quot;," calcext:value-type="string">
            <text:p>"upcycling",</text:p>
          </table:table-cell>
          <table:table-cell table:style-name="ce1" office:value-type="percentage" office:value="0.361127870778243" calcext:value-type="percentage">
            <text:p>36.11%</text:p>
          </table:table-cell>
          <table:table-cell table:style-name="ce1" office:value-type="percentage" office:value="0.266633399606993" calcext:value-type="percentage">
            <text:p>26.66%</text:p>
          </table:table-cell>
          <table:table-cell table:style-name="ce1" office:value-type="percentage" office:value="0.583691110213598" calcext:value-type="percentage">
            <text:p>58.37%</text:p>
          </table:table-cell>
          <table:table-cell table:style-name="ce1" office:value-type="percentage" office:value="0.343494471162558" calcext:value-type="percentage">
            <text:p>34.35%</text:p>
          </table:table-cell>
          <table:table-cell table:style-name="ce1" table:formula="of:=AVERAGE([.E255:.F255])" office:value-type="percentage" office:value="0.313880635192618" calcext:value-type="percentage">
            <text:p>31.39%</text:p>
          </table:table-cell>
          <table:table-cell table:style-name="ce1" table:formula="of:=AVERAGE([.G255:.H255])" office:value-type="percentage" office:value="0.463592790688078" calcext:value-type="percentage">
            <text:p>46.36%</text:p>
          </table:table-cell>
          <table:table-cell table:style-name="ce3" table:formula="of:=[.I255]-[.J255]" office:value-type="percentage" office:value="-0.14971215549546" calcext:value-type="percentage">
            <text:p>-14.97%</text:p>
          </table:table-cell>
        </table:table-row>
        <table:table-row table:style-name="ro1">
          <table:table-cell office:value-type="string" calcext:value-type="string">
            <text:p>residuo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6];[.A256];[.C256])" office:value-type="string" office:string-value="&quot;residuos&quot;," calcext:value-type="string">
            <text:p>"residuos",</text:p>
          </table:table-cell>
          <table:table-cell table:style-name="ce1" office:value-type="percentage" office:value="0.723015906555312" calcext:value-type="percentage">
            <text:p>72.30%</text:p>
          </table:table-cell>
          <table:table-cell table:style-name="ce1" office:value-type="percentage" office:value="0.507292984452631" calcext:value-type="percentage">
            <text:p>50.73%</text:p>
          </table:table-cell>
          <table:table-cell table:style-name="ce1" office:value-type="percentage" office:value="0.896370977163315" calcext:value-type="percentage">
            <text:p>89.64%</text:p>
          </table:table-cell>
          <table:table-cell table:style-name="ce1" office:value-type="percentage" office:value="0.644762736079948" calcext:value-type="percentage">
            <text:p>64.48%</text:p>
          </table:table-cell>
          <table:table-cell table:style-name="ce1" table:formula="of:=AVERAGE([.E256:.F256])" office:value-type="percentage" office:value="0.615154445503972" calcext:value-type="percentage">
            <text:p>61.52%</text:p>
          </table:table-cell>
          <table:table-cell table:style-name="ce1" table:formula="of:=AVERAGE([.G256:.H256])" office:value-type="percentage" office:value="0.770566856621632" calcext:value-type="percentage">
            <text:p>77.06%</text:p>
          </table:table-cell>
          <table:table-cell table:style-name="ce3" table:formula="of:=[.I256]-[.J256]" office:value-type="percentage" office:value="-0.15541241111766" calcext:value-type="percentage">
            <text:p>-15.54%</text:p>
          </table:table-cell>
        </table:table-row>
        <table:table-row table:style-name="ro1">
          <table:table-cell office:value-type="string" calcext:value-type="string">
            <text:p>reu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7];[.A257];[.C257])" office:value-type="string" office:string-value="&quot;reuse&quot;," calcext:value-type="string">
            <text:p>"reuse",</text:p>
          </table:table-cell>
          <table:table-cell table:style-name="ce1" office:value-type="percentage" office:value="0.674393170185991" calcext:value-type="percentage">
            <text:p>67.44%</text:p>
          </table:table-cell>
          <table:table-cell table:style-name="ce1" office:value-type="percentage" office:value="0.418961556615761" calcext:value-type="percentage">
            <text:p>41.90%</text:p>
          </table:table-cell>
          <table:table-cell table:style-name="ce1" office:value-type="percentage" office:value="0.833190328366048" calcext:value-type="percentage">
            <text:p>83.32%</text:p>
          </table:table-cell>
          <table:table-cell table:style-name="ce1" office:value-type="percentage" office:value="0.572987959097215" calcext:value-type="percentage">
            <text:p>57.30%</text:p>
          </table:table-cell>
          <table:table-cell table:style-name="ce1" table:formula="of:=AVERAGE([.E257:.F257])" office:value-type="percentage" office:value="0.546677363400876" calcext:value-type="percentage">
            <text:p>54.67%</text:p>
          </table:table-cell>
          <table:table-cell table:style-name="ce1" table:formula="of:=AVERAGE([.G257:.H257])" office:value-type="percentage" office:value="0.703089143731631" calcext:value-type="percentage">
            <text:p>70.31%</text:p>
          </table:table-cell>
          <table:table-cell table:style-name="ce3" table:formula="of:=[.I257]-[.J257]" office:value-type="percentage" office:value="-0.156411780330755" calcext:value-type="percentage">
            <text:p>-15.64%</text:p>
          </table:table-cell>
        </table:table-row>
        <table:table-row table:style-name="ro1">
          <table:table-cell office:value-type="string" calcext:value-type="string">
            <text:p>prop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8];[.A258];[.C258])" office:value-type="string" office:string-value="&quot;propre&quot;," calcext:value-type="string">
            <text:p>"propre",</text:p>
          </table:table-cell>
          <table:table-cell table:style-name="ce1" office:value-type="percentage" office:value="0.658491765233603" calcext:value-type="percentage">
            <text:p>65.85%</text:p>
          </table:table-cell>
          <table:table-cell table:style-name="ce1" office:value-type="percentage" office:value="0.399116349226626" calcext:value-type="percentage">
            <text:p>39.91%</text:p>
          </table:table-cell>
          <table:table-cell table:style-name="ce1" office:value-type="percentage" office:value="0.802333682436835" calcext:value-type="percentage">
            <text:p>80.23%</text:p>
          </table:table-cell>
          <table:table-cell table:style-name="ce1" office:value-type="percentage" office:value="0.587259881388904" calcext:value-type="percentage">
            <text:p>58.73%</text:p>
          </table:table-cell>
          <table:table-cell table:style-name="ce1" table:formula="of:=AVERAGE([.E258:.F258])" office:value-type="percentage" office:value="0.528804057230115" calcext:value-type="percentage">
            <text:p>52.88%</text:p>
          </table:table-cell>
          <table:table-cell table:style-name="ce1" table:formula="of:=AVERAGE([.G258:.H258])" office:value-type="percentage" office:value="0.694796781912869" calcext:value-type="percentage">
            <text:p>69.48%</text:p>
          </table:table-cell>
          <table:table-cell table:style-name="ce3" table:formula="of:=[.I258]-[.J258]" office:value-type="percentage" office:value="-0.165992724682755" calcext:value-type="percentage">
            <text:p>-16.60%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59];[.A259];[.C259])" office:value-type="string" office:string-value="&quot;elephant&quot;," calcext:value-type="string">
            <text:p>"elephant",</text:p>
          </table:table-cell>
          <table:table-cell table:style-name="ce1" office:value-type="percentage" office:value="0.674417044967413" calcext:value-type="percentage">
            <text:p>67.44%</text:p>
          </table:table-cell>
          <table:table-cell table:style-name="ce1" office:value-type="percentage" office:value="0.379223763477057" calcext:value-type="percentage">
            <text:p>37.92%</text:p>
          </table:table-cell>
          <table:table-cell table:style-name="ce1" office:value-type="percentage" office:value="0.819683164358139" calcext:value-type="percentage">
            <text:p>81.97%</text:p>
          </table:table-cell>
          <table:table-cell table:style-name="ce1" office:value-type="percentage" office:value="0.571385593153536" calcext:value-type="percentage">
            <text:p>57.14%</text:p>
          </table:table-cell>
          <table:table-cell table:style-name="ce1" table:formula="of:=AVERAGE([.E259:.F259])" office:value-type="percentage" office:value="0.526820404222235" calcext:value-type="percentage">
            <text:p>52.68%</text:p>
          </table:table-cell>
          <table:table-cell table:style-name="ce1" table:formula="of:=AVERAGE([.G259:.H259])" office:value-type="percentage" office:value="0.695534378755838" calcext:value-type="percentage">
            <text:p>69.55%</text:p>
          </table:table-cell>
          <table:table-cell table:style-name="ce3" table:formula="of:=[.I259]-[.J259]" office:value-type="percentage" office:value="-0.168713974533603" calcext:value-type="percentage">
            <text:p>-16.87%</text:p>
          </table:table-cell>
        </table:table-row>
        <table:table-row table:style-name="ro1">
          <table:table-cell office:value-type="string" calcext:value-type="string">
            <text:p>compost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0];[.A260];[.C260])" office:value-type="string" office:string-value="&quot;composting&quot;," calcext:value-type="string">
            <text:p>"composting",</text:p>
          </table:table-cell>
          <table:table-cell table:style-name="ce1" office:value-type="percentage" office:value="0.649359836693733" calcext:value-type="percentage">
            <text:p>64.94%</text:p>
          </table:table-cell>
          <table:table-cell table:style-name="ce1" office:value-type="percentage" office:value="0.306384142608412" calcext:value-type="percentage">
            <text:p>30.64%</text:p>
          </table:table-cell>
          <table:table-cell table:style-name="ce1" office:value-type="percentage" office:value="0.809494703046737" calcext:value-type="percentage">
            <text:p>80.95%</text:p>
          </table:table-cell>
          <table:table-cell table:style-name="ce1" office:value-type="percentage" office:value="0.483688686884219" calcext:value-type="percentage">
            <text:p>48.37%</text:p>
          </table:table-cell>
          <table:table-cell table:style-name="ce1" table:formula="of:=AVERAGE([.E260:.F260])" office:value-type="percentage" office:value="0.477871989651072" calcext:value-type="percentage">
            <text:p>47.79%</text:p>
          </table:table-cell>
          <table:table-cell table:style-name="ce1" table:formula="of:=AVERAGE([.G260:.H260])" office:value-type="percentage" office:value="0.646591694965478" calcext:value-type="percentage">
            <text:p>64.66%</text:p>
          </table:table-cell>
          <table:table-cell table:style-name="ce3" table:formula="of:=[.I260]-[.J260]" office:value-type="percentage" office:value="-0.168719705314405" calcext:value-type="percentage">
            <text:p>-16.87%</text:p>
          </table:table-cell>
        </table:table-row>
        <table:table-row table:style-name="ro1">
          <table:table-cell office:value-type="string" calcext:value-type="string">
            <text:p>bos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1];[.A261];[.C261])" office:value-type="string" office:string-value="&quot;bosque&quot;," calcext:value-type="string">
            <text:p>"bosque",</text:p>
          </table:table-cell>
          <table:table-cell table:style-name="ce1" office:value-type="percentage" office:value="0.80786421696345" calcext:value-type="percentage">
            <text:p>80.79%</text:p>
          </table:table-cell>
          <table:table-cell table:style-name="ce1" office:value-type="percentage" office:value="0.594237658133109" calcext:value-type="percentage">
            <text:p>59.42%</text:p>
          </table:table-cell>
          <table:table-cell table:style-name="ce1" office:value-type="percentage" office:value="0.95854940811793" calcext:value-type="percentage">
            <text:p>95.85%</text:p>
          </table:table-cell>
          <table:table-cell table:style-name="ce1" office:value-type="percentage" office:value="0.78137445350488" calcext:value-type="percentage">
            <text:p>78.14%</text:p>
          </table:table-cell>
          <table:table-cell table:style-name="ce1" table:formula="of:=AVERAGE([.E261:.F261])" office:value-type="percentage" office:value="0.70105093754828" calcext:value-type="percentage">
            <text:p>70.11%</text:p>
          </table:table-cell>
          <table:table-cell table:style-name="ce1" table:formula="of:=AVERAGE([.G261:.H261])" office:value-type="percentage" office:value="0.869961930811405" calcext:value-type="percentage">
            <text:p>87.00%</text:p>
          </table:table-cell>
          <table:table-cell table:style-name="ce3" table:formula="of:=[.I261]-[.J261]" office:value-type="percentage" office:value="-0.168910993263125" calcext:value-type="percentage">
            <text:p>-16.89%</text:p>
          </table:table-cell>
        </table:table-row>
        <table:table-row table:style-name="ro1">
          <table:table-cell office:value-type="string" calcext:value-type="string">
            <text:p>recycle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2];[.A262];[.C262])" office:value-type="string" office:string-value="&quot;recycled&quot;," calcext:value-type="string">
            <text:p>"recycled",</text:p>
          </table:table-cell>
          <table:table-cell table:style-name="ce1" office:value-type="percentage" office:value="0.574256049934775" calcext:value-type="percentage">
            <text:p>57.43%</text:p>
          </table:table-cell>
          <table:table-cell table:style-name="ce1" office:value-type="percentage" office:value="0.316298080229899" calcext:value-type="percentage">
            <text:p>31.63%</text:p>
          </table:table-cell>
          <table:table-cell table:style-name="ce1" office:value-type="percentage" office:value="0.803075032308698" calcext:value-type="percentage">
            <text:p>80.31%</text:p>
          </table:table-cell>
          <table:table-cell table:style-name="ce1" office:value-type="percentage" office:value="0.46548186102882" calcext:value-type="percentage">
            <text:p>46.55%</text:p>
          </table:table-cell>
          <table:table-cell table:style-name="ce1" table:formula="of:=AVERAGE([.E262:.F262])" office:value-type="percentage" office:value="0.445277065082337" calcext:value-type="percentage">
            <text:p>44.53%</text:p>
          </table:table-cell>
          <table:table-cell table:style-name="ce1" table:formula="of:=AVERAGE([.G262:.H262])" office:value-type="percentage" office:value="0.634278446668759" calcext:value-type="percentage">
            <text:p>63.43%</text:p>
          </table:table-cell>
          <table:table-cell table:style-name="ce3" table:formula="of:=[.I262]-[.J262]" office:value-type="percentage" office:value="-0.189001381586422" calcext:value-type="percentage">
            <text:p>-18.90%</text:p>
          </table:table-cell>
        </table:table-row>
        <table:table-row table:style-name="ro1">
          <table:table-cell office:value-type="string" calcext:value-type="string">
            <text:p>forest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3];[.A263];[.C263])" office:value-type="string" office:string-value="&quot;forestal&quot;," calcext:value-type="string">
            <text:p>"forestal",</text:p>
          </table:table-cell>
          <table:table-cell table:style-name="ce1" office:value-type="percentage" office:value="0.75147953990734" calcext:value-type="percentage">
            <text:p>75.15%</text:p>
          </table:table-cell>
          <table:table-cell table:style-name="ce1" office:value-type="percentage" office:value="0.555587479167364" calcext:value-type="percentage">
            <text:p>55.56%</text:p>
          </table:table-cell>
          <table:table-cell table:style-name="ce1" office:value-type="percentage" office:value="0.941992138371323" calcext:value-type="percentage">
            <text:p>94.20%</text:p>
          </table:table-cell>
          <table:table-cell table:style-name="ce1" office:value-type="percentage" office:value="0.745677287605676" calcext:value-type="percentage">
            <text:p>74.57%</text:p>
          </table:table-cell>
          <table:table-cell table:style-name="ce1" table:formula="of:=AVERAGE([.E263:.F263])" office:value-type="percentage" office:value="0.653533509537352" calcext:value-type="percentage">
            <text:p>65.35%</text:p>
          </table:table-cell>
          <table:table-cell table:style-name="ce1" table:formula="of:=AVERAGE([.G263:.H263])" office:value-type="percentage" office:value="0.8438347129885" calcext:value-type="percentage">
            <text:p>84.38%</text:p>
          </table:table-cell>
          <table:table-cell table:style-name="ce3" table:formula="of:=[.I263]-[.J263]" office:value-type="percentage" office:value="-0.190301203451148" calcext:value-type="percentage">
            <text:p>-19.03%</text:p>
          </table:table-cell>
        </table:table-row>
        <table:table-row table:style-name="ro1">
          <table:table-cell office:value-type="string" calcext:value-type="string">
            <text:p>desierto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4];[.A264];[.C264])" office:value-type="string" office:string-value="&quot;desierto&quot;," calcext:value-type="string">
            <text:p>"desierto",</text:p>
          </table:table-cell>
          <table:table-cell table:style-name="ce1" office:value-type="percentage" office:value="0.700165450572968" calcext:value-type="percentage">
            <text:p>70.02%</text:p>
          </table:table-cell>
          <table:table-cell table:style-name="ce1" office:value-type="percentage" office:value="0.108279913663864" calcext:value-type="percentage">
            <text:p>10.83%</text:p>
          </table:table-cell>
          <table:table-cell table:style-name="ce1" office:value-type="percentage" office:value="0.881945073604584" calcext:value-type="percentage">
            <text:p>88.19%</text:p>
          </table:table-cell>
          <table:table-cell table:style-name="ce1" office:value-type="percentage" office:value="0.310435146093368" calcext:value-type="percentage">
            <text:p>31.04%</text:p>
          </table:table-cell>
          <table:table-cell table:style-name="ce1" table:formula="of:=AVERAGE([.E264:.F264])" office:value-type="percentage" office:value="0.404222682118416" calcext:value-type="percentage">
            <text:p>40.42%</text:p>
          </table:table-cell>
          <table:table-cell table:style-name="ce1" table:formula="of:=AVERAGE([.G264:.H264])" office:value-type="percentage" office:value="0.596190109848976" calcext:value-type="percentage">
            <text:p>59.62%</text:p>
          </table:table-cell>
          <table:table-cell table:style-name="ce3" table:formula="of:=[.I264]-[.J264]" office:value-type="percentage" office:value="-0.19196742773056" calcext:value-type="percentage">
            <text:p>-19.20%</text:p>
          </table:table-cell>
        </table:table-row>
        <table:table-row table:style-name="ro1">
          <table:table-cell office:value-type="string" calcext:value-type="string">
            <text:p>plant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5];[.A265];[.C265])" office:value-type="string" office:string-value="&quot;plants&quot;," calcext:value-type="string">
            <text:p>"plants",</text:p>
          </table:table-cell>
          <table:table-cell table:style-name="ce1" office:value-type="percentage" office:value="0.575935921403105" calcext:value-type="percentage">
            <text:p>57.59%</text:p>
          </table:table-cell>
          <table:table-cell table:style-name="ce1" office:value-type="percentage" office:value="0.374301916716096" calcext:value-type="percentage">
            <text:p>37.43%</text:p>
          </table:table-cell>
          <table:table-cell table:style-name="ce1" office:value-type="percentage" office:value="0.778069336982277" calcext:value-type="percentage">
            <text:p>77.81%</text:p>
          </table:table-cell>
          <table:table-cell table:style-name="ce1" office:value-type="percentage" office:value="0.557351551357445" calcext:value-type="percentage">
            <text:p>55.74%</text:p>
          </table:table-cell>
          <table:table-cell table:style-name="ce1" table:formula="of:=AVERAGE([.E265:.F265])" office:value-type="percentage" office:value="0.475118919059601" calcext:value-type="percentage">
            <text:p>47.51%</text:p>
          </table:table-cell>
          <table:table-cell table:style-name="ce1" table:formula="of:=AVERAGE([.G265:.H265])" office:value-type="percentage" office:value="0.667710444169861" calcext:value-type="percentage">
            <text:p>66.77%</text:p>
          </table:table-cell>
          <table:table-cell table:style-name="ce3" table:formula="of:=[.I265]-[.J265]" office:value-type="percentage" office:value="-0.19259152511026" calcext:value-type="percentage">
            <text:p>-19.26%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6];[.A266];[.C266])" office:value-type="string" office:string-value="&quot;forest&quot;," calcext:value-type="string">
            <text:p>"forest",</text:p>
          </table:table-cell>
          <table:table-cell table:style-name="ce1" office:value-type="percentage" office:value="0.714294394461581" calcext:value-type="percentage">
            <text:p>71.43%</text:p>
          </table:table-cell>
          <table:table-cell table:style-name="ce1" office:value-type="percentage" office:value="0.465092065152399" calcext:value-type="percentage">
            <text:p>46.51%</text:p>
          </table:table-cell>
          <table:table-cell table:style-name="ce1" office:value-type="percentage" office:value="0.908909563739728" calcext:value-type="percentage">
            <text:p>90.89%</text:p>
          </table:table-cell>
          <table:table-cell table:style-name="ce1" office:value-type="percentage" office:value="0.659498047485287" calcext:value-type="percentage">
            <text:p>65.95%</text:p>
          </table:table-cell>
          <table:table-cell table:style-name="ce1" table:formula="of:=AVERAGE([.E266:.F266])" office:value-type="percentage" office:value="0.58969322980699" calcext:value-type="percentage">
            <text:p>58.97%</text:p>
          </table:table-cell>
          <table:table-cell table:style-name="ce1" table:formula="of:=AVERAGE([.G266:.H266])" office:value-type="percentage" office:value="0.784203805612508" calcext:value-type="percentage">
            <text:p>78.42%</text:p>
          </table:table-cell>
          <table:table-cell table:style-name="ce3" table:formula="of:=[.I266]-[.J266]" office:value-type="percentage" office:value="-0.194510575805517" calcext:value-type="percentage">
            <text:p>-19.45%</text:p>
          </table:table-cell>
        </table:table-row>
        <table:table-row table:style-name="ro1">
          <table:table-cell office:value-type="string" calcext:value-type="string">
            <text:p>bos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7];[.A267];[.C267])" office:value-type="string" office:string-value="&quot;bosques&quot;," calcext:value-type="string">
            <text:p>"bosques",</text:p>
          </table:table-cell>
          <table:table-cell table:style-name="ce1" office:value-type="percentage" office:value="0.794003211218735" calcext:value-type="percentage">
            <text:p>79.40%</text:p>
          </table:table-cell>
          <table:table-cell table:style-name="ce1" office:value-type="percentage" office:value="0.656034632104224" calcext:value-type="percentage">
            <text:p>65.60%</text:p>
          </table:table-cell>
          <table:table-cell table:style-name="ce1" office:value-type="percentage" office:value="0.961945098021935" calcext:value-type="percentage">
            <text:p>96.19%</text:p>
          </table:table-cell>
          <table:table-cell table:style-name="ce1" office:value-type="percentage" office:value="0.879966780543327" calcext:value-type="percentage">
            <text:p>88.00%</text:p>
          </table:table-cell>
          <table:table-cell table:style-name="ce1" table:formula="of:=AVERAGE([.E267:.F267])" office:value-type="percentage" office:value="0.72501892166148" calcext:value-type="percentage">
            <text:p>72.50%</text:p>
          </table:table-cell>
          <table:table-cell table:style-name="ce1" table:formula="of:=AVERAGE([.G267:.H267])" office:value-type="percentage" office:value="0.920955939282631" calcext:value-type="percentage">
            <text:p>92.10%</text:p>
          </table:table-cell>
          <table:table-cell table:style-name="ce3" table:formula="of:=[.I267]-[.J267]" office:value-type="percentage" office:value="-0.195937017621151" calcext:value-type="percentage">
            <text:p>-19.59%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8];[.A268];[.C268])" office:value-type="string" office:string-value="&quot;air&quot;," calcext:value-type="string">
            <text:p>"air",</text:p>
          </table:table-cell>
          <table:table-cell table:style-name="ce1" office:value-type="percentage" office:value="0.601742510492553" calcext:value-type="percentage">
            <text:p>60.17%</text:p>
          </table:table-cell>
          <table:table-cell table:style-name="ce1" office:value-type="percentage" office:value="0.45055841500573" calcext:value-type="percentage">
            <text:p>45.06%</text:p>
          </table:table-cell>
          <table:table-cell table:style-name="ce1" office:value-type="percentage" office:value="0.82673263923588" calcext:value-type="percentage">
            <text:p>82.67%</text:p>
          </table:table-cell>
          <table:table-cell table:style-name="ce1" office:value-type="percentage" office:value="0.623980897474056" calcext:value-type="percentage">
            <text:p>62.40%</text:p>
          </table:table-cell>
          <table:table-cell table:style-name="ce1" table:formula="of:=AVERAGE([.E268:.F268])" office:value-type="percentage" office:value="0.526150462749141" calcext:value-type="percentage">
            <text:p>52.62%</text:p>
          </table:table-cell>
          <table:table-cell table:style-name="ce1" table:formula="of:=AVERAGE([.G268:.H268])" office:value-type="percentage" office:value="0.725356768354968" calcext:value-type="percentage">
            <text:p>72.54%</text:p>
          </table:table-cell>
          <table:table-cell table:style-name="ce3" table:formula="of:=[.I268]-[.J268]" office:value-type="percentage" office:value="-0.199206305605827" calcext:value-type="percentage">
            <text:p>-19.92%</text:p>
          </table:table-cell>
        </table:table-row>
        <table:table-row table:style-name="ro1">
          <table:table-cell office:value-type="string" calcext:value-type="string">
            <text:p>ndc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69];[.A269];[.C269])" office:value-type="string" office:string-value="&quot;ndcs&quot;," calcext:value-type="string">
            <text:p>"ndcs",</text:p>
          </table:table-cell>
          <table:table-cell table:style-name="ce1" office:value-type="percentage" office:value="0.716931501109349" calcext:value-type="percentage">
            <text:p>71.69%</text:p>
          </table:table-cell>
          <table:table-cell table:style-name="ce1" office:value-type="percentage" office:value="0.641674235400121" calcext:value-type="percentage">
            <text:p>64.17%</text:p>
          </table:table-cell>
          <table:table-cell table:style-name="ce1" office:value-type="percentage" office:value="0.918259571817585" calcext:value-type="percentage">
            <text:p>91.83%</text:p>
          </table:table-cell>
          <table:table-cell table:style-name="ce1" office:value-type="percentage" office:value="0.849474646837304" calcext:value-type="percentage">
            <text:p>84.95%</text:p>
          </table:table-cell>
          <table:table-cell table:style-name="ce1" table:formula="of:=AVERAGE([.E269:.F269])" office:value-type="percentage" office:value="0.679302868254735" calcext:value-type="percentage">
            <text:p>67.93%</text:p>
          </table:table-cell>
          <table:table-cell table:style-name="ce1" table:formula="of:=AVERAGE([.G269:.H269])" office:value-type="percentage" office:value="0.883867109327444" calcext:value-type="percentage">
            <text:p>88.39%</text:p>
          </table:table-cell>
          <table:table-cell table:style-name="ce3" table:formula="of:=[.I269]-[.J269]" office:value-type="percentage" office:value="-0.204564241072709" calcext:value-type="percentage">
            <text:p>-20.46%</text:p>
          </table:table-cell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0];[.A270];[.C270])" office:value-type="string" office:string-value="&quot;waste&quot;," calcext:value-type="string">
            <text:p>"waste",</text:p>
          </table:table-cell>
          <table:table-cell table:style-name="ce1" office:value-type="percentage" office:value="0.611314283507078" calcext:value-type="percentage">
            <text:p>61.13%</text:p>
          </table:table-cell>
          <table:table-cell table:style-name="ce1" office:value-type="percentage" office:value="0.315010391629903" calcext:value-type="percentage">
            <text:p>31.50%</text:p>
          </table:table-cell>
          <table:table-cell table:style-name="ce1" office:value-type="percentage" office:value="0.820107853323492" calcext:value-type="percentage">
            <text:p>82.01%</text:p>
          </table:table-cell>
          <table:table-cell table:style-name="ce1" office:value-type="percentage" office:value="0.516350366674746" calcext:value-type="percentage">
            <text:p>51.64%</text:p>
          </table:table-cell>
          <table:table-cell table:style-name="ce1" table:formula="of:=AVERAGE([.E270:.F270])" office:value-type="percentage" office:value="0.46316233756849" calcext:value-type="percentage">
            <text:p>46.32%</text:p>
          </table:table-cell>
          <table:table-cell table:style-name="ce1" table:formula="of:=AVERAGE([.G270:.H270])" office:value-type="percentage" office:value="0.668229109999119" calcext:value-type="percentage">
            <text:p>66.82%</text:p>
          </table:table-cell>
          <table:table-cell table:style-name="ce3" table:formula="of:=[.I270]-[.J270]" office:value-type="percentage" office:value="-0.205066772430629" calcext:value-type="percentage">
            <text:p>-20.51%</text:p>
          </table:table-cell>
        </table:table-row>
        <table:table-row table:style-name="ro1">
          <table:table-cell office:value-type="string" calcext:value-type="string">
            <text:p>éolien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1];[.A271];[.C271])" office:value-type="string" office:string-value="&quot;éolienne&quot;," calcext:value-type="string">
            <text:p>"éolienne",</text:p>
          </table:table-cell>
          <table:table-cell table:style-name="ce1" office:value-type="percentage" office:value="0.613760656118393" calcext:value-type="percentage">
            <text:p>61.38%</text:p>
          </table:table-cell>
          <table:table-cell table:style-name="ce1" office:value-type="percentage" office:value="0.67595676779747" calcext:value-type="percentage">
            <text:p>67.60%</text:p>
          </table:table-cell>
          <table:table-cell table:style-name="ce1" office:value-type="percentage" office:value="0.847472894191742" calcext:value-type="percentage">
            <text:p>84.75%</text:p>
          </table:table-cell>
          <table:table-cell table:style-name="ce1" office:value-type="percentage" office:value="0.85338693857193" calcext:value-type="percentage">
            <text:p>85.34%</text:p>
          </table:table-cell>
          <table:table-cell table:style-name="ce1" table:formula="of:=AVERAGE([.E271:.F271])" office:value-type="percentage" office:value="0.644858711957931" calcext:value-type="percentage">
            <text:p>64.49%</text:p>
          </table:table-cell>
          <table:table-cell table:style-name="ce1" table:formula="of:=AVERAGE([.G271:.H271])" office:value-type="percentage" office:value="0.850429916381836" calcext:value-type="percentage">
            <text:p>85.04%</text:p>
          </table:table-cell>
          <table:table-cell table:style-name="ce3" table:formula="of:=[.I271]-[.J271]" office:value-type="percentage" office:value="-0.205571204423904" calcext:value-type="percentage">
            <text:p>-20.56%</text:p>
          </table:table-cell>
        </table:table-row>
        <table:table-row table:style-name="ro1">
          <table:table-cell office:value-type="string" calcext:value-type="string">
            <text:p>nationally determined contribu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2];[.A272];[.C272])" office:value-type="string" office:string-value="&quot;nationally determined contribution&quot;," calcext:value-type="string">
            <text:p>"nationally determined contribution",</text:p>
          </table:table-cell>
          <table:table-cell table:style-name="ce1" office:value-type="percentage" office:value="0.696169827310812" calcext:value-type="percentage">
            <text:p>69.62%</text:p>
          </table:table-cell>
          <table:table-cell table:style-name="ce1" office:value-type="percentage" office:value="0.69446972243133" calcext:value-type="percentage">
            <text:p>69.45%</text:p>
          </table:table-cell>
          <table:table-cell table:style-name="ce1" office:value-type="percentage" office:value="0.922594793850467" calcext:value-type="percentage">
            <text:p>92.26%</text:p>
          </table:table-cell>
          <table:table-cell table:style-name="ce1" office:value-type="percentage" office:value="0.88494612382991" calcext:value-type="percentage">
            <text:p>88.49%</text:p>
          </table:table-cell>
          <table:table-cell table:style-name="ce1" table:formula="of:=AVERAGE([.E272:.F272])" office:value-type="percentage" office:value="0.695319774871071" calcext:value-type="percentage">
            <text:p>69.53%</text:p>
          </table:table-cell>
          <table:table-cell table:style-name="ce1" table:formula="of:=AVERAGE([.G272:.H272])" office:value-type="percentage" office:value="0.903770458840188" calcext:value-type="percentage">
            <text:p>90.38%</text:p>
          </table:table-cell>
          <table:table-cell table:style-name="ce3" table:formula="of:=[.I272]-[.J272]" office:value-type="percentage" office:value="-0.208450683969117" calcext:value-type="percentage">
            <text:p>-20.85%</text:p>
          </table:table-cell>
        </table:table-row>
        <table:table-row table:style-name="ro1">
          <table:table-cell office:value-type="string" calcext:value-type="string">
            <text:p>émission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3];[.A273];[.C273])" office:value-type="string" office:string-value="&quot;émissions&quot;," calcext:value-type="string">
            <text:p>"émissions",</text:p>
          </table:table-cell>
          <table:table-cell table:style-name="ce1" office:value-type="percentage" office:value="0.690395710306863" calcext:value-type="percentage">
            <text:p>69.04%</text:p>
          </table:table-cell>
          <table:table-cell table:style-name="ce1" office:value-type="percentage" office:value="0.652943481737748" calcext:value-type="percentage">
            <text:p>65.29%</text:p>
          </table:table-cell>
          <table:table-cell table:style-name="ce1" office:value-type="percentage" office:value="0.90586700886488" calcext:value-type="percentage">
            <text:p>90.59%</text:p>
          </table:table-cell>
          <table:table-cell table:style-name="ce1" office:value-type="percentage" office:value="0.867482943926007" calcext:value-type="percentage">
            <text:p>86.75%</text:p>
          </table:table-cell>
          <table:table-cell table:style-name="ce1" table:formula="of:=AVERAGE([.E273:.F273])" office:value-type="percentage" office:value="0.671669596022305" calcext:value-type="percentage">
            <text:p>67.17%</text:p>
          </table:table-cell>
          <table:table-cell table:style-name="ce1" table:formula="of:=AVERAGE([.G273:.H273])" office:value-type="percentage" office:value="0.886674976395443" calcext:value-type="percentage">
            <text:p>88.67%</text:p>
          </table:table-cell>
          <table:table-cell table:style-name="ce3" table:formula="of:=[.I273]-[.J273]" office:value-type="percentage" office:value="-0.215005380373138" calcext:value-type="percentage">
            <text:p>-21.50%</text:p>
          </table:table-cell>
        </table:table-row>
        <table:table-row table:style-name="ro1">
          <table:table-cell office:value-type="string" calcext:value-type="string">
            <text:p>green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4];[.A274];[.C274])" office:value-type="string" office:string-value="&quot;greening&quot;," calcext:value-type="string">
            <text:p>"greening",</text:p>
          </table:table-cell>
          <table:table-cell table:style-name="ce1" office:value-type="percentage" office:value="0.732372072283869" calcext:value-type="percentage">
            <text:p>73.24%</text:p>
          </table:table-cell>
          <table:table-cell table:style-name="ce1" office:value-type="percentage" office:value="0.464510418049255" calcext:value-type="percentage">
            <text:p>46.45%</text:p>
          </table:table-cell>
          <table:table-cell table:style-name="ce1" office:value-type="percentage" office:value="0.943893632771056" calcext:value-type="percentage">
            <text:p>94.39%</text:p>
          </table:table-cell>
          <table:table-cell table:style-name="ce1" office:value-type="percentage" office:value="0.686495729296664" calcext:value-type="percentage">
            <text:p>68.65%</text:p>
          </table:table-cell>
          <table:table-cell table:style-name="ce1" table:formula="of:=AVERAGE([.E274:.F274])" office:value-type="percentage" office:value="0.598441245166562" calcext:value-type="percentage">
            <text:p>59.84%</text:p>
          </table:table-cell>
          <table:table-cell table:style-name="ce1" table:formula="of:=AVERAGE([.G274:.H274])" office:value-type="percentage" office:value="0.81519468103386" calcext:value-type="percentage">
            <text:p>81.52%</text:p>
          </table:table-cell>
          <table:table-cell table:style-name="ce3" table:formula="of:=[.I274]-[.J274]" office:value-type="percentage" office:value="-0.216753435867298" calcext:value-type="percentage">
            <text:p>-21.68%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5];[.A275];[.C275])" office:value-type="string" office:string-value="&quot;carbon&quot;," calcext:value-type="string">
            <text:p>"carbon",</text:p>
          </table:table-cell>
          <table:table-cell table:style-name="ce1" office:value-type="percentage" office:value="0.687534183932773" calcext:value-type="percentage">
            <text:p>68.75%</text:p>
          </table:table-cell>
          <table:table-cell table:style-name="ce1" office:value-type="percentage" office:value="0.614473696685823" calcext:value-type="percentage">
            <text:p>61.45%</text:p>
          </table:table-cell>
          <table:table-cell table:style-name="ce1" office:value-type="percentage" office:value="0.919724037579798" calcext:value-type="percentage">
            <text:p>91.97%</text:p>
          </table:table-cell>
          <table:table-cell table:style-name="ce1" office:value-type="percentage" office:value="0.831323005062004" calcext:value-type="percentage">
            <text:p>83.13%</text:p>
          </table:table-cell>
          <table:table-cell table:style-name="ce1" table:formula="of:=AVERAGE([.E275:.F275])" office:value-type="percentage" office:value="0.651003940309298" calcext:value-type="percentage">
            <text:p>65.10%</text:p>
          </table:table-cell>
          <table:table-cell table:style-name="ce1" table:formula="of:=AVERAGE([.G275:.H275])" office:value-type="percentage" office:value="0.875523521320901" calcext:value-type="percentage">
            <text:p>87.55%</text:p>
          </table:table-cell>
          <table:table-cell table:style-name="ce3" table:formula="of:=[.I275]-[.J275]" office:value-type="percentage" office:value="-0.224519581011603" calcext:value-type="percentage">
            <text:p>-22.45%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6];[.A276];[.C276])" office:value-type="string" office:string-value="&quot;clean&quot;," calcext:value-type="string">
            <text:p>"clean",</text:p>
          </table:table-cell>
          <table:table-cell table:style-name="ce1" office:value-type="percentage" office:value="0.608257410055149" calcext:value-type="percentage">
            <text:p>60.83%</text:p>
          </table:table-cell>
          <table:table-cell table:style-name="ce1" office:value-type="percentage" office:value="0.449122385259071" calcext:value-type="percentage">
            <text:p>44.91%</text:p>
          </table:table-cell>
          <table:table-cell table:style-name="ce1" office:value-type="percentage" office:value="0.841412633541458" calcext:value-type="percentage">
            <text:p>84.14%</text:p>
          </table:table-cell>
          <table:table-cell table:style-name="ce1" office:value-type="percentage" office:value="0.690689846550388" calcext:value-type="percentage">
            <text:p>69.07%</text:p>
          </table:table-cell>
          <table:table-cell table:style-name="ce1" table:formula="of:=AVERAGE([.E276:.F276])" office:value-type="percentage" office:value="0.52868989765711" calcext:value-type="percentage">
            <text:p>52.87%</text:p>
          </table:table-cell>
          <table:table-cell table:style-name="ce1" table:formula="of:=AVERAGE([.G276:.H276])" office:value-type="percentage" office:value="0.766051240045923" calcext:value-type="percentage">
            <text:p>76.61%</text:p>
          </table:table-cell>
          <table:table-cell table:style-name="ce3" table:formula="of:=[.I276]-[.J276]" office:value-type="percentage" office:value="-0.237361342388813" calcext:value-type="percentage">
            <text:p>-23.74%</text:p>
          </table:table-cell>
        </table:table-row>
        <table:table-row table:style-name="ro1">
          <table:table-cell office:value-type="string" calcext:value-type="string">
            <text:p>energi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7];[.A277];[.C277])" office:value-type="string" office:string-value="&quot;energi&quot;," calcext:value-type="string">
            <text:p>"energi",</text:p>
          </table:table-cell>
          <table:table-cell table:style-name="ce1" office:value-type="percentage" office:value="0.655141364732017" calcext:value-type="percentage">
            <text:p>65.51%</text:p>
          </table:table-cell>
          <table:table-cell table:style-name="ce1" office:value-type="percentage" office:value="0.500834660323924" calcext:value-type="percentage">
            <text:p>50.08%</text:p>
          </table:table-cell>
          <table:table-cell table:style-name="ce1" office:value-type="percentage" office:value="0.908029837396047" calcext:value-type="percentage">
            <text:p>90.80%</text:p>
          </table:table-cell>
          <table:table-cell table:style-name="ce1" office:value-type="percentage" office:value="0.735840593976262" calcext:value-type="percentage">
            <text:p>73.58%</text:p>
          </table:table-cell>
          <table:table-cell table:style-name="ce1" table:formula="of:=AVERAGE([.E277:.F277])" office:value-type="percentage" office:value="0.57798801252797" calcext:value-type="percentage">
            <text:p>57.80%</text:p>
          </table:table-cell>
          <table:table-cell table:style-name="ce1" table:formula="of:=AVERAGE([.G277:.H277])" office:value-type="percentage" office:value="0.821935215686155" calcext:value-type="percentage">
            <text:p>82.19%</text:p>
          </table:table-cell>
          <table:table-cell table:style-name="ce3" table:formula="of:=[.I277]-[.J277]" office:value-type="percentage" office:value="-0.243947203158184" calcext:value-type="percentage">
            <text:p>-24.39%</text:p>
          </table:table-cell>
        </table:table-row>
        <table:table-row table:style-name="ro1">
          <table:table-cell office:value-type="string" calcext:value-type="string">
            <text:p>li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8];[.A278];[.C278])" office:value-type="string" office:string-value="&quot;lines&quot;," calcext:value-type="string">
            <text:p>"lines",</text:p>
          </table:table-cell>
          <table:table-cell table:style-name="ce1" office:value-type="percentage" office:value="0.530143406834231" calcext:value-type="percentage">
            <text:p>53.01%</text:p>
          </table:table-cell>
          <table:table-cell table:style-name="ce1" office:value-type="percentage" office:value="0.304521745496386" calcext:value-type="percentage">
            <text:p>30.45%</text:p>
          </table:table-cell>
          <table:table-cell table:style-name="ce1" office:value-type="percentage" office:value="0.78294587507844" calcext:value-type="percentage">
            <text:p>78.29%</text:p>
          </table:table-cell>
          <table:table-cell table:style-name="ce1" office:value-type="percentage" office:value="0.56368199184796" calcext:value-type="percentage">
            <text:p>56.37%</text:p>
          </table:table-cell>
          <table:table-cell table:style-name="ce1" table:formula="of:=AVERAGE([.E278:.F278])" office:value-type="percentage" office:value="0.417332576165309" calcext:value-type="percentage">
            <text:p>41.73%</text:p>
          </table:table-cell>
          <table:table-cell table:style-name="ce1" table:formula="of:=AVERAGE([.G278:.H278])" office:value-type="percentage" office:value="0.6733139334632" calcext:value-type="percentage">
            <text:p>67.33%</text:p>
          </table:table-cell>
          <table:table-cell table:style-name="ce3" table:formula="of:=[.I278]-[.J278]" office:value-type="percentage" office:value="-0.255981357297891" calcext:value-type="percentage">
            <text:p>-25.60%</text:p>
          </table:table-cell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79];[.A279];[.C279])" office:value-type="string" office:string-value="&quot;gaz&quot;," calcext:value-type="string">
            <text:p>"gaz",</text:p>
          </table:table-cell>
          <table:table-cell table:style-name="ce1" office:value-type="percentage" office:value="0.691589085719524" calcext:value-type="percentage">
            <text:p>69.16%</text:p>
          </table:table-cell>
          <table:table-cell table:style-name="ce1" office:value-type="percentage" office:value="0.648078292727661" calcext:value-type="percentage">
            <text:p>64.81%</text:p>
          </table:table-cell>
          <table:table-cell table:style-name="ce1" office:value-type="percentage" office:value="0.947112060510195" calcext:value-type="percentage">
            <text:p>94.71%</text:p>
          </table:table-cell>
          <table:table-cell table:style-name="ce1" office:value-type="percentage" office:value="0.906023793209057" calcext:value-type="percentage">
            <text:p>90.60%</text:p>
          </table:table-cell>
          <table:table-cell table:style-name="ce1" table:formula="of:=AVERAGE([.E279:.F279])" office:value-type="percentage" office:value="0.669833689223593" calcext:value-type="percentage">
            <text:p>66.98%</text:p>
          </table:table-cell>
          <table:table-cell table:style-name="ce1" table:formula="of:=AVERAGE([.G279:.H279])" office:value-type="percentage" office:value="0.926567926859626" calcext:value-type="percentage">
            <text:p>92.66%</text:p>
          </table:table-cell>
          <table:table-cell table:style-name="ce3" table:formula="of:=[.I279]-[.J279]" office:value-type="percentage" office:value="-0.256734237636033" calcext:value-type="percentage">
            <text:p>-25.67%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0];[.A280];[.C280])" office:value-type="string" office:string-value="&quot;charcoal&quot;," calcext:value-type="string">
            <text:p>"charcoal",</text:p>
          </table:table-cell>
          <table:table-cell table:style-name="ce1" office:value-type="percentage" office:value="0.600189859090849" calcext:value-type="percentage">
            <text:p>60.02%</text:p>
          </table:table-cell>
          <table:table-cell table:style-name="ce1" office:value-type="percentage" office:value="0.447417227935782" calcext:value-type="percentage">
            <text:p>44.74%</text:p>
          </table:table-cell>
          <table:table-cell table:style-name="ce1" office:value-type="percentage" office:value="0.873238693922758" calcext:value-type="percentage">
            <text:p>87.32%</text:p>
          </table:table-cell>
          <table:table-cell table:style-name="ce1" office:value-type="percentage" office:value="0.688182542138451" calcext:value-type="percentage">
            <text:p>68.82%</text:p>
          </table:table-cell>
          <table:table-cell table:style-name="ce1" table:formula="of:=AVERAGE([.E280:.F280])" office:value-type="percentage" office:value="0.523803543513316" calcext:value-type="percentage">
            <text:p>52.38%</text:p>
          </table:table-cell>
          <table:table-cell table:style-name="ce1" table:formula="of:=AVERAGE([.G280:.H280])" office:value-type="percentage" office:value="0.780710618030605" calcext:value-type="percentage">
            <text:p>78.07%</text:p>
          </table:table-cell>
          <table:table-cell table:style-name="ce3" table:formula="of:=[.I280]-[.J280]" office:value-type="percentage" office:value="-0.256907074517289" calcext:value-type="percentage">
            <text:p>-25.69%</text:p>
          </table:table-cell>
        </table:table-row>
        <table:table-row table:style-name="ro1">
          <table:table-cell office:value-type="string" calcext:value-type="string">
            <text:p>recycl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1];[.A281];[.C281])" office:value-type="string" office:string-value="&quot;recycling&quot;," calcext:value-type="string">
            <text:p>"recycling",</text:p>
          </table:table-cell>
          <table:table-cell table:style-name="ce1" office:value-type="percentage" office:value="0.539904876183423" calcext:value-type="percentage">
            <text:p>53.99%</text:p>
          </table:table-cell>
          <table:table-cell table:style-name="ce1" office:value-type="percentage" office:value="0.243421734728303" calcext:value-type="percentage">
            <text:p>24.34%</text:p>
          </table:table-cell>
          <table:table-cell table:style-name="ce1" office:value-type="percentage" office:value="0.82134481959991" calcext:value-type="percentage">
            <text:p>82.13%</text:p>
          </table:table-cell>
          <table:table-cell table:style-name="ce1" office:value-type="percentage" office:value="0.47694268838192" calcext:value-type="percentage">
            <text:p>47.69%</text:p>
          </table:table-cell>
          <table:table-cell table:style-name="ce1" table:formula="of:=AVERAGE([.E281:.F281])" office:value-type="percentage" office:value="0.391663305455863" calcext:value-type="percentage">
            <text:p>39.17%</text:p>
          </table:table-cell>
          <table:table-cell table:style-name="ce1" table:formula="of:=AVERAGE([.G281:.H281])" office:value-type="percentage" office:value="0.649143753990915" calcext:value-type="percentage">
            <text:p>64.91%</text:p>
          </table:table-cell>
          <table:table-cell table:style-name="ce3" table:formula="of:=[.I281]-[.J281]" office:value-type="percentage" office:value="-0.257480448535052" calcext:value-type="percentage">
            <text:p>-25.75%</text:p>
          </table:table-cell>
        </table:table-row>
        <table:table-row table:style-name="ro1">
          <table:table-cell office:value-type="string" calcext:value-type="string">
            <text:p>fue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2];[.A282];[.C282])" office:value-type="string" office:string-value="&quot;fuel&quot;," calcext:value-type="string">
            <text:p>"fuel",</text:p>
          </table:table-cell>
          <table:table-cell table:style-name="ce1" office:value-type="percentage" office:value="0.553677521522532" calcext:value-type="percentage">
            <text:p>55.37%</text:p>
          </table:table-cell>
          <table:table-cell table:style-name="ce1" office:value-type="percentage" office:value="0.446351196894741" calcext:value-type="percentage">
            <text:p>44.64%</text:p>
          </table:table-cell>
          <table:table-cell table:style-name="ce1" office:value-type="percentage" office:value="0.849586997736883" calcext:value-type="percentage">
            <text:p>84.96%</text:p>
          </table:table-cell>
          <table:table-cell table:style-name="ce1" office:value-type="percentage" office:value="0.712697668994123" calcext:value-type="percentage">
            <text:p>71.27%</text:p>
          </table:table-cell>
          <table:table-cell table:style-name="ce1" table:formula="of:=AVERAGE([.E282:.F282])" office:value-type="percentage" office:value="0.500014359208637" calcext:value-type="percentage">
            <text:p>50.00%</text:p>
          </table:table-cell>
          <table:table-cell table:style-name="ce1" table:formula="of:=AVERAGE([.G282:.H282])" office:value-type="percentage" office:value="0.781142333365503" calcext:value-type="percentage">
            <text:p>78.11%</text:p>
          </table:table-cell>
          <table:table-cell table:style-name="ce3" table:formula="of:=[.I282]-[.J282]" office:value-type="percentage" office:value="-0.281127974156867" calcext:value-type="percentage">
            <text:p>-28.11%</text:p>
          </table:table-cell>
        </table:table-row>
        <table:table-row table:style-name="ro1">
          <table:table-cell office:value-type="string" calcext:value-type="string">
            <text:p>énergi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3];[.A283];[.C283])" office:value-type="string" office:string-value="&quot;énergie&quot;," calcext:value-type="string">
            <text:p>"énergie",</text:p>
          </table:table-cell>
          <table:table-cell table:style-name="ce1" office:value-type="percentage" office:value="0.616135238394851" calcext:value-type="percentage">
            <text:p>61.61%</text:p>
          </table:table-cell>
          <table:table-cell table:style-name="ce1" office:value-type="percentage" office:value="0.450116673032088" calcext:value-type="percentage">
            <text:p>45.01%</text:p>
          </table:table-cell>
          <table:table-cell table:style-name="ce1" office:value-type="percentage" office:value="0.894872616089526" calcext:value-type="percentage">
            <text:p>89.49%</text:p>
          </table:table-cell>
          <table:table-cell table:style-name="ce1" office:value-type="percentage" office:value="0.745708792705444" calcext:value-type="percentage">
            <text:p>74.57%</text:p>
          </table:table-cell>
          <table:table-cell table:style-name="ce1" table:formula="of:=AVERAGE([.E283:.F283])" office:value-type="percentage" office:value="0.533125955713469" calcext:value-type="percentage">
            <text:p>53.31%</text:p>
          </table:table-cell>
          <table:table-cell table:style-name="ce1" table:formula="of:=AVERAGE([.G283:.H283])" office:value-type="percentage" office:value="0.820290704397485" calcext:value-type="percentage">
            <text:p>82.03%</text:p>
          </table:table-cell>
          <table:table-cell table:style-name="ce3" table:formula="of:=[.I283]-[.J283]" office:value-type="percentage" office:value="-0.287164748684015" calcext:value-type="percentage">
            <text:p>-28.72%</text:p>
          </table:table-cell>
        </table:table-row>
        <table:table-row table:style-name="ro1">
          <table:table-cell office:value-type="string" calcext:value-type="string">
            <text:p>clean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4];[.A284];[.C284])" office:value-type="string" office:string-value="&quot;cleaner&quot;," calcext:value-type="string">
            <text:p>"cleaner",</text:p>
          </table:table-cell>
          <table:table-cell table:style-name="ce1" office:value-type="percentage" office:value="0.558866016765436" calcext:value-type="percentage">
            <text:p>55.89%</text:p>
          </table:table-cell>
          <table:table-cell table:style-name="ce1" office:value-type="percentage" office:value="0.375802884673079" calcext:value-type="percentage">
            <text:p>37.58%</text:p>
          </table:table-cell>
          <table:table-cell table:style-name="ce1" office:value-type="percentage" office:value="0.894314032793045" calcext:value-type="percentage">
            <text:p>89.43%</text:p>
          </table:table-cell>
          <table:table-cell table:style-name="ce1" office:value-type="percentage" office:value="0.673254318336646" calcext:value-type="percentage">
            <text:p>67.33%</text:p>
          </table:table-cell>
          <table:table-cell table:style-name="ce1" table:formula="of:=AVERAGE([.E284:.F284])" office:value-type="percentage" office:value="0.467334450719257" calcext:value-type="percentage">
            <text:p>46.73%</text:p>
          </table:table-cell>
          <table:table-cell table:style-name="ce1" table:formula="of:=AVERAGE([.G284:.H284])" office:value-type="percentage" office:value="0.783784175564845" calcext:value-type="percentage">
            <text:p>78.38%</text:p>
          </table:table-cell>
          <table:table-cell table:style-name="ce3" table:formula="of:=[.I284]-[.J284]" office:value-type="percentage" office:value="-0.316449724845588" calcext:value-type="percentage">
            <text:p>-31.64%</text:p>
          </table:table-cell>
        </table:table-row>
        <table:table-row table:style-name="ro1">
          <table:table-cell office:value-type="string" calcext:value-type="string">
            <text:p>deforest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5];[.A285];[.C285])" office:value-type="string" office:string-value="&quot;deforestation&quot;," calcext:value-type="string">
            <text:p>"deforestation",</text:p>
          </table:table-cell>
          <table:table-cell table:style-name="ce1" office:value-type="percentage" office:value="0.613161776048742" calcext:value-type="percentage">
            <text:p>61.32%</text:p>
          </table:table-cell>
          <table:table-cell table:style-name="ce1" office:value-type="percentage" office:value="0.474553858624047" calcext:value-type="percentage">
            <text:p>47.46%</text:p>
          </table:table-cell>
          <table:table-cell table:style-name="ce1" office:value-type="percentage" office:value="0.932132382539048" calcext:value-type="percentage">
            <text:p>93.21%</text:p>
          </table:table-cell>
          <table:table-cell table:style-name="ce1" office:value-type="percentage" office:value="0.797345627360283" calcext:value-type="percentage">
            <text:p>79.73%</text:p>
          </table:table-cell>
          <table:table-cell table:style-name="ce1" table:formula="of:=AVERAGE([.E285:.F285])" office:value-type="percentage" office:value="0.543857817336395" calcext:value-type="percentage">
            <text:p>54.39%</text:p>
          </table:table-cell>
          <table:table-cell table:style-name="ce1" table:formula="of:=AVERAGE([.G285:.H285])" office:value-type="percentage" office:value="0.864739004949665" calcext:value-type="percentage">
            <text:p>86.47%</text:p>
          </table:table-cell>
          <table:table-cell table:style-name="ce3" table:formula="of:=[.I285]-[.J285]" office:value-type="percentage" office:value="-0.32088118761327" calcext:value-type="percentage">
            <text:p>-32.09%</text:p>
          </table:table-cell>
        </table:table-row>
        <table:table-row table:style-name="ro1">
          <table:table-cell office:value-type="string" calcext:value-type="string">
            <text:p>energ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6];[.A286];[.C286])" office:value-type="string" office:string-value="&quot;energia&quot;," calcext:value-type="string">
            <text:p>"energia",</text:p>
          </table:table-cell>
          <table:table-cell table:style-name="ce1" office:value-type="percentage" office:value="0.575266539388233" calcext:value-type="percentage">
            <text:p>57.53%</text:p>
          </table:table-cell>
          <table:table-cell table:style-name="ce1" office:value-type="percentage" office:value="0.422543097049412" calcext:value-type="percentage">
            <text:p>42.25%</text:p>
          </table:table-cell>
          <table:table-cell table:style-name="ce1" office:value-type="percentage" office:value="0.8907882935471" calcext:value-type="percentage">
            <text:p>89.08%</text:p>
          </table:table-cell>
          <table:table-cell table:style-name="ce1" office:value-type="percentage" office:value="0.751589221176174" calcext:value-type="percentage">
            <text:p>75.16%</text:p>
          </table:table-cell>
          <table:table-cell table:style-name="ce1" table:formula="of:=AVERAGE([.E286:.F286])" office:value-type="percentage" office:value="0.498904818218822" calcext:value-type="percentage">
            <text:p>49.89%</text:p>
          </table:table-cell>
          <table:table-cell table:style-name="ce1" table:formula="of:=AVERAGE([.G286:.H286])" office:value-type="percentage" office:value="0.821188757361637" calcext:value-type="percentage">
            <text:p>82.12%</text:p>
          </table:table-cell>
          <table:table-cell table:style-name="ce3" table:formula="of:=[.I286]-[.J286]" office:value-type="percentage" office:value="-0.322283939142815" calcext:value-type="percentage">
            <text:p>-32.23%</text:p>
          </table:table-cell>
        </table:table-row>
        <table:table-row table:style-name="ro1">
          <table:table-cell office:value-type="string" calcext:value-type="string">
            <text:p>gh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7];[.A287];[.C287])" office:value-type="string" office:string-value="&quot;ghg&quot;," calcext:value-type="string">
            <text:p>"ghg",</text:p>
          </table:table-cell>
          <table:table-cell table:style-name="ce1" office:value-type="percentage" office:value="0.588590622381415" calcext:value-type="percentage">
            <text:p>58.86%</text:p>
          </table:table-cell>
          <table:table-cell table:style-name="ce1" office:value-type="percentage" office:value="0.625112383106593" calcext:value-type="percentage">
            <text:p>62.51%</text:p>
          </table:table-cell>
          <table:table-cell table:style-name="ce1" office:value-type="percentage" office:value="0.947646330262339" calcext:value-type="percentage">
            <text:p>94.76%</text:p>
          </table:table-cell>
          <table:table-cell table:style-name="ce1" office:value-type="percentage" office:value="0.929952621774012" calcext:value-type="percentage">
            <text:p>93.00%</text:p>
          </table:table-cell>
          <table:table-cell table:style-name="ce1" table:formula="of:=AVERAGE([.E287:.F287])" office:value-type="percentage" office:value="0.606851502744004" calcext:value-type="percentage">
            <text:p>60.69%</text:p>
          </table:table-cell>
          <table:table-cell table:style-name="ce1" table:formula="of:=AVERAGE([.G287:.H287])" office:value-type="percentage" office:value="0.938799476018176" calcext:value-type="percentage">
            <text:p>93.88%</text:p>
          </table:table-cell>
          <table:table-cell table:style-name="ce3" table:formula="of:=[.I287]-[.J287]" office:value-type="percentage" office:value="-0.331947973274171" calcext:value-type="percentage">
            <text:p>-33.19%</text:p>
          </table:table-cell>
        </table:table-row>
        <table:table-row table:style-name="ro1">
          <table:table-cell office:value-type="string" calcext:value-type="string">
            <text:p>hydroelectr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8];[.A288];[.C288])" office:value-type="string" office:string-value="&quot;hydroelectric&quot;," calcext:value-type="string">
            <text:p>"hydroelectric",</text:p>
          </table:table-cell>
          <table:table-cell table:style-name="ce1" office:value-type="percentage" office:value="0.443354206159711" calcext:value-type="percentage">
            <text:p>44.34%</text:p>
          </table:table-cell>
          <table:table-cell table:style-name="ce1" office:value-type="percentage" office:value="0.358264606678858" calcext:value-type="percentage">
            <text:p>35.83%</text:p>
          </table:table-cell>
          <table:table-cell table:style-name="ce1" office:value-type="percentage" office:value="0.814164845272899" calcext:value-type="percentage">
            <text:p>81.42%</text:p>
          </table:table-cell>
          <table:table-cell table:style-name="ce1" office:value-type="percentage" office:value="0.666791903669946" calcext:value-type="percentage">
            <text:p>66.68%</text:p>
          </table:table-cell>
          <table:table-cell table:style-name="ce1" table:formula="of:=AVERAGE([.E288:.F288])" office:value-type="percentage" office:value="0.400809406419285" calcext:value-type="percentage">
            <text:p>40.08%</text:p>
          </table:table-cell>
          <table:table-cell table:style-name="ce1" table:formula="of:=AVERAGE([.G288:.H288])" office:value-type="percentage" office:value="0.740478374471422" calcext:value-type="percentage">
            <text:p>74.05%</text:p>
          </table:table-cell>
          <table:table-cell table:style-name="ce3" table:formula="of:=[.I288]-[.J288]" office:value-type="percentage" office:value="-0.339668968052138" calcext:value-type="percentage">
            <text:p>-33.97%</text:p>
          </table:table-cell>
        </table:table-row>
        <table:table-row table:style-name="ro1">
          <table:table-cell office:value-type="string" calcext:value-type="string">
            <text:p>railwa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89];[.A289];[.C289])" office:value-type="string" office:string-value="&quot;railway&quot;," calcext:value-type="string">
            <text:p>"railway",</text:p>
          </table:table-cell>
          <table:table-cell table:style-name="ce1" office:value-type="percentage" office:value="0.425362884998322" calcext:value-type="percentage">
            <text:p>42.54%</text:p>
          </table:table-cell>
          <table:table-cell table:style-name="ce1" office:value-type="percentage" office:value="0.118869294233334" calcext:value-type="percentage">
            <text:p>11.89%</text:p>
          </table:table-cell>
          <table:table-cell table:style-name="ce1" office:value-type="percentage" office:value="0.832039439907441" calcext:value-type="percentage">
            <text:p>83.20%</text:p>
          </table:table-cell>
          <table:table-cell table:style-name="ce1" office:value-type="percentage" office:value="0.395737718719129" calcext:value-type="percentage">
            <text:p>39.57%</text:p>
          </table:table-cell>
          <table:table-cell table:style-name="ce1" table:formula="of:=AVERAGE([.E289:.F289])" office:value-type="percentage" office:value="0.272116089615828" calcext:value-type="percentage">
            <text:p>27.21%</text:p>
          </table:table-cell>
          <table:table-cell table:style-name="ce1" table:formula="of:=AVERAGE([.G289:.H289])" office:value-type="percentage" office:value="0.613888579313285" calcext:value-type="percentage">
            <text:p>61.39%</text:p>
          </table:table-cell>
          <table:table-cell table:style-name="ce3" table:formula="of:=[.I289]-[.J289]" office:value-type="percentage" office:value="-0.341772489697458" calcext:value-type="percentage">
            <text:p>-34.18%</text:p>
          </table:table-cell>
        </table:table-row>
        <table:table-row table:style-name="ro1">
          <table:table-cell office:value-type="string" calcext:value-type="string">
            <text:p>géotherm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0];[.A290];[.C290])" office:value-type="string" office:string-value="&quot;géothermique&quot;," calcext:value-type="string">
            <text:p>"géothermique",</text:p>
          </table:table-cell>
          <table:table-cell table:style-name="ce1" office:value-type="percentage" office:value="0.603665500879288" calcext:value-type="percentage">
            <text:p>60.37%</text:p>
          </table:table-cell>
          <table:table-cell table:style-name="ce1" office:value-type="percentage" office:value="0.677241792281469" calcext:value-type="percentage">
            <text:p>67.72%</text:p>
          </table:table-cell>
          <table:table-cell table:style-name="ce1" office:value-type="percentage" office:value="0.983818491299947" calcext:value-type="percentage">
            <text:p>98.38%</text:p>
          </table:table-cell>
          <table:table-cell table:style-name="ce1" office:value-type="percentage" office:value="0.991772810618082" calcext:value-type="percentage">
            <text:p>99.18%</text:p>
          </table:table-cell>
          <table:table-cell table:style-name="ce1" table:formula="of:=AVERAGE([.E290:.F290])" office:value-type="percentage" office:value="0.640453646580378" calcext:value-type="percentage">
            <text:p>64.05%</text:p>
          </table:table-cell>
          <table:table-cell table:style-name="ce1" table:formula="of:=AVERAGE([.G290:.H290])" office:value-type="percentage" office:value="0.987795650959015" calcext:value-type="percentage">
            <text:p>98.78%</text:p>
          </table:table-cell>
          <table:table-cell table:style-name="ce3" table:formula="of:=[.I290]-[.J290]" office:value-type="percentage" office:value="-0.347342004378637" calcext:value-type="percentage">
            <text:p>-34.73%</text:p>
          </table:table-cell>
        </table:table-row>
        <table:table-row table:style-name="ro1">
          <table:table-cell office:value-type="string" calcext:value-type="string">
            <text:p>recyc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1];[.A291];[.C291])" office:value-type="string" office:string-value="&quot;recycle&quot;," calcext:value-type="string">
            <text:p>"recycle",</text:p>
          </table:table-cell>
          <table:table-cell table:style-name="ce1" office:value-type="percentage" office:value="0.555701181292534" calcext:value-type="percentage">
            <text:p>55.57%</text:p>
          </table:table-cell>
          <table:table-cell table:style-name="ce1" office:value-type="percentage" office:value="0.282537799582563" calcext:value-type="percentage">
            <text:p>28.25%</text:p>
          </table:table-cell>
          <table:table-cell table:style-name="ce1" office:value-type="percentage" office:value="0.893916831775145" calcext:value-type="percentage">
            <text:p>89.39%</text:p>
          </table:table-cell>
          <table:table-cell table:style-name="ce1" office:value-type="percentage" office:value="0.643903583288193" calcext:value-type="percentage">
            <text:p>64.39%</text:p>
          </table:table-cell>
          <table:table-cell table:style-name="ce1" table:formula="of:=AVERAGE([.E291:.F291])" office:value-type="percentage" office:value="0.419119490437548" calcext:value-type="percentage">
            <text:p>41.91%</text:p>
          </table:table-cell>
          <table:table-cell table:style-name="ce1" table:formula="of:=AVERAGE([.G291:.H291])" office:value-type="percentage" office:value="0.768910207531669" calcext:value-type="percentage">
            <text:p>76.89%</text:p>
          </table:table-cell>
          <table:table-cell table:style-name="ce3" table:formula="of:=[.I291]-[.J291]" office:value-type="percentage" office:value="-0.349790717094121" calcext:value-type="percentage">
            <text:p>-34.98%</text:p>
          </table:table-cell>
        </table:table-row>
        <table:table-row table:style-name="ro1">
          <table:table-cell office:value-type="string" calcext:value-type="string">
            <text:p>decarboniz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2];[.A292];[.C292])" office:value-type="string" office:string-value="&quot;decarbonization&quot;," calcext:value-type="string">
            <text:p>"decarbonization",</text:p>
          </table:table-cell>
          <table:table-cell table:style-name="ce1" office:value-type="percentage" office:value="0.615249518501131" calcext:value-type="percentage">
            <text:p>61.52%</text:p>
          </table:table-cell>
          <table:table-cell table:style-name="ce1" office:value-type="percentage" office:value="0.612018681278354" calcext:value-type="percentage">
            <text:p>61.20%</text:p>
          </table:table-cell>
          <table:table-cell table:style-name="ce1" office:value-type="percentage" office:value="0.965612985585865" calcext:value-type="percentage">
            <text:p>96.56%</text:p>
          </table:table-cell>
          <table:table-cell table:style-name="ce1" office:value-type="percentage" office:value="0.968264482523266" calcext:value-type="percentage">
            <text:p>96.83%</text:p>
          </table:table-cell>
          <table:table-cell table:style-name="ce1" table:formula="of:=AVERAGE([.E292:.F292])" office:value-type="percentage" office:value="0.613634099889743" calcext:value-type="percentage">
            <text:p>61.36%</text:p>
          </table:table-cell>
          <table:table-cell table:style-name="ce1" table:formula="of:=AVERAGE([.G292:.H292])" office:value-type="percentage" office:value="0.966938734054565" calcext:value-type="percentage">
            <text:p>96.69%</text:p>
          </table:table-cell>
          <table:table-cell table:style-name="ce3" table:formula="of:=[.I292]-[.J292]" office:value-type="percentage" office:value="-0.353304634164823" calcext:value-type="percentage">
            <text:p>-35.33%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3];[.A293];[.C293])" office:value-type="string" office:string-value="&quot;montreal&quot;," calcext:value-type="string">
            <text:p>"montreal",</text:p>
          </table:table-cell>
          <table:table-cell table:style-name="ce1" office:value-type="percentage" office:value="0.470462825728787" calcext:value-type="percentage">
            <text:p>47.05%</text:p>
          </table:table-cell>
          <table:table-cell table:style-name="ce1" office:value-type="percentage" office:value="0.35441897223807" calcext:value-type="percentage">
            <text:p>35.44%</text:p>
          </table:table-cell>
          <table:table-cell table:style-name="ce1" office:value-type="percentage" office:value="0.841166469123628" calcext:value-type="percentage">
            <text:p>84.12%</text:p>
          </table:table-cell>
          <table:table-cell table:style-name="ce1" office:value-type="percentage" office:value="0.697071714616484" calcext:value-type="percentage">
            <text:p>69.71%</text:p>
          </table:table-cell>
          <table:table-cell table:style-name="ce1" table:formula="of:=AVERAGE([.E293:.F293])" office:value-type="percentage" office:value="0.412440898983429" calcext:value-type="percentage">
            <text:p>41.24%</text:p>
          </table:table-cell>
          <table:table-cell table:style-name="ce1" table:formula="of:=AVERAGE([.G293:.H293])" office:value-type="percentage" office:value="0.769119091870056" calcext:value-type="percentage">
            <text:p>76.91%</text:p>
          </table:table-cell>
          <table:table-cell table:style-name="ce3" table:formula="of:=[.I293]-[.J293]" office:value-type="percentage" office:value="-0.356678192886627" calcext:value-type="percentage">
            <text:p>-35.67%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4];[.A294];[.C294])" office:value-type="string" office:string-value="&quot;efficiency&quot;," calcext:value-type="string">
            <text:p>"efficiency",</text:p>
          </table:table-cell>
          <table:table-cell table:style-name="ce1" office:value-type="percentage" office:value="0.504106893229169" calcext:value-type="percentage">
            <text:p>50.41%</text:p>
          </table:table-cell>
          <table:table-cell table:style-name="ce1" office:value-type="percentage" office:value="0.334384493646659" calcext:value-type="percentage">
            <text:p>33.44%</text:p>
          </table:table-cell>
          <table:table-cell table:style-name="ce1" office:value-type="percentage" office:value="0.86343892424704" calcext:value-type="percentage">
            <text:p>86.34%</text:p>
          </table:table-cell>
          <table:table-cell table:style-name="ce1" office:value-type="percentage" office:value="0.709706891131897" calcext:value-type="percentage">
            <text:p>70.97%</text:p>
          </table:table-cell>
          <table:table-cell table:style-name="ce1" table:formula="of:=AVERAGE([.E294:.F294])" office:value-type="percentage" office:value="0.419245693437914" calcext:value-type="percentage">
            <text:p>41.92%</text:p>
          </table:table-cell>
          <table:table-cell table:style-name="ce1" table:formula="of:=AVERAGE([.G294:.H294])" office:value-type="percentage" office:value="0.786572907689469" calcext:value-type="percentage">
            <text:p>78.66%</text:p>
          </table:table-cell>
          <table:table-cell table:style-name="ce3" table:formula="of:=[.I294]-[.J294]" office:value-type="percentage" office:value="-0.367327214251555" calcext:value-type="percentage">
            <text:p>-36.73%</text:p>
          </table:table-cell>
        </table:table-row>
        <table:table-row table:style-name="ro1">
          <table:table-cell office:value-type="string" calcext:value-type="string">
            <text:p>interconnex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5];[.A295];[.C295])" office:value-type="string" office:string-value="&quot;interconnexion&quot;," calcext:value-type="string">
            <text:p>"interconnexion",</text:p>
          </table:table-cell>
          <table:table-cell table:style-name="ce1" office:value-type="percentage" office:value="0.548589453101158" calcext:value-type="percentage">
            <text:p>54.86%</text:p>
          </table:table-cell>
          <table:table-cell table:style-name="ce1" office:value-type="percentage" office:value="0.332816408681018" calcext:value-type="percentage">
            <text:p>33.28%</text:p>
          </table:table-cell>
          <table:table-cell table:style-name="ce1" office:value-type="percentage" office:value="0.911756385649954" calcext:value-type="percentage">
            <text:p>91.18%</text:p>
          </table:table-cell>
          <table:table-cell table:style-name="ce1" office:value-type="percentage" office:value="0.711364692343133" calcext:value-type="percentage">
            <text:p>71.14%</text:p>
          </table:table-cell>
          <table:table-cell table:style-name="ce1" table:formula="of:=AVERAGE([.E295:.F295])" office:value-type="percentage" office:value="0.440702930891088" calcext:value-type="percentage">
            <text:p>44.07%</text:p>
          </table:table-cell>
          <table:table-cell table:style-name="ce1" table:formula="of:=AVERAGE([.G295:.H295])" office:value-type="percentage" office:value="0.811560538996543" calcext:value-type="percentage">
            <text:p>81.16%</text:p>
          </table:table-cell>
          <table:table-cell table:style-name="ce3" table:formula="of:=[.I295]-[.J295]" office:value-type="percentage" office:value="-0.370857608105455" calcext:value-type="percentage">
            <text:p>-37.09%</text:p>
          </table:table-cell>
        </table:table-row>
        <table:table-row table:style-name="ro1">
          <table:table-cell office:value-type="string" calcext:value-type="string">
            <text:p>renouvel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6];[.A296];[.C296])" office:value-type="string" office:string-value="&quot;renouvelable&quot;," calcext:value-type="string">
            <text:p>"renouvelable",</text:p>
          </table:table-cell>
          <table:table-cell table:style-name="ce1" office:value-type="percentage" office:value="0.594095488650757" calcext:value-type="percentage">
            <text:p>59.41%</text:p>
          </table:table-cell>
          <table:table-cell table:style-name="ce1" office:value-type="percentage" office:value="0.463417962977761" calcext:value-type="percentage">
            <text:p>46.34%</text:p>
          </table:table-cell>
          <table:table-cell table:style-name="ce1" office:value-type="percentage" office:value="0.956826010816976" calcext:value-type="percentage">
            <text:p>95.68%</text:p>
          </table:table-cell>
          <table:table-cell table:style-name="ce1" office:value-type="percentage" office:value="0.871950055815672" calcext:value-type="percentage">
            <text:p>87.20%</text:p>
          </table:table-cell>
          <table:table-cell table:style-name="ce1" table:formula="of:=AVERAGE([.E296:.F296])" office:value-type="percentage" office:value="0.528756725814259" calcext:value-type="percentage">
            <text:p>52.88%</text:p>
          </table:table-cell>
          <table:table-cell table:style-name="ce1" table:formula="of:=AVERAGE([.G296:.H296])" office:value-type="percentage" office:value="0.914388033316324" calcext:value-type="percentage">
            <text:p>91.44%</text:p>
          </table:table-cell>
          <table:table-cell table:style-name="ce3" table:formula="of:=[.I296]-[.J296]" office:value-type="percentage" office:value="-0.385631307502065" calcext:value-type="percentage">
            <text:p>-38.56%</text:p>
          </table:table-cell>
        </table:table-row>
        <table:table-row table:style-name="ro1">
          <table:table-cell office:value-type="string" calcext:value-type="string">
            <text:p>biomas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7];[.A297];[.C297])" office:value-type="string" office:string-value="&quot;biomass&quot;," calcext:value-type="string">
            <text:p>"biomass",</text:p>
          </table:table-cell>
          <table:table-cell table:style-name="ce1" office:value-type="percentage" office:value="0.513671537031647" calcext:value-type="percentage">
            <text:p>51.37%</text:p>
          </table:table-cell>
          <table:table-cell table:style-name="ce1" office:value-type="percentage" office:value="0.403942975199961" calcext:value-type="percentage">
            <text:p>40.39%</text:p>
          </table:table-cell>
          <table:table-cell table:style-name="ce1" office:value-type="percentage" office:value="0.910089313733478" calcext:value-type="percentage">
            <text:p>91.01%</text:p>
          </table:table-cell>
          <table:table-cell table:style-name="ce1" office:value-type="percentage" office:value="0.793105511730458" calcext:value-type="percentage">
            <text:p>79.31%</text:p>
          </table:table-cell>
          <table:table-cell table:style-name="ce1" table:formula="of:=AVERAGE([.E297:.F297])" office:value-type="percentage" office:value="0.458807256115804" calcext:value-type="percentage">
            <text:p>45.88%</text:p>
          </table:table-cell>
          <table:table-cell table:style-name="ce1" table:formula="of:=AVERAGE([.G297:.H297])" office:value-type="percentage" office:value="0.851597412731968" calcext:value-type="percentage">
            <text:p>85.16%</text:p>
          </table:table-cell>
          <table:table-cell table:style-name="ce3" table:formula="of:=[.I297]-[.J297]" office:value-type="percentage" office:value="-0.392790156616164" calcext:value-type="percentage">
            <text:p>-39.28%</text:p>
          </table:table-cell>
        </table:table-row>
        <table:table-row table:style-name="ro1">
          <table:table-cell office:value-type="string" calcext:value-type="string">
            <text:p>greenhou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8];[.A298];[.C298])" office:value-type="string" office:string-value="&quot;greenhouse&quot;," calcext:value-type="string">
            <text:p>"greenhouse",</text:p>
          </table:table-cell>
          <table:table-cell table:style-name="ce1" office:value-type="percentage" office:value="0.546304387722834" calcext:value-type="percentage">
            <text:p>54.63%</text:p>
          </table:table-cell>
          <table:table-cell table:style-name="ce1" office:value-type="percentage" office:value="0.489223431898839" calcext:value-type="percentage">
            <text:p>48.92%</text:p>
          </table:table-cell>
          <table:table-cell table:style-name="ce1" office:value-type="percentage" office:value="0.945012169018868" calcext:value-type="percentage">
            <text:p>94.50%</text:p>
          </table:table-cell>
          <table:table-cell table:style-name="ce1" office:value-type="percentage" office:value="0.879835873756403" calcext:value-type="percentage">
            <text:p>87.98%</text:p>
          </table:table-cell>
          <table:table-cell table:style-name="ce1" table:formula="of:=AVERAGE([.E298:.F298])" office:value-type="percentage" office:value="0.517763909810837" calcext:value-type="percentage">
            <text:p>51.78%</text:p>
          </table:table-cell>
          <table:table-cell table:style-name="ce1" table:formula="of:=AVERAGE([.G298:.H298])" office:value-type="percentage" office:value="0.912424021387636" calcext:value-type="percentage">
            <text:p>91.24%</text:p>
          </table:table-cell>
          <table:table-cell table:style-name="ce3" table:formula="of:=[.I298]-[.J298]" office:value-type="percentage" office:value="-0.394660111576799" calcext:value-type="percentage">
            <text:p>-39.47%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299];[.A299];[.C299])" office:value-type="string" office:string-value="&quot;power&quot;," calcext:value-type="string">
            <text:p>"power",</text:p>
          </table:table-cell>
          <table:table-cell table:style-name="ce1" office:value-type="percentage" office:value="0.458255590060123" calcext:value-type="percentage">
            <text:p>45.83%</text:p>
          </table:table-cell>
          <table:table-cell table:style-name="ce1" office:value-type="percentage" office:value="0.349443740167989" calcext:value-type="percentage">
            <text:p>34.94%</text:p>
          </table:table-cell>
          <table:table-cell table:style-name="ce1" office:value-type="percentage" office:value="0.863206306421453" calcext:value-type="percentage">
            <text:p>86.32%</text:p>
          </table:table-cell>
          <table:table-cell table:style-name="ce1" office:value-type="percentage" office:value="0.741846321760538" calcext:value-type="percentage">
            <text:p>74.18%</text:p>
          </table:table-cell>
          <table:table-cell table:style-name="ce1" table:formula="of:=AVERAGE([.E299:.F299])" office:value-type="percentage" office:value="0.403849665114056" calcext:value-type="percentage">
            <text:p>40.38%</text:p>
          </table:table-cell>
          <table:table-cell table:style-name="ce1" table:formula="of:=AVERAGE([.G299:.H299])" office:value-type="percentage" office:value="0.802526314090995" calcext:value-type="percentage">
            <text:p>80.25%</text:p>
          </table:table-cell>
          <table:table-cell table:style-name="ce3" table:formula="of:=[.I299]-[.J299]" office:value-type="percentage" office:value="-0.398676648976939" calcext:value-type="percentage">
            <text:p>-39.87%</text:p>
          </table:table-cell>
        </table:table-row>
        <table:table-row table:style-name="ro1">
          <table:table-cell office:value-type="string" calcext:value-type="string">
            <text:p>renouvelab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0];[.A300];[.C300])" office:value-type="string" office:string-value="&quot;renouvelables&quot;," calcext:value-type="string">
            <text:p>"renouvelables",</text:p>
          </table:table-cell>
          <table:table-cell table:style-name="ce1" office:value-type="percentage" office:value="0.547431200046406" calcext:value-type="percentage">
            <text:p>54.74%</text:p>
          </table:table-cell>
          <table:table-cell table:style-name="ce1" office:value-type="percentage" office:value="0.446747770915939" calcext:value-type="percentage">
            <text:p>44.67%</text:p>
          </table:table-cell>
          <table:table-cell table:style-name="ce1" office:value-type="percentage" office:value="0.929068119169396" calcext:value-type="percentage">
            <text:p>92.91%</text:p>
          </table:table-cell>
          <table:table-cell table:style-name="ce1" office:value-type="percentage" office:value="0.868189375186078" calcext:value-type="percentage">
            <text:p>86.82%</text:p>
          </table:table-cell>
          <table:table-cell table:style-name="ce1" table:formula="of:=AVERAGE([.E300:.F300])" office:value-type="percentage" office:value="0.497089485481173" calcext:value-type="percentage">
            <text:p>49.71%</text:p>
          </table:table-cell>
          <table:table-cell table:style-name="ce1" table:formula="of:=AVERAGE([.G300:.H300])" office:value-type="percentage" office:value="0.898628747177737" calcext:value-type="percentage">
            <text:p>89.86%</text:p>
          </table:table-cell>
          <table:table-cell table:style-name="ce3" table:formula="of:=[.I300]-[.J300]" office:value-type="percentage" office:value="-0.401539261696564" calcext:value-type="percentage">
            <text:p>-40.15%</text:p>
          </table:table-cell>
        </table:table-row>
        <table:table-row table:style-name="ro1">
          <table:table-cell office:value-type="string" calcext:value-type="string">
            <text:p>gas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1];[.A301];[.C301])" office:value-type="string" office:string-value="&quot;gases&quot;," calcext:value-type="string">
            <text:p>"gases",</text:p>
          </table:table-cell>
          <table:table-cell table:style-name="ce1" office:value-type="percentage" office:value="0.530071670276539" calcext:value-type="percentage">
            <text:p>53.01%</text:p>
          </table:table-cell>
          <table:table-cell table:style-name="ce1" office:value-type="percentage" office:value="0.448010213916825" calcext:value-type="percentage">
            <text:p>44.80%</text:p>
          </table:table-cell>
          <table:table-cell table:style-name="ce1" office:value-type="percentage" office:value="0.933922313084112" calcext:value-type="percentage">
            <text:p>93.39%</text:p>
          </table:table-cell>
          <table:table-cell table:style-name="ce1" office:value-type="percentage" office:value="0.857889732641873" calcext:value-type="percentage">
            <text:p>85.79%</text:p>
          </table:table-cell>
          <table:table-cell table:style-name="ce1" table:formula="of:=AVERAGE([.E301:.F301])" office:value-type="percentage" office:value="0.489040942096682" calcext:value-type="percentage">
            <text:p>48.90%</text:p>
          </table:table-cell>
          <table:table-cell table:style-name="ce1" table:formula="of:=AVERAGE([.G301:.H301])" office:value-type="percentage" office:value="0.895906022862993" calcext:value-type="percentage">
            <text:p>89.59%</text:p>
          </table:table-cell>
          <table:table-cell table:style-name="ce3" table:formula="of:=[.I301]-[.J301]" office:value-type="percentage" office:value="-0.40686508076631" calcext:value-type="percentage">
            <text:p>-40.69%</text:p>
          </table:table-cell>
        </table:table-row>
        <table:table-row table:style-name="ro1">
          <table:table-cell office:value-type="string" calcext:value-type="string">
            <text:p>c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2];[.A302];[.C302])" office:value-type="string" office:string-value="&quot;cng&quot;," calcext:value-type="string">
            <text:p>"cng",</text:p>
          </table:table-cell>
          <table:table-cell table:style-name="ce1" office:value-type="percentage" office:value="0.434379428625107" calcext:value-type="percentage">
            <text:p>43.44%</text:p>
          </table:table-cell>
          <table:table-cell table:style-name="ce1" office:value-type="percentage" office:value="0.694190204143524" calcext:value-type="percentage">
            <text:p>69.42%</text:p>
          </table:table-cell>
          <table:table-cell table:style-name="ce1" office:value-type="percentage" office:value="0.964411556720733" calcext:value-type="percentage">
            <text:p>96.44%</text:p>
          </table:table-cell>
          <table:table-cell table:style-name="ce1" office:value-type="percentage" office:value="0.978251099586487" calcext:value-type="percentage">
            <text:p>97.83%</text:p>
          </table:table-cell>
          <table:table-cell table:style-name="ce1" table:formula="of:=AVERAGE([.E302:.F302])" office:value-type="percentage" office:value="0.564284816384316" calcext:value-type="percentage">
            <text:p>56.43%</text:p>
          </table:table-cell>
          <table:table-cell table:style-name="ce1" table:formula="of:=AVERAGE([.G302:.H302])" office:value-type="percentage" office:value="0.97133132815361" calcext:value-type="percentage">
            <text:p>97.13%</text:p>
          </table:table-cell>
          <table:table-cell table:style-name="ce3" table:formula="of:=[.I302]-[.J302]" office:value-type="percentage" office:value="-0.407046511769295" calcext:value-type="percentage">
            <text:p>-40.70%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3];[.A303];[.C303])" office:value-type="string" office:string-value="&quot;energy&quot;," calcext:value-type="string">
            <text:p>"energy",</text:p>
          </table:table-cell>
          <table:table-cell table:style-name="ce1" office:value-type="percentage" office:value="0.511842603214903" calcext:value-type="percentage">
            <text:p>51.18%</text:p>
          </table:table-cell>
          <table:table-cell table:style-name="ce1" office:value-type="percentage" office:value="0.381401460820464" calcext:value-type="percentage">
            <text:p>38.14%</text:p>
          </table:table-cell>
          <table:table-cell table:style-name="ce1" office:value-type="percentage" office:value="0.920335422595155" calcext:value-type="percentage">
            <text:p>92.03%</text:p>
          </table:table-cell>
          <table:table-cell table:style-name="ce1" office:value-type="percentage" office:value="0.788237045459972" calcext:value-type="percentage">
            <text:p>78.82%</text:p>
          </table:table-cell>
          <table:table-cell table:style-name="ce1" table:formula="of:=AVERAGE([.E303:.F303])" office:value-type="percentage" office:value="0.446622032017684" calcext:value-type="percentage">
            <text:p>44.66%</text:p>
          </table:table-cell>
          <table:table-cell table:style-name="ce1" table:formula="of:=AVERAGE([.G303:.H303])" office:value-type="percentage" office:value="0.854286234027563" calcext:value-type="percentage">
            <text:p>85.43%</text:p>
          </table:table-cell>
          <table:table-cell table:style-name="ce3" table:formula="of:=[.I303]-[.J303]" office:value-type="percentage" office:value="-0.40766420200988" calcext:value-type="percentage">
            <text:p>-40.77%</text:p>
          </table:table-cell>
        </table:table-row>
        <table:table-row table:style-name="ro1">
          <table:table-cell office:value-type="string" calcext:value-type="string">
            <text:p>solair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4];[.A304];[.C304])" office:value-type="string" office:string-value="&quot;solaire&quot;," calcext:value-type="string">
            <text:p>"solaire",</text:p>
          </table:table-cell>
          <table:table-cell table:style-name="ce1" office:value-type="percentage" office:value="0.472966523088039" calcext:value-type="percentage">
            <text:p>47.30%</text:p>
          </table:table-cell>
          <table:table-cell table:style-name="ce1" office:value-type="percentage" office:value="0.424086466907187" calcext:value-type="percentage">
            <text:p>42.41%</text:p>
          </table:table-cell>
          <table:table-cell table:style-name="ce1" office:value-type="percentage" office:value="0.887807999202546" calcext:value-type="percentage">
            <text:p>88.78%</text:p>
          </table:table-cell>
          <table:table-cell table:style-name="ce1" office:value-type="percentage" office:value="0.829658486365162" calcext:value-type="percentage">
            <text:p>82.97%</text:p>
          </table:table-cell>
          <table:table-cell table:style-name="ce1" table:formula="of:=AVERAGE([.E304:.F304])" office:value-type="percentage" office:value="0.448526494997613" calcext:value-type="percentage">
            <text:p>44.85%</text:p>
          </table:table-cell>
          <table:table-cell table:style-name="ce1" table:formula="of:=AVERAGE([.G304:.H304])" office:value-type="percentage" office:value="0.858733242783854" calcext:value-type="percentage">
            <text:p>85.87%</text:p>
          </table:table-cell>
          <table:table-cell table:style-name="ce3" table:formula="of:=[.I304]-[.J304]" office:value-type="percentage" office:value="-0.410206747786241" calcext:value-type="percentage">
            <text:p>-41.02%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5];[.A305];[.C305])" office:value-type="string" office:string-value="&quot;gas&quot;," calcext:value-type="string">
            <text:p>"gas",</text:p>
          </table:table-cell>
          <table:table-cell table:style-name="ce1" office:value-type="percentage" office:value="0.528461237765132" calcext:value-type="percentage">
            <text:p>52.85%</text:p>
          </table:table-cell>
          <table:table-cell table:style-name="ce1" office:value-type="percentage" office:value="0.468042734991634" calcext:value-type="percentage">
            <text:p>46.80%</text:p>
          </table:table-cell>
          <table:table-cell table:style-name="ce1" office:value-type="percentage" office:value="0.942556750721046" calcext:value-type="percentage">
            <text:p>94.26%</text:p>
          </table:table-cell>
          <table:table-cell table:style-name="ce1" office:value-type="percentage" office:value="0.878218412857661" calcext:value-type="percentage">
            <text:p>87.82%</text:p>
          </table:table-cell>
          <table:table-cell table:style-name="ce1" table:formula="of:=AVERAGE([.E305:.F305])" office:value-type="percentage" office:value="0.498251986378383" calcext:value-type="percentage">
            <text:p>49.83%</text:p>
          </table:table-cell>
          <table:table-cell table:style-name="ce1" table:formula="of:=AVERAGE([.G305:.H305])" office:value-type="percentage" office:value="0.910387581789354" calcext:value-type="percentage">
            <text:p>91.04%</text:p>
          </table:table-cell>
          <table:table-cell table:style-name="ce3" table:formula="of:=[.I305]-[.J305]" office:value-type="percentage" office:value="-0.412135595410971" calcext:value-type="percentage">
            <text:p>-41.21%</text:p>
          </table:table-cell>
        </table:table-row>
        <table:table-row table:style-name="ro1">
          <table:table-cell office:value-type="string" calcext:value-type="string">
            <text:p>emiss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6];[.A306];[.C306])" office:value-type="string" office:string-value="&quot;emission&quot;," calcext:value-type="string">
            <text:p>"emission",</text:p>
          </table:table-cell>
          <table:table-cell table:style-name="ce1" office:value-type="percentage" office:value="0.524129395363945" calcext:value-type="percentage">
            <text:p>52.41%</text:p>
          </table:table-cell>
          <table:table-cell table:style-name="ce1" office:value-type="percentage" office:value="0.503555573464645" calcext:value-type="percentage">
            <text:p>50.36%</text:p>
          </table:table-cell>
          <table:table-cell table:style-name="ce1" office:value-type="percentage" office:value="0.946288286459328" calcext:value-type="percentage">
            <text:p>94.63%</text:p>
          </table:table-cell>
          <table:table-cell table:style-name="ce1" office:value-type="percentage" office:value="0.913475108631078" calcext:value-type="percentage">
            <text:p>91.35%</text:p>
          </table:table-cell>
          <table:table-cell table:style-name="ce1" table:formula="of:=AVERAGE([.E306:.F306])" office:value-type="percentage" office:value="0.513842484414295" calcext:value-type="percentage">
            <text:p>51.38%</text:p>
          </table:table-cell>
          <table:table-cell table:style-name="ce1" table:formula="of:=AVERAGE([.G306:.H306])" office:value-type="percentage" office:value="0.929881697545203" calcext:value-type="percentage">
            <text:p>92.99%</text:p>
          </table:table-cell>
          <table:table-cell table:style-name="ce3" table:formula="of:=[.I306]-[.J306]" office:value-type="percentage" office:value="-0.416039213130908" calcext:value-type="percentage">
            <text:p>-41.60%</text:p>
          </table:table-cell>
        </table:table-row>
        <table:table-row table:style-name="ro1">
          <table:table-cell office:value-type="string" calcext:value-type="string">
            <text:p>emission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7];[.A307];[.C307])" office:value-type="string" office:string-value="&quot;emissions&quot;," calcext:value-type="string">
            <text:p>"emissions",</text:p>
          </table:table-cell>
          <table:table-cell table:style-name="ce1" office:value-type="percentage" office:value="0.519331453161601" calcext:value-type="percentage">
            <text:p>51.93%</text:p>
          </table:table-cell>
          <table:table-cell table:style-name="ce1" office:value-type="percentage" office:value="0.48447121654918" calcext:value-type="percentage">
            <text:p>48.45%</text:p>
          </table:table-cell>
          <table:table-cell table:style-name="ce1" office:value-type="percentage" office:value="0.949998702174574" calcext:value-type="percentage">
            <text:p>95.00%</text:p>
          </table:table-cell>
          <table:table-cell table:style-name="ce1" office:value-type="percentage" office:value="0.900867901538211" calcext:value-type="percentage">
            <text:p>90.09%</text:p>
          </table:table-cell>
          <table:table-cell table:style-name="ce1" table:formula="of:=AVERAGE([.E307:.F307])" office:value-type="percentage" office:value="0.50190133485539" calcext:value-type="percentage">
            <text:p>50.19%</text:p>
          </table:table-cell>
          <table:table-cell table:style-name="ce1" table:formula="of:=AVERAGE([.G307:.H307])" office:value-type="percentage" office:value="0.925433301856393" calcext:value-type="percentage">
            <text:p>92.54%</text:p>
          </table:table-cell>
          <table:table-cell table:style-name="ce3" table:formula="of:=[.I307]-[.J307]" office:value-type="percentage" office:value="-0.423531967001003" calcext:value-type="percentage">
            <text:p>-42.35%</text:p>
          </table:table-cell>
        </table:table-row>
        <table:table-row table:style-name="ro1">
          <table:table-cell office:value-type="string" calcext:value-type="string">
            <text:p>railway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8];[.A308];[.C308])" office:value-type="string" office:string-value="&quot;railways&quot;," calcext:value-type="string">
            <text:p>"railways",</text:p>
          </table:table-cell>
          <table:table-cell table:style-name="ce1" office:value-type="percentage" office:value="0.559859409928322" calcext:value-type="percentage">
            <text:p>55.99%</text:p>
          </table:table-cell>
          <table:table-cell table:style-name="ce1" office:value-type="percentage" office:value="0.222166799358092" calcext:value-type="percentage">
            <text:p>22.22%</text:p>
          </table:table-cell>
          <table:table-cell table:style-name="ce1" office:value-type="percentage" office:value="0.957828678190708" calcext:value-type="percentage">
            <text:p>95.78%</text:p>
          </table:table-cell>
          <table:table-cell table:style-name="ce1" office:value-type="percentage" office:value="0.687866108492017" calcext:value-type="percentage">
            <text:p>68.79%</text:p>
          </table:table-cell>
          <table:table-cell table:style-name="ce1" table:formula="of:=AVERAGE([.E308:.F308])" office:value-type="percentage" office:value="0.391013104643207" calcext:value-type="percentage">
            <text:p>39.10%</text:p>
          </table:table-cell>
          <table:table-cell table:style-name="ce1" table:formula="of:=AVERAGE([.G308:.H308])" office:value-type="percentage" office:value="0.822847393341363" calcext:value-type="percentage">
            <text:p>82.28%</text:p>
          </table:table-cell>
          <table:table-cell table:style-name="ce3" table:formula="of:=[.I308]-[.J308]" office:value-type="percentage" office:value="-0.431834288698155" calcext:value-type="percentage">
            <text:p>-43.18%</text:p>
          </table:table-cell>
        </table:table-row>
        <table:table-row table:style-name="ro1">
          <table:table-cell office:value-type="string" calcext:value-type="string">
            <text:p>cement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09];[.A309];[.C309])" office:value-type="string" office:string-value="&quot;cement&quot;," calcext:value-type="string">
            <text:p>"cement",</text:p>
          </table:table-cell>
          <table:table-cell table:style-name="ce1" office:value-type="percentage" office:value="0.461130180954933" calcext:value-type="percentage">
            <text:p>46.11%</text:p>
          </table:table-cell>
          <table:table-cell table:style-name="ce1" office:value-type="percentage" office:value="0.394080898165703" calcext:value-type="percentage">
            <text:p>39.41%</text:p>
          </table:table-cell>
          <table:table-cell table:style-name="ce1" office:value-type="percentage" office:value="0.89707532376051" calcext:value-type="percentage">
            <text:p>89.71%</text:p>
          </table:table-cell>
          <table:table-cell table:style-name="ce1" office:value-type="percentage" office:value="0.822062740847468" calcext:value-type="percentage">
            <text:p>82.21%</text:p>
          </table:table-cell>
          <table:table-cell table:style-name="ce1" table:formula="of:=AVERAGE([.E309:.F309])" office:value-type="percentage" office:value="0.427605539560318" calcext:value-type="percentage">
            <text:p>42.76%</text:p>
          </table:table-cell>
          <table:table-cell table:style-name="ce1" table:formula="of:=AVERAGE([.G309:.H309])" office:value-type="percentage" office:value="0.859569032303989" calcext:value-type="percentage">
            <text:p>85.96%</text:p>
          </table:table-cell>
          <table:table-cell table:style-name="ce3" table:formula="of:=[.I309]-[.J309]" office:value-type="percentage" office:value="-0.431963492743671" calcext:value-type="percentage">
            <text:p>-43.20%</text:p>
          </table:table-cell>
        </table:table-row>
        <table:table-row table:style-name="ro1">
          <table:table-cell office:value-type="string" calcext:value-type="string">
            <text:p>hydrop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0];[.A310];[.C310])" office:value-type="string" office:string-value="&quot;hydropower&quot;," calcext:value-type="string">
            <text:p>"hydropower",</text:p>
          </table:table-cell>
          <table:table-cell table:style-name="ce1" office:value-type="percentage" office:value="0.453003039240445" calcext:value-type="percentage">
            <text:p>45.30%</text:p>
          </table:table-cell>
          <table:table-cell table:style-name="ce1" office:value-type="percentage" office:value="0.33657675740113" calcext:value-type="percentage">
            <text:p>33.66%</text:p>
          </table:table-cell>
          <table:table-cell table:style-name="ce1" office:value-type="percentage" office:value="0.894412068944228" calcext:value-type="percentage">
            <text:p>89.44%</text:p>
          </table:table-cell>
          <table:table-cell table:style-name="ce1" office:value-type="percentage" office:value="0.766044143587351" calcext:value-type="percentage">
            <text:p>76.60%</text:p>
          </table:table-cell>
          <table:table-cell table:style-name="ce1" table:formula="of:=AVERAGE([.E310:.F310])" office:value-type="percentage" office:value="0.394789898320787" calcext:value-type="percentage">
            <text:p>39.48%</text:p>
          </table:table-cell>
          <table:table-cell table:style-name="ce1" table:formula="of:=AVERAGE([.G310:.H310])" office:value-type="percentage" office:value="0.830228106265789" calcext:value-type="percentage">
            <text:p>83.02%</text:p>
          </table:table-cell>
          <table:table-cell table:style-name="ce3" table:formula="of:=[.I310]-[.J310]" office:value-type="percentage" office:value="-0.435438207945002" calcext:value-type="percentage">
            <text:p>-43.54%</text:p>
          </table:table-cell>
        </table:table-row>
        <table:table-row table:style-name="ro1">
          <table:table-cell office:value-type="string" calcext:value-type="string">
            <text:p>énergét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1];[.A311];[.C311])" office:value-type="string" office:string-value="&quot;énergétique&quot;," calcext:value-type="string">
            <text:p>"énergétique",</text:p>
          </table:table-cell>
          <table:table-cell table:style-name="ce1" office:value-type="percentage" office:value="0.540682384217123" calcext:value-type="percentage">
            <text:p>54.07%</text:p>
          </table:table-cell>
          <table:table-cell table:style-name="ce1" office:value-type="percentage" office:value="0.421591251245085" calcext:value-type="percentage">
            <text:p>42.16%</text:p>
          </table:table-cell>
          <table:table-cell table:style-name="ce1" office:value-type="percentage" office:value="0.947516156255074" calcext:value-type="percentage">
            <text:p>94.75%</text:p>
          </table:table-cell>
          <table:table-cell table:style-name="ce1" office:value-type="percentage" office:value="0.893163875448254" calcext:value-type="percentage">
            <text:p>89.32%</text:p>
          </table:table-cell>
          <table:table-cell table:style-name="ce1" table:formula="of:=AVERAGE([.E311:.F311])" office:value-type="percentage" office:value="0.481136817731104" calcext:value-type="percentage">
            <text:p>48.11%</text:p>
          </table:table-cell>
          <table:table-cell table:style-name="ce1" table:formula="of:=AVERAGE([.G311:.H311])" office:value-type="percentage" office:value="0.920340015851664" calcext:value-type="percentage">
            <text:p>92.03%</text:p>
          </table:table-cell>
          <table:table-cell table:style-name="ce3" table:formula="of:=[.I311]-[.J311]" office:value-type="percentage" office:value="-0.43920319812056" calcext:value-type="percentage">
            <text:p>-43.92%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2];[.A312];[.C312])" office:value-type="string" office:string-value="&quot;cooking&quot;," calcext:value-type="string">
            <text:p>"cooking",</text:p>
          </table:table-cell>
          <table:table-cell table:style-name="ce1" office:value-type="percentage" office:value="0.449906629214927" calcext:value-type="percentage">
            <text:p>44.99%</text:p>
          </table:table-cell>
          <table:table-cell table:style-name="ce1" office:value-type="percentage" office:value="0.428049682189779" calcext:value-type="percentage">
            <text:p>42.80%</text:p>
          </table:table-cell>
          <table:table-cell table:style-name="ce1" office:value-type="percentage" office:value="0.910290248546658" calcext:value-type="percentage">
            <text:p>91.03%</text:p>
          </table:table-cell>
          <table:table-cell table:style-name="ce1" office:value-type="percentage" office:value="0.860598235070796" calcext:value-type="percentage">
            <text:p>86.06%</text:p>
          </table:table-cell>
          <table:table-cell table:style-name="ce1" table:formula="of:=AVERAGE([.E312:.F312])" office:value-type="percentage" office:value="0.438978155702353" calcext:value-type="percentage">
            <text:p>43.90%</text:p>
          </table:table-cell>
          <table:table-cell table:style-name="ce1" table:formula="of:=AVERAGE([.G312:.H312])" office:value-type="percentage" office:value="0.885444241808727" calcext:value-type="percentage">
            <text:p>88.54%</text:p>
          </table:table-cell>
          <table:table-cell table:style-name="ce3" table:formula="of:=[.I312]-[.J312]" office:value-type="percentage" office:value="-0.446466086106375" calcext:value-type="percentage">
            <text:p>-44.65%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3];[.A313];[.C313])" office:value-type="string" office:string-value="&quot;wind&quot;," calcext:value-type="string">
            <text:p>"wind",</text:p>
          </table:table-cell>
          <table:table-cell table:style-name="ce1" office:value-type="percentage" office:value="0.420593858477037" calcext:value-type="percentage">
            <text:p>42.06%</text:p>
          </table:table-cell>
          <table:table-cell table:style-name="ce1" office:value-type="percentage" office:value="0.440573735815135" calcext:value-type="percentage">
            <text:p>44.06%</text:p>
          </table:table-cell>
          <table:table-cell table:style-name="ce1" office:value-type="percentage" office:value="0.898438581046026" calcext:value-type="percentage">
            <text:p>89.84%</text:p>
          </table:table-cell>
          <table:table-cell table:style-name="ce1" office:value-type="percentage" office:value="0.862769679302812" calcext:value-type="percentage">
            <text:p>86.28%</text:p>
          </table:table-cell>
          <table:table-cell table:style-name="ce1" table:formula="of:=AVERAGE([.E313:.F313])" office:value-type="percentage" office:value="0.430583797146086" calcext:value-type="percentage">
            <text:p>43.06%</text:p>
          </table:table-cell>
          <table:table-cell table:style-name="ce1" table:formula="of:=AVERAGE([.G313:.H313])" office:value-type="percentage" office:value="0.880604130174419" calcext:value-type="percentage">
            <text:p>88.06%</text:p>
          </table:table-cell>
          <table:table-cell table:style-name="ce3" table:formula="of:=[.I313]-[.J313]" office:value-type="percentage" office:value="-0.450020333028333" calcext:value-type="percentage">
            <text:p>-45.00%</text:p>
          </table:table-cell>
        </table:table-row>
        <table:table-row table:style-name="ro1">
          <table:table-cell office:value-type="string" calcext:value-type="string">
            <text:p>transmiss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4];[.A314];[.C314])" office:value-type="string" office:string-value="&quot;transmission&quot;," calcext:value-type="string">
            <text:p>"transmission",</text:p>
          </table:table-cell>
          <table:table-cell table:style-name="ce1" office:value-type="percentage" office:value="0.386594403760903" calcext:value-type="percentage">
            <text:p>38.66%</text:p>
          </table:table-cell>
          <table:table-cell table:style-name="ce1" office:value-type="percentage" office:value="0.199364390889785" calcext:value-type="percentage">
            <text:p>19.94%</text:p>
          </table:table-cell>
          <table:table-cell table:style-name="ce1" office:value-type="percentage" office:value="0.839050483466549" calcext:value-type="percentage">
            <text:p>83.91%</text:p>
          </table:table-cell>
          <table:table-cell table:style-name="ce1" office:value-type="percentage" office:value="0.655785705810742" calcext:value-type="percentage">
            <text:p>65.58%</text:p>
          </table:table-cell>
          <table:table-cell table:style-name="ce1" table:formula="of:=AVERAGE([.E314:.F314])" office:value-type="percentage" office:value="0.292979397325344" calcext:value-type="percentage">
            <text:p>29.30%</text:p>
          </table:table-cell>
          <table:table-cell table:style-name="ce1" table:formula="of:=AVERAGE([.G314:.H314])" office:value-type="percentage" office:value="0.747418094638646" calcext:value-type="percentage">
            <text:p>74.74%</text:p>
          </table:table-cell>
          <table:table-cell table:style-name="ce3" table:formula="of:=[.I314]-[.J314]" office:value-type="percentage" office:value="-0.454438697313302" calcext:value-type="percentage">
            <text:p>-45.44%</text:p>
          </table:table-cell>
        </table:table-row>
        <table:table-row table:style-name="ro1">
          <table:table-cell office:value-type="string" calcext:value-type="string">
            <text:p>hydroelectriqu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5];[.A315];[.C315])" office:value-type="string" office:string-value="&quot;hydroelectriques&quot;," calcext:value-type="string">
            <text:p>"hydroelectriques",</text:p>
          </table:table-cell>
          <table:table-cell table:style-name="ce1" office:value-type="percentage" office:value="0.51856392621994" calcext:value-type="percentage">
            <text:p>51.86%</text:p>
          </table:table-cell>
          <table:table-cell table:style-name="ce1" office:value-type="percentage" office:value="0.473448187112808" calcext:value-type="percentage">
            <text:p>47.34%</text:p>
          </table:table-cell>
          <table:table-cell table:style-name="ce1" office:value-type="percentage" office:value="0.966138899326324" calcext:value-type="percentage">
            <text:p>96.61%</text:p>
          </table:table-cell>
          <table:table-cell table:style-name="ce1" office:value-type="percentage" office:value="0.941777288913727" calcext:value-type="percentage">
            <text:p>94.18%</text:p>
          </table:table-cell>
          <table:table-cell table:style-name="ce1" table:formula="of:=AVERAGE([.E315:.F315])" office:value-type="percentage" office:value="0.496006056666374" calcext:value-type="percentage">
            <text:p>49.60%</text:p>
          </table:table-cell>
          <table:table-cell table:style-name="ce1" table:formula="of:=AVERAGE([.G315:.H315])" office:value-type="percentage" office:value="0.953958094120026" calcext:value-type="percentage">
            <text:p>95.40%</text:p>
          </table:table-cell>
          <table:table-cell table:style-name="ce3" table:formula="of:=[.I315]-[.J315]" office:value-type="percentage" office:value="-0.457952037453651" calcext:value-type="percentage">
            <text:p>-45.80%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6];[.A316];[.C316])" office:value-type="string" office:string-value="&quot;solar&quot;," calcext:value-type="string">
            <text:p>"solar",</text:p>
          </table:table-cell>
          <table:table-cell table:style-name="ce1" office:value-type="percentage" office:value="0.406359092604655" calcext:value-type="percentage">
            <text:p>40.64%</text:p>
          </table:table-cell>
          <table:table-cell table:style-name="ce1" office:value-type="percentage" office:value="0.33691344034866" calcext:value-type="percentage">
            <text:p>33.69%</text:p>
          </table:table-cell>
          <table:table-cell table:style-name="ce1" office:value-type="percentage" office:value="0.898816395047893" calcext:value-type="percentage">
            <text:p>89.88%</text:p>
          </table:table-cell>
          <table:table-cell table:style-name="ce1" office:value-type="percentage" office:value="0.816242473980842" calcext:value-type="percentage">
            <text:p>81.62%</text:p>
          </table:table-cell>
          <table:table-cell table:style-name="ce1" table:formula="of:=AVERAGE([.E316:.F316])" office:value-type="percentage" office:value="0.371636266476658" calcext:value-type="percentage">
            <text:p>37.16%</text:p>
          </table:table-cell>
          <table:table-cell table:style-name="ce1" table:formula="of:=AVERAGE([.G316:.H316])" office:value-type="percentage" office:value="0.857529434514367" calcext:value-type="percentage">
            <text:p>85.75%</text:p>
          </table:table-cell>
          <table:table-cell table:style-name="ce3" table:formula="of:=[.I316]-[.J316]" office:value-type="percentage" office:value="-0.48589316803771" calcext:value-type="percentage">
            <text:p>-48.59%</text:p>
          </table:table-cell>
        </table:table-row>
        <table:table-row table:style-name="ro1">
          <table:table-cell office:value-type="string" calcext:value-type="string">
            <text:p>emision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7];[.A317];[.C317])" office:value-type="string" office:string-value="&quot;emisiones&quot;," calcext:value-type="string">
            <text:p>"emisiones",</text:p>
          </table:table-cell>
          <table:table-cell table:style-name="ce1" office:value-type="percentage" office:value="0.468817328827249" calcext:value-type="percentage">
            <text:p>46.88%</text:p>
          </table:table-cell>
          <table:table-cell table:style-name="ce1" office:value-type="percentage" office:value="0.470656284855472" calcext:value-type="percentage">
            <text:p>47.07%</text:p>
          </table:table-cell>
          <table:table-cell table:style-name="ce1" office:value-type="percentage" office:value="0.966101557016373" calcext:value-type="percentage">
            <text:p>96.61%</text:p>
          </table:table-cell>
          <table:table-cell table:style-name="ce1" office:value-type="percentage" office:value="0.950143522686428" calcext:value-type="percentage">
            <text:p>95.01%</text:p>
          </table:table-cell>
          <table:table-cell table:style-name="ce1" table:formula="of:=AVERAGE([.E317:.F317])" office:value-type="percentage" office:value="0.46973680684136" calcext:value-type="percentage">
            <text:p>46.97%</text:p>
          </table:table-cell>
          <table:table-cell table:style-name="ce1" table:formula="of:=AVERAGE([.G317:.H317])" office:value-type="percentage" office:value="0.958122539851401" calcext:value-type="percentage">
            <text:p>95.81%</text:p>
          </table:table-cell>
          <table:table-cell table:style-name="ce3" table:formula="of:=[.I317]-[.J317]" office:value-type="percentage" office:value="-0.48838573301004" calcext:value-type="percentage">
            <text:p>-48.84%</text:p>
          </table:table-cell>
        </table:table-row>
        <table:table-row table:style-name="ro1">
          <table:table-cell office:value-type="string" calcext:value-type="string">
            <text:p>solair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8];[.A318];[.C318])" office:value-type="string" office:string-value="&quot;solaires&quot;," calcext:value-type="string">
            <text:p>"solaires",</text:p>
          </table:table-cell>
          <table:table-cell table:style-name="ce1" office:value-type="percentage" office:value="0.432093517560708" calcext:value-type="percentage">
            <text:p>43.21%</text:p>
          </table:table-cell>
          <table:table-cell table:style-name="ce1" office:value-type="percentage" office:value="0.377309371668257" calcext:value-type="percentage">
            <text:p>37.73%</text:p>
          </table:table-cell>
          <table:table-cell table:style-name="ce1" office:value-type="percentage" office:value="0.916921672068144" calcext:value-type="percentage">
            <text:p>91.69%</text:p>
          </table:table-cell>
          <table:table-cell table:style-name="ce1" office:value-type="percentage" office:value="0.872550302430203" calcext:value-type="percentage">
            <text:p>87.26%</text:p>
          </table:table-cell>
          <table:table-cell table:style-name="ce1" table:formula="of:=AVERAGE([.E318:.F318])" office:value-type="percentage" office:value="0.404701444614483" calcext:value-type="percentage">
            <text:p>40.47%</text:p>
          </table:table-cell>
          <table:table-cell table:style-name="ce1" table:formula="of:=AVERAGE([.G318:.H318])" office:value-type="percentage" office:value="0.894735987249173" calcext:value-type="percentage">
            <text:p>89.47%</text:p>
          </table:table-cell>
          <table:table-cell table:style-name="ce3" table:formula="of:=[.I318]-[.J318]" office:value-type="percentage" office:value="-0.490034542634691" calcext:value-type="percentage">
            <text:p>-49.00%</text:p>
          </table:table-cell>
        </table:table-row>
        <table:table-row table:style-name="ro1">
          <table:table-cell office:value-type="string" calcext:value-type="string">
            <text:p>retrofittin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19];[.A319];[.C319])" office:value-type="string" office:string-value="&quot;retrofitting&quot;," calcext:value-type="string">
            <text:p>"retrofitting",</text:p>
          </table:table-cell>
          <table:table-cell table:style-name="ce1" office:value-type="percentage" office:value="0.477099403738975" calcext:value-type="percentage">
            <text:p>47.71%</text:p>
          </table:table-cell>
          <table:table-cell table:style-name="ce1" office:value-type="percentage" office:value="0.49956410129865" calcext:value-type="percentage">
            <text:p>49.96%</text:p>
          </table:table-cell>
          <table:table-cell table:style-name="ce1" office:value-type="percentage" office:value="0.979208499193192" calcext:value-type="percentage">
            <text:p>97.92%</text:p>
          </table:table-cell>
          <table:table-cell table:style-name="ce1" office:value-type="percentage" office:value="0.977618714173635" calcext:value-type="percentage">
            <text:p>97.76%</text:p>
          </table:table-cell>
          <table:table-cell table:style-name="ce1" table:formula="of:=AVERAGE([.E319:.F319])" office:value-type="percentage" office:value="0.488331752518813" calcext:value-type="percentage">
            <text:p>48.83%</text:p>
          </table:table-cell>
          <table:table-cell table:style-name="ce1" table:formula="of:=AVERAGE([.G319:.H319])" office:value-type="percentage" office:value="0.978413606683413" calcext:value-type="percentage">
            <text:p>97.84%</text:p>
          </table:table-cell>
          <table:table-cell table:style-name="ce3" table:formula="of:=[.I319]-[.J319]" office:value-type="percentage" office:value="-0.4900818541646" calcext:value-type="percentage">
            <text:p>-49.01%</text:p>
          </table:table-cell>
        </table:table-row>
        <table:table-row table:style-name="ro1">
          <table:table-cell office:value-type="string" calcext:value-type="string">
            <text:p>energetic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0];[.A320];[.C320])" office:value-type="string" office:string-value="&quot;energetica&quot;," calcext:value-type="string">
            <text:p>"energetica",</text:p>
          </table:table-cell>
          <table:table-cell table:style-name="ce1" office:value-type="percentage" office:value="0.477597405626015" calcext:value-type="percentage">
            <text:p>47.76%</text:p>
          </table:table-cell>
          <table:table-cell table:style-name="ce1" office:value-type="percentage" office:value="0.394142894243652" calcext:value-type="percentage">
            <text:p>39.41%</text:p>
          </table:table-cell>
          <table:table-cell table:style-name="ce1" office:value-type="percentage" office:value="0.961682698943398" calcext:value-type="percentage">
            <text:p>96.17%</text:p>
          </table:table-cell>
          <table:table-cell table:style-name="ce1" office:value-type="percentage" office:value="0.894696392796256" calcext:value-type="percentage">
            <text:p>89.47%</text:p>
          </table:table-cell>
          <table:table-cell table:style-name="ce1" table:formula="of:=AVERAGE([.E320:.F320])" office:value-type="percentage" office:value="0.435870149934834" calcext:value-type="percentage">
            <text:p>43.59%</text:p>
          </table:table-cell>
          <table:table-cell table:style-name="ce1" table:formula="of:=AVERAGE([.G320:.H320])" office:value-type="percentage" office:value="0.928189545869827" calcext:value-type="percentage">
            <text:p>92.82%</text:p>
          </table:table-cell>
          <table:table-cell table:style-name="ce3" table:formula="of:=[.I320]-[.J320]" office:value-type="percentage" office:value="-0.492319395934994" calcext:value-type="percentage">
            <text:p>-49.23%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1];[.A321];[.C321])" office:value-type="string" office:string-value="&quot;coal&quot;," calcext:value-type="string">
            <text:p>"coal",</text:p>
          </table:table-cell>
          <table:table-cell table:style-name="ce1" office:value-type="percentage" office:value="0.455173780360529" calcext:value-type="percentage">
            <text:p>45.52%</text:p>
          </table:table-cell>
          <table:table-cell table:style-name="ce1" office:value-type="percentage" office:value="0.337804705024727" calcext:value-type="percentage">
            <text:p>33.78%</text:p>
          </table:table-cell>
          <table:table-cell table:style-name="ce1" office:value-type="percentage" office:value="0.945911075319013" calcext:value-type="percentage">
            <text:p>94.59%</text:p>
          </table:table-cell>
          <table:table-cell table:style-name="ce1" office:value-type="percentage" office:value="0.834334766792674" calcext:value-type="percentage">
            <text:p>83.43%</text:p>
          </table:table-cell>
          <table:table-cell table:style-name="ce1" table:formula="of:=AVERAGE([.E321:.F321])" office:value-type="percentage" office:value="0.396489242692628" calcext:value-type="percentage">
            <text:p>39.65%</text:p>
          </table:table-cell>
          <table:table-cell table:style-name="ce1" table:formula="of:=AVERAGE([.G321:.H321])" office:value-type="percentage" office:value="0.890122921055844" calcext:value-type="percentage">
            <text:p>89.01%</text:p>
          </table:table-cell>
          <table:table-cell table:style-name="ce3" table:formula="of:=[.I321]-[.J321]" office:value-type="percentage" office:value="-0.493633678363215" calcext:value-type="percentage">
            <text:p>-49.36%</text:p>
          </table:table-cell>
        </table:table-row>
        <table:table-row table:style-name="ro1">
          <table:table-cell office:value-type="string" calcext:value-type="string">
            <text:p>geotermi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2];[.A322];[.C322])" office:value-type="string" office:string-value="&quot;geotermia&quot;," calcext:value-type="string">
            <text:p>"geotermia",</text:p>
          </table:table-cell>
          <table:table-cell table:style-name="ce1" office:value-type="percentage" office:value="0.517604321241379" calcext:value-type="percentage">
            <text:p>51.76%</text:p>
          </table:table-cell>
          <table:table-cell table:style-name="ce1" office:value-type="percentage" office:value="0.369944982230663" calcext:value-type="percentage">
            <text:p>36.99%</text:p>
          </table:table-cell>
          <table:table-cell table:style-name="ce1" office:value-type="percentage" office:value="0.972202956676483" calcext:value-type="percentage">
            <text:p>97.22%</text:p>
          </table:table-cell>
          <table:table-cell table:style-name="ce1" office:value-type="percentage" office:value="0.903493463993072" calcext:value-type="percentage">
            <text:p>90.35%</text:p>
          </table:table-cell>
          <table:table-cell table:style-name="ce1" table:formula="of:=AVERAGE([.E322:.F322])" office:value-type="percentage" office:value="0.443774651736021" calcext:value-type="percentage">
            <text:p>44.38%</text:p>
          </table:table-cell>
          <table:table-cell table:style-name="ce1" table:formula="of:=AVERAGE([.G322:.H322])" office:value-type="percentage" office:value="0.937848210334778" calcext:value-type="percentage">
            <text:p>93.78%</text:p>
          </table:table-cell>
          <table:table-cell table:style-name="ce3" table:formula="of:=[.I322]-[.J322]" office:value-type="percentage" office:value="-0.494073558598757" calcext:value-type="percentage">
            <text:p>-49.41%</text:p>
          </table:table-cell>
        </table:table-row>
        <table:table-row table:style-name="ro1">
          <table:table-cell office:value-type="string" calcext:value-type="string">
            <text:p>renewabl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3];[.A323];[.C323])" office:value-type="string" office:string-value="&quot;renewable&quot;," calcext:value-type="string">
            <text:p>"renewable",</text:p>
          </table:table-cell>
          <table:table-cell table:style-name="ce1" office:value-type="percentage" office:value="0.45216177249834" calcext:value-type="percentage">
            <text:p>45.22%</text:p>
          </table:table-cell>
          <table:table-cell table:style-name="ce1" office:value-type="percentage" office:value="0.375468398790235" calcext:value-type="percentage">
            <text:p>37.55%</text:p>
          </table:table-cell>
          <table:table-cell table:style-name="ce1" office:value-type="percentage" office:value="0.947154491830526" calcext:value-type="percentage">
            <text:p>94.72%</text:p>
          </table:table-cell>
          <table:table-cell table:style-name="ce1" office:value-type="percentage" office:value="0.880673887278523" calcext:value-type="percentage">
            <text:p>88.07%</text:p>
          </table:table-cell>
          <table:table-cell table:style-name="ce1" table:formula="of:=AVERAGE([.E323:.F323])" office:value-type="percentage" office:value="0.413815085644288" calcext:value-type="percentage">
            <text:p>41.38%</text:p>
          </table:table-cell>
          <table:table-cell table:style-name="ce1" table:formula="of:=AVERAGE([.G323:.H323])" office:value-type="percentage" office:value="0.913914189554524" calcext:value-type="percentage">
            <text:p>91.39%</text:p>
          </table:table-cell>
          <table:table-cell table:style-name="ce3" table:formula="of:=[.I323]-[.J323]" office:value-type="percentage" office:value="-0.500099103910237" calcext:value-type="percentage">
            <text:p>-50.01%</text:p>
          </table:table-cell>
        </table:table-row>
        <table:table-row table:style-name="ro1">
          <table:table-cell office:value-type="string" calcext:value-type="string">
            <text:p>renewabl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4];[.A324];[.C324])" office:value-type="string" office:string-value="&quot;renewables&quot;," calcext:value-type="string">
            <text:p>"renewables",</text:p>
          </table:table-cell>
          <table:table-cell table:style-name="ce1" office:value-type="percentage" office:value="0.470486156642437" calcext:value-type="percentage">
            <text:p>47.05%</text:p>
          </table:table-cell>
          <table:table-cell table:style-name="ce1" office:value-type="percentage" office:value="0.418727328445041" calcext:value-type="percentage">
            <text:p>41.87%</text:p>
          </table:table-cell>
          <table:table-cell table:style-name="ce1" office:value-type="percentage" office:value="0.973009703620788" calcext:value-type="percentage">
            <text:p>97.30%</text:p>
          </table:table-cell>
          <table:table-cell table:style-name="ce1" office:value-type="percentage" office:value="0.931377700259609" calcext:value-type="percentage">
            <text:p>93.14%</text:p>
          </table:table-cell>
          <table:table-cell table:style-name="ce1" table:formula="of:=AVERAGE([.E324:.F324])" office:value-type="percentage" office:value="0.444606742543739" calcext:value-type="percentage">
            <text:p>44.46%</text:p>
          </table:table-cell>
          <table:table-cell table:style-name="ce1" table:formula="of:=AVERAGE([.G324:.H324])" office:value-type="percentage" office:value="0.952193701940198" calcext:value-type="percentage">
            <text:p>95.22%</text:p>
          </table:table-cell>
          <table:table-cell table:style-name="ce3" table:formula="of:=[.I324]-[.J324]" office:value-type="percentage" office:value="-0.507586959396459" calcext:value-type="percentage">
            <text:p>-50.76%</text:p>
          </table:table-cell>
        </table:table-row>
        <table:table-row table:style-name="ro1">
          <table:table-cell office:value-type="string" calcext:value-type="string">
            <text:p>hydroélectr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5];[.A325];[.C325])" office:value-type="string" office:string-value="&quot;hydroélectrique&quot;," calcext:value-type="string">
            <text:p>"hydroélectrique",</text:p>
          </table:table-cell>
          <table:table-cell table:style-name="ce1" office:value-type="percentage" office:value="0.411422687272231" calcext:value-type="percentage">
            <text:p>41.14%</text:p>
          </table:table-cell>
          <table:table-cell table:style-name="ce1" office:value-type="percentage" office:value="0.29605205439859" calcext:value-type="percentage">
            <text:p>29.61%</text:p>
          </table:table-cell>
          <table:table-cell table:style-name="ce1" office:value-type="percentage" office:value="0.920415293839243" calcext:value-type="percentage">
            <text:p>92.04%</text:p>
          </table:table-cell>
          <table:table-cell table:style-name="ce1" office:value-type="percentage" office:value="0.803855756918589" calcext:value-type="percentage">
            <text:p>80.39%</text:p>
          </table:table-cell>
          <table:table-cell table:style-name="ce1" table:formula="of:=AVERAGE([.E325:.F325])" office:value-type="percentage" office:value="0.35373737083541" calcext:value-type="percentage">
            <text:p>35.37%</text:p>
          </table:table-cell>
          <table:table-cell table:style-name="ce1" table:formula="of:=AVERAGE([.G325:.H325])" office:value-type="percentage" office:value="0.862135525378916" calcext:value-type="percentage">
            <text:p>86.21%</text:p>
          </table:table-cell>
          <table:table-cell table:style-name="ce3" table:formula="of:=[.I325]-[.J325]" office:value-type="percentage" office:value="-0.508398154543506" calcext:value-type="percentage">
            <text:p>-50.84%</text:p>
          </table:table-cell>
        </table:table-row>
        <table:table-row table:style-name="ro1">
          <table:table-cell office:value-type="string" calcext:value-type="string">
            <text:p>bioenerg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6];[.A326];[.C326])" office:value-type="string" office:string-value="&quot;bioenergy&quot;," calcext:value-type="string">
            <text:p>"bioenergy",</text:p>
          </table:table-cell>
          <table:table-cell table:style-name="ce1" office:value-type="percentage" office:value="0.49424602320561" calcext:value-type="percentage">
            <text:p>49.42%</text:p>
          </table:table-cell>
          <table:table-cell table:style-name="ce1" office:value-type="percentage" office:value="0.388370350433084" calcext:value-type="percentage">
            <text:p>38.84%</text:p>
          </table:table-cell>
          <table:table-cell table:style-name="ce1" office:value-type="percentage" office:value="0.970545252928367" calcext:value-type="percentage">
            <text:p>97.05%</text:p>
          </table:table-cell>
          <table:table-cell table:style-name="ce1" office:value-type="percentage" office:value="0.931850974376385" calcext:value-type="percentage">
            <text:p>93.19%</text:p>
          </table:table-cell>
          <table:table-cell table:style-name="ce1" table:formula="of:=AVERAGE([.E326:.F326])" office:value-type="percentage" office:value="0.441308186819347" calcext:value-type="percentage">
            <text:p>44.13%</text:p>
          </table:table-cell>
          <table:table-cell table:style-name="ce1" table:formula="of:=AVERAGE([.G326:.H326])" office:value-type="percentage" office:value="0.951198113652376" calcext:value-type="percentage">
            <text:p>95.12%</text:p>
          </table:table-cell>
          <table:table-cell table:style-name="ce3" table:formula="of:=[.I326]-[.J326]" office:value-type="percentage" office:value="-0.509889926833029" calcext:value-type="percentage">
            <text:p>-50.99%</text:p>
          </table:table-cell>
        </table:table-row>
        <table:table-row table:style-name="ro1">
          <table:table-cell office:value-type="string" calcext:value-type="string">
            <text:p>ozon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7];[.A327];[.C327])" office:value-type="string" office:string-value="&quot;ozone&quot;," calcext:value-type="string">
            <text:p>"ozone",</text:p>
          </table:table-cell>
          <table:table-cell table:style-name="ce1" office:value-type="percentage" office:value="0.404421041774399" calcext:value-type="percentage">
            <text:p>40.44%</text:p>
          </table:table-cell>
          <table:table-cell table:style-name="ce1" office:value-type="percentage" office:value="0.295958496411057" calcext:value-type="percentage">
            <text:p>29.60%</text:p>
          </table:table-cell>
          <table:table-cell table:style-name="ce1" office:value-type="percentage" office:value="0.916176120147986" calcext:value-type="percentage">
            <text:p>91.62%</text:p>
          </table:table-cell>
          <table:table-cell table:style-name="ce1" office:value-type="percentage" office:value="0.822847771622679" calcext:value-type="percentage">
            <text:p>82.28%</text:p>
          </table:table-cell>
          <table:table-cell table:style-name="ce1" table:formula="of:=AVERAGE([.E327:.F327])" office:value-type="percentage" office:value="0.350189769092728" calcext:value-type="percentage">
            <text:p>35.02%</text:p>
          </table:table-cell>
          <table:table-cell table:style-name="ce1" table:formula="of:=AVERAGE([.G327:.H327])" office:value-type="percentage" office:value="0.869511945885332" calcext:value-type="percentage">
            <text:p>86.95%</text:p>
          </table:table-cell>
          <table:table-cell table:style-name="ce3" table:formula="of:=[.I327]-[.J327]" office:value-type="percentage" office:value="-0.519322176792604" calcext:value-type="percentage">
            <text:p>-51.93%</text:p>
          </table:table-cell>
        </table:table-row>
        <table:table-row table:style-name="ro1">
          <table:table-cell office:value-type="string" calcext:value-type="string">
            <text:p>biomasa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8];[.A328];[.C328])" office:value-type="string" office:string-value="&quot;biomasa&quot;," calcext:value-type="string">
            <text:p>"biomasa",</text:p>
          </table:table-cell>
          <table:table-cell table:style-name="ce1" office:value-type="percentage" office:value="0.474258154630661" calcext:value-type="percentage">
            <text:p>47.43%</text:p>
          </table:table-cell>
          <table:table-cell table:style-name="ce1" office:value-type="percentage" office:value="0.284443810582161" calcext:value-type="percentage">
            <text:p>28.44%</text:p>
          </table:table-cell>
          <table:table-cell table:style-name="ce1" office:value-type="percentage" office:value="0.95661672949791" calcext:value-type="percentage">
            <text:p>95.66%</text:p>
          </table:table-cell>
          <table:table-cell table:style-name="ce1" office:value-type="percentage" office:value="0.858904272317886" calcext:value-type="percentage">
            <text:p>85.89%</text:p>
          </table:table-cell>
          <table:table-cell table:style-name="ce1" table:formula="of:=AVERAGE([.E328:.F328])" office:value-type="percentage" office:value="0.379350982606411" calcext:value-type="percentage">
            <text:p>37.94%</text:p>
          </table:table-cell>
          <table:table-cell table:style-name="ce1" table:formula="of:=AVERAGE([.G328:.H328])" office:value-type="percentage" office:value="0.907760500907898" calcext:value-type="percentage">
            <text:p>90.78%</text:p>
          </table:table-cell>
          <table:table-cell table:style-name="ce3" table:formula="of:=[.I328]-[.J328]" office:value-type="percentage" office:value="-0.528409518301487" calcext:value-type="percentage">
            <text:p>-52.84%</text:p>
          </table:table-cell>
        </table:table-row>
        <table:table-row table:style-name="ro1">
          <table:table-cell office:value-type="string" calcext:value-type="string">
            <text:p>red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29];[.A329];[.C329])" office:value-type="string" office:string-value="&quot;redd&quot;," calcext:value-type="string">
            <text:p>"redd",</text:p>
          </table:table-cell>
          <table:table-cell table:style-name="ce1" office:value-type="percentage" office:value="0.45770126581192" calcext:value-type="percentage">
            <text:p>45.77%</text:p>
          </table:table-cell>
          <table:table-cell table:style-name="ce1" office:value-type="percentage" office:value="0.377548121695441" calcext:value-type="percentage">
            <text:p>37.75%</text:p>
          </table:table-cell>
          <table:table-cell table:style-name="ce1" office:value-type="percentage" office:value="0.970995913832276" calcext:value-type="percentage">
            <text:p>97.10%</text:p>
          </table:table-cell>
          <table:table-cell table:style-name="ce1" office:value-type="percentage" office:value="0.921108296265205" calcext:value-type="percentage">
            <text:p>92.11%</text:p>
          </table:table-cell>
          <table:table-cell table:style-name="ce1" table:formula="of:=AVERAGE([.E329:.F329])" office:value-type="percentage" office:value="0.417624693753681" calcext:value-type="percentage">
            <text:p>41.76%</text:p>
          </table:table-cell>
          <table:table-cell table:style-name="ce1" table:formula="of:=AVERAGE([.G329:.H329])" office:value-type="percentage" office:value="0.94605210504874" calcext:value-type="percentage">
            <text:p>94.61%</text:p>
          </table:table-cell>
          <table:table-cell table:style-name="ce3" table:formula="of:=[.I329]-[.J329]" office:value-type="percentage" office:value="-0.52842741129506" calcext:value-type="percentage">
            <text:p>-52.84%</text:p>
          </table:table-cell>
        </table:table-row>
        <table:table-row table:style-name="ro1">
          <table:table-cell office:value-type="string" calcext:value-type="string">
            <text:p>biomass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0];[.A330];[.C330])" office:value-type="string" office:string-value="&quot;biomasse&quot;," calcext:value-type="string">
            <text:p>"biomasse",</text:p>
          </table:table-cell>
          <table:table-cell table:style-name="ce1" office:value-type="percentage" office:value="0.423339274312769" calcext:value-type="percentage">
            <text:p>42.33%</text:p>
          </table:table-cell>
          <table:table-cell table:style-name="ce1" office:value-type="percentage" office:value="0.307892418599554" calcext:value-type="percentage">
            <text:p>30.79%</text:p>
          </table:table-cell>
          <table:table-cell table:style-name="ce1" office:value-type="percentage" office:value="0.948681374958583" calcext:value-type="percentage">
            <text:p>94.87%</text:p>
          </table:table-cell>
          <table:table-cell table:style-name="ce1" office:value-type="percentage" office:value="0.848487794931446" calcext:value-type="percentage">
            <text:p>84.85%</text:p>
          </table:table-cell>
          <table:table-cell table:style-name="ce1" table:formula="of:=AVERAGE([.E330:.F330])" office:value-type="percentage" office:value="0.365615846456162" calcext:value-type="percentage">
            <text:p>36.56%</text:p>
          </table:table-cell>
          <table:table-cell table:style-name="ce1" table:formula="of:=AVERAGE([.G330:.H330])" office:value-type="percentage" office:value="0.898584584945014" calcext:value-type="percentage">
            <text:p>89.86%</text:p>
          </table:table-cell>
          <table:table-cell table:style-name="ce3" table:formula="of:=[.I330]-[.J330]" office:value-type="percentage" office:value="-0.532968738488853" calcext:value-type="percentage">
            <text:p>-53.30%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1];[.A331];[.C331])" office:value-type="string" office:string-value="&quot;electric&quot;," calcext:value-type="string">
            <text:p>"electric",</text:p>
          </table:table-cell>
          <table:table-cell table:style-name="ce1" office:value-type="percentage" office:value="0.399195863554875" calcext:value-type="percentage">
            <text:p>39.92%</text:p>
          </table:table-cell>
          <table:table-cell table:style-name="ce1" office:value-type="percentage" office:value="0.361071782440624" calcext:value-type="percentage">
            <text:p>36.11%</text:p>
          </table:table-cell>
          <table:table-cell table:style-name="ce1" office:value-type="percentage" office:value="0.949564066800204" calcext:value-type="percentage">
            <text:p>94.96%</text:p>
          </table:table-cell>
          <table:table-cell table:style-name="ce1" office:value-type="percentage" office:value="0.902103119840225" calcext:value-type="percentage">
            <text:p>90.21%</text:p>
          </table:table-cell>
          <table:table-cell table:style-name="ce1" table:formula="of:=AVERAGE([.E331:.F331])" office:value-type="percentage" office:value="0.38013382299775" calcext:value-type="percentage">
            <text:p>38.01%</text:p>
          </table:table-cell>
          <table:table-cell table:style-name="ce1" table:formula="of:=AVERAGE([.G331:.H331])" office:value-type="percentage" office:value="0.925833593320214" calcext:value-type="percentage">
            <text:p>92.58%</text:p>
          </table:table-cell>
          <table:table-cell table:style-name="ce3" table:formula="of:=[.I331]-[.J331]" office:value-type="percentage" office:value="-0.545699770322465" calcext:value-type="percentage">
            <text:p>-54.57%</text:p>
          </table:table-cell>
        </table:table-row>
        <table:table-row table:style-name="ro1">
          <table:table-cell office:value-type="string" calcext:value-type="string">
            <text:p>batteri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2];[.A332];[.C332])" office:value-type="string" office:string-value="&quot;batteries&quot;," calcext:value-type="string">
            <text:p>"batteries",</text:p>
          </table:table-cell>
          <table:table-cell table:style-name="ce1" office:value-type="percentage" office:value="0.365314971123423" calcext:value-type="percentage">
            <text:p>36.53%</text:p>
          </table:table-cell>
          <table:table-cell table:style-name="ce1" office:value-type="percentage" office:value="0.286029277591123" calcext:value-type="percentage">
            <text:p>28.60%</text:p>
          </table:table-cell>
          <table:table-cell table:style-name="ce1" office:value-type="percentage" office:value="0.93847032671883" calcext:value-type="percentage">
            <text:p>93.85%</text:p>
          </table:table-cell>
          <table:table-cell table:style-name="ce1" office:value-type="percentage" office:value="0.814182442036413" calcext:value-type="percentage">
            <text:p>81.42%</text:p>
          </table:table-cell>
          <table:table-cell table:style-name="ce1" table:formula="of:=AVERAGE([.E332:.F332])" office:value-type="percentage" office:value="0.325672124357273" calcext:value-type="percentage">
            <text:p>32.57%</text:p>
          </table:table-cell>
          <table:table-cell table:style-name="ce1" table:formula="of:=AVERAGE([.G332:.H332])" office:value-type="percentage" office:value="0.876326384377622" calcext:value-type="percentage">
            <text:p>87.63%</text:p>
          </table:table-cell>
          <table:table-cell table:style-name="ce3" table:formula="of:=[.I332]-[.J332]" office:value-type="percentage" office:value="-0.550654260020348" calcext:value-type="percentage">
            <text:p>-55.07%</text:p>
          </table:table-cell>
        </table:table-row>
        <table:table-row table:style-name="ro1">
          <table:table-cell office:value-type="string" calcext:value-type="string">
            <text:p>electricit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3];[.A333];[.C333])" office:value-type="string" office:string-value="&quot;electricity&quot;," calcext:value-type="string">
            <text:p>"electricity",</text:p>
          </table:table-cell>
          <table:table-cell table:style-name="ce1" office:value-type="percentage" office:value="0.368148466906157" calcext:value-type="percentage">
            <text:p>36.81%</text:p>
          </table:table-cell>
          <table:table-cell table:style-name="ce1" office:value-type="percentage" office:value="0.27723678175103" calcext:value-type="percentage">
            <text:p>27.72%</text:p>
          </table:table-cell>
          <table:table-cell table:style-name="ce1" office:value-type="percentage" office:value="0.939275756915068" calcext:value-type="percentage">
            <text:p>93.93%</text:p>
          </table:table-cell>
          <table:table-cell table:style-name="ce1" office:value-type="percentage" office:value="0.854598586906775" calcext:value-type="percentage">
            <text:p>85.46%</text:p>
          </table:table-cell>
          <table:table-cell table:style-name="ce1" table:formula="of:=AVERAGE([.E333:.F333])" office:value-type="percentage" office:value="0.322692624328594" calcext:value-type="percentage">
            <text:p>32.27%</text:p>
          </table:table-cell>
          <table:table-cell table:style-name="ce1" table:formula="of:=AVERAGE([.G333:.H333])" office:value-type="percentage" office:value="0.896937171910922" calcext:value-type="percentage">
            <text:p>89.69%</text:p>
          </table:table-cell>
          <table:table-cell table:style-name="ce3" table:formula="of:=[.I333]-[.J333]" office:value-type="percentage" office:value="-0.574244547582328" calcext:value-type="percentage">
            <text:p>-57.42%</text:p>
          </table:table-cell>
        </table:table-row>
        <table:table-row table:style-name="ro1">
          <table:table-cell office:value-type="string" calcext:value-type="string">
            <text:p>electrific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4];[.A334];[.C334])" office:value-type="string" office:string-value="&quot;electrification&quot;," calcext:value-type="string">
            <text:p>"electrification",</text:p>
          </table:table-cell>
          <table:table-cell table:style-name="ce1" office:value-type="percentage" office:value="0.392105549730753" calcext:value-type="percentage">
            <text:p>39.21%</text:p>
          </table:table-cell>
          <table:table-cell table:style-name="ce1" office:value-type="percentage" office:value="0.305013988539576" calcext:value-type="percentage">
            <text:p>30.50%</text:p>
          </table:table-cell>
          <table:table-cell table:style-name="ce1" office:value-type="percentage" office:value="0.964488048929917" calcext:value-type="percentage">
            <text:p>96.45%</text:p>
          </table:table-cell>
          <table:table-cell table:style-name="ce1" office:value-type="percentage" office:value="0.8866870582888" calcext:value-type="percentage">
            <text:p>88.67%</text:p>
          </table:table-cell>
          <table:table-cell table:style-name="ce1" table:formula="of:=AVERAGE([.E334:.F334])" office:value-type="percentage" office:value="0.348559769135164" calcext:value-type="percentage">
            <text:p>34.86%</text:p>
          </table:table-cell>
          <table:table-cell table:style-name="ce1" table:formula="of:=AVERAGE([.G334:.H334])" office:value-type="percentage" office:value="0.925587553609359" calcext:value-type="percentage">
            <text:p>92.56%</text:p>
          </table:table-cell>
          <table:table-cell table:style-name="ce3" table:formula="of:=[.I334]-[.J334]" office:value-type="percentage" office:value="-0.577027784474194" calcext:value-type="percentage">
            <text:p>-57.70%</text:p>
          </table:table-cell>
        </table:table-row>
        <table:table-row table:style-name="ro1">
          <table:table-cell office:value-type="string" calcext:value-type="string">
            <text:p>interconnec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5];[.A335];[.C335])" office:value-type="string" office:string-value="&quot;interconnection&quot;," calcext:value-type="string">
            <text:p>"interconnection",</text:p>
          </table:table-cell>
          <table:table-cell table:style-name="ce1" office:value-type="percentage" office:value="0.391175466988768" calcext:value-type="percentage">
            <text:p>39.12%</text:p>
          </table:table-cell>
          <table:table-cell table:style-name="ce1" office:value-type="percentage" office:value="0.175841807520815" calcext:value-type="percentage">
            <text:p>17.58%</text:p>
          </table:table-cell>
          <table:table-cell table:style-name="ce1" office:value-type="percentage" office:value="0.953867984669549" calcext:value-type="percentage">
            <text:p>95.39%</text:p>
          </table:table-cell>
          <table:table-cell table:style-name="ce1" office:value-type="percentage" office:value="0.768813685647079" calcext:value-type="percentage">
            <text:p>76.88%</text:p>
          </table:table-cell>
          <table:table-cell table:style-name="ce1" table:formula="of:=AVERAGE([.E335:.F335])" office:value-type="percentage" office:value="0.283508637254792" calcext:value-type="percentage">
            <text:p>28.35%</text:p>
          </table:table-cell>
          <table:table-cell table:style-name="ce1" table:formula="of:=AVERAGE([.G335:.H335])" office:value-type="percentage" office:value="0.861340835158314" calcext:value-type="percentage">
            <text:p>86.13%</text:p>
          </table:table-cell>
          <table:table-cell table:style-name="ce3" table:formula="of:=[.I335]-[.J335]" office:value-type="percentage" office:value="-0.577832197903522" calcext:value-type="percentage">
            <text:p>-57.78%</text:p>
          </table:table-cell>
        </table:table-row>
        <table:table-row table:style-name="ro1">
          <table:table-cell office:value-type="string" calcext:value-type="string">
            <text:p>électr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6];[.A336];[.C336])" office:value-type="string" office:string-value="&quot;électrique&quot;," calcext:value-type="string">
            <text:p>"électrique",</text:p>
          </table:table-cell>
          <table:table-cell table:style-name="ce1" office:value-type="percentage" office:value="0.389875941425562" calcext:value-type="percentage">
            <text:p>38.99%</text:p>
          </table:table-cell>
          <table:table-cell table:style-name="ce1" office:value-type="percentage" office:value="0.273681455925107" calcext:value-type="percentage">
            <text:p>27.37%</text:p>
          </table:table-cell>
          <table:table-cell table:style-name="ce1" office:value-type="percentage" office:value="0.952085580825806" calcext:value-type="percentage">
            <text:p>95.21%</text:p>
          </table:table-cell>
          <table:table-cell table:style-name="ce1" office:value-type="percentage" office:value="0.882984902784228" calcext:value-type="percentage">
            <text:p>88.30%</text:p>
          </table:table-cell>
          <table:table-cell table:style-name="ce1" table:formula="of:=AVERAGE([.E336:.F336])" office:value-type="percentage" office:value="0.331778698675334" calcext:value-type="percentage">
            <text:p>33.18%</text:p>
          </table:table-cell>
          <table:table-cell table:style-name="ce1" table:formula="of:=AVERAGE([.G336:.H336])" office:value-type="percentage" office:value="0.917535241805017" calcext:value-type="percentage">
            <text:p>91.75%</text:p>
          </table:table-cell>
          <table:table-cell table:style-name="ce3" table:formula="of:=[.I336]-[.J336]" office:value-type="percentage" office:value="-0.585756543129683" calcext:value-type="percentage">
            <text:p>-58.58%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7];[.A337];[.C337])" office:value-type="string" office:string-value="&quot;grid&quot;," calcext:value-type="string">
            <text:p>"grid",</text:p>
          </table:table-cell>
          <table:table-cell table:style-name="ce1" office:value-type="percentage" office:value="0.366051645570211" calcext:value-type="percentage">
            <text:p>36.61%</text:p>
          </table:table-cell>
          <table:table-cell table:style-name="ce1" office:value-type="percentage" office:value="0.306028911095888" calcext:value-type="percentage">
            <text:p>30.60%</text:p>
          </table:table-cell>
          <table:table-cell table:style-name="ce1" office:value-type="percentage" office:value="0.960879218254694" calcext:value-type="percentage">
            <text:p>96.09%</text:p>
          </table:table-cell>
          <table:table-cell table:style-name="ce1" office:value-type="percentage" office:value="0.910904957565197" calcext:value-type="percentage">
            <text:p>91.09%</text:p>
          </table:table-cell>
          <table:table-cell table:style-name="ce1" table:formula="of:=AVERAGE([.E337:.F337])" office:value-type="percentage" office:value="0.33604027833305" calcext:value-type="percentage">
            <text:p>33.60%</text:p>
          </table:table-cell>
          <table:table-cell table:style-name="ce1" table:formula="of:=AVERAGE([.G337:.H337])" office:value-type="percentage" office:value="0.935892087909945" calcext:value-type="percentage">
            <text:p>93.59%</text:p>
          </table:table-cell>
          <table:table-cell table:style-name="ce3" table:formula="of:=[.I337]-[.J337]" office:value-type="percentage" office:value="-0.599851809576895" calcext:value-type="percentage">
            <text:p>-59.99%</text:p>
          </table:table-cell>
        </table:table-row>
        <table:table-row table:style-name="ro1">
          <table:table-cell office:value-type="string" calcext:value-type="string">
            <text:p>energi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8];[.A338];[.C338])" office:value-type="string" office:string-value="&quot;energie&quot;," calcext:value-type="string">
            <text:p>"energie",</text:p>
          </table:table-cell>
          <table:table-cell table:style-name="ce1" office:value-type="percentage" office:value="0.356458246984433" calcext:value-type="percentage">
            <text:p>35.65%</text:p>
          </table:table-cell>
          <table:table-cell table:style-name="ce1" office:value-type="percentage" office:value="0.215311482960608" calcext:value-type="percentage">
            <text:p>21.53%</text:p>
          </table:table-cell>
          <table:table-cell table:style-name="ce1" office:value-type="percentage" office:value="0.940198827557957" calcext:value-type="percentage">
            <text:p>94.02%</text:p>
          </table:table-cell>
          <table:table-cell table:style-name="ce1" office:value-type="percentage" office:value="0.83523860819753" calcext:value-type="percentage">
            <text:p>83.52%</text:p>
          </table:table-cell>
          <table:table-cell table:style-name="ce1" table:formula="of:=AVERAGE([.E338:.F338])" office:value-type="percentage" office:value="0.28588486497252" calcext:value-type="percentage">
            <text:p>28.59%</text:p>
          </table:table-cell>
          <table:table-cell table:style-name="ce1" table:formula="of:=AVERAGE([.G338:.H338])" office:value-type="percentage" office:value="0.887718717877744" calcext:value-type="percentage">
            <text:p>88.77%</text:p>
          </table:table-cell>
          <table:table-cell table:style-name="ce3" table:formula="of:=[.I338]-[.J338]" office:value-type="percentage" office:value="-0.601833852905223" calcext:value-type="percentage">
            <text:p>-60.18%</text:p>
          </table:table-cell>
        </table:table-row>
        <table:table-row table:style-name="ro1">
          <table:table-cell office:value-type="string" calcext:value-type="string">
            <text:p>grid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39];[.A339];[.C339])" office:value-type="string" office:string-value="&quot;grids&quot;," calcext:value-type="string">
            <text:p>"grids",</text:p>
          </table:table-cell>
          <table:table-cell table:style-name="ce1" office:value-type="percentage" office:value="0.382756617088039" calcext:value-type="percentage">
            <text:p>38.28%</text:p>
          </table:table-cell>
          <table:table-cell table:style-name="ce1" office:value-type="percentage" office:value="0.336601304293082" calcext:value-type="percentage">
            <text:p>33.66%</text:p>
          </table:table-cell>
          <table:table-cell table:style-name="ce1" office:value-type="percentage" office:value="0.977793854636115" calcext:value-type="percentage">
            <text:p>97.78%</text:p>
          </table:table-cell>
          <table:table-cell table:style-name="ce1" office:value-type="percentage" office:value="0.955671399294793" calcext:value-type="percentage">
            <text:p>95.57%</text:p>
          </table:table-cell>
          <table:table-cell table:style-name="ce1" table:formula="of:=AVERAGE([.E339:.F339])" office:value-type="percentage" office:value="0.35967896069056" calcext:value-type="percentage">
            <text:p>35.97%</text:p>
          </table:table-cell>
          <table:table-cell table:style-name="ce1" table:formula="of:=AVERAGE([.G339:.H339])" office:value-type="percentage" office:value="0.966732626965454" calcext:value-type="percentage">
            <text:p>96.67%</text:p>
          </table:table-cell>
          <table:table-cell table:style-name="ce3" table:formula="of:=[.I339]-[.J339]" office:value-type="percentage" office:value="-0.607053666274894" calcext:value-type="percentage">
            <text:p>-60.71%</text:p>
          </table:table-cell>
        </table:table-row>
        <table:table-row table:style-name="ro1">
          <table:table-cell office:value-type="string" calcext:value-type="string">
            <text:p>emisió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0];[.A340];[.C340])" office:value-type="string" office:string-value="&quot;emisión&quot;," calcext:value-type="string">
            <text:p>"emisión",</text:p>
          </table:table-cell>
          <table:table-cell table:style-name="ce1" office:value-type="percentage" office:value="0.345975905656815" calcext:value-type="percentage">
            <text:p>34.60%</text:p>
          </table:table-cell>
          <table:table-cell table:style-name="ce1" office:value-type="percentage" office:value="0.379282236099243" calcext:value-type="percentage">
            <text:p>37.93%</text:p>
          </table:table-cell>
          <table:table-cell table:style-name="ce1" office:value-type="percentage" office:value="0.980052769184112" calcext:value-type="percentage">
            <text:p>98.01%</text:p>
          </table:table-cell>
          <table:table-cell table:style-name="ce1" office:value-type="percentage" office:value="0.986187994480133" calcext:value-type="percentage">
            <text:p>98.62%</text:p>
          </table:table-cell>
          <table:table-cell table:style-name="ce1" table:formula="of:=AVERAGE([.E340:.F340])" office:value-type="percentage" office:value="0.362629070878029" calcext:value-type="percentage">
            <text:p>36.26%</text:p>
          </table:table-cell>
          <table:table-cell table:style-name="ce1" table:formula="of:=AVERAGE([.G340:.H340])" office:value-type="percentage" office:value="0.983120381832123" calcext:value-type="percentage">
            <text:p>98.31%</text:p>
          </table:table-cell>
          <table:table-cell table:style-name="ce3" table:formula="of:=[.I340]-[.J340]" office:value-type="percentage" office:value="-0.620491310954094" calcext:value-type="percentage">
            <text:p>-62.05%</text:p>
          </table:table-cell>
        </table:table-row>
        <table:table-row table:style-name="ro1">
          <table:table-cell office:value-type="string" calcext:value-type="string">
            <text:p>geotherm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1];[.A341];[.C341])" office:value-type="string" office:string-value="&quot;geothermal&quot;," calcext:value-type="string">
            <text:p>"geothermal",</text:p>
          </table:table-cell>
          <table:table-cell table:style-name="ce1" office:value-type="percentage" office:value="0.337229786079321" calcext:value-type="percentage">
            <text:p>33.72%</text:p>
          </table:table-cell>
          <table:table-cell table:style-name="ce1" office:value-type="percentage" office:value="0.262247305252214" calcext:value-type="percentage">
            <text:p>26.22%</text:p>
          </table:table-cell>
          <table:table-cell table:style-name="ce1" office:value-type="percentage" office:value="0.961901023316739" calcext:value-type="percentage">
            <text:p>96.19%</text:p>
          </table:table-cell>
          <table:table-cell table:style-name="ce1" office:value-type="percentage" office:value="0.924275429391149" calcext:value-type="percentage">
            <text:p>92.43%</text:p>
          </table:table-cell>
          <table:table-cell table:style-name="ce1" table:formula="of:=AVERAGE([.E341:.F341])" office:value-type="percentage" office:value="0.299738545665768" calcext:value-type="percentage">
            <text:p>29.97%</text:p>
          </table:table-cell>
          <table:table-cell table:style-name="ce1" table:formula="of:=AVERAGE([.G341:.H341])" office:value-type="percentage" office:value="0.943088226353944" calcext:value-type="percentage">
            <text:p>94.31%</text:p>
          </table:table-cell>
          <table:table-cell table:style-name="ce3" table:formula="of:=[.I341]-[.J341]" office:value-type="percentage" office:value="-0.643349680688176" calcext:value-type="percentage">
            <text:p>-64.33%</text:p>
          </table:table-cell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2];[.A342];[.C342])" office:value-type="string" office:string-value="&quot;electricité&quot;," calcext:value-type="string">
            <text:p>"electricité",</text:p>
          </table:table-cell>
          <table:table-cell table:style-name="ce1" office:value-type="percentage" office:value="0.323581209406257" calcext:value-type="percentage">
            <text:p>32.36%</text:p>
          </table:table-cell>
          <table:table-cell table:style-name="ce1" office:value-type="percentage" office:value="0.249540842138231" calcext:value-type="percentage">
            <text:p>24.95%</text:p>
          </table:table-cell>
          <table:table-cell table:style-name="ce1" office:value-type="percentage" office:value="0.974142737686634" calcext:value-type="percentage">
            <text:p>97.41%</text:p>
          </table:table-cell>
          <table:table-cell table:style-name="ce1" office:value-type="percentage" office:value="0.928835678845644" calcext:value-type="percentage">
            <text:p>92.88%</text:p>
          </table:table-cell>
          <table:table-cell table:style-name="ce1" table:formula="of:=AVERAGE([.E342:.F342])" office:value-type="percentage" office:value="0.286561025772244" calcext:value-type="percentage">
            <text:p>28.66%</text:p>
          </table:table-cell>
          <table:table-cell table:style-name="ce1" table:formula="of:=AVERAGE([.G342:.H342])" office:value-type="percentage" office:value="0.951489208266139" calcext:value-type="percentage">
            <text:p>95.15%</text:p>
          </table:table-cell>
          <table:table-cell table:style-name="ce3" table:formula="of:=[.I342]-[.J342]" office:value-type="percentage" office:value="-0.664928182493895" calcext:value-type="percentage">
            <text:p>-66.49%</text:p>
          </table:table-cell>
        </table:table-row>
        <table:table-row table:style-name="ro1">
          <table:table-cell office:value-type="string" calcext:value-type="string">
            <text:p>energies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3];[.A343];[.C343])" office:value-type="string" office:string-value="&quot;energies&quot;," calcext:value-type="string">
            <text:p>"energies",</text:p>
          </table:table-cell>
          <table:table-cell table:style-name="ce1" office:value-type="percentage" office:value="0.300688242194829" calcext:value-type="percentage">
            <text:p>30.07%</text:p>
          </table:table-cell>
          <table:table-cell table:style-name="ce1" office:value-type="percentage" office:value="0.214394041819981" calcext:value-type="percentage">
            <text:p>21.44%</text:p>
          </table:table-cell>
          <table:table-cell table:style-name="ce1" office:value-type="percentage" office:value="0.963458029870634" calcext:value-type="percentage">
            <text:p>96.35%</text:p>
          </table:table-cell>
          <table:table-cell table:style-name="ce1" office:value-type="percentage" office:value="0.911241061930303" calcext:value-type="percentage">
            <text:p>91.12%</text:p>
          </table:table-cell>
          <table:table-cell table:style-name="ce1" table:formula="of:=AVERAGE([.E343:.F343])" office:value-type="percentage" office:value="0.257541142007405" calcext:value-type="percentage">
            <text:p>25.75%</text:p>
          </table:table-cell>
          <table:table-cell table:style-name="ce1" table:formula="of:=AVERAGE([.G343:.H343])" office:value-type="percentage" office:value="0.937349545900469" calcext:value-type="percentage">
            <text:p>93.73%</text:p>
          </table:table-cell>
          <table:table-cell table:style-name="ce3" table:formula="of:=[.I343]-[.J343]" office:value-type="percentage" office:value="-0.679808403893063" calcext:value-type="percentage">
            <text:p>-67.98%</text:p>
          </table:table-cell>
        </table:table-row>
        <table:table-row table:style-name="ro1">
          <table:table-cell office:value-type="string" calcext:value-type="string">
            <text:p>photovoltaic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4];[.A344];[.C344])" office:value-type="string" office:string-value="&quot;photovoltaic&quot;," calcext:value-type="string">
            <text:p>"photovoltaic",</text:p>
          </table:table-cell>
          <table:table-cell table:style-name="ce1" office:value-type="percentage" office:value="0.262404670938849" calcext:value-type="percentage">
            <text:p>26.24%</text:p>
          </table:table-cell>
          <table:table-cell table:style-name="ce1" office:value-type="percentage" office:value="0.239115873050072" calcext:value-type="percentage">
            <text:p>23.91%</text:p>
          </table:table-cell>
          <table:table-cell table:style-name="ce1" office:value-type="percentage" office:value="0.953705378554084" calcext:value-type="percentage">
            <text:p>95.37%</text:p>
          </table:table-cell>
          <table:table-cell table:style-name="ce1" office:value-type="percentage" office:value="0.908287893716161" calcext:value-type="percentage">
            <text:p>90.83%</text:p>
          </table:table-cell>
          <table:table-cell table:style-name="ce1" table:formula="of:=AVERAGE([.E344:.F344])" office:value-type="percentage" office:value="0.250760271994461" calcext:value-type="percentage">
            <text:p>25.08%</text:p>
          </table:table-cell>
          <table:table-cell table:style-name="ce1" table:formula="of:=AVERAGE([.G344:.H344])" office:value-type="percentage" office:value="0.930996636135122" calcext:value-type="percentage">
            <text:p>93.10%</text:p>
          </table:table-cell>
          <table:table-cell table:style-name="ce3" table:formula="of:=[.I344]-[.J344]" office:value-type="percentage" office:value="-0.680236364140662" calcext:value-type="percentage">
            <text:p>-68.02%</text:p>
          </table:table-cell>
        </table:table-row>
        <table:table-row table:style-name="ro1">
          <table:table-cell office:value-type="string" calcext:value-type="string">
            <text:p>electriqu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5];[.A345];[.C345])" office:value-type="string" office:string-value="&quot;electrique&quot;," calcext:value-type="string">
            <text:p>"electrique",</text:p>
          </table:table-cell>
          <table:table-cell table:style-name="ce1" office:value-type="percentage" office:value="0.305587152188474" calcext:value-type="percentage">
            <text:p>30.56%</text:p>
          </table:table-cell>
          <table:table-cell table:style-name="ce1" office:value-type="percentage" office:value="0.168797968463464" calcext:value-type="percentage">
            <text:p>16.88%</text:p>
          </table:table-cell>
          <table:table-cell table:style-name="ce1" office:value-type="percentage" office:value="0.96885364705866" calcext:value-type="percentage">
            <text:p>96.89%</text:p>
          </table:table-cell>
          <table:table-cell table:style-name="ce1" office:value-type="percentage" office:value="0.871713280677795" calcext:value-type="percentage">
            <text:p>87.17%</text:p>
          </table:table-cell>
          <table:table-cell table:style-name="ce1" table:formula="of:=AVERAGE([.E345:.F345])" office:value-type="percentage" office:value="0.237192560325969" calcext:value-type="percentage">
            <text:p>23.72%</text:p>
          </table:table-cell>
          <table:table-cell table:style-name="ce1" table:formula="of:=AVERAGE([.G345:.H345])" office:value-type="percentage" office:value="0.920283463868228" calcext:value-type="percentage">
            <text:p>92.03%</text:p>
          </table:table-cell>
          <table:table-cell table:style-name="ce3" table:formula="of:=[.I345]-[.J345]" office:value-type="percentage" office:value="-0.683090903542259" calcext:value-type="percentage">
            <text:p>-68.31%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6];[.A346];[.C346])" office:value-type="string" office:string-value="&quot;battery&quot;," calcext:value-type="string">
            <text:p>"battery",</text:p>
          </table:table-cell>
          <table:table-cell table:style-name="ce1" office:value-type="percentage" office:value="0.267492842091166" calcext:value-type="percentage">
            <text:p>26.75%</text:p>
          </table:table-cell>
          <table:table-cell table:style-name="ce1" office:value-type="percentage" office:value="0.271276441362241" calcext:value-type="percentage">
            <text:p>27.13%</text:p>
          </table:table-cell>
          <table:table-cell table:style-name="ce1" office:value-type="percentage" office:value="0.97445157299871" calcext:value-type="percentage">
            <text:p>97.45%</text:p>
          </table:table-cell>
          <table:table-cell table:style-name="ce1" office:value-type="percentage" office:value="0.966398153616034" calcext:value-type="percentage">
            <text:p>96.64%</text:p>
          </table:table-cell>
          <table:table-cell table:style-name="ce1" table:formula="of:=AVERAGE([.E346:.F346])" office:value-type="percentage" office:value="0.269384641726704" calcext:value-type="percentage">
            <text:p>26.94%</text:p>
          </table:table-cell>
          <table:table-cell table:style-name="ce1" table:formula="of:=AVERAGE([.G346:.H346])" office:value-type="percentage" office:value="0.970424863307372" calcext:value-type="percentage">
            <text:p>97.04%</text:p>
          </table:table-cell>
          <table:table-cell table:style-name="ce3" table:formula="of:=[.I346]-[.J346]" office:value-type="percentage" office:value="-0.701040221580669" calcext:value-type="percentage">
            <text:p>-70.10%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7];[.A347];[.C347])" office:value-type="string" office:string-value="&quot;pv&quot;," calcext:value-type="string">
            <text:p>"pv",</text:p>
          </table:table-cell>
          <table:table-cell table:style-name="ce1" office:value-type="percentage" office:value="0.243400029648664" calcext:value-type="percentage">
            <text:p>24.34%</text:p>
          </table:table-cell>
          <table:table-cell table:style-name="ce1" office:value-type="percentage" office:value="0.216336263209518" calcext:value-type="percentage">
            <text:p>21.63%</text:p>
          </table:table-cell>
          <table:table-cell table:style-name="ce1" office:value-type="percentage" office:value="0.957291883684821" calcext:value-type="percentage">
            <text:p>95.73%</text:p>
          </table:table-cell>
          <table:table-cell table:style-name="ce1" office:value-type="percentage" office:value="0.930460850739757" calcext:value-type="percentage">
            <text:p>93.05%</text:p>
          </table:table-cell>
          <table:table-cell table:style-name="ce1" table:formula="of:=AVERAGE([.E347:.F347])" office:value-type="percentage" office:value="0.229868146429091" calcext:value-type="percentage">
            <text:p>22.99%</text:p>
          </table:table-cell>
          <table:table-cell table:style-name="ce1" table:formula="of:=AVERAGE([.G347:.H347])" office:value-type="percentage" office:value="0.943876367212289" calcext:value-type="percentage">
            <text:p>94.39%</text:p>
          </table:table-cell>
          <table:table-cell table:style-name="ce3" table:formula="of:=[.I347]-[.J347]" office:value-type="percentage" office:value="-0.714008220783198" calcext:value-type="percentage">
            <text:p>-71.40%</text:p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8];[.A348];[.C348])" office:value-type="string" office:string-value="&quot;mw&quot;," calcext:value-type="string">
            <text:p>"mw",</text:p>
          </table:table-cell>
          <table:table-cell table:style-name="ce1" office:value-type="percentage" office:value="0.229661293063603" calcext:value-type="percentage">
            <text:p>22.97%</text:p>
          </table:table-cell>
          <table:table-cell table:style-name="ce1" office:value-type="percentage" office:value="0.227747451698949" calcext:value-type="percentage">
            <text:p>22.77%</text:p>
          </table:table-cell>
          <table:table-cell table:style-name="ce1" office:value-type="percentage" office:value="0.976611047349078" calcext:value-type="percentage">
            <text:p>97.66%</text:p>
          </table:table-cell>
          <table:table-cell table:style-name="ce1" office:value-type="percentage" office:value="0.969233781944775" calcext:value-type="percentage">
            <text:p>96.92%</text:p>
          </table:table-cell>
          <table:table-cell table:style-name="ce1" table:formula="of:=AVERAGE([.E348:.F348])" office:value-type="percentage" office:value="0.228704372381276" calcext:value-type="percentage">
            <text:p>22.87%</text:p>
          </table:table-cell>
          <table:table-cell table:style-name="ce1" table:formula="of:=AVERAGE([.G348:.H348])" office:value-type="percentage" office:value="0.972922414646926" calcext:value-type="percentage">
            <text:p>97.29%</text:p>
          </table:table-cell>
          <table:table-cell table:style-name="ce3" table:formula="of:=[.I348]-[.J348]" office:value-type="percentage" office:value="-0.74421804226565" calcext:value-type="percentage">
            <text:p>-74.42%</text:p>
          </table:table-cell>
        </table:table-row>
        <table:table-row table:style-name="ro1">
          <table:table-cell office:value-type="string" calcext:value-type="string">
            <text:p>windpower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49];[.A349];[.C349])" office:value-type="string" office:string-value="&quot;windpower&quot;," calcext:value-type="string">
            <text:p>"windpower",</text:p>
          </table:table-cell>
          <table:table-cell table:style-name="ce1" office:value-type="percentage" office:value="0.181162722408772" calcext:value-type="percentage">
            <text:p>18.12%</text:p>
          </table:table-cell>
          <table:table-cell table:style-name="ce1" office:value-type="percentage" office:value="0.222743783146143" calcext:value-type="percentage">
            <text:p>22.27%</text:p>
          </table:table-cell>
          <table:table-cell table:style-name="ce1" office:value-type="percentage" office:value="0.953029632568359" calcext:value-type="percentage">
            <text:p>95.30%</text:p>
          </table:table-cell>
          <table:table-cell table:style-name="ce1" office:value-type="percentage" office:value="0.948026031255722" calcext:value-type="percentage">
            <text:p>94.80%</text:p>
          </table:table-cell>
          <table:table-cell table:style-name="ce1" table:formula="of:=AVERAGE([.E349:.F349])" office:value-type="percentage" office:value="0.201953252777457" calcext:value-type="percentage">
            <text:p>20.20%</text:p>
          </table:table-cell>
          <table:table-cell table:style-name="ce1" table:formula="of:=AVERAGE([.G349:.H349])" office:value-type="percentage" office:value="0.950527831912041" calcext:value-type="percentage">
            <text:p>95.05%</text:p>
          </table:table-cell>
          <table:table-cell table:style-name="ce3" table:formula="of:=[.I349]-[.J349]" office:value-type="percentage" office:value="-0.748574579134584" calcext:value-type="percentage">
            <text:p>-74.86%</text:p>
          </table:table-cell>
        </table:table-row>
        <table:table-row table:style-name="ro1">
          <table:table-cell office:value-type="string" calcext:value-type="string">
            <text:p>batterie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50];[.A350];[.C350])" office:value-type="string" office:string-value="&quot;batterie&quot;," calcext:value-type="string">
            <text:p>"batterie",</text:p>
          </table:table-cell>
          <table:table-cell table:style-name="ce1" office:value-type="percentage" office:value="0.173351543290274" calcext:value-type="percentage">
            <text:p>17.34%</text:p>
          </table:table-cell>
          <table:table-cell table:style-name="ce1" office:value-type="percentage" office:value="0.151285858824849" calcext:value-type="percentage">
            <text:p>15.13%</text:p>
          </table:table-cell>
          <table:table-cell table:style-name="ce1" office:value-type="percentage" office:value="0.976120318685259" calcext:value-type="percentage">
            <text:p>97.61%</text:p>
          </table:table-cell>
          <table:table-cell table:style-name="ce1" office:value-type="percentage" office:value="0.968793553965432" calcext:value-type="percentage">
            <text:p>96.88%</text:p>
          </table:table-cell>
          <table:table-cell table:style-name="ce1" table:formula="of:=AVERAGE([.E350:.F350])" office:value-type="percentage" office:value="0.162318701057562" calcext:value-type="percentage">
            <text:p>16.23%</text:p>
          </table:table-cell>
          <table:table-cell table:style-name="ce1" table:formula="of:=AVERAGE([.G350:.H350])" office:value-type="percentage" office:value="0.972456936325346" calcext:value-type="percentage">
            <text:p>97.25%</text:p>
          </table:table-cell>
          <table:table-cell table:style-name="ce3" table:formula="of:=[.I350]-[.J350]" office:value-type="percentage" office:value="-0.810138235267784" calcext:value-type="percentage">
            <text:p>-81.01%</text:p>
          </table:table-cell>
        </table:table-row>
        <table:table-row table:style-name="ro1">
          <table:table-cell office:value-type="string" calcext:value-type="string">
            <text:p>solarizatio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51];[.A351];[.C351])" office:value-type="string" office:string-value="&quot;solarization&quot;," calcext:value-type="string">
            <text:p>"solarization",</text:p>
          </table:table-cell>
          <table:table-cell table:style-name="ce1" office:value-type="percentage" office:value="0.172325015068054" calcext:value-type="percentage">
            <text:p>17.23%</text:p>
          </table:table-cell>
          <table:table-cell table:style-name="ce1" office:value-type="percentage" office:value="0.0747063159942627" calcext:value-type="percentage">
            <text:p>7.47%</text:p>
          </table:table-cell>
          <table:table-cell table:style-name="ce1" office:value-type="percentage" office:value="0.968606412410736" calcext:value-type="percentage">
            <text:p>96.86%</text:p>
          </table:table-cell>
          <table:table-cell table:style-name="ce1" office:value-type="percentage" office:value="0.955104887485504" calcext:value-type="percentage">
            <text:p>95.51%</text:p>
          </table:table-cell>
          <table:table-cell table:style-name="ce1" table:formula="of:=AVERAGE([.E351:.F351])" office:value-type="percentage" office:value="0.123515665531158" calcext:value-type="percentage">
            <text:p>12.35%</text:p>
          </table:table-cell>
          <table:table-cell table:style-name="ce1" table:formula="of:=AVERAGE([.G351:.H351])" office:value-type="percentage" office:value="0.96185564994812" calcext:value-type="percentage">
            <text:p>96.19%</text:p>
          </table:table-cell>
          <table:table-cell table:style-name="ce3" table:formula="of:=[.I351]-[.J351]" office:value-type="percentage" office:value="-0.838339984416962" calcext:value-type="percentage">
            <text:p>-83.83%</text:p>
          </table:table-cell>
        </table:table-row>
        <table:table-row table:style-name="ro1">
          <table:table-cell office:value-type="string" calcext:value-type="string">
            <text:p>transmisión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",</text:p>
          </table:table-cell>
          <table:table-cell table:formula="of:=CONCATENATE([.B352];[.A352];[.C352])" office:value-type="string" office:string-value="&quot;transmisión&quot;," calcext:value-type="string">
            <text:p>"transmisión",</text:p>
          </table:table-cell>
          <table:table-cell table:style-name="ce1" office:value-type="percentage" office:value="0.147588044404983" calcext:value-type="percentage">
            <text:p>14.76%</text:p>
          </table:table-cell>
          <table:table-cell table:style-name="ce1" office:value-type="percentage" office:value="0.0988612286746502" calcext:value-type="percentage">
            <text:p>9.89%</text:p>
          </table:table-cell>
          <table:table-cell table:style-name="ce1" office:value-type="percentage" office:value="0.980507880449295" calcext:value-type="percentage">
            <text:p>98.05%</text:p>
          </table:table-cell>
          <table:table-cell table:style-name="ce1" office:value-type="percentage" office:value="0.985876858234406" calcext:value-type="percentage">
            <text:p>98.59%</text:p>
          </table:table-cell>
          <table:table-cell table:style-name="ce1" table:formula="of:=AVERAGE([.E352:.F352])" office:value-type="percentage" office:value="0.123224636539817" calcext:value-type="percentage">
            <text:p>12.32%</text:p>
          </table:table-cell>
          <table:table-cell table:style-name="ce1" table:formula="of:=AVERAGE([.G352:.H352])" office:value-type="percentage" office:value="0.98319236934185" calcext:value-type="percentage">
            <text:p>98.32%</text:p>
          </table:table-cell>
          <table:table-cell table:style-name="ce3" table:formula="of:=[.I352]-[.J352]" office:value-type="percentage" office:value="-0.859967732802033" calcext:value-type="percentage">
            <text:p>-86.00%</text:p>
          </table:table-cell>
        </table:table-row>
        <table:table-row table:style-name="ro1" table:number-rows-repeated="104822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climate_vocab_scores.K1:climate_vocab_scores.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limate_vocab_scores.A1:climate_vocab_scores.K352" table:display-filter-buttons="tru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8-13T08:03:10.442206139</dc:date>
    <meta:editing-duration>PT16H6M22S</meta:editing-duration>
    <meta:editing-cycles>2</meta:editing-cycles>
    <meta:generator>LibreOffice/6.4.7.2$Linux_X86_64 LibreOffice_project/40$Build-2</meta:generator>
    <meta:document-statistic meta:table-count="1" meta:cell-count="3869" meta:object-count="0"/>
  </office:meta>
</office:document-meta>
</file>